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08931C3B6DF.png" manifest:media-type=""/>
  <manifest:file-entry manifest:full-path="Pictures/200000020000021E000000D681EA1142.eps" manifest:media-type=""/>
  <manifest:file-entry manifest:full-path="Pictures/200000020000007D00000056F986FD0F.eps" manifest:media-type=""/>
  <manifest:file-entry manifest:full-path="Pictures/200000020000018A000000C676A60287.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Tahoma, Helvetica, FreeSans, sans-serif"/>
    <style:font-face style:name="Helvetica" svg:font-family="Helvetica, Arial, sans-serif"/>
    <style:font-face style:name="StarSymbol" svg:font-family="StarSymbol"/>
    <style:font-face style:name="Times" svg:font-family="Times"/>
    <style:font-face style:name="Times New Roman3" svg:font-family="'Times New Roman', serif"/>
    <style:font-face style:name="arial" svg:font-family="arial, helvetica, sans-serif"/>
    <style:font-face style:name="Arial4" svg:font-family="Arial" style:font-family-generic="roman"/>
    <style:font-face style:name="Times1" svg:font-family="Times" style:font-family-generic="roman"/>
    <style:font-face style:name="Arial5" svg:font-family="Arial" style:font-family-generic="swiss"/>
    <style:font-face style:name="Times2" svg:font-family="Times" style:font-family-generic="swiss"/>
    <style:font-face style:name="Andale Mono" svg:font-family="'Andale Mono'"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Courier New1" svg:font-family="'Courier New'" style:font-adornments="Обычный" style:font-family-generic="modern" style:font-pitch="fixed"/>
    <style:font-face style:name="DejaVu Sans Mono" svg:font-family="'DejaVu Sans Mono'" style:font-family-generic="modern" style:font-pitch="fixed"/>
    <style:font-face style:name="Droid Sans Devanagari1" svg:font-family="'Droid Sans Devanagari'" style:font-family-generic="modern" style:font-pitch="fixed"/>
    <style:font-face style:name="Droid Sans Fallback1" svg:font-family="'Droid Sans Fallback'" style:font-family-generic="modern" style:font-pitch="fixed"/>
    <style:font-face style:name="Arial3" svg:font-family="Arial" style:font-family-generic="roman" style:font-pitch="variable"/>
    <style:font-face style:name="Times New Roman2" svg:font-family="'Times New Roman'"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7" style:family="table">
      <style:table-properties style:width="17cm" table:align="margins"/>
    </style:style>
    <style:style style:name="Таблица7.A" style:family="table-column">
      <style:table-column-properties style:column-width="7.745cm" style:rel-column-width="29857*"/>
    </style:style>
    <style:style style:name="Таблица7.B" style:family="table-column">
      <style:table-column-properties style:column-width="9.255cm" style:rel-column-width="35678*"/>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4" style:family="table">
      <style:table-properties style:width="15.954cm" fo:margin-left="1.055cm" table:align="left"/>
    </style:style>
    <style:style style:name="Таблица4.A" style:family="table-column">
      <style:table-column-properties style:column-width="9.181cm"/>
    </style:style>
    <style:style style:name="Таблица4.B" style:family="table-column">
      <style:table-column-properties style:column-width="6.773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2" style:family="table-row">
      <style:table-row-properties style:min-row-height="2.425cm"/>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3" style:family="table">
      <style:table-properties style:width="11.305cm" fo:margin-left="1.921cm" table:align="left"/>
    </style:style>
    <style:style style:name="Таблица3.A" style:family="table-column">
      <style:table-column-properties style:column-width="3.193cm"/>
    </style:style>
    <style:style style:name="Таблица3.B" style:family="table-column">
      <style:table-column-properties style:column-width="2.581cm"/>
    </style:style>
    <style:style style:name="Таблица3.C" style:family="table-column">
      <style:table-column-properties style:column-width="2.558cm"/>
    </style:style>
    <style:style style:name="Таблица3.D" style:family="table-column">
      <style:table-column-properties style:column-width="2.974cm"/>
    </style:style>
    <style:style style:name="Таблица3.A1" style:family="table-cell">
      <style:table-cell-properties style:vertical-align="middle" fo:background-color="#e6e6ff" fo:padding="0.097cm" fo:border-left="0.05pt solid #000000" fo:border-right="0.05pt solid #000000" fo:border-top="0.05pt solid #000000" fo:border-bottom="none">
        <style:background-image/>
      </style:table-cell-properties>
    </style:style>
    <style:style style:name="Таблица3.B1" style:family="table-cell">
      <style:table-cell-properties style:vertical-align="middle" fo:background-color="#000080" fo:padding="0.097cm" fo:border="0.05pt solid #000000">
        <style:background-image/>
      </style:table-cell-properties>
    </style:style>
    <style:style style:name="Таблица3.A2" style:family="table-cell">
      <style:table-cell-properties style:vertical-align="middle" fo:background-color="#e6e6ff" fo:padding="0.097cm" fo:border-left="0.05pt solid #000000" fo:border-right="0.05pt solid #000000" fo:border-top="none" fo:border-bottom="0.05pt solid #000000">
        <style:background-image/>
      </style:table-cell-properties>
    </style:style>
    <style:style style:name="Таблица3.B2" style:family="table-cell">
      <style:table-cell-properties style:vertical-align="middle" fo:background-color="#000080" fo:padding="0.097cm" fo:border-left="0.05pt solid #000000" fo:border-right="none" fo:border-top="none" fo:border-bottom="0.05pt solid #000000">
        <style:background-image/>
      </style:table-cell-properties>
    </style:style>
    <style:style style:name="Таблица3.D2" style:family="table-cell">
      <style:table-cell-properties style:vertical-align="middle" fo:background-color="#000080" fo:padding="0.097cm" fo:border-left="0.05pt solid #000000" fo:border-right="0.05pt solid #000000" fo:border-top="none" fo:border-bottom="0.05pt solid #000000">
        <style:background-image/>
      </style:table-cell-properties>
    </style:style>
    <style:style style:name="Таблица3.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Таблица3.B3" style:family="table-cell">
      <style:table-cell-properties style:vertical-align="middle" fo:padding="0.097cm" fo:border-left="0.05pt solid #000000" fo:border-right="none" fo:border-top="none" fo:border-bottom="0.05pt solid #000000"/>
    </style:style>
    <style:style style:name="Таблица3.C3" style:family="table-cell">
      <style:table-cell-properties style:vertical-align="middle" fo:padding="0.097cm" fo:border-left="0.05pt solid #000000" fo:border-right="none" fo:border-top="none" fo:border-bottom="0.05pt solid #000000"/>
    </style:style>
    <style:style style:name="Таблица3.D3" style:family="table-cell">
      <style:table-cell-properties style:vertical-align="middle" fo:padding="0.097cm" fo:border-left="0.05pt solid #000000" fo:border-right="0.05pt solid #000000" fo:border-top="none" fo:border-bottom="0.05pt solid #000000"/>
    </style:style>
    <style:style style:name="Таблица3.B4" style:family="table-cell">
      <style:table-cell-properties style:vertical-align="middle" fo:padding="0.097cm" fo:border-left="0.05pt solid #000000" fo:border-right="none" fo:border-top="none" fo:border-bottom="0.05pt solid #000000"/>
    </style:style>
    <style:style style:name="Таблица3.C4" style:family="table-cell">
      <style:table-cell-properties style:vertical-align="middle" fo:padding="0.097cm" fo:border-left="0.05pt solid #000000" fo:border-right="none" fo:border-top="none" fo:border-bottom="0.05pt solid #000000"/>
    </style:style>
    <style:style style:name="Таблица3.D4" style:family="table-cell">
      <style:table-cell-properties style:vertical-align="middle" fo:padding="0.097cm" fo:border-left="0.05pt solid #000000" fo:border-right="0.05pt solid #000000" fo:border-top="none" fo:border-bottom="0.05pt solid #000000"/>
    </style:style>
    <style:style style:name="Таблица3.B5" style:family="table-cell">
      <style:table-cell-properties style:vertical-align="middle" fo:padding="0.097cm" fo:border-left="0.05pt solid #000000" fo:border-right="none" fo:border-top="none" fo:border-bottom="0.05pt solid #000000"/>
    </style:style>
    <style:style style:name="Таблица3.C5" style:family="table-cell">
      <style:table-cell-properties style:vertical-align="middle" fo:padding="0.097cm" fo:border-left="0.05pt solid #000000" fo:border-right="none" fo:border-top="none" fo:border-bottom="0.05pt solid #000000"/>
    </style:style>
    <style:style style:name="Таблица3.D5" style:family="table-cell">
      <style:table-cell-properties style:vertical-align="middle" fo:padding="0.097cm" fo:border-left="0.05pt solid #000000" fo:border-right="0.05pt solid #000000" fo:border-top="none" fo:border-bottom="0.05pt solid #000000"/>
    </style:style>
    <style:style style:name="Таблица8" style:family="table">
      <style:table-properties style:width="17cm" fo:break-before="column" table:align="left" fo:background-color="#f7f7f7">
        <style:background-image/>
      </style:table-properties>
    </style:style>
    <style:style style:name="Таблица8.A" style:family="table-column">
      <style:table-column-properties style:column-width="4.39cm"/>
    </style:style>
    <style:style style:name="Таблица8.B" style:family="table-column">
      <style:table-column-properties style:column-width="12.61cm"/>
    </style:style>
    <style:style style:name="Таблица8.A1" style:family="table-cell">
      <style:table-cell-properties style:vertical-align="middle" fo:background-color="transparent" fo:padding="0.132cm" fo:border="0.05pt solid #d6d6d6">
        <style:background-image/>
      </style:table-cell-properties>
    </style:style>
    <style:style style:name="Таблица5" style:family="table">
      <style:table-properties style:width="17cm" table:align="left"/>
    </style:style>
    <style:style style:name="Таблица5.A" style:family="table-column">
      <style:table-column-properties style:column-width="4.761cm"/>
    </style:style>
    <style:style style:name="Таблица5.B" style:family="table-column">
      <style:table-column-properties style:column-width="12.24cm"/>
    </style:style>
    <style:style style:name="Таблица5.A1" style:family="table-cell">
      <style:table-cell-properties style:vertical-align="middle" fo:padding-left="0.101cm" fo:padding-right="0cm" fo:padding-top="0.101cm" fo:padding-bottom="0.101cm" fo:border-left="0.5pt solid #000000" fo:border-right="none" fo:border-top="0.5pt solid #000000" fo:border-bottom="0.5pt solid #000000"/>
    </style:style>
    <style:style style:name="Таблица5.B1" style:family="table-cell">
      <style:table-cell-properties style:vertical-align="middle" fo:padding="0.101cm" fo:border="0.05pt solid #000000"/>
    </style:style>
    <style:style style:name="Таблица5.A2" style:family="table-cell">
      <style:table-cell-properties style:vertical-align="middle" fo:padding-left="0.101cm" fo:padding-right="0cm" fo:padding-top="0cm" fo:padding-bottom="0.101cm" fo:border-left="0.5pt solid #000000" fo:border-right="none" fo:border-top="none" fo:border-bottom="0.5pt solid #000000"/>
    </style:style>
    <style:style style:name="Таблица5.B2" style:family="table-cell">
      <style:table-cell-properties style:vertical-align="middle" fo:padding-left="0.101cm" fo:padding-right="0.101cm" fo:padding-top="0cm" fo:padding-bottom="0.101cm" fo:border-left="0.5pt solid #000000" fo:border-right="0.5pt solid #000000" fo:border-top="none" fo:border-bottom="0.5pt solid #000000"/>
    </style:style>
    <style:style style:name="Таблица6" style:family="table">
      <style:table-properties style:width="15.526cm" table:align="left"/>
    </style:style>
    <style:style style:name="Таблица6.A" style:family="table-column">
      <style:table-column-properties style:column-width="7.355cm"/>
    </style:style>
    <style:style style:name="Таблица6.B" style:family="table-column">
      <style:table-column-properties style:column-width="8.17cm"/>
    </style:style>
    <style:style style:name="Таблица6.A1" style:family="table-cell">
      <style:table-cell-properties fo:padding-left="0.101cm" fo:padding-right="0cm" fo:padding-top="0.101cm" fo:padding-bottom="0.101cm" fo:border-left="0.5pt solid #000000" fo:border-right="none" fo:border-top="0.5pt solid #000000" fo:border-bottom="0.5pt solid #000000"/>
    </style:style>
    <style:style style:name="Таблица6.B1" style:family="table-cell">
      <style:table-cell-properties fo:padding="0.101cm" fo:border="0.05pt solid #000000"/>
    </style:style>
    <style:style style:name="Таблица6.A2" style:family="table-cell">
      <style:table-cell-properties fo:padding-left="0.101cm" fo:padding-right="0cm" fo:padding-top="0cm" fo:padding-bottom="0.101cm" fo:border-left="0.5pt solid #000000" fo:border-right="none" fo:border-top="none" fo:border-bottom="0.5pt solid #000000"/>
    </style:style>
    <style:style style:name="Таблица6.B2" style:family="table-cell">
      <style:table-cell-properties fo:padding-left="0.101cm" fo:padding-right="0.101cm" fo:padding-top="0cm" fo:padding-bottom="0.101cm" fo:border-left="0.5pt solid #000000" fo:border-right="0.5pt solid #000000" fo:border-top="none" fo:border-bottom="0.5pt solid #000000"/>
    </style:style>
    <style:style style:name="P1" style:family="paragraph" style:parent-style-name="Text_20_body">
      <style:paragraph-properties fo:margin-left="0cm" fo:margin-right="0cm" fo:margin-top="0cm" fo:margin-bottom="0.499cm" style:contextual-spacing="false" style:line-height-at-least="0.476cm" fo:text-align="start" style:justify-single-word="false" fo:text-indent="0cm" style:auto-text-indent="false"/>
      <style:text-properties fo:font-variant="normal" fo:text-transform="none" fo:color="#222222" style:font-name="Arial2" fo:font-size="9.75pt" fo:letter-spacing="normal" fo:font-style="normal" fo:font-weight="normal"/>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style:line-height-at-least="0.476cm" fo:text-align="start" style:justify-single-word="false" fo:text-indent="0cm" style:auto-text-indent="false"/>
    </style:style>
    <style:style style:name="P4"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fo:color="#222222" style:font-name="Arial2" fo:font-size="9.75pt" fo:letter-spacing="normal" fo:font-style="normal" fo:font-weight="normal"/>
    </style:style>
    <style:style style:name="P5"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fo:color="#222222" style:font-name="Times New Roman2" fo:font-size="12pt" fo:letter-spacing="normal" fo:font-style="normal" fo:font-weight="normal" style:font-size-asian="12pt" style:font-size-complex="12pt"/>
    </style:style>
    <style:style style:name="P6" style:family="paragraph" style:parent-style-name="Text_20_body">
      <style:paragraph-properties fo:margin-left="0cm" fo:margin-right="0cm" fo:text-indent="0cm" style:auto-text-indent="false"/>
      <style:text-properties fo:font-variant="normal" fo:text-transform="none" fo:color="#222222" style:font-name="Times New Roman2" fo:letter-spacing="normal" style:font-size-asian="10.5pt"/>
    </style:style>
    <style:style style:name="P7"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fo:color="#222222" style:font-name="Arial2" fo:font-size="9.75pt" fo:letter-spacing="normal" fo:font-style="normal" fo:font-weight="normal"/>
    </style:style>
    <style:style style:name="P8"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fo:color="#222222" style:font-name="Arial2" fo:font-size="9.75pt" fo:letter-spacing="normal" fo:font-style="normal" fo:font-weight="bold"/>
    </style:style>
    <style:style style:name="P9"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fo:color="#222222" style:font-name="Arial2" fo:font-size="12pt" fo:letter-spacing="normal" fo:font-style="normal" fo:font-weight="normal" style:font-size-asian="12pt" style:font-size-complex="12pt"/>
    </style:style>
    <style:style style:name="P10" style:family="paragraph" style:parent-style-name="Table_20_Contents">
      <style:paragraph-properties fo:margin-left="0cm" fo:margin-right="0cm" fo:margin-top="0cm" fo:margin-bottom="0cm" style:contextual-spacing="false" fo:text-indent="0cm" style:auto-text-indent="false" fo:padding="0cm" fo:border="none"/>
    </style:style>
    <style:style style:name="P11" style:family="paragraph" style:parent-style-name="Table_20_Contents">
      <style:paragraph-properties fo:margin-left="0cm" fo:margin-right="0cm" fo:margin-top="0cm" fo:margin-bottom="0cm" style:contextual-spacing="false" fo:text-indent="0cm" style:auto-text-indent="false" fo:padding="0cm" fo:border="none"/>
      <style:text-properties fo:font-weight="normal" style:font-weight-asian="normal" style:font-weight-complex="normal"/>
    </style:style>
    <style:style style:name="P12" style:family="paragraph" style:parent-style-name="Table_20_Contents">
      <style:paragraph-properties fo:margin-left="0cm" fo:margin-right="0cm" fo:margin-top="0cm" fo:margin-bottom="0cm" style:contextual-spacing="false" fo:text-indent="0cm" style:auto-text-indent="false"/>
    </style:style>
    <style:style style:name="P13" style:family="paragraph" style:parent-style-name="Table_20_Contents">
      <style:paragraph-properties fo:margin-left="0cm" fo:margin-right="0cm" fo:margin-top="0cm" fo:margin-bottom="0cm" style:contextual-spacing="false" fo:text-indent="0cm" style:auto-text-indent="false"/>
      <style:text-properties fo:font-weight="normal" style:font-weight-asian="normal" style:font-weight-complex="normal"/>
    </style:style>
    <style:style style:name="P14" style:family="paragraph" style:parent-style-name="Table_20_Heading">
      <style:paragraph-properties fo:margin-left="0cm" fo:margin-right="0cm" fo:margin-top="0cm" fo:margin-bottom="0cm" style:contextual-spacing="false" fo:text-align="start" style:justify-single-word="false" fo:text-indent="0cm" style:auto-text-indent="false"/>
    </style:style>
    <style:style style:name="P15" style:family="paragraph" style:parent-style-name="Table_20_Contents">
      <style:paragraph-properties fo:margin-left="0cm" fo:margin-right="0cm" fo:text-indent="0cm" style:auto-text-indent="false"/>
    </style:style>
    <style:style style:name="P16" style:family="paragraph" style:parent-style-name="Text_20_body">
      <style:text-properties fo:font-variant="normal" fo:text-transform="none" fo:color="#222222" style:font-name="Times New Roman2" fo:font-size="12pt" fo:letter-spacing="normal" fo:font-style="normal" fo:font-weight="normal"/>
    </style:style>
    <style:style style:name="P17" style:family="paragraph" style:parent-style-name="Text_20_body">
      <style:text-properties fo:font-variant="normal" fo:text-transform="none" fo:color="#222222" style:font-name="Times New Roman2" fo:font-size="12pt" fo:letter-spacing="normal" fo:font-style="normal" fo:font-weight="normal" style:font-size-asian="12pt" style:font-size-complex="12pt"/>
    </style:style>
    <style:style style:name="P18" style:family="paragraph" style:parent-style-name="Text_20_body">
      <style:text-properties fo:font-variant="normal" fo:text-transform="none" fo:color="#222222" style:font-name="Times New Roman2" fo:font-size="12pt" fo:letter-spacing="normal" fo:font-style="normal" fo:font-weight="normal" style:font-name-asian="Droid Sans Fallback" style:font-size-asian="12pt" style:font-weight-asian="normal" style:font-name-complex="Droid Sans Devanagari" style:font-size-complex="12pt" style:font-weight-complex="normal"/>
    </style:style>
    <style:style style:name="P19" style:family="paragraph" style:parent-style-name="Text_20_body">
      <style:text-properties fo:font-variant="normal" fo:text-transform="none" fo:color="#222222" style:font-name="Times New Roman2" fo:font-size="12pt" fo:letter-spacing="normal" fo:font-style="italic" fo:font-weight="normal" style:font-size-asian="12pt" style:font-size-complex="12pt"/>
    </style:style>
    <style:style style:name="P20" style:family="paragraph" style:parent-style-name="Text_20_body">
      <style:text-properties fo:font-variant="normal" fo:text-transform="none" fo:color="#222222" style:font-name="Times New Roman2" fo:letter-spacing="normal" style:font-size-asian="10.5pt"/>
    </style:style>
    <style:style style:name="P21" style:family="paragraph" style:parent-style-name="Text_20_body">
      <style:text-properties fo:font-variant="normal" fo:text-transform="none" fo:color="#222222" style:font-name="Times New Roman2" fo:letter-spacing="normal" fo:font-style="normal" style:font-size-asian="10.5pt" style:font-style-asian="normal" style:font-style-complex="normal"/>
    </style:style>
    <style:style style:name="P22" style:family="paragraph" style:parent-style-name="Text_20_body">
      <style:text-properties fo:font-variant="normal" fo:text-transform="none" fo:color="#222222" fo:font-size="12pt" fo:letter-spacing="normal" fo:font-style="normal" fo:font-weight="normal" style:font-size-asian="12pt" style:font-size-complex="12pt"/>
    </style:style>
    <style:style style:name="P23" style:family="paragraph" style:parent-style-name="Text_20_body">
      <style:text-properties fo:font-variant="normal" fo:text-transform="none" fo:color="#222222" fo:letter-spacing="normal"/>
    </style:style>
    <style:style style:name="P24" style:family="paragraph" style:parent-style-name="Text_20_body">
      <style:text-properties fo:font-variant="normal" fo:text-transform="none" fo:color="#222222" fo:letter-spacing="normal" fo:font-style="normal" fo:font-weight="normal"/>
    </style:style>
    <style:style style:name="P25" style:family="paragraph" style:parent-style-name="Text_20_body">
      <style:text-properties fo:font-variant="normal" fo:text-transform="none" fo:color="#222222" style:text-line-through-style="solid" style:font-name="Times New Roman2" fo:font-size="12pt" fo:letter-spacing="normal" fo:font-style="normal" fo:font-weight="normal" style:font-size-asian="12pt" style:font-size-complex="12pt"/>
    </style:style>
    <style:style style:name="P26" style:family="paragraph" style:parent-style-name="Text_20_body">
      <style:text-properties fo:font-variant="normal" fo:text-transform="none" fo:color="#222222" fo:font-size="9.75pt" fo:letter-spacing="normal" fo:font-style="normal" fo:font-weight="normal"/>
    </style:style>
    <style:style style:name="P27" style:family="paragraph" style:parent-style-name="Text_20_body">
      <style:text-properties style:font-name="Times New Roman2" fo:font-size="12pt" style:font-size-asian="12pt" style:font-size-complex="12pt"/>
    </style:style>
    <style:style style:name="P28" style:family="paragraph" style:parent-style-name="Text_20_body">
      <style:text-properties style:font-name="Times New Roman2" fo:font-size="12pt" fo:font-weight="normal" style:font-size-asian="12pt" style:font-weight-asian="normal" style:font-size-complex="12pt" style:font-weight-complex="normal"/>
    </style:style>
    <style:style style:name="P29" style:family="paragraph" style:parent-style-name="Text_20_body">
      <style:paragraph-properties fo:text-align="start" style:justify-single-word="false"/>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fo:font-weight="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justify" style:justify-single-word="false"/>
    </style:style>
    <style:style style:name="P35" style:family="paragraph" style:parent-style-name="Text_20_body">
      <style:paragraph-properties fo:margin-top="0cm" fo:margin-bottom="0.499cm" style:contextual-spacing="false"/>
      <style:text-properties style:font-name="Times New Roman2" fo:font-size="12pt" fo:language="ru" fo:country="RU" fo:font-weight="normal" style:font-size-asian="12pt" style:font-weight-asian="normal" style:font-size-complex="12pt" style:font-weight-complex="normal"/>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Preformatted_20_Text">
      <style:text-properties fo:font-variant="normal" fo:text-transform="none" fo:color="#222222" style:font-name="Times New Roman2" fo:font-size="12pt" fo:letter-spacing="normal" fo:font-style="normal" fo:font-weight="normal" style:font-size-asian="12pt" style:font-size-complex="12pt"/>
    </style:style>
    <style:style style:name="P40" style:family="paragraph" style:parent-style-name="Preformatted_20_Text">
      <style:text-properties fo:font-variant="normal" fo:text-transform="none" fo:color="#222222" style:font-name="Times New Roman2" fo:font-size="12pt" fo:letter-spacing="normal" fo:font-style="normal" fo:font-weight="normal" style:font-name-asian="Droid Sans Fallback" style:font-size-asian="12pt" style:font-weight-asian="normal" style:font-name-complex="Droid Sans Devanagari" style:font-size-complex="12pt" style:font-weight-complex="normal"/>
    </style:style>
    <style:style style:name="P41" style:family="paragraph" style:parent-style-name="Preformatted_20_Text">
      <style:text-properties fo:font-variant="normal" fo:text-transform="none" fo:color="#ff0000" style:font-name="Arial2" fo:font-size="9.75pt" fo:letter-spacing="normal" fo:font-style="normal" fo:font-weight="normal"/>
    </style:style>
    <style:style style:name="P42" style:family="paragraph" style:parent-style-name="Preformatted_20_Text">
      <style:text-properties fo:font-style="normal" fo:font-weight="normal"/>
    </style:style>
    <style:style style:name="P43" style:family="paragraph" style:parent-style-name="Table_20_Contents">
      <style:paragraph-properties fo:margin-left="0cm" fo:margin-right="0cm" fo:text-indent="0.021cm" style:auto-text-indent="false"/>
    </style:style>
    <style:style style:name="P44" style:family="paragraph" style:parent-style-name="Table_20_Heading">
      <style:paragraph-properties fo:margin-left="0cm" fo:margin-right="0cm" fo:text-indent="0.021cm" style:auto-text-indent="false"/>
    </style:style>
    <style:style style:name="P45" style:family="paragraph" style:parent-style-name="Table">
      <style:paragraph-properties fo:keep-with-next="always"/>
    </style:style>
    <style:style style:name="P46" style:family="paragraph" style:parent-style-name="Листинг">
      <style:text-properties fo:font-weight="bold" style:font-weight-asian="bold" style:font-weight-complex="bold"/>
    </style:style>
    <style:style style:name="P47" style:family="paragraph" style:parent-style-name="Листинг">
      <style:text-properties style:font-name="Courier New2"/>
    </style:style>
    <style:style style:name="P48" style:family="paragraph" style:parent-style-name="Листинг">
      <style:text-properties style:font-name="Courier New2" fo:font-size="12pt" style:font-size-asian="12pt" style:font-size-complex="12pt"/>
    </style:style>
    <style:style style:name="P49" style:family="paragraph" style:parent-style-name="Листинг">
      <style:text-properties fo:font-variant="normal" fo:text-transform="none" fo:color="#222222" fo:font-size="12pt" fo:letter-spacing="normal" fo:font-style="normal" fo:font-weight="normal" style:font-size-asian="12pt" style:font-size-complex="12pt"/>
    </style:style>
    <style:style style:name="P50" style:family="paragraph" style:parent-style-name="Листинг">
      <style:text-properties fo:font-variant="normal" fo:text-transform="none" fo:color="#222222" style:font-name="Courier New2" fo:font-size="12pt" fo:letter-spacing="normal" fo:font-style="normal" fo:font-weight="normal" style:font-size-asian="12pt" style:font-size-complex="12pt"/>
    </style:style>
    <style:style style:name="P51" style:family="paragraph" style:parent-style-name="Листинг">
      <style:text-properties fo:font-size="12pt" style:font-size-asian="12pt" style:font-size-complex="12pt"/>
    </style:style>
    <style:style style:name="P52" style:family="paragraph" style:parent-style-name="Text_20_body">
      <style:paragraph-properties fo:break-before="page"/>
    </style:style>
    <style:style style:name="P53" style:family="paragraph" style:parent-style-name="Title">
      <style:paragraph-properties fo:break-before="page"/>
    </style:style>
    <style:style style:name="P54" style:family="paragraph" style:parent-style-name="Index_20_2">
      <style:paragraph-properties>
        <style:tab-stops>
          <style:tab-stop style:position="16.501cm" style:type="right" style:leader-style="dotted" style:leader-text="."/>
        </style:tab-stops>
      </style:paragraph-properties>
    </style:style>
    <style:style style:name="P55" style:family="paragraph" style:parent-style-name="Contents_20_Heading" style:master-page-name="Standard">
      <style:paragraph-properties style:page-number="auto"/>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Preformatted_20_Text" style:list-style-name="L72">
      <style:paragraph-properties fo:margin-left="0cm" fo:margin-right="0cm" fo:text-indent="0cm" style:auto-text-indent="false"/>
    </style:style>
    <style:style style:name="P58" style:family="paragraph" style:parent-style-name="Text_20_body" style:list-style-name="L61"/>
    <style:style style:name="P59" style:family="paragraph" style:parent-style-name="Text_20_body" style:list-style-name="L62">
      <style:text-properties fo:font-variant="normal" fo:text-transform="none" fo:color="#222222" style:font-name="Times New Roman2" fo:font-size="12pt" fo:letter-spacing="normal" fo:font-style="normal" fo:font-weight="normal" style:font-size-asian="12pt" style:font-size-complex="12pt"/>
    </style:style>
    <style:style style:name="P60" style:family="paragraph" style:parent-style-name="Text_20_body" style:list-style-name="L65">
      <style:text-properties fo:font-variant="normal" fo:text-transform="none" fo:color="#222222" style:font-name="Times New Roman2" fo:font-size="12pt" fo:letter-spacing="normal" fo:font-style="normal" fo:font-weight="normal" style:font-size-asian="12pt" style:font-size-complex="12pt"/>
    </style:style>
    <style:style style:name="P61" style:family="paragraph" style:parent-style-name="Text_20_body" style:list-style-name="L66">
      <style:text-properties fo:font-variant="normal" fo:text-transform="none" fo:color="#222222" style:font-name="Times New Roman2" fo:font-size="12pt" fo:letter-spacing="normal" fo:font-style="normal" fo:font-weight="normal" style:font-size-asian="12pt" style:font-size-complex="12pt"/>
    </style:style>
    <style:style style:name="P62" style:family="paragraph" style:parent-style-name="Text_20_body" style:list-style-name="L71">
      <style:text-properties fo:font-variant="normal" fo:text-transform="none" fo:color="#222222" style:font-name="Times New Roman2" fo:font-size="12pt" fo:letter-spacing="normal" fo:font-style="normal" fo:font-weight="normal" style:font-size-asian="12pt" style:font-size-complex="12pt"/>
    </style:style>
    <style:style style:name="P63" style:family="paragraph" style:parent-style-name="Text_20_body" style:list-style-name="L75">
      <style:text-properties fo:font-variant="normal" fo:text-transform="none" fo:color="#222222" style:font-name="Times New Roman2" fo:font-size="12pt" fo:letter-spacing="normal" fo:font-style="normal" fo:font-weight="normal" style:font-size-asian="12pt" style:font-size-complex="12pt"/>
    </style:style>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text-properties style:font-name="Times New Roman2" fo:font-size="12pt" style:font-size-asian="12pt" style:font-size-complex="12pt"/>
    </style:style>
    <style:style style:name="P68" style:family="paragraph" style:parent-style-name="Text_20_body" style:list-style-name="L68">
      <style:text-properties style:font-name="Times New Roman2"/>
    </style:style>
    <style:style style:name="P69" style:family="paragraph" style:parent-style-name="Text_20_body" style:list-style-name="L69">
      <style:text-properties style:font-name="Times New Roman2"/>
    </style:style>
    <style:style style:name="P70" style:family="paragraph" style:parent-style-name="Text_20_body" style:list-style-name="L67"/>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6"/>
    <style:style style:name="P74" style:family="paragraph" style:parent-style-name="Text_20_body" style:list-style-name="L77"/>
    <style:style style:name="P75" style:family="paragraph" style:parent-style-name="Text_20_body" style:list-style-name="L78"/>
    <style:style style:name="P76" style:family="paragraph" style:parent-style-name="Text_20_body" style:list-style-name="L79"/>
    <style:style style:name="P77" style:family="paragraph" style:parent-style-name="Text_20_body" style:master-page-name="Standard">
      <style:paragraph-properties fo:margin-left="0cm" fo:margin-right="0cm" fo:text-indent="0cm" style:auto-text-indent="false" style:page-number="auto"/>
      <style:text-properties style:font-name="Times New Roman2"/>
    </style:style>
    <style:style style:name="P78" style:family="paragraph" style:parent-style-name="Text_20_body" style:master-page-name="Standard">
      <style:paragraph-properties style:page-number="auto"/>
    </style:style>
    <style:style style:name="P79" style:family="paragraph" style:parent-style-name="Text_20_body" style:master-page-name="Standard">
      <style:paragraph-properties fo:text-align="start" style:justify-single-word="false" style:page-number="auto"/>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Index_20_1">
      <style:paragraph-properties>
        <style:tab-stops>
          <style:tab-stop style:position="17cm" style:type="right" style:leader-style="dotted" style:leader-text="."/>
        </style:tab-stops>
      </style:paragraph-properties>
    </style:style>
    <style:style style:name="P83" style:family="paragraph" style:parent-style-name="Standard" style:list-style-name="L64"/>
    <style:style style:name="P84" style:family="paragraph" style:parent-style-name="Standard" style:list-style-name="L76"/>
    <style:style style:name="P85" style:family="paragraph" style:parent-style-name="Листинг" style:list-style-name="L73"/>
    <style:style style:name="P86" style:family="paragraph" style:parent-style-name="Листинг" style:list-style-name="L74"/>
    <style:style style:name="P87" style:family="paragraph" style:parent-style-name="Heading_20_3">
      <style:text-properties fo:font-variant="normal" fo:text-transform="none" fo:color="#222222" fo:letter-spacing="normal"/>
    </style:style>
    <style:style style:name="P88" style:family="paragraph" style:parent-style-name="Heading_20_3">
      <style:text-properties fo:font-variant="normal" fo:text-transform="none" fo:color="#222222" fo:letter-spacing="normal" fo:font-style="normal" fo:font-weight="normal"/>
    </style:style>
    <style:style style:name="P89" style:family="paragraph" style:parent-style-name="Heading_20_3">
      <style:text-properties fo:font-variant="normal" fo:text-transform="none" fo:color="#222222" style:font-name="Arial1" fo:font-size="14pt" fo:letter-spacing="normal" fo:font-style="normal" fo:font-weight="bold" style:font-name-asian="Droid Sans Fallback" style:font-size-asian="14pt" style:font-weight-asian="bold" style:font-name-complex="Droid Sans Devanagari" style:font-size-complex="14pt" style:font-weight-complex="bold"/>
    </style:style>
    <style:style style:name="P90" style:family="paragraph" style:parent-style-name="Heading_20_3">
      <style:text-properties fo:font-variant="normal" fo:text-transform="none" fo:color="#222222" style:font-name="Arial2" fo:letter-spacing="normal" fo:font-style="normal"/>
    </style:style>
    <style:style style:name="P91" style:family="paragraph">
      <style:paragraph-properties fo:margin-left="0cm" fo:margin-right="0cm" fo:margin-top="0cm" fo:margin-bottom="0cm" fo:line-height="100%" fo:text-align="center" fo:text-indent="0cm"/>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style>
    <style:style style:name="P96"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98" style:family="paragraph">
      <style:text-properties style:font-name="Arial1" fo:font-size="8pt" style:font-size-asian="8pt" style:font-size-complex="8pt"/>
    </style:style>
    <style:style style:name="T1" style:family="text">
      <style:text-properties fo:font-style="normal" style:font-style-asian="normal" style:font-style-complex="normal"/>
    </style:style>
    <style:style style:name="T2" style:family="text">
      <style:text-properties fo:font-style="normal" fo:font-weight="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variant="normal" fo:text-transform="none" fo:color="#222222" fo:font-size="9.75pt" fo:letter-spacing="normal" fo:font-style="normal" fo:font-weight="normal"/>
    </style:style>
    <style:style style:name="T7" style:family="text">
      <style:text-properties fo:font-variant="normal" fo:text-transform="none" fo:color="#222222" fo:font-size="9.75pt" fo:letter-spacing="normal" fo:font-style="normal" fo:font-weight="normal" style:font-size-asian="12pt" style:font-size-complex="12pt"/>
    </style:style>
    <style:style style:name="T8" style:family="text">
      <style:text-properties fo:font-variant="normal" fo:text-transform="none" fo:color="#222222" fo:font-size="9.75pt" fo:letter-spacing="normal" fo:font-style="normal" fo:font-weight="normal" style:font-size-asian="10.5pt"/>
    </style:style>
    <style:style style:name="T9" style:family="text">
      <style:text-properties fo:font-variant="normal" fo:text-transform="none" fo:color="#222222" fo:font-size="9.75pt" fo:letter-spacing="normal" fo:font-style="normal" fo:font-weight="normal" style:font-style-asian="normal" style:font-style-complex="normal"/>
    </style:style>
    <style:style style:name="T10" style:family="text">
      <style:text-properties fo:font-variant="normal" fo:text-transform="none" fo:color="#222222" fo:font-size="9.75pt" fo:letter-spacing="normal" fo:font-style="normal" fo:font-weight="bold" style:font-weight-asian="bold" style:font-weight-complex="bold"/>
    </style:style>
    <style:style style:name="T11" style:family="text">
      <style:text-properties fo:font-variant="normal" fo:text-transform="none" fo:color="#222222" fo:font-size="12pt" fo:letter-spacing="normal" fo:font-style="normal" fo:font-weight="normal" style:font-size-asian="12pt" style:font-size-complex="12pt"/>
    </style:style>
    <style:style style:name="T12"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222222" fo:font-size="12pt" fo:letter-spacing="normal" fo:font-style="normal" fo:font-weight="normal" style:font-size-complex="12pt"/>
    </style:style>
    <style:style style:name="T14" style:family="text">
      <style:text-properties fo:font-variant="normal" fo:text-transform="none" fo:color="#222222" style:font-name="Courier New2" fo:font-size="12pt" fo:letter-spacing="normal" fo:font-style="normal" fo:font-weight="normal" style:font-size-asian="12pt" style:font-size-complex="12pt"/>
    </style:style>
    <style:style style:name="T15" style:family="text">
      <style:text-properties fo:font-variant="normal" fo:text-transform="none" fo:color="#222222" style:font-name="Courier New2" fo:font-size="12pt" fo:letter-spacing="normal" fo:font-style="normal" fo:font-weight="normal" style:font-name-asian="Andale Mono" style:font-size-asian="10pt" style:font-name-complex="Andale Mono"/>
    </style:style>
    <style:style style:name="T16" style:family="text">
      <style:text-properties fo:font-variant="normal" fo:text-transform="none" fo:color="#222222" style:font-name="Courier New2" fo:font-size="12pt" fo:letter-spacing="normal" fo:font-style="italic" fo:font-weight="normal" style:font-size-asian="12pt" style:font-size-complex="12pt"/>
    </style:style>
    <style:style style:name="T17" style:family="text">
      <style:text-properties fo:font-variant="normal" fo:text-transform="none" fo:color="#222222" fo:letter-spacing="normal"/>
    </style:style>
    <style:style style:name="T18" style:family="text">
      <style:text-properties fo:font-variant="normal" fo:text-transform="none" fo:color="#222222" fo:letter-spacing="normal" fo:font-style="normal"/>
    </style:style>
    <style:style style:name="T19" style:family="text">
      <style:text-properties fo:font-variant="normal" fo:text-transform="none" fo:color="#222222" fo:letter-spacing="normal" fo:font-style="normal" fo:font-weight="normal"/>
    </style:style>
    <style:style style:name="T20" style:family="text">
      <style:text-properties fo:font-variant="normal" fo:text-transform="none" fo:color="#222222" fo:letter-spacing="normal" fo:font-style="normal" fo:font-weight="normal" style:font-style-asian="normal" style:font-style-complex="normal"/>
    </style:style>
    <style:style style:name="T21" style:family="text">
      <style:text-properties fo:font-variant="normal" fo:text-transform="none" fo:color="#222222"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fo:color="#222222" fo:letter-spacing="normal" fo:font-style="normal" fo:font-weight="normal" style:font-weight-asian="normal" style:font-weight-complex="normal"/>
    </style:style>
    <style:style style:name="T23" style:family="text">
      <style:text-properties fo:font-variant="normal" fo:text-transform="none" fo:color="#222222" fo:letter-spacing="normal" fo:font-style="normal" fo:font-weight="bold"/>
    </style:style>
    <style:style style:name="T24" style:family="text">
      <style:text-properties fo:font-variant="normal" fo:text-transform="none" fo:color="#222222" fo:letter-spacing="normal" fo:font-style="normal" style:font-name-asian="Droid Sans Fallback" style:font-name-complex="Droid Sans Devanagari"/>
    </style:style>
    <style:style style:name="T25" style:family="text">
      <style:text-properties fo:font-variant="normal" fo:text-transform="none" fo:color="#222222" fo:letter-spacing="normal" fo:font-style="italic" fo:font-weight="normal"/>
    </style:style>
    <style:style style:name="T26" style:family="text">
      <style:text-properties fo:font-variant="normal" fo:text-transform="none" fo:color="#222222" fo:letter-spacing="normal" fo:font-style="italic" fo:font-weight="normal" style:font-style-asian="italic" style:font-style-complex="italic"/>
    </style:style>
    <style:style style:name="T27" style:family="text">
      <style:text-properties fo:font-variant="normal" fo:text-transform="none" fo:color="#222222" fo:letter-spacing="normal" fo:font-style="italic" fo:font-weight="bold" style:font-style-asian="italic" style:font-style-complex="italic"/>
    </style:style>
    <style:style style:name="T28" style:family="text">
      <style:text-properties fo:font-variant="normal" fo:text-transform="none" fo:color="#222222" fo:letter-spacing="normal" fo:font-weight="bold"/>
    </style:style>
    <style:style style:name="T29" style:family="text">
      <style:text-properties fo:font-variant="normal" fo:text-transform="none" fo:color="#222222" fo:letter-spacing="normal" fo:font-weight="normal"/>
    </style:style>
    <style:style style:name="T30" style:family="text">
      <style:text-properties fo:font-variant="normal" fo:text-transform="none" fo:color="#222222" fo:letter-spacing="normal" fo:font-weight="normal" style:font-weight-asian="normal" style:font-weight-complex="normal"/>
    </style:style>
    <style:style style:name="T31" style:family="text">
      <style:text-properties fo:font-variant="normal" fo:text-transform="none" fo:color="#222222" fo:letter-spacing="normal" fo:font-weight="normal" style:font-size-asian="10.5pt" style:font-weight-asian="normal" style:font-weight-complex="normal"/>
    </style:style>
    <style:style style:name="T32" style:family="text">
      <style:text-properties fo:font-variant="normal" fo:text-transform="none" fo:color="#222222" fo:letter-spacing="normal" style:font-size-asian="10.5pt"/>
    </style:style>
    <style:style style:name="T33" style:family="text">
      <style:text-properties fo:font-variant="normal" fo:text-transform="none" fo:color="#222222" style:font-name="Times New Roman2" fo:font-size="12pt" fo:letter-spacing="normal" fo:font-style="normal" fo:font-weight="normal" style:font-size-asian="12pt" style:font-size-complex="12pt"/>
    </style:style>
    <style:style style:name="T34" style:family="text">
      <style:text-properties fo:font-variant="normal" fo:text-transform="none" fo:color="#222222" style:font-name="Times New Roman2" fo:font-size="12pt" fo:letter-spacing="normal" fo:font-style="normal" fo:font-weight="normal" style:font-size-asian="12pt" style:font-style-asian="normal" style:font-size-complex="12pt" style:font-style-complex="normal"/>
    </style:style>
    <style:style style:name="T35" style:family="text">
      <style:text-properties fo:font-variant="normal" fo:text-transform="none" fo:color="#222222" style:font-name="Times New Roman2" fo:font-size="12pt" fo:letter-spacing="normal" fo:font-style="normal" fo:font-weight="normal" style:font-name-asian="Droid Sans Fallback" style:font-size-asian="12pt" style:font-weight-asian="normal" style:font-name-complex="Droid Sans Devanagari" style:font-size-complex="12pt" style:font-weight-complex="normal"/>
    </style:style>
    <style:style style:name="T36" style:family="text">
      <style:text-properties fo:font-variant="normal" fo:text-transform="none" fo:color="#222222" style:font-name="Times New Roman2" fo:font-size="12pt" fo:letter-spacing="normal" fo:font-style="normal" fo:font-weight="bold" style:font-size-asian="12pt" style:font-size-complex="12pt"/>
    </style:style>
    <style:style style:name="T37" style:family="text">
      <style:text-properties fo:font-variant="normal" fo:text-transform="none" fo:color="#222222" style:font-name="Times New Roman2" fo:font-size="12pt" fo:letter-spacing="normal" fo:font-style="normal" style:font-size-asian="12pt" style:font-size-complex="12pt"/>
    </style:style>
    <style:style style:name="T38" style:family="text">
      <style:text-properties fo:font-variant="normal" fo:text-transform="none" fo:color="#222222" style:font-name="Times New Roman2" fo:font-size="12pt" fo:letter-spacing="normal" fo:font-weight="normal" style:font-size-asian="12pt" style:font-size-complex="12pt"/>
    </style:style>
    <style:style style:name="T39" style:family="text">
      <style:text-properties fo:font-variant="normal" fo:text-transform="none" fo:color="#222222" style:font-name="Times New Roman2" fo:font-size="12pt" fo:letter-spacing="normal" fo:font-weight="normal" style:font-name-asian="Droid Sans Fallback" style:font-size-asian="12pt" style:font-weight-asian="normal" style:font-name-complex="Droid Sans Devanagari" style:font-size-complex="12pt" style:font-weight-complex="normal"/>
    </style:style>
    <style:style style:name="T40" style:family="text">
      <style:text-properties fo:font-variant="normal" fo:text-transform="none" fo:color="#222222" style:font-name="Times New Roman2" fo:font-size="12pt" fo:letter-spacing="normal" style:font-size-asian="12pt" style:font-size-complex="12pt"/>
    </style:style>
    <style:style style:name="T41" style:family="text">
      <style:text-properties fo:font-variant="normal" fo:text-transform="none" fo:color="#222222" style:font-name="Times New Roman2" fo:letter-spacing="normal" fo:font-style="normal" fo:font-weight="normal"/>
    </style:style>
    <style:style style:name="T42" style:family="text">
      <style:text-properties fo:font-variant="normal" fo:text-transform="none" fo:color="#222222" style:font-name="Times New Roman2" fo:letter-spacing="normal" style:font-size-asian="10.5pt"/>
    </style:style>
    <style:style style:name="T43" style:family="text">
      <style:text-properties fo:font-variant="normal" fo:text-transform="none" fo:color="#222222" style:font-name="Times New Roman2" fo:letter-spacing="normal" fo:font-style="italic" fo:font-weight="normal" style:font-size-asian="10.5pt" style:font-style-asian="italic" style:font-weight-asian="normal" style:font-style-complex="italic" style:font-weight-complex="normal"/>
    </style:style>
    <style:style style:name="T44" style:family="text">
      <style:text-properties fo:font-variant="normal" fo:text-transform="none" fo:color="#222222" style:font-name="Times New Roman2" fo:letter-spacing="normal" fo:font-weight="normal" style:font-size-asian="10.5pt" style:font-weight-asian="normal" style:font-weight-complex="normal"/>
    </style:style>
    <style:style style:name="T45" style:family="text">
      <style:text-properties fo:font-variant="normal" fo:text-transform="none" fo:color="#222222" style:font-name="Times New Roman3" fo:font-size="9.75pt" fo:letter-spacing="normal" fo:font-style="normal" fo:font-weight="normal"/>
    </style:style>
    <style:style style:name="T46" style:family="text">
      <style:text-properties fo:font-variant="normal" fo:text-transform="none" fo:color="#222222" style:font-name="Arial2" fo:font-size="9.75pt" fo:letter-spacing="normal" fo:font-style="normal" fo:font-weight="normal"/>
    </style:style>
    <style:style style:name="T47" style:family="text">
      <style:text-properties fo:font-variant="normal" fo:text-transform="none" fo:color="#222222" fo:font-size="10pt" fo:letter-spacing="normal" fo:font-style="normal" fo:font-weight="normal" style:font-size-asian="10pt" style:font-size-complex="10pt"/>
    </style:style>
    <style:style style:name="T48" style:family="text">
      <style:text-properties fo:font-variant="normal" fo:text-transform="none" fo:color="#ff0000" fo:font-size="9.75pt" fo:letter-spacing="normal" fo:font-style="normal" fo:font-weight="normal"/>
    </style:style>
    <style:style style:name="T49" style:family="text">
      <style:text-properties fo:font-variant="normal" fo:text-transform="none" style:use-window-font-color="true" fo:font-size="12pt" fo:letter-spacing="normal" fo:font-style="normal" fo:font-weight="normal" style:font-size-asian="12pt" style:font-size-complex="12pt"/>
    </style:style>
    <style:style style:name="T50" style:family="text">
      <style:text-properties fo:font-variant="normal" fo:text-transform="none" style:use-window-font-color="true" style:font-name="Times New Roman2" fo:font-size="12pt" fo:letter-spacing="normal" fo:font-style="normal" fo:font-weight="normal" style:font-size-asian="12pt" style:font-size-complex="12pt"/>
    </style:style>
    <style:style style:name="T51" style:family="text">
      <style:text-properties fo:font-variant="normal" fo:text-transform="none" fo:color="#000000" style:font-name="Helvetica" fo:font-size="9pt" fo:letter-spacing="normal" fo:font-style="normal" fo:font-weight="normal" style:font-size-asian="12pt" style:font-size-complex="12pt"/>
    </style:style>
    <style:style style:name="T52" style:family="text">
      <style:text-properties fo:font-weight="bold"/>
    </style:style>
    <style:style style:name="T53" style:family="text">
      <style:text-properties fo:font-weight="bold" style:font-weight-asian="bold"/>
    </style:style>
    <style:style style:name="T54" style:family="text">
      <style:text-properties style:font-name="Times New Roman2"/>
    </style:style>
    <style:style style:name="T55" style:family="text">
      <style:text-properties style:font-name="Times New Roman2" style:font-size-asian="10.5pt"/>
    </style:style>
    <style:style style:name="T56" style:family="text">
      <style:text-properties fo:font-size="9.75pt"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size="12pt"/>
    </style:style>
    <style:style style:name="T59" style:family="text">
      <style:text-properties fo:font-size="12pt" fo:font-style="normal" fo:font-weight="normal" style:font-size-asian="12pt" style:font-size-complex="12pt"/>
    </style:style>
    <style:style style:name="T60" style:family="text">
      <style:text-properties fo:font-size="12pt" style:font-size-asian="12pt" style:font-size-complex="12pt"/>
    </style:style>
    <style:style style:name="T61" style:family="text">
      <style:text-properties fo:color="#cc3300" fo:font-size="12pt"/>
    </style:style>
    <style:style style:name="T62" style:family="text">
      <style:text-properties fo:color="#009966" fo:font-size="12pt"/>
    </style:style>
    <style:style style:name="T63" style:family="text">
      <style:text-properties style:font-name="DejaVu Sans Mono" fo:font-size="10pt" fo:language="ru" fo:country="RU" style:font-size-asian="10pt" style:font-size-complex="10pt"/>
    </style:style>
    <style:style style:name="T64" style:family="text">
      <style:text-properties style:font-name="DejaVu Sans Mono" style:font-size-asian="12pt"/>
    </style:style>
    <style:style style:name="T65" style:family="text">
      <style:text-properties style:font-size-asian="10.5pt"/>
    </style:style>
    <style:style style:name="T66" style:family="text">
      <style:text-properties style:use-window-font-color="true" style:text-outline="false" style:text-line-through-style="none" fo:font-style="normal" fo:text-shadow="none" style:text-underline-style="none" fo:font-weight="normal" style:font-style-asian="normal" style:font-weight-asian="normal" style:text-emphasize="none"/>
    </style:style>
    <style:style style:name="T67" style:family="text">
      <style:text-properties style:use-window-font-color="true" style:text-outline="false" style:text-line-through-style="none" fo:font-style="normal" fo:text-shadow="none" style:text-underline-style="none" style:font-style-asian="normal" style:text-emphasize="none"/>
    </style:style>
    <style:style style:name="T68" style:family="text">
      <style:text-properties fo:color="#000000" style:font-name="arial" fo:font-size="9.75pt" fo:font-style="normal" fo:font-weight="normal"/>
    </style:style>
    <style:style style:name="T69" style:family="text">
      <style:text-properties fo:language="ru" fo:country="RU"/>
    </style:style>
    <style:style style:name="T70" style:family="text">
      <style:text-properties fo:language="ru" fo:country="RU" fo:font-weight="normal" style:font-weight-asian="normal" style:font-weight-complex="normal"/>
    </style:style>
    <style:style style:name="T71" style:family="text">
      <style:text-properties style:font-size-asian="12pt"/>
    </style:style>
    <style:style style:name="T72" style:family="text">
      <style:text-properties style:font-size-asian="12pt" style:font-size-complex="12pt"/>
    </style:style>
    <style:style style:name="T73" style:family="text">
      <style:text-properties fo:background-color="transparent"/>
    </style:style>
    <style:style style:name="T74" style:family="text">
      <style:text-properties style:font-style-asian="normal" style:font-style-complex="normal"/>
    </style:style>
    <style:style style:name="T75" style:family="text">
      <style:text-properties style:font-name="Courier New2"/>
    </style:style>
    <style:style style:name="T76" style:family="text">
      <style:text-properties style:font-name="Courier New2" fo:font-size="12pt" style:font-size-asian="12pt" style:font-size-complex="12pt"/>
    </style:style>
    <style:style style:name="T77" style:family="text">
      <style:text-properties style:font-name="Courier New2" fo:font-weight="bold" style:font-weight-asian="bold" style:font-weight-complex="bold"/>
    </style:style>
    <style:style style:name="T78" style:family="text">
      <style:text-properties style:use-window-font-color="true" style:text-outline="false" style:text-line-through-styl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font-name="Arial3"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font-name="Arial3"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font-name="Arial3" fo:font-size="32pt" fo:font-style="normal" fo:text-shadow="none" style:text-underline-style="none" fo:font-weight="normal" style:letter-kerning="true"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82" style:family="text">
      <style:text-properties style:use-window-font-color="true" style:text-outline="false" style:text-line-through-style="none" style:font-name="Arial3" fo:font-size="28pt" fo:font-style="normal" fo:text-shadow="none" style:text-underline-style="none" fo:font-weight="normal" style:letter-kerning="true" style:font-name-asian="Droid Sans Fallback" style:font-size-asian="28pt" style:font-style-asian="normal" style:font-weight-asian="normal" style:font-name-complex="Droid Sans Devanagari" style:font-size-complex="28pt" style:font-style-complex="normal" style:font-weight-complex="normal" style:text-emphasize="none" style:font-relief="none" style:text-overline-style="none" style:text-overline-color="font-color"/>
    </style:style>
    <style:style style:name="T83"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style:font-name="Arial3"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85" style:family="text">
      <style:text-properties style:font-name="Arial1" fo:font-size="8pt" style:font-size-asian="8pt" style:font-size-complex="8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79cm" fo:text-indent="-0.635cm" fo:margin-left="7.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4cm" fo:text-indent="-0.635cm" fo:margin-left="8.114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9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style:flow-with-text="false"/>
    </style:style>
    <style:style style:name="gr12"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color="#000000" draw:fill="none" draw:fill-color="#ffffff" fo:min-height="0.55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1" text:separation-character="." text:name="Drawing"/>
        <text:sequence-decl text:display-outline-level="1" text:separation-character="." text:name="Листинг"/>
        <text:sequence-decl text:display-outline-level="1" text:separation-character="." text:name="ЗАДАЧА"/>
        <text:sequence-decl text:display-outline-level="1" text:separation-character="." text:name="Рис."/>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5">Оглавление</text:p>
          </text:index-title>
          <text:p text:style-name="P81"><text:a xlink:type="simple" xlink:href="#__RefHeading__7476_1028596053" text:style-name="Index_20_Link" text:visited-style-name="Index_20_Link"><text:s/>10 Возникновение объектного подхода в программировании<text:tab/>2</text:a></text:p>
          <text:p text:style-name="P80"><text:a xlink:type="simple" xlink:href="#__RefHeading__7478_1028596053" text:style-name="Index_20_Link" text:visited-style-name="Index_20_Link"><text:s/>10.1 Классы и объекты в С++<text:tab/>5</text:a></text:p>
          <text:p text:style-name="P56"><text:a xlink:type="simple" xlink:href="#__RefHeading__7480_1028596053" text:style-name="Index_20_Link" text:visited-style-name="Index_20_Link"><text:s/>10.1.1 Реализация ООП в С++. Классы и структуры<text:tab/>5</text:a></text:p>
          <text:p text:style-name="P56"><text:a xlink:type="simple" xlink:href="#__RefHeading__7482_1028596053" text:style-name="Index_20_Link" text:visited-style-name="Index_20_Link"><text:s/>10.1.2 Создание и удаление объекта: конструкторы и деструкторы<text:tab/>7</text:a></text:p>
          <text:p text:style-name="P56"><text:a xlink:type="simple" xlink:href="#__RefHeading__7484_1028596053" text:style-name="Index_20_Link" text:visited-style-name="Index_20_Link"><text:s/>10.1.3 Передача параметров в конструкторы<text:tab/>9</text:a></text:p>
          <text:p text:style-name="P56"><text:a xlink:type="simple" xlink:href="#__RefHeading__7486_1028596053" text:style-name="Index_20_Link" text:visited-style-name="Index_20_Link"><text:s/>10.1.4 Указатель this<text:tab/>9</text:a></text:p>
          <text:p text:style-name="P56"><text:a xlink:type="simple" xlink:href="#__RefHeading__7488_1028596053" text:style-name="Index_20_Link" text:visited-style-name="Index_20_Link"><text:s/>10.1.5 Дружественные функции<text:tab/>10</text:a></text:p>
          <text:p text:style-name="P56"><text:a xlink:type="simple" xlink:href="#__RefHeading__7490_1028596053" text:style-name="Index_20_Link" text:visited-style-name="Index_20_Link"><text:s/>10.1.6 Статические свойства и методы класса<text:tab/>11</text:a></text:p>
          <text:p text:style-name="P56"><text:a xlink:type="simple" xlink:href="#__RefHeading__10461_2014729650" text:style-name="Index_20_Link" text:visited-style-name="Index_20_Link"><text:s/>10.1.7 Перегрузка операторов<text:tab/>13</text:a></text:p>
          <text:p text:style-name="P56"><text:a xlink:type="simple" xlink:href="#__RefHeading__7492_1028596053" text:style-name="Index_20_Link" text:visited-style-name="Index_20_Link"><text:s/>10.1.8 Перегрузка членов класса<text:tab/>14</text:a></text:p>
          <text:p text:style-name="P56"><text:a xlink:type="simple" xlink:href="#__RefHeading__7494_1028596053" text:style-name="Index_20_Link" text:visited-style-name="Index_20_Link"><text:s/>10.1.9 Перегрузка постфиксных операторов<text:tab/>17</text:a></text:p>
          <text:p text:style-name="P80"><text:a xlink:type="simple" xlink:href="#__RefHeading__7496_1028596053" text:style-name="Index_20_Link" text:visited-style-name="Index_20_Link"><text:s/>10.2 Создание и удаление объектов<text:tab/>18</text:a></text:p>
          <text:p text:style-name="P56"><text:a xlink:type="simple" xlink:href="#__RefHeading__7498_1028596053" text:style-name="Index_20_Link" text:visited-style-name="Index_20_Link"><text:s/>10.2.1 Присваивание объектов, передача в функцию и возвращение объекта<text:tab/>18</text:a></text:p>
          <text:p text:style-name="P56"><text:a xlink:type="simple" xlink:href="#__RefHeading__10531_2014729650" text:style-name="Index_20_Link" text:visited-style-name="Index_20_Link"><text:s/>10.2.2 Подробнее об указателях и ссылках на объекты<text:tab/>21</text:a></text:p>
          <text:p text:style-name="P56"><text:a xlink:type="simple" xlink:href="#__RefHeading__9827_1633763593" text:style-name="Index_20_Link" text:visited-style-name="Index_20_Link"><text:s/>10.2.3 Пример: класс spatial_vector в сборе<text:tab/>23</text:a></text:p>
          <text:p text:style-name="P80"><text:a xlink:type="simple" xlink:href="#__RefHeading__7500_1028596053" text:style-name="Index_20_Link" text:visited-style-name="Index_20_Link"><text:s/>10.3 Наследование<text:tab/>27</text:a></text:p>
          <text:p text:style-name="P56"><text:a xlink:type="simple" xlink:href="#__RefHeading__7502_1028596053" text:style-name="Index_20_Link" text:visited-style-name="Index_20_Link"><text:s/>10.3.1 Конструкторы и деструкторы при наследовании<text:tab/>28</text:a></text:p>
          <text:p text:style-name="P56"><text:a xlink:type="simple" xlink:href="#__RefHeading__7504_1028596053" text:style-name="Index_20_Link" text:visited-style-name="Index_20_Link"><text:s/>10.3.2 Раннее и позднее связывание<text:tab/>30</text:a></text:p>
          <text:p text:style-name="P56"><text:a xlink:type="simple" xlink:href="#__RefHeading__7506_1028596053" text:style-name="Index_20_Link" text:visited-style-name="Index_20_Link"><text:s/>10.3.3 Множественное наследование<text:tab/>32</text:a></text:p>
          <text:p text:style-name="P56"><text:a xlink:type="simple" xlink:href="#__RefHeading__7508_1028596053" text:style-name="Index_20_Link" text:visited-style-name="Index_20_Link"><text:s/>10.3.4 Указатели на базовые классы<text:tab/>33</text:a></text:p>
          <text:p text:style-name="P56"><text:a xlink:type="simple" xlink:href="#__RefHeading__7510_1028596053" text:style-name="Index_20_Link" text:visited-style-name="Index_20_Link"><text:s/>10.3.5 Абстрактные классы<text:tab/>34</text:a></text:p>
          <text:p text:style-name="P56"><text:a xlink:type="simple" xlink:href="#__RefHeading__11533_1017978997" text:style-name="Index_20_Link" text:visited-style-name="Index_20_Link"><text:s/>10.3.6 Пример иерархии классов — библиотека потокового ввода-вывода<text:tab/>34</text:a></text:p>
          <text:p text:style-name="P80"><text:a xlink:type="simple" xlink:href="#__RefHeading__7512_1028596053" text:style-name="Index_20_Link" text:visited-style-name="Index_20_Link"><text:s/>10.4 Обработка исключений<text:tab/>38</text:a></text:p>
          <text:p text:style-name="P56"><text:a xlink:type="simple" xlink:href="#__RefHeading__7514_1028596053" text:style-name="Index_20_Link" text:visited-style-name="Index_20_Link"><text:s/>10.4.1 Общие понятия<text:tab/>38</text:a></text:p>
          <text:p text:style-name="P56"><text:a xlink:type="simple" xlink:href="#__RefHeading__10228_1557760469" text:style-name="Index_20_Link" text:visited-style-name="Index_20_Link"><text:s/>10.4.2 Передача информации в обработчик<text:tab/>41</text:a></text:p>
          <text:p text:style-name="P56"><text:a xlink:type="simple" xlink:href="#__RefHeading__7516_1028596053" text:style-name="Index_20_Link" text:visited-style-name="Index_20_Link"><text:s/>10.4.3 Иерархия исключений<text:tab/>43</text:a></text:p>
          <text:p text:style-name="P56"><text:a xlink:type="simple" xlink:href="#__RefHeading__7518_1028596053" text:style-name="Index_20_Link" text:visited-style-name="Index_20_Link"><text:s/>10.4.4 Спецификация исключений<text:tab/>47</text:a></text:p>
          <text:p text:style-name="P56"><text:a xlink:type="simple" xlink:href="#__RefHeading__7520_1028596053" text:style-name="Index_20_Link" text:visited-style-name="Index_20_Link"><text:s/>10.4.5 Стандартные классы — индикаторы исключений<text:tab/>47</text:a></text:p>
          <text:p text:style-name="P80"><text:a xlink:type="simple" xlink:href="#__RefHeading__7522_1028596053" text:style-name="Index_20_Link" text:visited-style-name="Index_20_Link"><text:s/>10.5 Шаблоны классов<text:tab/>49</text:a></text:p>
          <text:p text:style-name="P56"><text:a xlink:type="simple" xlink:href="#__RefHeading__7524_1028596053" text:style-name="Index_20_Link" text:visited-style-name="Index_20_Link"><text:s/>10.5.1 Типаж шаблона<text:tab/>52</text:a></text:p>
          <text:p text:style-name="P56"><text:a xlink:type="simple" xlink:href="#__RefHeading__7526_1028596053" text:style-name="Index_20_Link" text:visited-style-name="Index_20_Link"><text:s/>10.5.2 Пример реальной иерархии шаблонов<text:tab/>53</text:a></text:p>
          <text:p text:style-name="P80"><text:a xlink:type="simple" xlink:href="#__RefHeading__7528_1028596053" text:style-name="Index_20_Link" text:visited-style-name="Index_20_Link"><text:s/>10.6 Элементы стандартной библиотеки С++<text:tab/>54</text:a></text:p>
          <text:p text:style-name="P56"><text:a xlink:type="simple" xlink:href="#__RefHeading__7530_1028596053" text:style-name="Index_20_Link" text:visited-style-name="Index_20_Link"><text:s/>10.6.1 Базовые понятия<text:tab/>54</text:a></text:p>
          <text:p text:style-name="P56"><text:a xlink:type="simple" xlink:href="#__RefHeading__7532_1028596053" text:style-name="Index_20_Link" text:visited-style-name="Index_20_Link"><text:s/>10.6.2 Контейнеры<text:tab/>54</text:a></text:p>
          <text:p text:style-name="P56"><text:a xlink:type="simple" xlink:href="#__RefHeading__7534_1028596053" text:style-name="Index_20_Link" text:visited-style-name="Index_20_Link"><text:s/>10.6.3 Итераторы<text:tab/>55</text:a></text:p>
          <text:p text:style-name="P56"><text:a xlink:type="simple" xlink:href="#__RefHeading__7536_1028596053" text:style-name="Index_20_Link" text:visited-style-name="Index_20_Link"><text:s/>10.6.4 Алгоритмы<text:tab/>57</text:a></text:p>
          <text:p text:style-name="P80"><text:a xlink:type="simple" xlink:href="#__RefHeading__7538_1028596053" text:style-name="Index_20_Link" text:visited-style-name="Index_20_Link"><text:s/>10.7 Задачи для самостоятельного решения<text:tab/>58</text:a></text:p>
          <text:p text:style-name="P56"><text:a xlink:type="simple" xlink:href="#__RefHeading__9254_1358600855" text:style-name="Index_20_Link" text:visited-style-name="Index_20_Link"><text:s/>10.7.1 Иерархия классов<text:tab/>58</text:a></text:p>
          <text:p text:style-name="P56"><text:a xlink:type="simple" xlink:href="#__RefHeading__7540_1028596053" text:style-name="Index_20_Link" text:visited-style-name="Index_20_Link"><text:s/>10.7.2 Перегрузка операторов<text:tab/>59</text:a></text:p>
          <text:p text:style-name="P56"><text:a xlink:type="simple" xlink:href="#__RefHeading__7542_1028596053" text:style-name="Index_20_Link" text:visited-style-name="Index_20_Link"><text:s/>10.7.3 Обработка исключительных ситуаций<text:tab/>60</text:a></text:p>
        </text:index-body>
      </text:table-of-content>
      <text:p text:style-name="Title"/>
      <text:p text:style-name="P53">Часть вторая. Объектно-ориентированное программирование в С++</text:p>
      <text:h text:style-name="Heading_20_1" text:outline-level="1"><text:bookmark-start text:name="__RefHeading__7476_1028596053"/>Возникновение объектного подхода в программировании<text:bookmark-end text:name="__RefHeading__7476_1028596053"/></text:h>
      <text:p text:style-name="Text_20_body">Первые программы, создававшиеся в те времена, когда значения битов в регистрах переключались тумблерами на системной консоли и тут же отображались загорающимися индикаторами — эти первые программы были чрезвычайно просты. Писали их непосредственно в машинных кодах, или, в лучшем случае, на ассемблере — языке, заменяющем коды машинных команд буквенными мнемониками. В последствии, по мере усложнения компьютеров и увеличения размеров программ, отслеживать возникающие ошибки становилось все труднее. Поэтому стала возрастать популярность языков программирования высокого уровня, а число программ, написанных целиком на языке машинных команд, наоборот, начало сокращаться. Языки высокого уровня обеспечивали более высокий уровень абстракции, приближая конструкции и операторы языка к понятиям, которыми оперирует человек.</text:p>
      <text:p text:style-name="Text_20_body"><draw:frame draw:style-name="fr1" draw:name="Врезка1" text:anchor-type="paragraph" svg:x="2.803cm" svg:y="0cm" svg:width="11.545cm" draw:z-index="0"><draw:text-box fo:min-height="3.614cm"><text:p text:style-name="Drawing"><draw:g text:anchor-type="paragraph" draw:z-index="1" draw:name="Процедурный подход к программированию" draw:style-name="gr1"><draw:custom-shape draw:style-name="gr2" draw:text-style-name="P92" svg:width="5.172cm" svg:height="1.276cm" svg:x="3.165cm" svg:y="0cm"><text:p text:style-name="P91"><text:span text:style-name="T78">Глобальные переменные</text:span></text:p><draw:enhanced-geometry svg:viewBox="0 0 21600 21600" draw:glue-points="10800 0 0 10800 10800 21600 21600 10800" draw:type="flowchart-process" draw:enhanced-path="M 0 0 L 21600 0 21600 21600 0 21600 0 0 Z N"/></draw:custom-shape><draw:custom-shape draw:style-name="gr2" draw:text-style-name="P92" svg:width="3.537cm" svg:height="1.108cm" svg:x="0.002cm" svg:y="2.498cm"><text:p text:style-name="P91"><text:span text:style-name="T78">Процедура 1</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2" draw:text-style-name="P92" svg:width="3.539cm" svg:height="1.108cm" svg:x="4.003cm" svg:y="2.498cm"><text:p text:style-name="P91"><text:span text:style-name="T78">Процедура 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2" draw:text-style-name="P92" svg:width="3.537cm" svg:height="1.108cm" svg:x="8.003cm" svg:y="2.498cm"><text:p text:style-name="P91"><text:span text:style-name="T78">Процедура 3</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3" draw:text-style-name="P93" svg:x1="5.789cm" svg:y1="2.506cm" svg:x2="5.789cm" svg:y2="1.275cm"><text:p/></draw:line><draw:line draw:style-name="gr3" draw:text-style-name="P93" svg:x1="1.794cm" svg:y1="2.498cm" svg:x2="4.656cm" svg:y2="1.275cm"><text:p/></draw:line><draw:line draw:style-name="gr3" draw:text-style-name="P93" svg:x1="9.788cm" svg:y1="2.498cm" svg:x2="6.902cm" svg:y2="1.275cm"><text:p/></draw:line></draw:g>Рис. <text:sequence text:ref-name="refDrawing0" text:name="Drawing" text:formula="ooow:Drawing+1" style:num-format="1">10.1</text:sequence>: Процедурный подход к программированию</text:p></draw:text-box></draw:frame>Исторически одним из первых языков высокого уровня был Фортран, завоевавший огромную популярность и до сих пор используемый иногда в научных и инженерных расчетах. Подход к программированию, на котором был основан и он, и многие другие ранние языки, получил название <text:span text:style-name="Emphasis">процедурного программирования</text:span>. В рамках этого подхода в программе отдельно хранятся <text:span text:style-name="Emphasis">процедуры</text:span> — блоки кода, каждый из которых выполняет какое-то самостоятельное действие, и <text:span text:style-name="Emphasis">переменные</text:span> — блоки данных (см. рис. <text:sequence-ref text:reference-format="value" text:ref-name="refDrawing0">10.1</text:sequence-ref>), к которым обращаются процедуры для получения исходных значений и для сохранения результата .Такая четко структурированная программа создавала меньше возможностей не заметить ошибку. Поэтому производительность труда программистов, освоивших процедурную парадигму, ощутимо вырастала, а вместе с производительностью труда вырастали размеры программ и их функциональные возможности. Код серьезных программных продуктов все чаще писался коллективно, и скоро процедурный подход перестал казаться таким уж защищенным от ошибок. Например, нередко возникали ситуации, когда несколько программистов одинаково называли свои переменные, т. е. фактически использовали одну и ту же глобальную переменную в разных целях, в результате чего ее значение хаотично менялось при вызове разных процедур. </text:p>
      <text:p text:style-name="Text_20_body">Процедурный подход претерпел ряд модернизаций, более современные языки высокого уровня заимствовали некоторые принципы <text:span text:style-name="Emphasis">функционального программирования</text:span> (одним из удачных примеров такого симбиоза является язык С), большие программы делились на модули, а фирмы вводили собственные строгие политики в области оформления программного кода. Но в большой программе по-прежнему было слишком трудно разобраться и слишком просто запутаться, поэтому проблема все равно оставалась.</text:p>
      <text:p text:style-name="Text_20_body"><text:span text:style-name="Emphasis">Объектный подход</text:span> родился как следующий важный шаг на пути качественного написания больших программ. В нем предлагается разделять программу на самостоятельные <text:soft-page-break/>части — <text:alphabetical-index-mark text:string-value="Объект"/><text:span text:style-name="Emphasis">объекты</text:span>, наделенные собственными свойствами, текущим состоянием, и умеющие взаимодействовать друг с другом и с окружающей средой — примерно так, как это происходит у объектов реального мира.</text:p>
      <text:p text:style-name="Text_20_body">В упрощенном виде такая парадигма получила название объектно-ориентированного программирования (ООП) — подхода, который позволяет использовать в программе объекты и даже поощряет эту практику, но не требует, <text:span text:style-name="Emphasis">чтобы программа состояла из одних только объектов</text:span>.</text:p>
      <text:p text:style-name="Text_20_body">Классическое определение объекта звучит следующим образом:</text:p>
      <text:p text:style-name="Text_20_body"><text:span text:style-name="Emphasis">Объект — это осязаемая сущность, которая четко проявляет свое поведение.</text:span></text:p>
      <text:p text:style-name="Text_20_body">Читателю, для которого объектный подход к программированию внове, такое определение наверняка покажется слишком туманным. Позже конкретные примеры прояснят <text:s/>ситуацию, а пока поговорим о внутреннем устройстве объекта.</text:p>
      <text:p text:style-name="Text_20_body">Объект состоит из следующих трех частей:</text:p>
      <text:list xml:id="list2112735581560867281" text:style-name="L61">
        <text:list-item>
          <text:p text:style-name="P58">имя объекта;</text:p>
        </text:list-item>
        <text:list-item>
          <text:p text:style-name="P58">состояние (переменные состояния);</text:p>
        </text:list-item>
        <text:list-item>
          <text:p text:style-name="P58">методы (операции).</text:p>
        </text:list-item>
      </text:list>
      <text:p text:style-name="Text_20_body"/>
      <text:p text:style-name="Text_20_body"><draw:frame draw:style-name="fr1" draw:name="Врезка2" text:anchor-type="paragraph" svg:x="0.496cm" svg:y="0.002cm" svg:width="15.937cm" draw:z-index="2"><draw:text-box fo:min-height="8.364cm"><text:p text:style-name="Drawing"><draw:g text:anchor-type="paragraph" draw:z-index="3" draw:style-name="gr1"><draw:custom-shape draw:style-name="gr2" draw:text-style-name="P92" xml:id="id1" draw:id="id1" svg:width="2.721cm" svg:height="1.126cm" svg:x="0.468cm" svg:y="1.847cm"><text:p text:style-name="P91"><text:span text:style-name="T78">Переменная 1</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92" xml:id="id2" draw:id="id2" svg:width="2.752cm" svg:height="0.978cm" svg:x="4.089cm" svg:y="1.663cm"><text:p text:style-name="P91"><text:span text:style-name="T78">Метод 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92" xml:id="id4" draw:id="id4" svg:width="2.754cm" svg:height="0.976cm" svg:x="4.089cm" svg:y="3.163cm"><text:p text:style-name="P91"><text:span text:style-name="T78">Метод 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92" xml:id="id5" draw:id="id5" svg:width="2.752cm" svg:height="0.973cm" svg:x="4.089cm" svg:y="4.66cm"><text:p text:style-name="P91"><text:span text:style-name="T78">Метод 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4" draw:text-style-name="P93" xml:id="id9" draw:id="id9" svg:width="3.186cm" svg:height="5.107cm" svg:x="3.888cm" svg:y="0.88cm"><text:p text:style-name="P91"><text:span text:style-name="T78">Интерфейс</text:span></text:p><text:p text:style-name="P91"><text:span text:style-name="T79"/></text:p><text:p text:style-name="P91"><text:span text:style-name="T79"/></text:p><text:p text:style-name="P91"><text:span text:style-name="T79"/></text:p><text:p text:style-name="P91"><text:span text:style-name="T79"/></text:p><text:p text:style-name="P91"><text:span text:style-name="T79"/></text:p><text:p text:style-name="P91"><text:span text:style-name="T79"/></text:p><draw:enhanced-geometry svg:viewBox="0 0 21600 21600" draw:mirror-horizontal="false" draw:mirror-vertical="false" draw:type="rectangle" draw:enhanced-path="M 0 0 L 21600 0 21600 21600 0 21600 0 0 Z N"/></draw:custom-shape><draw:custom-shape draw:style-name="gr2" draw:text-style-name="P92" xml:id="id3" draw:id="id3" svg:width="2.721cm" svg:height="1.124cm" svg:x="0.468cm" svg:y="3.433cm"><text:p text:style-name="P91"><text:span text:style-name="T78">Переменная 2</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92" svg:width="3.186cm" svg:height="4.047cm" svg:x="0.235cm" svg:y="0.88cm"><text:p text:style-name="P91"><text:span text:style-name="T78">Состояние</text:span></text:p><text:p text:style-name="P91"><text:span text:style-name="T79"/></text:p><text:p text:style-name="P91"><text:span text:style-name="T79"/></text:p><text:p text:style-name="P91"><text:span text:style-name="T79"/></text:p><text:p text:style-name="P91"><text:span text:style-name="T79"/></text:p><text:p text:style-name="P91"><text:span text:style-name="T80"/></text:p><draw:enhanced-geometry svg:viewBox="0 0 21600 21600" draw:mirror-horizontal="false" draw:mirror-vertical="false" draw:type="rectangle" draw:enhanced-path="M 0 0 L 21600 0 21600 21600 0 21600 0 0 Z N"/></draw:custom-shape><draw:custom-shape draw:style-name="gr5" draw:text-style-name="P93" svg:width="7.307cm" svg:height="6.425cm" svg:x="0.002cm" svg:y="0cm"><text:p text:style-name="P91"><text:span text:style-name="T78">Объект 1</text:span></text:p><text:p text:style-name="P91"><text:span text:style-name="T80"/></text:p><text:p text:style-name="P91"><text:span text:style-name="T80"/></text:p><text:p text:style-name="P91"><text:span text:style-name="T80"/></text:p><text:p text:style-name="P91"><text:span text:style-name="T79"/></text:p><text:p text:style-name="P91"><text:span text:style-name="T79"/></text:p><text:p text:style-name="P91"><text:span text:style-name="T79"/></text:p><text:p text:style-name="P91"><text:span text:style-name="T79"/></text:p><text:p text:style-name="P91"><text:span text:style-name="T79"/></text:p><text:p text:style-name="P91"><text:span text:style-name="T78"/></text:p><draw:enhanced-geometry svg:viewBox="0 0 21600 21600" draw:mirror-horizontal="false" draw:mirror-vertical="false" draw:type="rectangle" draw:enhanced-path="M 0 0 L 21600 0 21600 21600 0 21600 0 0 Z N"/></draw:custom-shape><draw:custom-shape draw:style-name="gr2" draw:text-style-name="P92" xml:id="id7" draw:id="id7" svg:width="2.721cm" svg:height="1.124cm" svg:x="12.748cm" svg:y="3.344cm"><text:p text:style-name="P91"><text:span text:style-name="T78">Переменная 1</text:span></text:p><draw:enhanced-geometry svg:viewBox="0 0 21600 21600" draw:mirror-horizontal="true" draw:glue-points="10800 0 0 10800 10800 21600 21600 10800" draw:type="flowchart-process" draw:enhanced-path="M 0 0 L 21600 0 21600 21600 0 21600 0 0 Z N"/></draw:custom-shape><draw:custom-shape draw:style-name="gr2" draw:text-style-name="P92" xml:id="id6" draw:id="id6" svg:width="2.749cm" svg:height="0.976cm" svg:x="9.093cm" svg:y="3.163cm"><text:p text:style-name="P91"><text:span text:style-name="T78">Метод 1</text:span></text:p><draw:enhanced-geometry svg:viewBox="0 0 21600 21600" draw:mirror-horizontal="true" draw:glue-points="10800 0 3163 3163 0 10800 3163 18437 10800 21600 18437 18437 21600 10800 18437 3163" draw:text-areas="3180 3180 18420 18420" draw:type="flowchart-connector" draw:enhanced-path="U 10800 10800 10800 10800 0 360 Z N"/></draw:custom-shape><draw:custom-shape draw:style-name="gr2" draw:text-style-name="P92" xml:id="id8" draw:id="id8" svg:width="2.751cm" svg:height="0.973cm" svg:x="8.929cm" svg:y="4.66cm"><text:p text:style-name="P91"><text:span text:style-name="T78">Метод 2</text:span></text:p><draw:enhanced-geometry svg:viewBox="0 0 21600 21600" draw:mirror-horizontal="true" draw:glue-points="10800 0 3163 3163 0 10800 3163 18437 10800 21600 18437 18437 21600 10800 18437 3163" draw:text-areas="3180 3180 18420 18420" draw:type="flowchart-connector" draw:enhanced-path="U 10800 10800 10800 10800 0 360 Z N"/></draw:custom-shape><draw:custom-shape draw:style-name="gr4" draw:text-style-name="P93" xml:id="id11" draw:id="id11" svg:width="3.186cm" svg:height="3.61cm" svg:x="8.862cm" svg:y="2.378cm"><text:p text:style-name="P91"><text:span text:style-name="T78">Интерфейс</text:span></text:p><text:p text:style-name="P91"><text:span text:style-name="T80"/></text:p><text:p text:style-name="P91"><text:span text:style-name="T78"/></text:p><text:p text:style-name="P91"><text:span text:style-name="T79"/></text:p><text:p text:style-name="P91"><text:span text:style-name="T79"/></text:p><text:p text:style-name="P91"><text:span text:style-name="T79"/></text:p><draw:enhanced-geometry svg:viewBox="0 0 21600 21600" draw:mirror-horizontal="true" draw:type="rectangle" draw:enhanced-path="M 0 0 L 21600 0 21600 21600 0 21600 0 0 Z N"/></draw:custom-shape><draw:custom-shape draw:style-name="gr4" draw:text-style-name="P93" svg:width="3.188cm" svg:height="2.463cm" svg:x="12.347cm" svg:y="2.378cm"><text:p text:style-name="P91"><text:span text:style-name="T78">Состояние</text:span></text:p><text:p text:style-name="P91"><text:span text:style-name="T81"/></text:p><text:p text:style-name="P91"><text:span text:style-name="T79"/></text:p><draw:enhanced-geometry svg:viewBox="0 0 21600 21600" draw:mirror-horizontal="true" draw:type="rectangle" draw:enhanced-path="M 0 0 L 21600 0 21600 21600 0 21600 0 0 Z N"/></draw:custom-shape><draw:custom-shape draw:style-name="gr5" draw:text-style-name="P93" svg:width="7.307cm" svg:height="4.929cm" svg:x="8.627cm" svg:y="1.496cm"><text:p text:style-name="P91"><text:span text:style-name="T78">Объект 2</text:span></text:p><text:p text:style-name="P91"><text:span text:style-name="T80"/></text:p><text:p text:style-name="P91"><text:span text:style-name="T80"/></text:p><text:p text:style-name="P91"><text:span text:style-name="T80"/></text:p><text:p text:style-name="P91"><text:span text:style-name="T79"/></text:p><text:p text:style-name="P91"><text:span text:style-name="T79"/></text:p><text:p text:style-name="P91"><text:span text:style-name="T82"/></text:p><draw:enhanced-geometry svg:viewBox="0 0 21600 21600" draw:mirror-horizontal="true" draw:mirror-vertical="false" draw:type="rectangle" draw:enhanced-path="M 0 0 L 21600 0 21600 21600 0 21600 0 0 Z N"/></draw:custom-shape><draw:connector draw:style-name="gr6" draw:text-style-name="P93" draw:type="line" svg:x1="3.188cm" svg:y1="2.409cm" svg:x2="4.09cm" svg:y2="2.152cm" draw:start-shape="id1" draw:start-glue-point="7" draw:end-shape="id2" draw:end-glue-point="6" svg:d="m3188 2409 902-257" svg:viewBox="0 0 903 259"><text:p/></draw:connector><draw:connector draw:style-name="gr6" draw:text-style-name="P93" draw:type="line" svg:x1="3.188cm" svg:y1="3.995cm" svg:x2="4.09cm" svg:y2="3.651cm" draw:start-shape="id3" draw:start-glue-point="7" draw:end-shape="id4" draw:end-glue-point="6" svg:d="m3188 3995 902-344" svg:viewBox="0 0 903 346"><text:p/></draw:connector><draw:connector draw:style-name="gr6" draw:text-style-name="P93" draw:type="line" svg:x1="4.09cm" svg:y1="5.147cm" svg:x2="3.188cm" svg:y2="3.995cm" draw:start-shape="id5" draw:start-glue-point="6" draw:end-shape="id3" draw:end-glue-point="7" svg:d="m4090 5147-902-1152" svg:viewBox="0 0 903 1154"><text:p/></draw:connector><draw:connector draw:style-name="gr6" draw:text-style-name="P93" draw:type="line" svg:x1="11.841cm" svg:y1="3.651cm" svg:x2="12.748cm" svg:y2="3.905cm" draw:start-shape="id6" draw:start-glue-point="6" draw:end-shape="id7" svg:d="m11841 3651 907 254" svg:viewBox="0 0 908 256"><text:p/></draw:connector><draw:connector draw:style-name="gr6" draw:text-style-name="P93" draw:type="line" svg:x1="11.681cm" svg:y1="5.147cm" svg:x2="12.749cm" svg:y2="3.907cm" draw:start-shape="id8" draw:start-glue-point="6" draw:end-shape="id7" draw:end-glue-point="7" svg:d="m11681 5147 1068-1240" svg:viewBox="0 0 1069 1242"><text:p/></draw:connector><draw:custom-shape draw:style-name="gr2" draw:text-style-name="P92" xml:id="id10" draw:id="id10" svg:width="3.433cm" svg:height="1.144cm" svg:x="6.251cm" svg:y="7.216cm"><text:p text:style-name="P91"><text:span text:style-name="T78">Сообщения</text:span></text:p><draw:enhanced-geometry svg:viewBox="0 0 21600 21600" draw:type="rectangle" draw:enhanced-path="M 0 0 L 21600 0 21600 21600 0 21600 0 0 Z N"/></draw:custom-shape><draw:connector draw:style-name="gr7" draw:text-style-name="P93" svg:x1="5.481cm" svg:y1="5.987cm" svg:x2="6.252cm" svg:y2="7.788cm" draw:start-shape="id9" draw:start-glue-point="2" draw:end-shape="id10" draw:end-glue-point="3" svg:d="m5481 5987v1801h771" svg:viewBox="0 0 773 1803"><text:p/></draw:connector><draw:connector draw:style-name="gr7" draw:text-style-name="P93" svg:x1="10.455cm" svg:y1="5.987cm" svg:x2="9.684cm" svg:y2="7.788cm" draw:start-shape="id11" draw:start-glue-point="2" draw:end-shape="id10" draw:end-glue-point="1" svg:d="m10455 5987v1801h-771" svg:viewBox="0 0 773 1803"><text:p/></draw:connector></draw:g>Рис. <text:sequence text:ref-name="refDrawing1" text:name="Drawing" text:formula="ooow:Drawing+1" style:num-format="1">10.2</text:sequence>: Объектный подход к программированию</text:p></draw:text-box></draw:frame>На рисунке <text:sequence-ref text:reference-format="value" text:ref-name="refDrawing1">10.2</text:sequence-ref> изображены два объекта с именами «Объект 1» и «Объект 2». Первый объект имеет две переменные состояния и три метода, в то время как второй объект обходится одной единственной переменной состояния и двумя методами.</text:p>
      <text:p text:style-name="Text_20_body">Интерфейс объекта с окружающей средой (пользователем, остальной частью программы, операционной системой и т. д.) полностью осуществляется методами: к состоянию объекта нет другого доступа извне, кроме как через его методы. Например, если объект должен передавать окружающей среде информацию о значении одной из своих переменных состояния — для этого создают специальный метод.</text:p>
      <text:p text:style-name="Text_20_body">Закрытость внутреннего состояния объекта от окружающей среды известна также как свойство <text:alphabetical-index-mark text:string-value="Инкапсуляция"/><text:span text:style-name="Emphasis">инкапсуляции</text:span>. Инкапсуляция означает, что объект содержит внутри себя данные и методы, оперирующие этими данными. Фактически, для окружающей среды объект представляет собой аналог «черного ящика»: принимает входные воздействия и выдает в качестве реакции на них выходные, но при этом никак не проявляет свою внутреннюю структуру.</text:p>
      <text:p text:style-name="Standard">Для взаимодействия друг с другом объекты обмениваются <text:span text:style-name="Emphasis">сообщениями</text:span>, причем объект, получивший сообщение, может либо проигнорировать сообщение, либо выполнить <text:soft-page-break/>содержащуюся в нем команду (с помощью какого-либо из своих методов).</text:p>
      <text:p text:style-name="Standard">Однотипные объекты образуют <text:alphabetical-index-mark text:string-value="Класс"/><text:span text:style-name="Emphasis">класс</text:span>. Под однотипными объектами мы понимаем такие объекты, у которых одинаковы наборы методов и переменных состояния. При этом объекты, принадлежащие одному классу, имеют разные имена и, вероятно, разные значения переменных состояния. Например, можно придумать класс «студент», объектами которого будут конкретные студенты вуза. Объект класса «студент» должен иметь переменные состояния, в которых содержится информация о конкретном студенте: Ф.И.О., номер студенческой группы, домашний адрес, список изучаемых дисциплин и т. д. Конкретный список переменных зависит от задачи, для решения которой создается программа. Так, если поставлена задача автоматизировать работу университетской библиотеки, то объекты класса «студент» определенно должны содержать информацию о книгах, взятых на абонемент конкретным студентом. Если автоматизируется учет успеваемости, то в списке книг нет необходимости, но зато в состояние объекта обязательно должны быть включены оценки по изучаемым дисциплинам.</text:p>
      <text:p text:style-name="Standard">Более того, когда мы рассматриваем сущности реального мира, с которыми должна иметь дело создаваемая программа, мы можем назначить некую сущность на роль объекта или на роль класса объектов, также в зависимости от конкретной задачи. Представим себе, что одна из подзадач программы — систематизировать социальные роли, такие как «домохозяйка», «пенсионер», «студент» (например, для учета доходов и льгот). Вполне вероятно, что в такой программе «социальная роль» будет объявлена классом, а сущность «студент» будет всего лишь одним из объектов. </text:p>
      <text:p text:style-name="Standard">Иными словами, нет одинакового для всех ситуаций правила, по которому сущность делают объектом или классом объектов. Всегда необходимо исходить из большей целесообразности. </text:p>
      <text:p text:style-name="Standard"><text:span text:style-name="T33">В реальном мире из родственных по смыслу сущностей часто можно составить иерархию «от общего к частному». Такие отношения в объектно-ориентированном подходе называются </text:span><text:alphabetical-index-mark-start text:id="IMark100102952"/><text:span text:style-name="Emphasis"><text:span text:style-name="T38">наследование</text:span></text:span><text:alphabetical-index-mark-end text:id="IMark100102952"/><text:span text:style-name="Emphasis"><text:span text:style-name="T38">м</text:span></text:span><text:span text:style-name="T34">. Из двух классов, находящихся в отношении наследования, более общий класс называется </text:span><text:alphabetical-index-mark text:string-value="базовый " text:key1="Класс"/><text:span text:style-name="Emphasis"><text:span text:style-name="T38">базовым</text:span></text:span><text:span text:style-name="T34"> или </text:span><text:alphabetical-index-mark text:string-value="родительский" text:key1="Класс"/><text:span text:style-name="Emphasis"><text:span text:style-name="T38">родительским</text:span></text:span><text:span text:style-name="T34"> классом, а класс, представляющий собой более частный случай, называется </text:span><text:alphabetical-index-mark text:string-value="дочерний" text:key1="класс"/><text:span text:style-name="Emphasis"><text:span text:style-name="T38">дочерним</text:span></text:span><text:span text:style-name="T34"> или </text:span><text:alphabetical-index-mark text:string-value="производный" text:key1="Класс"/><text:span text:style-name="Emphasis"><text:span text:style-name="T38">производным</text:span></text:span><text:span text:style-name="T34"> классом. Производный класс может заимствовать атрибуты (свойства и методы) базового класса. Это означает, что если в программе используются родственные по смыслу классы, обладающие некоторыми одинаковыми свойствами и методами — лучше определить один базовый класс, находящийся в вершине иерархии, и разместить дублирующиеся свойства и методы в нем. В этом случае производные классы смогут автоматически унаследовать эти атрибуты от базового класса, и поэтому их не придется описывать снова и снова. Например, если программа оперирует классами «студент», «преподаватель» и «инженер», логично ввести дополнительный базовый класс «человек», переместив в него атрибуты, содержащие имя, адрес, другие личные данные, а также методы, манипулирующие этими данными.</text:span></text:p>
      <text:p text:style-name="Text_20_body"><text:span text:style-name="T33">Помимо двух уже рассмотренных качеств — инкапсуляции и наследования — у объектов есть еще третье основополагающее качество: </text:span><text:alphabetical-index-mark text:string-value="Полиморфизм"/><text:span text:style-name="Emphasis"><text:span text:style-name="T38">полиморфизм</text:span></text:span><text:span text:style-name="T33">. Это означает, что объекты <text:s/>могут вести себя по-разному в зависимости от ситуации. Одно из основных проявлений полиморфного поведения — перегрузка функций. Объект может содержать в себе несколько методов с одинаковыми именами, принимающих разные наборы параметров. В результате, передавая объекту данные, можно обращаться к одному и тому же имени метода, не заботясь о типе, в котором представлены данные. Правильно сконструированный объект автоматически выполнит наиболее подходящий метод из группы.</text:span></text:p>
      <text:p text:style-name="Text_20_body"><text:span text:style-name="T1">Инкапсуляция</text:span>, наследование и полиморфизм являются тремя основополагающими принципами объектно-ориентированного программирования и в том или ином виде реализуются во всех объектно-ориентированных языках. В следующих разделах мы увидим, как конкретно эти принципы применены в С++.</text:p>
      <text:h text:style-name="Heading_20_2" text:outline-level="2"><text:bookmark-start text:name="__RefHeading__7478_1028596053"/><text:soft-page-break/>Классы и объекты в С++<text:bookmark-end text:name="__RefHeading__7478_1028596053"/></text:h>
      <text:p text:style-name="P17">Хотя C++ и не первая попытка создать объектно-ориентированную версию языка С, среди попыток такого рода он оказался наиболее успешным. Очевидно, одна из причин успешности — то, каким образом объектная парадигма была встроена в синтаксис языка. </text:p>
      <text:p text:style-name="P17">Ранние версии C++ были созданы в начале 1980-х Бьёрном Страуструпом для собственных нужд (в качестве универсального языка программирования, удобного для компьютерного моделирования). В создаваемый язык были заложены следующие основные принципы:</text:p>
      <text:list xml:id="list6321909502841839127" text:style-name="L62">
        <text:list-item>
          <text:p text:style-name="P59">поддержка различных стилей программирования, включая процедурный и объектно-ориентированный подходы;</text:p>
        </text:list-item>
        <text:list-item>
          <text:p text:style-name="P59">предоставление программисту полной свободы выбора — в т. ч. реализовать программные решения, которые могут казаться концептуально неверными;</text:p>
        </text:list-item>
        <text:list-item>
          <text:p text:style-name="P59">сохранение обратной совместимости с языком С, чтобы программист мог использовать только те дополнительные возможности С++, которые он сочтет нужным, или не использовать их вовсе;</text:p>
        </text:list-item>
        <text:list-item>
          <text:p text:style-name="P59">сохранение переносимости и высокой производительности, характерных для языка С.</text:p>
        </text:list-item>
      </text:list>
      <text:p text:style-name="P17">Эти принципы заслужили высокую оценку программистов-практиков. В результате на текущий момент С++ является одним из наиболее распространенных языков программирования — как системного, так и прикладного. </text:p>
      <text:h text:style-name="Heading_20_3" text:outline-level="3"><text:bookmark-start text:name="__RefHeading__7480_1028596053"/>Реализация ООП в С++. Классы и структуры<text:bookmark-end text:name="__RefHeading__7480_1028596053"/></text:h>
      <text:p text:style-name="P17">Синтаксис описания класса во многом копирует синтаксис описания структуры. В простейшем случае класс описывается <text:s/>так:</text:p>
      <text:p text:style-name="Text_20_body"><text:span text:style-name="Strong_20_Emphasis"><text:span text:style-name="T37">class</text:span></text:span><text:span text:style-name="T33"> имя_класса {</text:span></text:p>
      <text:p text:style-name="P17"><text:tab/>закрытые члены класса</text:p>
      <text:p text:style-name="Text_20_body"><text:span text:style-name="Strong_20_Emphasis"><text:span text:style-name="T37"><text:tab/>public</text:span></text:span><text:span text:style-name="T33">:</text:span></text:p>
      <text:p text:style-name="P17"><text:tab/>открытые члены класса</text:p>
      <text:p text:style-name="P17">};</text:p>
      <text:p text:style-name="Text_20_body">Как и при объявлении структуры, <text:span text:style-name="Emphasis">имя_класса</text:span> становится новым именем типа данных, которое можно использовать для объявления переменных (объектов класса) [5,6]. Членами класса будут переменные и функции, объявленные внутри класса. Функции-члены класса называют <text:span text:style-name="Emphasis">методами</text:span> этого класса, а переменные-члены класса называют <text:span text:style-name="Emphasis">свойствами</text:span><text:span text:style-name="T5"> </text:span>класса.</text:p>
      <text:p text:style-name="Text_20_body">В С++ понятия ООП используются следующим образом [5,6]:</text:p>
      <text:list xml:id="list3947524033788342925" text:style-name="L63">
        <text:list-item>
          <text:p text:style-name="P64">«<text:span text:style-name="Emphasis">класс</text:span>»: пользовательский тип данных, во многом аналогичный <text:s/>структуре;</text:p>
        </text:list-item>
        <text:list-item>
          <text:p text:style-name="P64">«объект класса» или «<text:span text:style-name="Emphasis">переменная-экземпляр класса</text:span>»: переменная, в описании которой какой-то класс указан в качестве типа данных;</text:p>
        </text:list-item>
        <text:list-item>
          <text:p text:style-name="P64">«<text:alphabetical-index-mark text:string-value="Свойство"/><text:span text:style-name="Emphasis">свойство</text:span>» или «<text:alphabetical-index-mark-start text:id="IMark118392056" text:key1="Класс"/><text:span text:style-name="Emphasis">переменная-член класса</text:span><text:alphabetical-index-mark-end text:id="IMark118392056"/>»: переменная, объявленная внутри класса, (как поле внутри структуры); на практике чаще говорят не о свойстве класса, а о <text:span text:style-name="Emphasis">свойстве объекта</text:span>, так как для конкретных объектов переменные — члены класса обладают конкретными значениями и потому имеют конкретный смысл.</text:p>
        </text:list-item>
        <text:list-item>
          <text:p text:style-name="P64">«<text:alphabetical-index-mark-start text:id="IMark100102952" text:key1="Класс"/><text:span text:style-name="Emphasis">метод</text:span><text:alphabetical-index-mark-end text:id="IMark100102952"/>»: функция, объявленная внутри класса.</text:p>
        </text:list-item>
      </text:list>
      <text:p text:style-name="Text_20_body">По умолчанию все функции и переменные, объявленные в классе, являются <text:span text:style-name="Emphasis">закрытыми</text:span><text:span text:style-name="T1">, т. е. принадлежат </text:span><text:span text:style-name="T5">закрытой секции класса. </text:span>Это значит, что они доступны для обращения только изнутри членов этого класса и недоступны извне. Для объявления <text:span text:style-name="Emphasis">открытых</text:span> членов класса используется ключевое слово <text:span text:style-name="Source_20_Text">public</text:span><text:span text:style-name="T3"> с двоеточием, обозначающее начало </text:span><text:span text:style-name="Emphasis"><text:span text:style-name="T57">открытой секции класса</text:span></text:span>. Все члены класса, объявленные после слова <text:span text:style-name="Source_20_Text">public</text:span>, доступны для обращения как изнутри этого же класса, и для любой другой части программы, в которой доступен класс. </text:p>
      <text:p text:style-name="Text_20_body">Открытых и закрытых секций в классе может быть несколько, и они могут произвольно <text:soft-page-break/>чередоваться. При необходимости обозначить очередную закрытую секцию, ее начало обозначается ключевым словом <text:span text:style-name="Source_20_Text">private</text:span>.</text:p>
      <text:p text:style-name="Text_20_body">Более того, структуры в С++ были существенно доработаны (по сравнению с <text:s/>классическим вариантом структур языка С). В С++ структура может иметь помимо переменных-членов (т. е. полей структуры) также и функции-члены, а еще в структурах можно вводить открытые и закрытые секции. В сущности, структуры отличаются от классов двумя вещами:</text:p>
      <text:list xml:id="list2067604066670566800" text:style-name="L64">
        <text:list-item>
          <text:p text:style-name="P83">в структурах вместо ключевого слова <text:span text:style-name="Source_20_Text">class</text:span> пишется ключевое слово <text:span text:style-name="Source_20_Text">struct</text:span>;</text:p>
        </text:list-item>
        <text:list-item>
          <text:p text:style-name="P65">в структурах по умолчанию все члены являются отрытыми (иначе перестали бы работать программы, написанные на С). </text:p>
        </text:list-item>
      </text:list>
      <text:p text:style-name="Text_20_body">Рассмотрим в качестве примера объект, представляющий собой геометрический вектор в трехмерном пространстве. Для простоты ограничимся хранением в объекте трех координат и функции, вычисляющей модуль вектора. С учетом различий между структурами и классами, приведенные ниже варианты аналогичны.</text:p>
      <table:table table:name="Таблица1" table:style-name="Таблица1">
        <table:table-column table:style-name="Таблица1.A"/>
        <table:table-column table:style-name="Таблица1.B"/>
        <table:table-row>
          <table:table-cell table:style-name="Таблица1.A1" office:value-type="string">
            <text:p text:style-name="Листинг">class spatial_vector {</text:p>
            <text:p text:style-name="Листинг">public:</text:p>
            <text:p text:style-name="Листинг"><text:s text:c="2"/>double abs();</text:p>
            <text:p text:style-name="Листинг">private:</text:p>
            <text:p text:style-name="Листинг"><text:s text:c="2"/>double x, y, z;</text:p>
            <text:p text:style-name="Листинг">};</text:p>
          </table:table-cell>
          <table:table-cell table:style-name="Таблица1.B1" office:value-type="string">
            <text:p text:style-name="Листинг">struct spatial_vector {</text:p>
            <text:p text:style-name="Листинг"><text:s text:c="2"/>double abs();</text:p>
            <text:p text:style-name="Листинг">private:</text:p>
            <text:p text:style-name="Листинг"><text:s text:c="2"/>double x, y, z;</text:p>
            <text:p text:style-name="Листинг">};</text:p>
          </table:table-cell>
        </table:table-row>
      </table:table>
      <text:p text:style-name="P22"/>
      <text:p text:style-name="Text_20_body"><text:span text:style-name="T11">Добавив в структуру или в класс какой-нибудь метод, программист может потом вызвать этот метод для конкретного объекта. Обращение к содержимому объекта выполняется так же, как к содержимому структурной переменной: с использованием операции «</text:span><text:span text:style-name="T14">.</text:span><text:span text:style-name="T11">» (либо операции «</text:span><text:span text:style-name="T14">-&gt;</text:span><text:span text:style-name="T11">», если нужно обратиться по указателю на объект).</text:span></text:p>
      <text:p text:style-name="Листинг">main() {</text:p>
      <text:p text:style-name="Листинг"><text:s text:c="2"/>spatial_vector a, b;</text:p>
      <text:p text:style-name="Листинг"><text:s text:c="2"/>double d;</text:p>
      <text:p text:style-name="Листинг">.......</text:p>
      <text:p text:style-name="Листинг"><text:s text:c="2"/>d = a.abs();</text:p>
      <text:p text:style-name="Листинг">}</text:p>
      <text:p text:style-name="Text_20_body"><text:span text:style-name="T11">Очевидно, что функция </text:span><text:span text:style-name="Source_20_Text"><text:span text:style-name="T75">abs()</text:span></text:span><text:span text:style-name="T12">, объявленная в классе </text:span><text:span text:style-name="Source_20_Text"><text:span text:style-name="T75">spatial_vector</text:span></text:span><text:span text:style-name="T12">, возвращает абсолютное значение вектора. Однако для того, чтобы программа скомпилировалась, после объявления функцию </text:span><text:span text:style-name="Source_20_Text">abs()</text:span><text:span text:style-name="T12"> нужно еще определить (т. е. написать тело этой функции).</text:span><text:span text:style-name="T11"> Определение метода выполняется так же, как обычной функции, только в имени метода нужно указать, что он принадлежит конкретному классу. Для этого используется оператор </text:span><text:span text:style-name="Emphasis">расширения области видимости</text:span><text:span text:style-name="T11"> «</text:span><text:span text:style-name="Source_20_Text">::</text:span><text:span text:style-name="T11">». Имя класса записывается перед именем функции, отделенное двойным двоеточием. Например, в следующем примере мы объявим все тот же класс </text:span><text:span text:style-name="Source_20_Text"><text:span text:style-name="T11">spatial_vector</text:span></text:span><text:span text:style-name="T11"> с двумя методами (установить значения координат вектора и посчитать его модуль) и опишем эти методы:</text:span></text:p>
      <text:p text:style-name="Листинг">#include &lt;iostream&gt;</text:p>
      <text:p text:style-name="Листинг">#include &lt;math.h&gt;</text:p>
      <text:p text:style-name="Листинг">using namespace std;</text:p>
      <text:p text:style-name="Листинг"/>
      <text:p text:style-name="Листинг">class spatial_vector {</text:p>
      <text:p text:style-name="Листинг"><text:s text:c="2"/>double x, y, z;</text:p>
      <text:p text:style-name="Листинг">public:</text:p>
      <text:p text:style-name="Листинг"><text:s text:c="2"/>void set(double a, double b, double c);</text:p>
      <text:p text:style-name="Листинг"><text:s text:c="2"/>double abs();</text:p>
      <text:p text:style-name="Листинг">};</text:p>
      <text:p text:style-name="Листинг"><text:soft-page-break/></text:p>
      <text:p text:style-name="Листинг">void spatial_vector::set(double a, double b, double c) {</text:p>
      <text:p text:style-name="Листинг"><text:s text:c="2"/>x=a; y=b; z=c;</text:p>
      <text:p text:style-name="Листинг">}</text:p>
      <text:p text:style-name="Листинг"/>
      <text:p text:style-name="Листинг">double spatial_vector::abs() {</text:p>
      <text:p text:style-name="Листинг"><text:s text:c="2"/>return sqrt (x*x + y*y + z*z);</text:p>
      <text:p text:style-name="Листинг">}</text:p>
      <text:p text:style-name="Листинг"/>
      <text:p text:style-name="Листинг">main() {</text:p>
      <text:p text:style-name="Листинг"><text:s text:c="2"/>spatial_vector a;</text:p>
      <text:p text:style-name="Листинг"><text:s text:c="2"/>a.set(1,2,3); </text:p>
      <text:p text:style-name="Листинг"><text:s text:c="2"/>cout &lt;&lt; a.abs() &lt;&lt; endl;</text:p>
      <text:p text:style-name="P49">}</text:p>
      <text:p text:style-name="Preformatted_20_Text"><text:span text:style-name="Teletype"/></text:p>
      <text:h text:style-name="Heading_20_3" text:outline-level="3"><text:bookmark-start text:name="__RefHeading__7482_1028596053"/>Создание и удаление объекта: конструкторы и деструкторы<text:bookmark-end text:name="__RefHeading__7482_1028596053"/></text:h>
      <text:p text:style-name="Standard"><text:span text:style-name="T33">Как читатель безусловно помнит, принципы ООП гласят, что свойства, описывающие состояние объекта, должны находиться в закрытой секции, чтобы доступ к ним осуществлялся через вызов методов объекта. Из-за этого в приведенном выше примере для класса </text:span><text:span text:style-name="Source_20_Text">spatial_vector</text:span><text:span text:style-name="T33"> мы использовали метод </text:span><text:span text:style-name="Source_20_Text"><text:span text:style-name="T11">set</text:span></text:span><text:span text:style-name="T33">, устанавливающий значения его переменных. Вообще, традиционным способом доступа к закрытым переменным класса будет добавление пар методов с именами, состоящих из имени переменной и префиксов «</text:span><text:span text:style-name="Source_20_Text"><text:span text:style-name="T11">get</text:span></text:span><text:span text:style-name="T33">» для чтения и «</text:span><text:span text:style-name="Source_20_Text"><text:span text:style-name="T11">set</text:span></text:span><text:span text:style-name="T33">» для записи (т. н. «</text:span><text:span text:style-name="Emphasis"><text:span text:style-name="T38">геттеры</text:span></text:span><text:span text:style-name="T33">» и «</text:span><text:span text:style-name="Emphasis"><text:span text:style-name="T38">сеттеры</text:span></text:span><text:span text:style-name="T33">»):</text:span></text:p>
      <text:p text:style-name="P17"/>
      <text:p text:style-name="Листинг"><text:span text:style-name="Teletype"><text:span text:style-name="T75">class spatial_vector {</text:span></text:span></text:p>
      <text:p text:style-name="Листинг"><text:span text:style-name="Teletype"><text:span text:style-name="T75"><text:s text:c="2"/>double x, y, z;</text:span></text:span></text:p>
      <text:p text:style-name="Листинг"><text:span text:style-name="Teletype"><text:span text:style-name="T75">public:</text:span></text:span></text:p>
      <text:p text:style-name="Листинг"><text:span text:style-name="Teletype"><text:span text:style-name="T75"><text:s text:c="2"/>double get_x();</text:span></text:span></text:p>
      <text:p text:style-name="Листинг"><text:span text:style-name="Teletype"><text:span text:style-name="T75"><text:s text:c="2"/>void set_x(double x);</text:span></text:span></text:p>
      <text:p text:style-name="Листинг"><text:span text:style-name="Teletype"><text:span text:style-name="T75">....</text:span></text:span></text:p>
      <text:p text:style-name="Листинг"><text:span text:style-name="Teletype"><text:span text:style-name="T75">double spatial_vector::get_x() { return x; }</text:span></text:span></text:p>
      <text:p text:style-name="Standard"><text:span text:style-name="Teletype"><text:span text:style-name="T75">....</text:span></text:span></text:p>
      <text:p text:style-name="P5"><text:span text:style-name="Teletype"><text:span text:style-name="T56"/></text:span></text:p>
      <text:p text:style-name="Text_20_body"><text:span text:style-name="T33">Этот способ является неудобным, т. к. при большом количестве переменных требует множества тривиальных </text:span>описаний<text:span text:style-name="T33">. Его следует применять только для тех свойств класса, внешний доступ к которым действительно необходим.</text:span></text:p>
      <text:p text:style-name="P17">Однако есть особая ситуация, когда требуется за один раз присвоить значения переменным-членам класса (всем или большинству): <text:s/>это момент создания объекта, т. е. переменной-экземпляра класса. </text:p>
      <text:p text:style-name="P27"><text:span text:style-name="T19">С++ позволяет создать специальный метод, который будет автоматически вызываться для инициализации переменных-членов объекта при его создании. Такой метод называется </text:span><text:alphabetical-index-mark-start text:id="IMark118392056" text:key1="Класс"/><text:span text:style-name="Emphasis"><text:span text:style-name="T29">конструктор</text:span></text:span><text:alphabetical-index-mark-end text:id="IMark118392056"/><text:span text:style-name="Emphasis"><text:span text:style-name="T29">ом</text:span></text:span><text:span text:style-name="T19">. Программист, написавший класс, может по своему усмотрению включить в конструктор код для присваивания элементам начальных значений, динамического выделения памяти и т. д. Если программист не определил конструктор класса, компилятор самостоятельно сгенерирует конструктор по умолчанию (пустой и без входных параметров). </text:span></text:p>
      <text:p text:style-name="P17">Конструктор может вызываться явно или неявно. Компилятор сам вызывает конструктор в том месте программы, где создается объект класса. </text:p>
      <text:p text:style-name="P17">У описания конструкторов в С++ есть следующие особенности:</text:p>
      <text:list xml:id="list2768703236082580902" text:style-name="L65">
        <text:list-item>
          <text:p text:style-name="P60"><text:soft-page-break/>имя конструктора в С++ совпадает с именем класса;</text:p>
        </text:list-item>
        <text:list-item>
          <text:p text:style-name="P66"><text:span text:style-name="T33">конструктор не возвращает никакое значение, но при описании конструктора не используется и ключевое слово </text:span><text:span text:style-name="Source_20_Text"><text:span text:style-name="T11">void</text:span></text:span><text:span text:style-name="T33">.</text:span></text:p>
        </text:list-item>
      </text:list>
      <text:p text:style-name="P27"><text:span text:style-name="T19">Поскольку конструктор удобно использовать для динамического выделения памяти, должен быть также и способ освобождать эту память при уничтожении объекта (напомним, что локальные объекты удаляются тогда, когда они выходят из области видимости, а глобальные объекты удаляются при завершении программы). Действительно, функцией, обратной конструктору, является </text:span><text:alphabetical-index-mark-start text:id="IMark118392056" text:key1="Класс"/><text:span text:style-name="Emphasis"><text:span text:style-name="T29">деструктор</text:span></text:span><text:alphabetical-index-mark-end text:id="IMark118392056"/><text:span text:style-name="T19">. Эта функция вызывается при удалении объекта. </text:span></text:p>
      <text:p text:style-name="P27"><text:span text:style-name="T19">В С++ деструкторы имеют имена, состоящие из имени класса с префиксом-тильдой: <text:s/>«</text:span><text:span text:style-name="Emphasis"><text:span text:style-name="T29">~имя_класса</text:span></text:span><text:span text:style-name="T19">». Как и конструктор, деструктор не возвращает никакое значение, но в отличие от конструктора он не может быть вызван явно. Причины такого ограничения очевидны: код, предположительно освобождающий динамическую память, будет обязательно вызван при выходе из области видимости. Его явный вызов привел бы к тому, что память уже освободилась заранее, а при уничтожении объекта программа попыталась бы сделать это снова и сгенерировала бы ошибку.</text:span></text:p>
      <text:p text:style-name="P17">Конструктор не может быть описан в закрытой части класса. В общем случае то же ограничение накладывают и на деструктор. В следующем примере мы создаем объект, вызываем его метод, а затем разрушаем при завершении программы:</text:p>
      <text:p text:style-name="Листинг">#include &lt;iostream&gt;</text:p>
      <text:p text:style-name="Листинг">#include &lt;math.h&gt;</text:p>
      <text:p text:style-name="Листинг">using namespace std;</text:p>
      <text:p text:style-name="Листинг"/>
      <text:p text:style-name="Листинг">class spatial_vector {</text:p>
      <text:p text:style-name="Листинг"><text:s text:c="2"/>double x, y, z;</text:p>
      <text:p text:style-name="Листинг">public:</text:p>
      <text:p text:style-name="Листинг"><text:s text:c="2"/>spatial_vector();</text:p>
      <text:p text:style-name="Листинг"><text:s text:c="2"/>~spatial_vector() { cout &lt;&lt; "Работа деструктора\n"; }</text:p>
      <text:p text:style-name="Листинг"><text:s text:c="2"/>double abs() { return sqrt (x*x + y*y + z*z); }</text:p>
      <text:p text:style-name="Листинг">};</text:p>
      <text:p text:style-name="Листинг"/>
      <text:p text:style-name="Листинг">spatial_vector::spatial_vector() {</text:p>
      <text:p text:style-name="Листинг"><text:s text:c="2"/>// конструктор класса vector</text:p>
      <text:p text:style-name="Листинг"><text:s text:c="2"/>x=y=z=0;</text:p>
      <text:p text:style-name="Листинг"><text:s text:c="2"/>cout &lt;&lt; "Работа конструктора\n";</text:p>
      <text:p text:style-name="Листинг">}</text:p>
      <text:p text:style-name="Листинг"/>
      <text:p text:style-name="Листинг">main() {</text:p>
      <text:p text:style-name="Листинг"><text:s text:c="2"/>spatial_vector a; // создается объект a с нулевыми значениями</text:p>
      <text:p text:style-name="Листинг"><text:s text:c="2"/>cout &lt;&lt; a.abs() &lt;&lt; endl;</text:p>
      <text:p text:style-name="Листинг">}</text:p>
      <text:p text:style-name="Text_20_body"/>
      <text:p text:style-name="Text_20_body">Будучи выполнена, программа выводит следующие сообщения:</text:p>
      <text:p text:style-name="P33"/>
      <text:p text:style-name="Preformatted_20_Text"><text:span text:style-name="Teletype"><text:span text:style-name="T10">Работа конструктора </text:span></text:span></text:p>
      <text:p text:style-name="Preformatted_20_Text"><text:span text:style-name="Teletype"><text:span text:style-name="T10">0 </text:span></text:span></text:p>
      <text:p text:style-name="Preformatted_20_Text"><text:span text:style-name="Teletype"><text:span text:style-name="T10">Работа деструктора</text:span></text:span></text:p>
      <text:p text:style-name="P33"/>
      <text:p text:style-name="Text_20_body">Обратите внимание на то, что тела функции <text:span text:style-name="Source_20_Text">abs()</text:span> и деструктора были описаны непосредственно при объявлении, внутри описания класса. Такой подход обычно применяют <text:soft-page-break/>для очень простых и коротких методов с тривиальным содержимым. В соответствии с традицией, унаследованной от языка С, описания классов в больших программах на С++ обычно выносятся в заголовочные файлы, в отличие от описания методов. Однако помещение описания простых методов внутрь описания класса имеет дополнительный практический смысл. Компилятор пытается сделать код таких методов <text:span text:style-name="Emphasis">встроенным</text:span> (англ. inline). Это означает, что при обращении к методу вызов соответствующей функции будет заменен непосредственно на ее код. Благодаря такому трюку массовое обращение к свойствам класса через его методы (геттеры или сеттеры) не обязательно снижает производительность в сравнении с тем, если бы свойства находились в открытой секции.</text:p>
      <text:h text:style-name="Heading_20_3" text:outline-level="3"><text:bookmark-start text:name="__RefHeading__7484_1028596053"/>Передача параметров в конструкторы<text:bookmark-end text:name="__RefHeading__7484_1028596053"/></text:h>
      <text:p text:style-name="Text_20_body"><text:span text:style-name="T33">В рассмотренном примере мы использовали конструктор по умолчанию, т. е. без параметров. Однако, как любая </text:span>другая<text:span text:style-name="T33"> функция, конструкторы могут иметь параметры. Значения параметров можно передать конструктору при создании объекта, в качестве аргументов:</text:span></text:p>
      <text:p text:style-name="Листинг"><text:span text:style-name="Teletype"><text:span text:style-name="T14">#include &lt;iostream&gt;</text:span></text:span></text:p>
      <text:p text:style-name="Листинг"><text:span text:style-name="Teletype"><text:span text:style-name="T14">#include &lt;math.h&gt;</text:span></text:span></text:p>
      <text:p text:style-name="Листинг"><text:span text:style-name="Teletype"><text:span text:style-name="T14">using namespace std;</text:span></text:span></text:p>
      <text:p text:style-name="Листинг"><text:span text:style-name="Teletype"><text:span text:style-name="T14"/></text:span></text:p>
      <text:p text:style-name="Листинг"><text:span text:style-name="Teletype"><text:span text:style-name="T14">class spatial_vector {</text:span></text:span></text:p>
      <text:p text:style-name="Листинг"><text:span text:style-name="Teletype"><text:span text:style-name="T14"><text:s text:c="2"/>double x, y, z;</text:span></text:span></text:p>
      <text:p text:style-name="Листинг"><text:span text:style-name="Teletype"><text:span text:style-name="T14">public:</text:span></text:span></text:p>
      <text:p text:style-name="Листинг"><text:span text:style-name="Teletype"><text:span text:style-name="T14"><text:s text:c="2"/>spatial_vector(double x, double y, double z);</text:span></text:span></text:p>
      <text:p text:style-name="Листинг"><text:span text:style-name="Teletype"><text:span text:style-name="T14"><text:s text:c="2"/>~spatial_vector() { cout &lt;&lt; "Работа деструктора\n"; }</text:span></text:span></text:p>
      <text:p text:style-name="Листинг"><text:span text:style-name="Teletype"><text:span text:style-name="T14"><text:s text:c="2"/>double abs() { return sqrt (x*x + y*y + z*z); }</text:span></text:span></text:p>
      <text:p text:style-name="Листинг"><text:span text:style-name="Teletype"><text:span text:style-name="T14">};</text:span></text:span></text:p>
      <text:p text:style-name="Листинг"><text:span text:style-name="Teletype"><text:span text:style-name="T14"/></text:span></text:p>
      <text:p text:style-name="Листинг"><text:span text:style-name="Teletype"><text:span text:style-name="T14">spatial_vector::spatial_vector(double x1, double y1, double z1) {</text:span></text:span></text:p>
      <text:p text:style-name="Листинг"><text:span text:style-name="Teletype"><text:span text:style-name="T14"><text:s text:c="2"/>x = x1;</text:span></text:span></text:p>
      <text:p text:style-name="Листинг"><text:span text:style-name="Teletype"><text:span text:style-name="T14"><text:s text:c="2"/>y = y1;</text:span></text:span></text:p>
      <text:p text:style-name="Листинг"><text:span text:style-name="Teletype"><text:span text:style-name="T14"><text:s text:c="2"/>z = z1;</text:span></text:span></text:p>
      <text:p text:style-name="Листинг"><text:span text:style-name="Teletype"><text:span text:style-name="T14"><text:s text:c="2"/>cout &lt;&lt; "Работа конструктора \n";</text:span></text:span></text:p>
      <text:p text:style-name="Листинг"><text:span text:style-name="Teletype"><text:span text:style-name="T14">}</text:span></text:span></text:p>
      <text:p text:style-name="Листинг"><text:span text:style-name="Teletype"><text:span text:style-name="T14"/></text:span></text:p>
      <text:p text:style-name="Листинг"><text:span text:style-name="Teletype"><text:span text:style-name="T14">main() {</text:span></text:span></text:p>
      <text:p text:style-name="Листинг"><text:span text:style-name="Teletype"><text:span text:style-name="T14"><text:s text:c="2"/>spatial_vector a(3,4,0);</text:span></text:span></text:p>
      <text:p text:style-name="Листинг"><text:span text:style-name="Teletype"><text:span text:style-name="T14">}</text:span></text:span></text:p>
      <text:p text:style-name="P17"/>
      <text:p text:style-name="P17">В отличие от конструктора, деструктор не может иметь параметров. Это не удивительно: поскольку деструктор не вызывается явно, передавать ему параметры некому.</text:p>
      <text:h text:style-name="Heading_20_3" text:outline-level="3"><text:bookmark-start text:name="__RefHeading__7486_1028596053"/>Указатель this<text:bookmark-end text:name="__RefHeading__7486_1028596053"/></text:h>
      <text:p text:style-name="Text_20_body"><text:span text:style-name="T33">Понятно, что свойства занимают место в памяти для каждого объекта </text:span><text:span text:style-name="Emphasis"><text:span text:style-name="T34">(собственно, значениями свойств объекты и отличаются друг от друга).</text:span></text:span><text:span text:style-name="T33"> Однако нет никакой причины создавать для каждого нового объекта копии всех методов класса. Поэтому методы класса хранятся в единственном экземпляре. </text:span></text:p>
      <text:p text:style-name="Text_20_body"><text:span text:style-name="T33">Вместо бессмысленного расхода памяти на идентичные дубликаты методов, мы обращаемся к коду метода, передавая ему </text:span><text:span text:style-name="Emphasis"><text:span text:style-name="T38">контекст вызова</text:span></text:span><text:span text:style-name="T33"> — указание на то, для какого объекта этот метод в данный момент вызван. Контекст передается с <text:s/>помощью </text:span><text:soft-page-break/><text:span text:style-name="T33">дополнительного скрытого параметра, который функция-член класса получает в момент вызова: это указатель на переменную-экземпляр класса, для которого функция вызвана. Этот указатель имеет имя </text:span><text:span text:style-name="Source_20_Text"><text:span text:style-name="T12">this</text:span></text:span><text:span text:style-name="T33">. Если в теле метода используется переменная, которая не описана в нем и не является глобальной, автоматически считается, что она является членом класса и принадлежит переменной </text:span><text:span text:style-name="Source_20_Text"><text:span text:style-name="T12">this</text:span></text:span><text:span text:style-name="T33">. </text:span></text:p>
      <text:p text:style-name="P17">При желании программист может явно использовать этот указатель — например, если имена аргументов метода совпадают с именами переменных-членов класса. Посмотрим как это выглядит на примере конструктора для некоторого класса <text:span text:style-name="Source_20_Text">point</text:span>, содержащего координаты двумерной точки:</text:p>
      <text:p text:style-name="Листинг"><text:span text:style-name="Teletype"><text:span text:style-name="T76">....</text:span></text:span></text:p>
      <text:p text:style-name="Листинг"><text:span text:style-name="Teletype"><text:span text:style-name="T14">class point {</text:span></text:span></text:p>
      <text:p text:style-name="Листинг"><text:span text:style-name="Teletype"><text:span text:style-name="T14"><text:s text:c="2"/>int x, y;</text:span></text:span></text:p>
      <text:p text:style-name="Листинг"><text:span text:style-name="Teletype"><text:span text:style-name="T14">public:</text:span></text:span></text:p>
      <text:p text:style-name="Листинг"><text:span text:style-name="Teletype"><text:span text:style-name="T14"><text:s text:c="2"/>point(int x, int y) {</text:span></text:span></text:p>
      <text:p text:style-name="Листинг"><text:span text:style-name="Teletype"><text:span text:style-name="T14"><text:s text:c="4"/>this-&gt;x=x; this-&gt;y=y;</text:span></text:span></text:p>
      <text:p text:style-name="Листинг"><text:span text:style-name="Teletype"><text:span text:style-name="T14">}</text:span></text:span></text:p>
      <text:p text:style-name="Листинг"><text:span text:style-name="Teletype"><text:span text:style-name="T14">....</text:span></text:span></text:p>
      <text:p text:style-name="Листинг"><text:span text:style-name="Teletype"><text:span text:style-name="T14"/></text:span></text:p>
      <text:h text:style-name="Heading_20_3" text:outline-level="3"><text:bookmark-start text:name="__RefHeading__7488_1028596053"/>Дружественные функции<text:bookmark-end text:name="__RefHeading__7488_1028596053"/></text:h>
      <text:p text:style-name="P17">Иногда использование методов для доступа к защищенным элементам класса из внешней среды может оказаться неудобным. На такой случай предусмотрен специальный обходной путь.</text:p>
      <text:p text:style-name="Standard">Чтобы класс мог предоставлять внешним функциям доступ к своей закрытой части, используется механизм объявления дружественных функций (<text:span text:style-name="Source_20_Text">friend</text:span>) класса. Внутрь <text:s/>описания класса помещается прототип функции, перед которым ставится ключевое слово <text:span text:style-name="Source_20_Text">friend</text:span>. В качестве примера, рассмотрим все тот же класс <text:span text:style-name="Source_20_Text">point</text:span>. Объявим дружественную этому классу функцию <text:span text:style-name="Source_20_Text">find_point</text:span>, выполняющую поиск точки с заданными координатами в массиве объектов. Пусть функция принимает три аргумента: указатели на первый и последний элементы массива, среди которых нужно выполнять поиск, а также собственно аргумент поиска, т. е. точку с искомыми координатами.</text:p>
      <text:p text:style-name="Standard"/>
      <text:p text:style-name="Листинг">class point {</text:p>
      <text:p text:style-name="Листинг">private:</text:p>
      <text:p text:style-name="Листинг"><text:s text:c="2"/>int x, y;</text:p>
      <text:p text:style-name="Листинг"><text:s text:c="2"/>......</text:p>
      <text:p text:style-name="Листинг"><text:s text:c="2"/>friend void find_point(point* first, point *last, point arg);</text:p>
      <text:p text:style-name="Листинг">};</text:p>
      <text:p text:style-name="Листинг"/>
      <text:p text:style-name="Листинг">void find_point(point* first, point *last, point arg) {</text:p>
      <text:p text:style-name="Листинг"><text:s text:c="2"/>for (point *p=first; p&lt;=last; p++) </text:p>
      <text:p text:style-name="Листинг"><text:s text:c="4"/>if ((p-&gt;x == arg.x) &amp;&amp; (p-&gt;y == arg.y)) </text:p>
      <text:p text:style-name="Листинг"><text:s text:c="6"/>cout &lt;&lt; "Точка с координатами " &lt;&lt; p-&gt;x &lt;&lt; ", " &lt;&lt; p-&gt;y &lt;&lt; " найдена\n"; </text:p>
      <text:p text:style-name="Листинг">}</text:p>
      <text:p text:style-name="P3"><text:span text:style-name="Teletype"><text:span text:style-name="T46"/></text:span></text:p>
      <text:p text:style-name="Text_20_body">Важно понимать, что функция <text:span text:style-name="Source_20_Text">find_point()</text:span><text:span text:style-name="Teletype"> </text:span>не является членом класса <text:span text:style-name="Source_20_Text">point</text:span>, хотя и имеет доступ к его закрытой части.</text:p>
      <text:p text:style-name="P17">Одна и та же функция может быть другом двух и более классов. Инкапсуляция при этом <text:soft-page-break/>не страдает, т. к. исключительные права для внешней функции предусмотрены в самом классе.</text:p>
      <text:p text:style-name="P17">Функция-элемент одного класса может быть дружественной другому классу. Например:</text:p>
      <text:p text:style-name="Листинг">class x {</text:p>
      <text:p text:style-name="Листинг"><text:s text:c="2"/>......</text:p>
      <text:p text:style-name="Листинг">public:</text:p>
      <text:p text:style-name="Листинг"><text:s text:c="2"/>void f(){};</text:p>
      <text:p text:style-name="Листинг">};</text:p>
      <text:p text:style-name="Листинг">class y {</text:p>
      <text:p text:style-name="Листинг"><text:s text:c="2"/>......</text:p>
      <text:p text:style-name="Листинг"><text:s text:c="2"/>friend void x::f();</text:p>
      <text:p text:style-name="Листинг">};</text:p>
      <text:p text:style-name="Preformatted_20_Text"/>
      <text:p text:style-name="P17">Если все функции одного класса дружественны другому классу, можно использовать сокращенную запись:</text:p>
      <text:p text:style-name="Листинг">class y {</text:p>
      <text:p text:style-name="Листинг"> //...</text:p>
      <text:p text:style-name="Листинг"> friend class x;</text:p>
      <text:p text:style-name="Листинг">};</text:p>
      <text:h text:style-name="Heading_20_3" text:outline-level="3"><text:bookmark-start text:name="__RefHeading__7490_1028596053"/>Статические свойства и методы класса<text:bookmark-end text:name="__RefHeading__7490_1028596053"/></text:h>
      <text:p text:style-name="Text_20_body">В С++ предусмотрен дополнительный способ совместного использования элемента данных <text:s/>несколькими объектами — статические члены класса. </text:p>
      <text:p text:style-name="Text_20_body">Одно из типичных применений этого механизма — быстрый и эффективный обмен информацией между однотипными объектами за счет общей переменной. Другой причиной применения может оказаться желание уменьшить расход памяти в случае, если какое-то свойство класса может менять свое значение только одновременно для всех объектов, и таких объектов в программе много.</text:p>
      <text:p text:style-name="Text_20_body">Чтобы объявить статический элемент класса, перед ним необходимо указать ключевое слово <text:span text:style-name="Source_20_Text">static</text:span>. Для примера добавим в класс <text:span text:style-name="Source_20_Text">point</text:span> статическое свойство <text:span text:style-name="Source_20_Text">count</text:span> — счетчик, указывающий, сколько экземпляров данного класса существует в памяти в настоящий момент. Очевидно, что управлять содержимым счетчика будут конструктор и деструктор класса.</text:p>
      <text:p text:style-name="Листинг">#include&lt;iostream&gt;</text:p>
      <text:p text:style-name="Листинг">using namespace std;</text:p>
      <text:p text:style-name="Листинг"/>
      <text:p text:style-name="Листинг">class point {</text:p>
      <text:p text:style-name="Листинг"><text:s text:c="2"/>int x, y;</text:p>
      <text:p text:style-name="Листинг"><text:s text:c="2"/>//...</text:p>
      <text:p text:style-name="Листинг"><text:s text:c="2"/>static int count;</text:p>
      <text:p text:style-name="Листинг">public:</text:p>
      <text:p text:style-name="Листинг"><text:s text:c="2"/>point() {cout &lt;&lt; "Создается точка с номером " &lt;&lt; ++count &lt;&lt; endl;}</text:p>
      <text:p text:style-name="Листинг"><text:s text:c="2"/>~point() {cout &lt;&lt; "Разрушается точка с номером " &lt;&lt; count-- &lt;&lt; endl;}</text:p>
      <text:p text:style-name="Листинг">};</text:p>
      <text:p text:style-name="Листинг">int point::count;</text:p>
      <text:p text:style-name="Листинг">main(){</text:p>
      <text:p text:style-name="Листинг"><text:s text:c="2"/>point a,b,c;</text:p>
      <text:p text:style-name="Листинг">}</text:p>
      <text:p text:style-name="Text_20_body"><text:soft-page-break/></text:p>
      <text:p text:style-name="Text_20_body">Помимо соответствующего описания в классе, статическая переменная-член класса должна быть дополнительно объявлена в программе в качестве глобальной переменной с указанием ее принадлежности классу (см. в примере строку перед описанием функции <text:span text:style-name="Source_20_Text">main</text:span>). В сущности, статические свойства и являются глобальными переменными, с ограниченной областью видимости. В результате выполнения программа сначала создаст, а потом разрушит три объекта класса <text:span text:style-name="Source_20_Text">point</text:span>, выведя об этом соответствующие сообщения:</text:p>
      <text:p text:style-name="P46">Создается точка с номером 1 </text:p>
      <text:p text:style-name="P46">Создается точка с номером 2 </text:p>
      <text:p text:style-name="P46">Создается точка с номером 3 </text:p>
      <text:p text:style-name="P46">Разрушается точка с номером 3 </text:p>
      <text:p text:style-name="P46">Разрушается точка с номером 2 </text:p>
      <text:p text:style-name="P46">Разрушается точка с номером 1</text:p>
      <text:p text:style-name="Text_20_body"/>
      <text:p text:style-name="Text_20_body"><text:span text:style-name="T33">Метод класса также можно объявить статическим. Такой метод будет вести себя одинаково для всех объектов, т. е. не будет различать, для какого именно объекта он вызван. По этой причине статическим <text:s/>методам не передается скрытый указатель </text:span><text:span text:style-name="Source_20_Text"><text:span text:style-name="T11">this</text:span></text:span><text:span text:style-name="T33">. Однако взамен статические методы получают преимущество: их можно вызвать, не создавая объект класса. Например, статическими могут быть содержащиеся в классе сервисные функции, если они не использует никаких данных объекта, т. е. сам </text:span><text:span text:style-name="Emphasis"><text:span text:style-name="T38">контекст вызова</text:span></text:span><text:span text:style-name="T33"> им по сути не нужен. </text:span></text:p>
      <text:p text:style-name="Text_20_body"><text:span text:style-name="T33">На этот раз примером будет класс </text:span><text:span text:style-name="Source_20_Text"><text:span text:style-name="T11">alarm</text:span></text:span><text:span text:style-name="T33">, предназначенный для работы с <text:s/>будильником и среди прочего содержащий в себе служебный метод </text:span><text:span text:style-name="Source_20_Text"><text:span text:style-name="T11">current_time()</text:span></text:span><text:span text:style-name="T33">, выводящий на экран текущее время. Поскольку этот метод использует служебную функцию операционной системы и не нуждается в свойствах объекта, мы можем сделать его статическим. Остальные методы класса для простоты опустим.</text:span></text:p>
      <text:p text:style-name="Листинг">#include&lt;iostream&gt;</text:p>
      <text:p text:style-name="Листинг">#include&lt;time.h&gt;</text:p>
      <text:p text:style-name="Листинг">using namespace std;</text:p>
      <text:p text:style-name="Листинг">class alarm {</text:p>
      <text:p text:style-name="Листинг"><text:s text:c="2"/>time_t alarm_t;</text:p>
      <text:p text:style-name="Листинг">public:</text:p>
      <text:p text:style-name="Листинг"><text:s/>static void current_time();</text:p>
      <text:p text:style-name="Листинг"><text:s text:c="2"/>// ....</text:p>
      <text:p text:style-name="Листинг">};</text:p>
      <text:p text:style-name="Листинг"/>
      <text:p text:style-name="Листинг"><text:s/>void alarm::current_time() {</text:p>
      <text:p text:style-name="Листинг"><text:s text:c="2"/>time_t t = time(NULL); // получаем текущее время в нотации Unix, в виде числа секунд, прошедших с 1 января 1970 г.</text:p>
      <text:p text:style-name="Листинг"><text:s text:c="2"/>struct tm tm = *localtime(&amp;t); // переводим в местное текущее время</text:p>
      <text:p text:style-name="Листинг"><text:s text:c="2"/>cout &lt;&lt; tm.tm_hour &lt;&lt; ':' &lt;&lt; tm.tm_min &lt;&lt; ':' &lt;&lt; tm.tm_sec &lt;&lt; endl;</text:p>
      <text:p text:style-name="Листинг">}</text:p>
      <text:p text:style-name="Листинг"/>
      <text:p text:style-name="Листинг">main() {</text:p>
      <text:p text:style-name="Листинг"><text:s text:c="2"/>alarm::current_time();</text:p>
      <text:p text:style-name="Листинг">}</text:p>
      <text:p text:style-name="Text_20_body">Как видно из примера, для доступа к статическому методу класса без указания объекта достаточно всего лишь написать перед именем метода имя класса и поставить оператор <text:soft-page-break/>разрешения области видимости.</text:p>
      <text:h text:style-name="Heading_20_3" text:outline-level="3"><text:bookmark-start text:name="__RefHeading__10461_2014729650"/>Перегрузка операторов <text:bookmark-end text:name="__RefHeading__10461_2014729650"/></text:h>
      <text:p text:style-name="Text_20_body">Как уже упоминалось, перегрузка, т. е. возможность создавать функции (например, методы класса) с одинаковыми именами и разными наборами параметров, вызываемые в разных ситуациях для решения однотипных задач — это одно из ключевых проявлений полиморфизма в С++. Однако кроме перегрузки функций С++ позволяет проделывать то же самое с большинством стандартных операторов.</text:p>
      <text:p text:style-name="Text_20_body">На самом деле, можно считать, что <text:alphabetical-index-mark text:string-value="Перегрузка операторов"/>перегрузка операторов для стандартных типов данных в неявном виде присутствовала еще в языке С. Например, оператор деления может выполнять разные действия в зависимости от того, какой тип имеют его аргументы: для целочисленных аргументов будет выполнено деление нацело, а для вещественных — деление чисел с плавающей точкой. С точки зрения процессора деление чисел с плавающей точкой кардинально отличается от деления нацело: задействована другая машинная команда, операнды должны быть загружены в совсем другие регистры (ячейки памяти <text:s/>процессора), после чего выполняется совсем другая микропрограмма. На более высоком уровне абстракции операции целочисленного и вещественного деления могут казаться одинаковыми; однако использование для них одного и того же оператора допускают далеко не все языки.</text:p>
      <text:p text:style-name="Text_20_body"><text:span text:style-name="Teletype"><text:span text:style-name="T33">В С++ это явление довели до логического завершения, и теперь многие встроенные операторы можно перегрузить для работы с новыми типами данных. Чтобы перегрузить оператор, программист объявляет новую функцию, имя которой состоит из ключевого слова </text:span></text:span><text:span text:style-name="Source_20_Text"><text:span text:style-name="T13">operator</text:span></text:span><text:span text:style-name="Teletype"><text:span text:style-name="T33"> и знака операции. Например, перегрузим оператор + для сложения двух объектов класса </text:span></text:span><text:span text:style-name="Source_20_Text"><text:span text:style-name="T11">spatial_vector</text:span></text:span><text:span text:style-name="Teletype"><text:span text:style-name="T45">.</text:span></text:span><text:span text:style-name="Teletype"><text:span text:style-name="T33"> Объявление функции будет выглядеть следующим образом:</text:span></text:span></text:p>
      <text:p text:style-name="Листинг"><text:span text:style-name="Teletype"><text:span text:style-name="T75">spatial_vector operator+ (spatial_vector a, spatial_vector b) {</text:span></text:span></text:p>
      <text:p text:style-name="Листинг"><text:span text:style-name="Teletype"><text:span text:style-name="T75">..........</text:span></text:span></text:p>
      <text:p text:style-name="Листинг"><text:span text:style-name="Teletype"><text:span text:style-name="T75">}</text:span></text:span></text:p>
      <text:p text:style-name="Text_20_body"><text:span text:style-name="Teletype"><text:span text:style-name="T33">Нам понадобится предусмотреть в классе </text:span></text:span><text:span text:style-name="Source_20_Text"><text:span text:style-name="T11">spatial_vector</text:span></text:span><text:span text:style-name="Teletype"><text:span text:style-name="T33"> геттеры и сеттеры для всех трех координат, <text:s/>чтобы внешняя функция могла выполнить покоординатное сложение двух векторов (либо мы могли бы объявить функцию дружественной классу). Также мы предусмотрим в классе конструктор, инициализирующий координаты заданными значениями, и метод </text:span></text:span><text:span text:style-name="Source_20_Text"><text:span text:style-name="T11">info</text:span></text:span><text:span text:style-name="Teletype"><text:span text:style-name="T33">, выводящий координаты вектора на экран. </text:span></text:span></text:p>
      <text:p text:style-name="Text_20_body"><text:span text:style-name="Teletype"><text:span text:style-name="T33"/></text:span></text:p>
      <text:p text:style-name="Листинг"><text:span text:style-name="Teletype"><text:span text:style-name="T14">#include &lt;iostream&gt;</text:span></text:span></text:p>
      <text:p text:style-name="Листинг"><text:span text:style-name="Teletype"><text:span text:style-name="T14">#include &lt;math.h&gt;</text:span></text:span></text:p>
      <text:p text:style-name="Листинг"><text:span text:style-name="Teletype"><text:span text:style-name="T14">using namespace std;</text:span></text:span></text:p>
      <text:p text:style-name="Листинг"><text:span text:style-name="Teletype"><text:span text:style-name="T14"/></text:span></text:p>
      <text:p text:style-name="Листинг"><text:span text:style-name="Teletype"><text:span text:style-name="T14">class spatial_vector {</text:span></text:span></text:p>
      <text:p text:style-name="Листинг"><text:span text:style-name="Teletype"><text:span text:style-name="T14"><text:s text:c="2"/>double x, y, z;</text:span></text:span></text:p>
      <text:p text:style-name="Листинг"><text:span text:style-name="Teletype"><text:span text:style-name="T14">public:</text:span></text:span></text:p>
      <text:p text:style-name="Листинг"><text:span text:style-name="Teletype"><text:span text:style-name="T14"><text:s text:c="2"/>spatial_vector(double x, double y, double z) { this-&gt;x=x; this-&gt;y=y; this-&gt;z=z; }</text:span></text:span></text:p>
      <text:p text:style-name="Листинг"><text:span text:style-name="Teletype"><text:span text:style-name="T14"><text:s text:c="2"/>double get_x() { return x; }</text:span></text:span></text:p>
      <text:p text:style-name="Листинг"><text:span text:style-name="Teletype"><text:span text:style-name="T14"><text:s text:c="2"/>double get_y() { return y; }</text:span></text:span></text:p>
      <text:p text:style-name="Листинг"><text:span text:style-name="Teletype"><text:span text:style-name="T14"><text:s text:c="2"/>double get_z() { return z; }</text:span></text:span></text:p>
      <text:p text:style-name="Листинг"><text:span text:style-name="Teletype"><text:span text:style-name="T14"><text:s text:c="2"/>void set_x(double x) { this-&gt;x=x; }</text:span></text:span></text:p>
      <text:p text:style-name="Листинг"><text:span text:style-name="Teletype"><text:span text:style-name="T14"><text:s text:c="2"/>void set_y(double y) { this-&gt;y=y; }</text:span></text:span></text:p>
      <text:p text:style-name="Листинг"><text:span text:style-name="Teletype"><text:span text:style-name="T14"><text:s text:c="2"/>void set_z(double z) { this-&gt;z=z; }</text:span></text:span></text:p>
      <text:p text:style-name="Листинг"><text:span text:style-name="Teletype"><text:span text:style-name="T14"><text:s text:c="2"/>void info() { cout &lt;&lt; "Координаты вектора: " &lt;&lt; x &lt;&lt; ", " &lt;&lt; y &lt;&lt; ", " &lt;&lt; z &lt;&lt; endl; }</text:span></text:span></text:p>
      <text:p text:style-name="Листинг"><text:soft-page-break/><text:span text:style-name="Teletype"><text:span text:style-name="T14">};</text:span></text:span></text:p>
      <text:p text:style-name="Листинг"><text:span text:style-name="Teletype"><text:span text:style-name="T14"/></text:span></text:p>
      <text:p text:style-name="Листинг"><text:span text:style-name="Teletype"><text:span text:style-name="T14">spatial_vector operator+ (spatial_vector a, spatial_vector b) {</text:span></text:span></text:p>
      <text:p text:style-name="Листинг"><text:span text:style-name="Teletype"><text:span text:style-name="T14"><text:s text:c="2"/>spatial_vector c(0,0,0);</text:span></text:span></text:p>
      <text:p text:style-name="Листинг"><text:span text:style-name="Teletype"><text:span text:style-name="T14"><text:s text:c="2"/>c.set_x(a.get_x() + b.get_x());</text:span></text:span></text:p>
      <text:p text:style-name="Листинг"><text:span text:style-name="Teletype"><text:span text:style-name="T14"><text:s text:c="2"/>c.set_y(a.get_y() + b.get_y());</text:span></text:span></text:p>
      <text:p text:style-name="Листинг"><text:span text:style-name="Teletype"><text:span text:style-name="T14"><text:s text:c="2"/>c.set_z(a.get_z() + b.get_z());</text:span></text:span></text:p>
      <text:p text:style-name="Листинг"><text:span text:style-name="Teletype"><text:span text:style-name="T14"><text:s text:c="2"/>return c;</text:span></text:span></text:p>
      <text:p text:style-name="Листинг"><text:span text:style-name="Teletype"><text:span text:style-name="T14">}</text:span></text:span></text:p>
      <text:p text:style-name="Листинг"><text:span text:style-name="Teletype"><text:span text:style-name="T14"/></text:span></text:p>
      <text:p text:style-name="Листинг"><text:span text:style-name="Teletype"><text:span text:style-name="T14">main() {</text:span></text:span></text:p>
      <text:p text:style-name="Листинг"><text:span text:style-name="Teletype"><text:span text:style-name="T14"><text:s text:c="2"/>spatial_vector a(1,2,3), b(10,20,30), c(0,0,0);</text:span></text:span></text:p>
      <text:p text:style-name="Листинг"><text:span text:style-name="Teletype"><text:span text:style-name="T14"><text:s text:c="2"/>c=a+b;</text:span></text:span></text:p>
      <text:p text:style-name="Листинг"><text:span text:style-name="Teletype"><text:span text:style-name="T14"><text:s text:c="2"/>c.info();</text:span></text:span></text:p>
      <text:p text:style-name="Листинг"><text:span text:style-name="Teletype"><text:span text:style-name="T14">}</text:span></text:span></text:p>
      <text:p text:style-name="Text_20_body"/>
      <text:p text:style-name="Text_20_body"><text:span text:style-name="Teletype"><text:span text:style-name="T33">Программа выдает на экран сообщение с координатами суммарного вектора:</text:span></text:span></text:p>
      <text:p text:style-name="Листинг"><text:span text:style-name="Teletype"><text:span text:style-name="T77">Координаты вектора: 11, 22, 33</text:span></text:span></text:p>
      <text:p text:style-name="Text_20_body"><text:span text:style-name="Teletype"><text:span text:style-name="T33">Существует ряд ограничений на перегрузку операторов по сравнению с перегрузкой функций:</text:span></text:span></text:p>
      <text:list xml:id="list1319543450664058494" text:style-name="L66">
        <text:list-item>
          <text:p text:style-name="P61">оператор должен уже существовать в языке (нельзя добавить в программу новые, не существовавшие ранее операторы);</text:p>
        </text:list-item>
        <text:list-item>
          <text:p text:style-name="P61">нельзя изменить количество операндов, которое принимает перегружаемый оператор;</text:p>
        </text:list-item>
        <text:list-item>
          <text:p text:style-name="P67"><text:span text:style-name="T19">нельзя переопределять действия встроенных в С++ операторов при работе со встроенными типами данных: например, нельзя перегрузить оператор «</text:span><text:span text:style-name="Source_20_Text"><text:span text:style-name="T6">+</text:span></text:span><text:span text:style-name="T19">» для работы с целыми числами типа </text:span><text:span text:style-name="Source_20_Text"><text:span text:style-name="T19">int</text:span></text:span><text:span text:style-name="T19"> (а если вдруг это зачем-то понадобится, можно создать класс-</text:span><text:span text:style-name="Teletype"><text:span text:style-name="T41">обертку</text:span></text:span><text:span text:style-name="T19">, например <text:s/></text:span><text:span text:style-name="Source_20_Text"><text:span text:style-name="T19">integer</text:span></text:span><text:span text:style-name="T19">, и перегружать для него все что угодно);</text:span></text:p>
        </text:list-item>
        <text:list-item>
          <text:p text:style-name="P67"><text:span text:style-name="T19">нельзя перегружать операторы «</text:span><text:span text:style-name="Source_20_Text"><text:span text:style-name="T6">.</text:span></text:span><text:span text:style-name="Teletype"><text:span text:style-name="T41">»</text:span></text:span><text:span text:style-name="T19">, «</text:span><text:span text:style-name="Source_20_Text"><text:span text:style-name="T6">.*</text:span></text:span><text:span text:style-name="T19">», «</text:span><text:span text:style-name="Source_20_Text"><text:span text:style-name="T6">?:</text:span></text:span><text:span text:style-name="T19">», «</text:span><text:span text:style-name="Source_20_Text"><text:span text:style-name="T6">::</text:span></text:span><text:span text:style-name="T19">»;</text:span></text:p>
        </text:list-item>
        <text:list-item>
          <text:p text:style-name="P67"><text:span text:style-name="T19">по вполне очевидной причине нельзя перегружать знак директивы препроцессора «</text:span><text:span text:style-name="Source_20_Text"><text:span text:style-name="T6">#</text:span></text:span><text:span text:style-name="T19">».</text:span></text:p>
        </text:list-item>
      </text:list>
      <text:h text:style-name="Heading_20_3" text:outline-level="3"><text:bookmark-start text:name="__RefHeading__7492_1028596053"/>Перегрузка членов класса<text:bookmark-end text:name="__RefHeading__7492_1028596053"/></text:h>
      <text:p text:style-name="Text_20_body">Члены класса можно перегружать так же, как любые другие функции. Особенно часто перегрузку используют для объявления нескольких конструкторов. <text:span text:style-name="T33">Главный смысл перегрузки конструкторов состоит в том, чтобы предоставить программисту наиболее удобный для каждой конкретной ситуации способ инициализации объекта. Например, мы можем объявить два конструктора в классе </text:span><text:span text:style-name="Source_20_Text"><text:span text:style-name="T11">spatial_vector</text:span></text:span><text:span text:style-name="T33">: один конструктор по умолчанию, создающий вектор с нулевыми значениями, а другой — принимающий конкретные параметры:</text:span></text:p>
      <text:p text:style-name="Листинг"><text:span text:style-name="Teletype"><text:span text:style-name="T14">class spatial_vector {</text:span></text:span></text:p>
      <text:p text:style-name="Листинг"><text:span text:style-name="Teletype"><text:span text:style-name="T14"><text:s text:c="3"/>double x, y, z;</text:span></text:span></text:p>
      <text:p text:style-name="Листинг"><text:span text:style-name="Teletype"><text:span text:style-name="T14">public:</text:span></text:span></text:p>
      <text:p text:style-name="Листинг"><text:span text:style-name="Teletype"><text:span text:style-name="T14"><text:s text:c="3"/>spatial_vector (double x, double y, double z);</text:span></text:span></text:p>
      <text:p text:style-name="Листинг"><text:span text:style-name="Teletype"><text:span text:style-name="T14"><text:s text:c="3"/>spatial_vector ();</text:span></text:span></text:p>
      <text:p text:style-name="Листинг"><text:span text:style-name="Teletype"><text:span text:style-name="T14">....</text:span></text:span></text:p>
      <text:p text:style-name="Листинг"><text:span text:style-name="Teletype"><text:span text:style-name="T14">};</text:span></text:span></text:p>
      <text:p text:style-name="Text_20_body">Однако заметим, что если код двух конструкторов практически идентичен и различается лишь использованием переданных значений в одном конструкторе и констант — в другом, то запись можно упростить. В такой ситуации можно оставить только конструктор с параметрами и задать для этих параметров (для всех или для нескольких, идущих <text:soft-page-break/>последними в списке) значения по умолчанию:</text:p>
      <text:p text:style-name="Листинг"><text:span text:style-name="Teletype"><text:span text:style-name="T76">spatial_vector (double x=0, double y=0, double z=0);</text:span></text:span></text:p>
      <text:p text:style-name="Text_20_body">Параметры, имеющие значение по умолчанию, можно не указывать при вызове.</text:p>
      <text:p text:style-name="Text_20_body"><text:span text:style-name="T33">Операторы тоже можно перегружать как члены класса, но с некоторыми интересными особенностями. Если мы вызываем в программе метод класса — его вызов <text:s/>будет указан после имени конкретного объекта. Как читатель безусловно помнит, при этом методу передается скрытый указатель на объект. Если перегруженный оператор объявлен как член класса, то компилятор, встретив его вызов, должен определить, для какого объекта вызвана перегружающая оператор функция, и тоже передать ей скрытый указатель на объект. Таким объектом всегда является левый операнд. По этой причине в объявлении перегруженного оператора внутри класса нет необходимости упоминать собственный объект — ведь он передается скрытым указателем </text:span><text:span text:style-name="Source_20_Text"><text:span text:style-name="T11">this</text:span></text:span><text:span text:style-name="T33">. Поэтому описание бинарного оператора, перегруженного как член класса, имеет всего один операнд (правый), а описание унарного оператора не имеет ни одного операнда. </text:span></text:p>
      <text:p text:style-name="Text_20_body">Следует отметить, что нельзя объявить оператор как статический метод (поскольку <text:span text:style-name="T73">статическим методам указатель </text:span><text:span text:style-name="Source_20_Text"><text:span text:style-name="T73">this</text:span></text:span><text:span text:style-name="T73"> при вызове не передается)</text:span><text:span text:style-name="T33"> или использовать с оператором аргументы по умолчанию</text:span></text:p>
      <text:p text:style-name="Text_20_body">Для одного и того же оператора можно объявить несколько перегруженных операторов-функций. Но, как и в случае перегрузки обычных функций, компилятор должен различать их по типу и количеству аргументов. Когда компилятор сталкивается с перегруженным оператором для класса <text:span text:style-name="Source_20_Text">X</text:span>, он ищет <text:s/>подходящую функцию-оператор для класса <text:span text:style-name="Source_20_Text">Х</text:span>, используя обычные для перегруженных функций правила сопоставления аргументов. Если поиск завершился неудачей, <text:s/>компилятор не пытается самостоятельно применить к аргументам перегруженных операторов преобразования типов.</text:p>
      <text:p text:style-name="Text_20_body"><text:span text:style-name="Teletype"><text:span text:style-name="T33">Механизм дружественных функций часто используется при перегрузке операторов для работы с объектами, когда по какой-то причине перегруженный оператор невозможно или нецелесообразно объявлять членом класса. Для сравнения изменим фрагмент примера из п. </text:span></text:span><text:span text:style-name="Teletype"><text:span text:style-name="T33"><text:bookmark-ref text:reference-format="number" text:ref-name="__RefHeading__10461_2014729650">10.1.7</text:bookmark-ref></text:span></text:span><text:span text:style-name="Teletype"><text:span text:style-name="T33">, переопределив оператор «</text:span></text:span><text:span text:style-name="Source_20_Text"><text:span text:style-name="T11">+</text:span></text:span><text:span text:style-name="Teletype"><text:span text:style-name="T33">» как функцию-член класса (слева) и как дружественную функцию (справа):</text:span></text:span></text:p>
      <table:table table:name="Таблица7" table:style-name="Таблица7">
        <table:table-column table:style-name="Таблица7.A"/>
        <table:table-column table:style-name="Таблица7.B"/>
        <table:table-row>
          <table:table-cell table:style-name="Таблица7.A1" office:value-type="string">
            <text:p text:style-name="Листинг">class spatial_vector {</text:p>
            <text:p text:style-name="Листинг">.....</text:p>
            <text:p text:style-name="Листинг">spatial_vector operator+(spatial_vector b);</text:p>
            <text:p text:style-name="Листинг"/>
            <text:p text:style-name="Листинг">};</text:p>
            <text:p text:style-name="Листинг">spatial_vector spatial_vector::operator+(spatial_vector b) {</text:p>
            <text:p text:style-name="Листинг"><text:s text:c="2"/>spatial_vector c;</text:p>
            <text:p text:style-name="Листинг"><text:s text:c="2"/>c.x = x + b.x;</text:p>
            <text:p text:style-name="Листинг"><text:s text:c="2"/>c.y = y + b.y;</text:p>
            <text:p text:style-name="Листинг"><text:s text:c="2"/>c.z = z + b.z;</text:p>
            <text:p text:style-name="Листинг"><text:s text:c="2"/>return c;</text:p>
            <text:p text:style-name="Листинг">}</text:p>
          </table:table-cell>
          <table:table-cell table:style-name="Таблица7.B1" office:value-type="string">
            <text:p text:style-name="Листинг">class spatial_vector {</text:p>
            <text:p text:style-name="Листинг">.....</text:p>
            <text:p text:style-name="Листинг">friend spatial_vector operator+(spatial_vector a, spatial_vector b);</text:p>
            <text:p text:style-name="Листинг">};</text:p>
            <text:p text:style-name="Листинг">spatial_vector operator+(spatial_vector a, spatial_vector b) {</text:p>
            <text:p text:style-name="Листинг"><text:s text:c="2"/>spatial_vector c;</text:p>
            <text:p text:style-name="Листинг"><text:s text:c="2"/>c.x = a.x + b.x;</text:p>
            <text:p text:style-name="Листинг"><text:s text:c="2"/>c.y = a.y + b.y;</text:p>
            <text:p text:style-name="Листинг"><text:s text:c="2"/>c.z = a.z + b.z;</text:p>
            <text:p text:style-name="Листинг"><text:s text:c="2"/>return c;</text:p>
            <text:p text:style-name="Листинг">}</text:p>
          </table:table-cell>
        </table:table-row>
      </table:table>
      <text:p text:style-name="Text_20_body"/>
      <text:p text:style-name="Text_20_body">Классический пример перегрузки оператора как дружественной функции — средства стандартного ввода-вывода в С++. Как известно, операции <text:span text:style-name="Source_20_Text"><text:span text:style-name="T57">&lt;&lt;</text:span></text:span><text:span text:style-name="T52"> </text:span>и <text:span text:style-name="Source_20_Text"><text:span text:style-name="T57">&gt;&gt;</text:span></text:span> выполняют ввод и вывод, если левым аргументом указан один из стандартных объектов ввода-вывода. Предопределенные объекты <text:span text:style-name="Source_20_Text"><text:span text:style-name="T57">cin</text:span></text:span> (клавиатура) и <text:span text:style-name="Source_20_Text"><text:span text:style-name="T57">cout</text:span></text:span> (дисплей) — экземпляры классов <text:span text:style-name="Source_20_Text"><text:span text:style-name="T57">istream</text:span></text:span> <text:span text:style-name="T57">и </text:span><text:span text:style-name="Source_20_Text"><text:span text:style-name="T57">ostream</text:span></text:span>.<text:span text:style-name="T55"> Этим способом можно вывести любой базовый тип данных С++. </text:span><text:soft-page-break/><text:span text:style-name="T55">Однако, </text:span>на самом деле при выводе вызывается функция, перегружающая оператор. В частности, для объекта <text:span text:style-name="Source_20_Text"><text:span text:style-name="T57">cout</text:span></text:span><text:span text:style-name="T57"> будет вызвана функция, имеющая приблизительно следующий вид:</text:span></text:p>
      <text:p text:style-name="Листинг">ostream operator&lt;&lt;(ostream, int)</text:p>
      <text:p text:style-name="Text_20_body"/>
      <text:p text:style-name="Text_20_body">В результате, выражение </text:p>
      <text:p text:style-name="Листинг">cout &lt;&lt; "Значение переменной i равно " &lt;&lt; i &lt;&lt; '\n';</text:p>
      <text:p text:style-name="Text_20_body">благодаря такой подстановке будет заменено на</text:p>
      <text:p text:style-name="Листинг"><text:span text:style-name="T58">operator&lt;&lt; (</text:span><text:span text:style-name="T61">operator&lt;&lt;(</text:span> <text:span text:style-name="T62">operator&lt;&lt;(cout, "Значение " </text:span></text:p>
      <text:p text:style-name="Листинг"><text:span text:style-name="T62">"переменной i равно")</text:span><text:span text:style-name="T61">,  i)</text:span><text:span text:style-name="T58">, '\n');</text:span> </text:p>
      <text:p text:style-name="P28"><text:span text:style-name="T24">Понятно, что библиотека </text:span><text:span text:style-name="Source_20_Text"><text:span text:style-name="T18">iostream</text:span></text:span><text:span text:style-name="T24"> содержит функции только для встроенных типов. Если требуется перегрузить операторы стандартного ввода-вывода для нового класса, чтобы программист мог вводить с консоли его информационное содержимое или выполнять его вывод на экран, необходимо перегрузить оператор для нового типа. </text:span></text:p>
      <text:p text:style-name="P28"><text:span text:style-name="T24">Использовать перегрузку оператора как члена класса невозможно, т. к. левым аргументом должен быть не объект нового класса, а уже существующие объекты </text:span><text:span text:style-name="Source_20_Text"><text:span text:style-name="T18">cin</text:span></text:span><text:span text:style-name="T24"> и </text:span><text:span text:style-name="Source_20_Text"><text:span text:style-name="T18">cout</text:span></text:span><text:span text:style-name="T24">. Таким образом, перегружать оператор приходится как внешнюю функцию. Однако поскольку эту функцию создает автор нового класса, он вполне может объявить ее в структуре класса как дружественную, упростив ей доступ к закрытой части класса. </text:span></text:p>
      <text:p text:style-name="P18">В общем виде операция вывода имеет следующую форму </text:p>
      <text:p text:style-name="Листинг">ostream&amp; operator &lt;&lt; (ostream&amp; stream, имя_класса&amp; obj){</text:p>
      <text:p text:style-name="Листинг"><text:tab/>stream &lt;&lt; ... // вывод элементов объекта obj в поток stream</text:p>
      <text:p text:style-name="Листинг"><text:tab/>return stream;</text:p>
      <text:p text:style-name="Листинг">} </text:p>
      <text:p text:style-name="Листинг">Аналогичным образом может быть определена функция ввода: </text:p>
      <text:p text:style-name="Листинг">istream&amp; operator &gt;&gt; (istream&amp; stream, имя_класса&amp; obj){</text:p>
      <text:p text:style-name="Листинг"><text:tab/>stream &gt;&gt; ... // ввод элементов объекта obj из потока stream</text:p>
      <text:p text:style-name="Листинг"><text:tab/>return stream;</text:p>
      <text:p text:style-name="Листинг">} </text:p>
      <text:p text:style-name="P18"/>
      <text:p text:style-name="P18">Знак «<text:span text:style-name="Source_20_Text">&amp;</text:span>» в списке формальных параметров означает, что компилятор обеспечивает скрытую передачу параметра не по значению, а по ссылке (передача объектов по ссылке детально рассмотрена далее, в п. <text:bookmark-ref text:reference-format="number" text:ref-name="__RefHeading__10531_2014729650">10.2.2</text:bookmark-ref>). <text:s/>Первый аргумент функций ввода и вывода определен как ссылка на поток, второй аргумент — ссылка на объект, выводящий или получающий информацию, а возвращаемое значение — тот же самый объект потока, который был передан в качестве первого аргумента.</text:p>
      <text:p text:style-name="P18">Приведем пример с перегрузкой операторов стандартного ввода и вывода для уже знакомого нам класса spatial_vector. </text:p>
      <text:p text:style-name="P18"/>
      <text:p text:style-name="Листинг">#include &lt;iostream&gt;</text:p>
      <text:p text:style-name="Листинг">using namespace std;</text:p>
      <text:p text:style-name="Листинг"/>
      <text:p text:style-name="Листинг">class spatial_vector {</text:p>
      <text:p text:style-name="Листинг"><text:s text:c="2"/>double x, y, z;</text:p>
      <text:p text:style-name="Листинг">public:</text:p>
      <text:p text:style-name="Листинг"><text:s text:c="2"/>spatial_vector() { x=y=z=0; }</text:p>
      <text:p text:style-name="Листинг"><text:s text:c="2"/>friend ostream&amp; operator&lt;&lt; (ostream&amp; stream, spatial_vector&amp; b);</text:p>
      <text:p text:style-name="Листинг"><text:soft-page-break/><text:s text:c="2"/>friend istream&amp; operator&gt;&gt; (istream&amp; stream, spatial_vector&amp; b); <text:s/></text:p>
      <text:p text:style-name="Листинг">};</text:p>
      <text:p text:style-name="Листинг"/>
      <text:p text:style-name="Листинг">ostream&amp; operator&lt;&lt; (ostream&amp; stream, spatial_vector&amp; b) {</text:p>
      <text:p text:style-name="Листинг"><text:s text:c="2"/>stream &lt;&lt; "x = " &lt;&lt; b.x &lt;&lt; "; y = " &lt;&lt; b.y &lt;&lt; "; z = " &lt;&lt; b.z &lt;&lt; endl;</text:p>
      <text:p text:style-name="Листинг"><text:s text:c="2"/>return stream;</text:p>
      <text:p text:style-name="Листинг">} </text:p>
      <text:p text:style-name="Листинг"/>
      <text:p text:style-name="Листинг">istream&amp; operator&gt;&gt; (istream&amp; stream, spatial_vector&amp; b) {</text:p>
      <text:p text:style-name="Листинг"><text:s text:c="2"/>stream &gt;&gt; b.x &gt;&gt; b.y &gt;&gt; b.z;</text:p>
      <text:p text:style-name="Листинг"><text:s text:c="2"/>return stream;</text:p>
      <text:p text:style-name="Листинг">} </text:p>
      <text:p text:style-name="Листинг"/>
      <text:p text:style-name="Листинг">main() {</text:p>
      <text:p text:style-name="Листинг"><text:s text:c="2"/>spatial_vector a;</text:p>
      <text:p text:style-name="Листинг"><text:s text:c="2"/>cin &gt;&gt; a;</text:p>
      <text:p text:style-name="Листинг"><text:s text:c="2"/>cout &lt;&lt; "Был введен вектор: " &lt;&lt; a &lt;&lt; endl;</text:p>
      <text:p text:style-name="Листинг">} </text:p>
      <text:p text:style-name="Text_20_body"/>
      <text:h text:style-name="Heading_20_3" text:outline-level="3"><text:bookmark-start text:name="__RefHeading__7494_1028596053"/>Перегрузка постфиксных операторов<text:bookmark-end text:name="__RefHeading__7494_1028596053"/></text:h>
      <text:p text:style-name="P40"/>
      <text:p text:style-name="Text_20_body"><text:span text:style-name="T35">Большинство операций, поддерживаемых С++, являются префиксными, т. е. оператор применяется до вычисления выражения. Исключение составляют операторы инкремента и декремента </text:span><text:span text:style-name="Source_20_Text"><text:span text:style-name="T12">++</text:span></text:span><text:span text:style-name="T35"> и </text:span><text:span text:style-name="Source_20_Text"><text:span text:style-name="T12">--</text:span></text:span><text:span text:style-name="T35">, которые могут быть как префиксными, так и постфиксными. При перегрузке постфиксных операций возникают определенные неудобства: например, программист должен иметь возможность как-то </text:span><text:span text:style-name="Emphasis"><text:span text:style-name="T39">показать</text:span></text:span><text:span text:style-name="T35"> компилятору, что перегружает именно постфиксный оператор.</text:span></text:p>
      <text:p text:style-name="P18">Объявление члена класса с именем <text:span text:style-name="Source_20_Text">operator++</text:span> без аргументов перегружает префиксный оператор инкремента. Чтобы перегрузить функцию-член класса как постфиксный оператор, его нужно объявить с одним аргументом типа <text:span text:style-name="Source_20_Text">int</text:span>. Этот аргумент не несет никакой полезной нагрузки и нужен только, чтобы можно было различить префиксные и постфиксные операторы. При выполнении этот аргумент будет иметь нулевое значение. Следующий пример показывает разницу в описаниях, и дополнительно выводит в консоль информацию о том, префиксный или постфиксный оператор был использован. В примере использован класс <text:span text:style-name="Source_20_Text">integer</text:span>, являющийся оберткой над переменной типа <text:span text:style-name="Source_20_Text">int</text:span>, т. е. просто хранящий целое число:</text:p>
      <text:p text:style-name="Preformatted_20_Text"/>
      <text:p text:style-name="Листинг">#include &lt;iostream&gt;</text:p>
      <text:p text:style-name="Листинг">using namespace std;</text:p>
      <text:p text:style-name="Листинг"/>
      <text:p text:style-name="Листинг">class integer {</text:p>
      <text:p text:style-name="Листинг"><text:s text:c="3"/>int value;</text:p>
      <text:p text:style-name="Листинг">public:</text:p>
      <text:p text:style-name="Листинг"><text:s text:c="2"/>integer() { value = 0; }</text:p>
      <text:p text:style-name="Листинг"><text:s text:c="3"/>integer&amp; operator++(); <text:s text:c="3"/>//префиксный оператор</text:p>
      <text:p text:style-name="Листинг"><text:s text:c="3"/>integer&amp; operator++(int); //постфиксный оператор</text:p>
      <text:p text:style-name="Листинг">};</text:p>
      <text:p text:style-name="Листинг"><text:soft-page-break/></text:p>
      <text:p text:style-name="Листинг">integer&amp; integer::operator++() {</text:p>
      <text:p text:style-name="Листинг"><text:s text:c="3"/>value+=1;</text:p>
      <text:p text:style-name="Листинг"><text:s text:c="3"/>cout &lt;&lt; "Использован префиксный оператор\n";</text:p>
      <text:p text:style-name="Листинг"><text:s text:c="3"/>return *this;</text:p>
      <text:p text:style-name="Листинг">} </text:p>
      <text:p text:style-name="Листинг"/>
      <text:p text:style-name="Листинг">integer&amp; integer::operator++(int) {</text:p>
      <text:p text:style-name="Листинг"><text:s text:c="3"/>value+=1;</text:p>
      <text:p text:style-name="Листинг"><text:s text:c="3"/>cout &lt;&lt; "Использован постфиксный оператор\n";</text:p>
      <text:p text:style-name="Листинг"><text:s text:c="3"/>return *this;</text:p>
      <text:p text:style-name="Листинг">} </text:p>
      <text:p text:style-name="Листинг"/>
      <text:p text:style-name="Листинг">main() {</text:p>
      <text:p text:style-name="Листинг"><text:s text:c="3"/>integer i;</text:p>
      <text:p text:style-name="Листинг"><text:s text:c="3"/>i++;//используется постфиксный оператор</text:p>
      <text:p text:style-name="Листинг"><text:s text:c="3"/>++i;//используется префиксный оператор </text:p>
      <text:p text:style-name="Листинг">}</text:p>
      <text:p text:style-name="Preformatted_20_Text"/>
      <text:p text:style-name="Text_20_body">Заметим, что в приведенном примере оператор постфиксного инкремента реализован не совсем корректно и по действию не отличается от префиксной формы. Если требуется реализовать в программе его полноценный функционал, т. е. изменение аргумента после возврата его исходного значения, для этого в теле оператора создается и потом возвращается временный объект — копия исходного аргумента. Подробнее особенности передачи временной копии объекта рассматриваются в следующих подразделах, а пример с полнофункциональной формой постфиксных операторов с дополнительными пояснениями можно найти в конце п. <text:bookmark-ref text:reference-format="number" text:ref-name="__RefHeading__9827_1633763593">10.2.3</text:bookmark-ref>.</text:p>
      <text:h text:style-name="Heading_20_2" text:outline-level="2"><text:bookmark-start text:name="__RefHeading__7496_1028596053"/>Создание и удаление объектов<text:bookmark-end text:name="__RefHeading__7496_1028596053"/></text:h>
      <text:h text:style-name="Heading_20_3" text:outline-level="3"><text:bookmark-start text:name="__RefHeading__7498_1028596053"/>Присваивание объектов, передача в функцию и возвращение объекта<text:bookmark-end text:name="__RefHeading__7498_1028596053"/></text:h>
      <text:p text:style-name="P17">Можно заметить, что в ряде случаев (например, при перегрузке операторов) мы использовали передачу объекта в функцию и возвращение не по значению, а с использованием ссылки. Для этого существует достаточно веская причина: передача объектов по значению, равно как и их присваивание, может приводить к нежелательным последствиям.</text:p>
      <text:p text:style-name="Text_20_body">Один объект можно присвоить другому, если оба объекта имеют одинаковый тип (если объекты имеют разные типы, то компилятор выдаст сообщение об ошибке). По умолчанию, когда объект <text:span text:style-name="Source_20_Text">A</text:span> присваивается объекту <text:span text:style-name="Source_20_Text">B</text:span>, то осуществляется побитовое копирование всех элементов-данных <text:span text:style-name="Source_20_Text">A</text:span> в соответствующие элементы-данные <text:span text:style-name="Source_20_Text">B</text:span>. Именно это копирование и является потенциальным источником проблем. <text:span text:style-name="T33">Особенно внимательным нужно быть при присваивании объектов, имеющих свойства-указатели.</text:span><text:span text:style-name="Teletype"><text:span text:style-name="T48"><text:tab/></text:span></text:span></text:p>
      <text:p text:style-name="Standard"><text:span text:style-name="Teletype"><text:span text:style-name="T33">Рассмотрим в качестве примера класс </text:span></text:span><text:span text:style-name="Source_20_Text"><text:span text:style-name="T11">matrix</text:span></text:span><text:span text:style-name="Teletype"><text:span text:style-name="T33"> , хранящий в себе прямоугольную матрицу из элементов типа </text:span></text:span><text:span text:style-name="Source_20_Text"><text:span text:style-name="T11">double</text:span></text:span><text:span text:style-name="Teletype"><text:span text:style-name="T33">. Размерность матрицы будет передаваться конструктору класса, после чего будет выполняться динамическое выделение памяти под нужное количество элементов. В классе будут также предусмотрены методы </text:span></text:span><text:span text:style-name="Source_20_Text"><text:span text:style-name="T11">get_val()</text:span></text:span><text:span text:style-name="Teletype"><text:span text:style-name="T33"> чтобы получить элемент матрицы с индексами </text:span></text:span><text:span text:style-name="Source_20_Text"><text:span text:style-name="T11">(i,j) </text:span></text:span><text:span text:style-name="Teletype"><text:span text:style-name="T33">и </text:span></text:span><text:span text:style-name="Source_20_Text"><text:span text:style-name="T11">set_val()</text:span></text:span><text:span text:style-name="Teletype"><text:span text:style-name="T33"> чтобы установить в заданный элемент новое значение. </text:span></text:span></text:p>
      <text:p text:style-name="Text_20_body"><text:soft-page-break/><text:span text:style-name="Teletype"><text:span text:style-name="T41">Однако присвоив просто так одну переменную типа </text:span></text:span><text:span text:style-name="Source_20_Text"><text:span text:style-name="T19">matrix</text:span></text:span><text:span text:style-name="Teletype"><text:span text:style-name="T41"> другой, мы не сможем избежать побочных эффектов.</text:span></text:span></text:p>
      <text:p text:style-name="Text_20_body"><text:span text:style-name="Teletype"><text:span text:style-name="T41"/></text:span></text:p>
      <text:p text:style-name="Листинг"><text:span text:style-name="Teletype"><text:span text:style-name="T15">#include &lt;iostream&gt;</text:span></text:span></text:p>
      <text:p text:style-name="P47">using namespace std;</text:p>
      <text:p text:style-name="P47"/>
      <text:p text:style-name="P47">class matrix {</text:p>
      <text:p text:style-name="P47"><text:s text:c="3"/>double *m; // элементы матрицы</text:p>
      <text:p text:style-name="P47"><text:s text:c="3"/>size_t width, height; // число строк и столбцов в матрице</text:p>
      <text:p text:style-name="P47">public:</text:p>
      <text:p text:style-name="P47"><text:s text:c="3"/>matrix(size_t w, size_t h);</text:p>
      <text:p text:style-name="P47"><text:s text:c="3"/>double get_val(size_t i, size_t j); </text:p>
      <text:p text:style-name="P47"><text:s text:c="3"/>void set_val(size_t i, size_t j, double val);</text:p>
      <text:p text:style-name="P47"><text:s text:c="3"/>~matrix();</text:p>
      <text:p text:style-name="P47">};</text:p>
      <text:p text:style-name="P47"/>
      <text:p text:style-name="P47">matrix::matrix(size_t w, size_t h) { </text:p>
      <text:p text:style-name="P47"><text:s text:c="3"/>m = new double [w*h]; </text:p>
      <text:p text:style-name="P47"><text:s text:c="3"/>width = w;</text:p>
      <text:p text:style-name="P47"><text:s text:c="3"/>height = h;</text:p>
      <text:p text:style-name="P47">}</text:p>
      <text:p text:style-name="P47"/>
      <text:p text:style-name="P47">matrix::~matrix() { </text:p>
      <text:p text:style-name="P47"><text:s text:c="3"/>delete[] m; </text:p>
      <text:p text:style-name="P47">}</text:p>
      <text:p text:style-name="P47"/>
      <text:p text:style-name="P47">double matrix::get_val(size_t i, size_t j) {</text:p>
      <text:p text:style-name="P47"><text:s text:c="3"/>// получить значение элемента матрицы в позиции [i,j]</text:p>
      <text:p text:style-name="P47"><text:s text:c="3"/>return m[i*width+j];</text:p>
      <text:p text:style-name="P47">}</text:p>
      <text:p text:style-name="P47"/>
      <text:p text:style-name="P47">void matrix::set_val(size_t i, size_t j, double val) {</text:p>
      <text:p text:style-name="P47"><text:s text:c="3"/>// устанавливаем значение элемента матрицы в позиции [i,j]...</text:p>
      <text:p text:style-name="P47"><text:s text:c="3"/>// ...если координаты не превышают размер матрицы</text:p>
      <text:p text:style-name="P47"><text:s text:c="3"/>if ((i&lt;width)&amp;&amp;(j&lt;height)) m[i*width+j]=val;</text:p>
      <text:p text:style-name="P47">}<text:tab/></text:p>
      <text:p text:style-name="P47"/>
      <text:p text:style-name="P47">main() {</text:p>
      <text:p text:style-name="P47"><text:s text:c="2"/>matrix a(2, 2); // объявляем матрицу размерности 2 х 2</text:p>
      <text:p text:style-name="P47"><text:s text:c="2"/>a.set_val(0,0,100); // устанавливаем a[0,0] = 100</text:p>
      <text:p text:style-name="P47"><text:s text:c="2"/>matrix b=a; // присваиваем матрицу</text:p>
      <text:p text:style-name="P47"><text:s text:c="2"/>b.set_val(0,0,200); // устанавливаем b[0,0] = 200</text:p>
      <text:p text:style-name="P47"><text:s text:c="2"/>cout &lt;&lt; "a[0,0] = " &lt;&lt; a.get_val(0,0) &lt;&lt; "; " &lt;&lt; "b[0,0] = " &lt;&lt; a.get_val(0,0) &lt;&lt; endl;</text:p>
      <text:p text:style-name="P47">}</text:p>
      <text:p text:style-name="Text_20_body"><text:span text:style-name="T33">При запуске программа выдает сообщение «</text:span><text:span text:style-name="Source_20_Text"><text:span text:style-name="T11">a[0,0] = 200; b[0,0] = 200</text:span></text:span><text:span text:style-name="T33">» <text:s text:c="2"/>вместо ожидаемого «</text:span><text:span text:style-name="Source_20_Text"><text:span text:style-name="T49">a[0,0]=100</text:span></text:span><text:span text:style-name="T50">»</text:span><text:span text:style-name="T33">, после чего и вовсе аварийно завершается с сообщением о попытке дважды освободить память. На самом деле это происходит по вполне очевидной причине. При побитовом копировании скопировался адрес указателя </text:span><text:span text:style-name="Source_20_Text"><text:span text:style-name="T11">m</text:span></text:span><text:span text:style-name="T33">, а содержимое блока памяти, динамически выделенного по этому адресу. В результате оба объекта получают </text:span><text:soft-page-break/><text:span text:style-name="T33">указатель на одну и ту же последовательность вещественных чисел.</text:span></text:p>
      <text:p text:style-name="P17">Аналогично присваиванию, объекты можно передавать в функции в качестве аргументов, в точности так, как передаются данные других типов. Однако следует помнить, что в С++ по-умолчанию параметры передаются по значению. Это означает, что внутри функции (а точнее, в стеке) создается копия объекта-аргумента, и эта копия, а не сам объект, будет далее использоваться функцией. Благодаря этому функции могут произвольно изменять переданные значения, не влияя на оригинал. </text:p>
      <text:p text:style-name="P17">Итак, при передаче объекта в функцию создается новый объект, а когда работа функции завершается, копия переданного объекта будет разрушена. Как всегда при разрушении объектов, при этом будет вызван деструктор копии. И здесь может наблюдаться очередной побочный эффект: если переданный в качестве параметра объект содержит в себе указатель на динамически выделенную область памяти, деструктор копии ее освободит. Но так как копия создавалась побитовым копированием, деструктор копии высвободит область памяти, на которую указывал объект-оригинал. Исходный объект будет по-прежнему «видеть» свои данные по указанному адресу, однако для системы эта память будет считаться свободной. Рано или поздно она будет выделена какому-то другому объекту, и данные окажутся затерты. </text:p>
      <text:p text:style-name="P17">Кроме возможности преждевременного разрушения объекта-оригинала, к аварийной ситуации приведет вызов его деструктора (в конце работы программы или при выходе из соответствующей области видимости), который попытается освободить уже свободную память. Та же проблема возникает при использовании объекта в качестве возвращаемого значения.</text:p>
      <text:p text:style-name="P17">Во всех трех случаях (при присваивании объекта, при использовании его как параметра и при передаче в качестве возвращаемого значения) если деструктор высвобождает динамически выделенную память, то разрушение временного объекта приведет к преждевременному разрушению данных оригинала.</text:p>
      <text:p text:style-name="P27"><text:span text:style-name="T19">Частично проблема может быть решена перегрузкой оператора присваивания для <text:s/>данного класса. Кроме того, для объектов, которым противопоказано побитовое копирование, рекомендуется создавать особую разновидность конструктора — т. н. <text:s/></text:span><text:alphabetical-index-mark text:string-value="копирования" text:key1="конструктор"/><text:span text:style-name="Emphasis"><text:span text:style-name="T29">конструктор</text:span></text:span><text:span text:style-name="Emphasis"><text:span text:style-name="T29"> копирования </text:span></text:span><text:span text:style-name="T19">(в некоторых источниках также можно встретить название «конструктор копии»). Конструктор копирования выполняет именно то действие, которое заложено в его названии: позволяет программисту лично проконтролировать процесс создания копии.</text:span></text:p>
      <text:p text:style-name="P17">Любой конструктор копирования имеет следующую форму:</text:p>
      <text:p text:style-name="Листинг"><text:span text:style-name="Teletype"><text:span text:style-name="T16">имя_класса</text:span></text:span><text:span text:style-name="Teletype"><text:span text:style-name="T14"> (const </text:span></text:span><text:span text:style-name="Teletype"><text:span text:style-name="T16">имя_класса</text:span></text:span><text:span text:style-name="Teletype"><text:span text:style-name="T14"> &amp; obj) {</text:span></text:span></text:p>
      <text:p text:style-name="Листинг"><text:span text:style-name="Teletype"><text:span text:style-name="T14"><text:s text:c="2"/>... // тело конструктора</text:span></text:span></text:p>
      <text:p text:style-name="Листинг"><text:span text:style-name="Teletype"><text:span text:style-name="T14">}</text:span></text:span></text:p>
      <text:p text:style-name="Text_20_body"><text:span text:style-name="T33">Читатель должен помнить, что в таком описании &amp;</text:span><text:span text:style-name="Source_20_Text"><text:span text:style-name="T12">obj</text:span></text:span><text:span text:style-name="T36"> —</text:span><text:span text:style-name="T33"> это ссылка на объект, известная еще как </text:span>скрытый указатель<text:span text:style-name="T33">.</text:span></text:p>
      <text:p text:style-name="P18">Оператор присваивания, перегруженный как член класса, связан со своим классом настолько же тесно, как конструктор и деструктор. Эту связь подчеркивает то, что оператор копирования разрешено перегружать только как функцию-член класса, и запрещено — как дружественную функцию. Приведем в качестве иллюстрации две почти одинаковые записи:</text:p>
      <text:p text:style-name="Листинг">point p1, p2; // объявляем два объекта класса point</text:p>
      <text:p text:style-name="Листинг">point p3 = p2; //используем конструктор копирования</text:p>
      <text:p text:style-name="Листинг">p1 = p2; //используем оператор присваивания</text:p>
      <text:p text:style-name="Листинг"/>
      <text:p text:style-name="Text_20_body"><text:span text:style-name="T35">Во второй строке примера переменная <text:s/></text:span><text:span text:style-name="Source_20_Text"><text:span text:style-name="T12">p3</text:span></text:span><text:span text:style-name="T35"> и объявляется и определяется, а в третьей <text:s/>строке переменной </text:span><text:span text:style-name="Source_20_Text"><text:span text:style-name="T12">p1</text:span></text:span><text:span text:style-name="T35"> всего лишь присваивается значение. Иными словами, конструктор копирования вызывается для конкретной переменной за время ее жизни только один раз, а присваивать значения ей можно многократно. В логике работы конструктора копирования и оператора присваивания настолько много общего:, что часто рекомендуют описывать одну </text:span><text:soft-page-break/><text:span text:style-name="T35">операцию в терминах другой. Фактически операция <text:s/>присваивания неявно используется в конструкторе копирования. Однако конструктор копирования может добавлять дополнительные действия по инициализации переменных в довесок к тем действиям, которые должен выполнять оператор присваивания.</text:span></text:p>
      <text:p text:style-name="P17">Если оператор присваивания для класса не был определен, то в случае необходимости (если для объектов этого класса в тексте программы выполняется присваивание) компилятор автоматически генерирует <text:span text:style-name="Emphasis">оператор присваивания по умолчанию</text:span>, <text:s/>выполняющий то самое побитовое копирование объекта.</text:p>
      <text:h text:style-name="P88" text:outline-level="3"><text:bookmark-start text:name="__RefHeading__10531_2014729650"/>Подробнее об указателях и ссылках на объекты<text:bookmark-end text:name="__RefHeading__10531_2014729650"/></text:h>
      <text:p text:style-name="P17"/>
      <text:p text:style-name="P17">Передача объектов по указателю имеет ряд преимуществ. <text:s/>В стек копируется только ячейка памяти, содержащая адрес объекта, и автоматически исчезает проблема корректного создания копии. Конечно в результате функция взаимодействует с оригиналом объекта, что требует осторожного изменения его данных (а с копией можно делать все что угодно). Еще одно дополнительное преимущество передачи по адресу в сравнении с передачей по значению — экономия ресурсов на копирование. Если объект занимает достаточно большой объем памяти, его передача в функцию и возвращение из нее, даже будучи выполнены корректно, приведут к неоправданным расходам ресурсов.</text:p>
      <text:p text:style-name="P17">Недостаток передачи по указателю — худшая читаемость программы, когда приходится часто взаимодействовать с адресами объектов. Многочисленные операции адресации и разадресации (взятия адреса объекта и взятия содержимого по адресу) могут ухудшать визуальное восприятие текста программы, особенно в сочетании со скобками. </text:p>
      <text:p text:style-name="P27"><text:span text:style-name="T19">По этой причине в С++ был введен специальный тип данных — </text:span><text:span text:style-name="T26">ссылка </text:span><text:span text:style-name="T20">или </text:span><text:alphabetical-index-mark-start text:id="IMark118801416"/><text:span text:style-name="Emphasis"><text:span text:style-name="T30">скрытый указатель</text:span></text:span><text:alphabetical-index-mark-end text:id="IMark118801416"/><text:span text:style-name="T19">. На понятийном уровне ссылку можно воспринимать как другое имя (псевдоним) переменной. Фактически же это указатель на переменную, который выглядит так, как будто к переменной обращаются по значению: программист объявляет такую ссылку, присваивает ей какую-либо переменную и далее пользуется ссылкой как еще одной переменной. Компилятор же сам автоматически подставляет ко всем обращениям к ссылке операции адресации и разадресации.</text:span></text:p>
      <text:p text:style-name="P17">Удобнее всего использовать ссылки для передачи параметров и возвращаемых значений.</text:p>
      <text:p text:style-name="P27"><text:span text:style-name="T19">Ссылка объявляется так же как указатель, только с использованием знака «</text:span><text:span text:style-name="Source_20_Text"><text:span text:style-name="T8">&amp;</text:span></text:span><text:span text:style-name="T19">» вместо «звездочки». Сравним, например, как выглядит код при передаче аргумента по указателю и по ссылке, на примере функции </text:span><text:span text:style-name="Source_20_Text"><text:span text:style-name="T19">zero()</text:span></text:span><text:span text:style-name="T19">, устанавливающей в ноль координаты переданного ей объекта класса </text:span><text:span text:style-name="Source_20_Text"><text:span text:style-name="T19">point</text:span></text:span><text:span text:style-name="T19">:</text:span></text:p>
      <table:table table:name="Таблица2" table:style-name="Таблица2">
        <table:table-column table:style-name="Таблица2.A"/>
        <table:table-column table:style-name="Таблица2.B"/>
        <table:table-row>
          <table:table-cell table:style-name="Таблица2.A1" office:value-type="string">
            <text:p text:style-name="Листинг">// использование указателей</text:p>
            <text:p text:style-name="Листинг">void zero (point *p) {</text:p>
            <text:p text:style-name="Листинг"><text:s text:c="2"/>p-&gt;set (0,0);</text:p>
            <text:p text:style-name="Листинг">// мы использовали "-&gt;"</text:p>
            <text:p text:style-name="Листинг">}</text:p>
            <text:p text:style-name="Листинг">main() {</text:p>
            <text:p text:style-name="Листинг"><text:s text:c="2"/>point a(3,4);</text:p>
            <text:p text:style-name="Листинг"><text:s text:c="2"/>zero(&amp;a);</text:p>
            <text:p text:style-name="Листинг">}</text:p>
          </table:table-cell>
          <table:table-cell table:style-name="Таблица2.B1" office:value-type="string">
            <text:p text:style-name="Листинг">// использование ссылки </text:p>
            <text:p text:style-name="Листинг">void zero (point &amp;p) {</text:p>
            <text:p text:style-name="Листинг"><text:s text:c="2"/>p.set (0,0);</text:p>
            <text:p text:style-name="Листинг">// мы использовали "."</text:p>
            <text:p text:style-name="Листинг">}</text:p>
            <text:p text:style-name="Листинг">main() {</text:p>
            <text:p text:style-name="Листинг"><text:s text:c="2"/>point a(3,4);</text:p>
            <text:p text:style-name="Листинг"><text:s text:c="2"/>zero(a);</text:p>
            <text:p text:style-name="Листинг">}</text:p>
          </table:table-cell>
        </table:table-row>
      </table:table>
      <text:p text:style-name="Text_20_body"/>
      <text:p text:style-name="P27"><text:span text:style-name="T19">В приведенном примере при применении параметра-ссылки, компилятор передает адрес переменной, но везде кроме объявления функции код выглядит так, как будто переменная передана по значению. Аналогично ссылки могут использоваться в качестве </text:span><text:soft-page-break/><text:span text:style-name="T19">возвращаемого значения функции. Однако нельзя забывать, что функция, в которую передан параметр по ссылке, будет манипулировать </text:span><text:span text:style-name="Emphasis"><text:span text:style-name="T29">не копией</text:span></text:span><text:span text:style-name="T19">, а самим оригинальным объектом. </text:span></text:p>
      <text:p text:style-name="P27"><text:span text:style-name="T19">Часто ссылки применяют в сочетании с указателем </text:span><text:span text:style-name="Source_20_Text"><text:span text:style-name="T22">this</text:span></text:span><text:span text:style-name="T19">. Рассмотрим в качестве примера переопределение оператора присваивания: для класса </text:span><text:span text:style-name="Source_20_Text"><text:span text:style-name="T19">point</text:span></text:span><text:span text:style-name="T19">: </text:span></text:p>
      <text:p text:style-name="Листинг"><text:span text:style-name="Teletype"><text:span text:style-name="T14">point&amp; point::operator= (point&amp; p) {</text:span></text:span></text:p>
      <text:p text:style-name="Листинг"><text:span text:style-name="Teletype"><text:span text:style-name="T14"><text:s text:c="2"/>x = p.x;</text:span></text:span></text:p>
      <text:p text:style-name="Листинг"><text:span text:style-name="Teletype"><text:span text:style-name="T14"><text:s text:c="2"/>y = p.y;</text:span></text:span></text:p>
      <text:p text:style-name="Листинг"><text:span text:style-name="Teletype"><text:span text:style-name="T14"><text:s text:c="2"/>return *this;</text:span></text:span></text:p>
      <text:p text:style-name="Листинг"><text:span text:style-name="Teletype"><text:span text:style-name="T14">}</text:span></text:span></text:p>
      <text:p text:style-name="Text_20_body"><text:span text:style-name="Teletype"><text:span text:style-name="T33">В объявлении функции мы указали ссылочный тип в качестве как аргумента, так и возвращаемого значения. Оператор присваивания должен возвращать результат операции, чтобы стало возможным каскадное присваивание наподобие </text:span></text:span><text:span text:style-name="Source_20_Text"><text:span text:style-name="T11">a=b=c=0</text:span></text:span><text:span text:style-name="Teletype"><text:span text:style-name="T33">. В качестве возвращаемого значения мы указываем разадресованный указатель </text:span></text:span><text:span text:style-name="Source_20_Text"><text:span text:style-name="T11">this</text:span></text:span><text:span text:style-name="Teletype"><text:span text:style-name="T33">, однако </text:span></text:span><text:span text:style-name="T33">возвращен в качестве результата будет тот объект, который вызывал операцию «</text:span><text:span text:style-name="Source_20_Text"><text:span text:style-name="T11">=</text:span></text:span><text:span text:style-name="T33">», а не его копия</text:span></text:p>
      <text:p text:style-name="Text_20_body"><text:span text:style-name="Teletype"><text:span text:style-name="T33">Приведем модифицированный вариант класса </text:span></text:span><text:span text:style-name="Teletype"><text:span text:style-name="Source_20_Text"><text:span text:style-name="T11">matrix</text:span></text:span></text:span><text:span text:style-name="Teletype"><text:span text:style-name="T33">, имеющий как конструктор копирования, так и оператор присваивания, и выдающий на экран правильный результат.</text:span></text:span></text:p>
      <text:p text:style-name="Листинг"><text:span text:style-name="Teletype"><text:span text:style-name="T14">#include &lt;iostream&gt;</text:span></text:span></text:p>
      <text:p text:style-name="Листинг"><text:span text:style-name="Teletype"><text:span text:style-name="T14">using namespace std;</text:span></text:span></text:p>
      <text:p text:style-name="Листинг"><text:span text:style-name="Teletype"><text:span text:style-name="T14"/></text:span></text:p>
      <text:p text:style-name="Листинг"><text:span text:style-name="Teletype"><text:span text:style-name="T14">class matrix {</text:span></text:span></text:p>
      <text:p text:style-name="Листинг"><text:span text:style-name="Teletype"><text:span text:style-name="T14"><text:s text:c="2"/>double *m; // элементы матрицы</text:span></text:span></text:p>
      <text:p text:style-name="Листинг"><text:span text:style-name="Teletype"><text:span text:style-name="T14"><text:s text:c="2"/>size_t width, height; // число строк и столбцов в матрице</text:span></text:span></text:p>
      <text:p text:style-name="Листинг"><text:span text:style-name="Teletype"><text:span text:style-name="T14">public:</text:span></text:span></text:p>
      <text:p text:style-name="Листинг"><text:span text:style-name="Teletype"><text:span text:style-name="T14"><text:s text:c="2"/>matrix(size_t w, size_t h);</text:span></text:span></text:p>
      <text:p text:style-name="Листинг"><text:span text:style-name="Teletype"><text:span text:style-name="T14"><text:s text:c="2"/>matrix(const matrix&amp; m1); // конструктор копирования</text:span></text:span></text:p>
      <text:p text:style-name="Листинг"><text:span text:style-name="Teletype"><text:span text:style-name="T14"><text:s text:c="2"/>matrix&amp; operator=(matrix &amp; m1); // оператор присваивания</text:span></text:span></text:p>
      <text:p text:style-name="Листинг"><text:span text:style-name="Teletype"><text:span text:style-name="T14"><text:s text:c="2"/>double get_val(size_t i, size_t j); </text:span></text:span></text:p>
      <text:p text:style-name="Листинг"><text:span text:style-name="Teletype"><text:span text:style-name="T14"><text:s text:c="2"/>void set_val(size_t i, size_t j, double val);</text:span></text:span></text:p>
      <text:p text:style-name="Листинг"><text:span text:style-name="Teletype"><text:span text:style-name="T14"><text:s text:c="2"/>~matrix();</text:span></text:span></text:p>
      <text:p text:style-name="Листинг"><text:span text:style-name="Teletype"><text:span text:style-name="T14">};</text:span></text:span></text:p>
      <text:p text:style-name="Листинг"><text:span text:style-name="Teletype"><text:span text:style-name="T14"/></text:span></text:p>
      <text:p text:style-name="Листинг"><text:span text:style-name="Teletype"><text:span text:style-name="T14">matrix::matrix(size_t w, size_t h) { </text:span></text:span></text:p>
      <text:p text:style-name="Листинг"><text:span text:style-name="Teletype"><text:span text:style-name="T14"><text:s text:c="2"/>m = new double [w*h]; </text:span></text:span></text:p>
      <text:p text:style-name="Листинг"><text:span text:style-name="Teletype"><text:span text:style-name="T14"><text:s text:c="2"/>width = w;</text:span></text:span></text:p>
      <text:p text:style-name="Листинг"><text:span text:style-name="Teletype"><text:span text:style-name="T14"><text:s text:c="2"/>height = h;</text:span></text:span></text:p>
      <text:p text:style-name="Листинг"><text:span text:style-name="Teletype"><text:span text:style-name="T14">}</text:span></text:span></text:p>
      <text:p text:style-name="Листинг"><text:span text:style-name="Teletype"><text:span text:style-name="T14"/></text:span></text:p>
      <text:p text:style-name="Листинг"><text:span text:style-name="Teletype"><text:span text:style-name="T14">matrix::matrix(const matrix&amp; m1) {</text:span></text:span></text:p>
      <text:p text:style-name="Листинг"><text:span text:style-name="Teletype"><text:span text:style-name="T14"><text:s text:c="2"/>// устанавливаем размер матрицы и выделяем под нее память:</text:span></text:span></text:p>
      <text:p text:style-name="Листинг"><text:span text:style-name="Teletype"><text:span text:style-name="T14"><text:s text:c="2"/>width = m1.width;</text:span></text:span></text:p>
      <text:p text:style-name="Листинг"><text:span text:style-name="Teletype"><text:span text:style-name="T14"><text:s text:c="2"/>height = m1.height;</text:span></text:span></text:p>
      <text:p text:style-name="Листинг"><text:span text:style-name="Teletype"><text:span text:style-name="T14"><text:s text:c="2"/>int size=width*height;</text:span></text:span></text:p>
      <text:p text:style-name="Листинг"><text:span text:style-name="Teletype"><text:span text:style-name="T14"><text:s text:c="2"/>m = new double[size]; </text:span></text:span></text:p>
      <text:p text:style-name="Листинг"><text:span text:style-name="Teletype"><text:span text:style-name="T14"><text:s text:c="2"/>// копируем элементы матрицы:</text:span></text:span></text:p>
      <text:p text:style-name="Листинг"><text:span text:style-name="Teletype"><text:span text:style-name="T14"><text:s text:c="2"/></text:span></text:span></text:p>
      <text:p text:style-name="Листинг"><text:span text:style-name="Teletype"><text:span text:style-name="T14"><text:s text:c="2"/>for (int i=0; i &lt; size; i++)</text:span></text:span></text:p>
      <text:p text:style-name="Листинг"><text:span text:style-name="Teletype"><text:span text:style-name="T14"><text:s text:c="6"/>m[i]=m1.m[i];</text:span></text:span></text:p>
      <text:p text:style-name="Листинг"><text:span text:style-name="Teletype"><text:span text:style-name="T14">}</text:span></text:span></text:p>
      <text:p text:style-name="Листинг"><text:span text:style-name="Teletype"><text:span text:style-name="T14"/></text:span></text:p>
      <text:p text:style-name="Листинг"><text:span text:style-name="Teletype"><text:span text:style-name="T14">matrix&amp; matrix::operator=(matrix&amp; m1) {</text:span></text:span></text:p>
      <text:p text:style-name="Листинг"><text:soft-page-break/><text:span text:style-name="Teletype"><text:span text:style-name="T14"><text:s text:c="2"/></text:span></text:span></text:p>
      <text:p text:style-name="Листинг"><text:span text:style-name="Teletype"><text:span text:style-name="T14"><text:s text:c="2"/>int size=m1.width*m1.height;</text:span></text:span></text:p>
      <text:p text:style-name="Листинг"><text:span text:style-name="Teletype"><text:span text:style-name="T14"><text:s text:c="2"/>if (size &gt; width*height) </text:span></text:span></text:p>
      <text:p text:style-name="Листинг"><text:span text:style-name="Teletype"><text:span text:style-name="T14"><text:s text:c="4"/>// защищаемся от переполнения буфера </text:span></text:span></text:p>
      <text:p text:style-name="Листинг"><text:span text:style-name="Teletype"><text:span text:style-name="T14"><text:s text:c="4"/>size=width*height;</text:span></text:span></text:p>
      <text:p text:style-name="Листинг"><text:span text:style-name="Teletype"><text:span text:style-name="T14"><text:s text:c="2"/>m = new double[size]; </text:span></text:span></text:p>
      <text:p text:style-name="Листинг"><text:span text:style-name="Teletype"><text:span text:style-name="T14"><text:s text:c="2"/>// копируем элементы матрицы:</text:span></text:span></text:p>
      <text:p text:style-name="Листинг"><text:span text:style-name="Teletype"><text:span text:style-name="T14"><text:s text:c="2"/>for (int i=0; i &lt; size; i++)</text:span></text:span></text:p>
      <text:p text:style-name="Листинг"><text:span text:style-name="Teletype"><text:span text:style-name="T14"><text:s text:c="4"/>m[i]=m1.m[i];</text:span></text:span></text:p>
      <text:p text:style-name="Листинг"><text:span text:style-name="Teletype"><text:span text:style-name="T14"><text:s text:c="2"/>return *this;</text:span></text:span></text:p>
      <text:p text:style-name="Листинг"><text:span text:style-name="Teletype"><text:span text:style-name="T14">}</text:span></text:span></text:p>
      <text:p text:style-name="Листинг"><text:span text:style-name="Teletype"><text:span text:style-name="T14"/></text:span></text:p>
      <text:p text:style-name="Листинг"><text:span text:style-name="Teletype"><text:span text:style-name="T14">matrix::~matrix() { </text:span></text:span></text:p>
      <text:p text:style-name="Листинг"><text:span text:style-name="Teletype"><text:span text:style-name="T14"><text:s text:c="2"/>delete[] m; </text:span></text:span></text:p>
      <text:p text:style-name="Листинг"><text:span text:style-name="Teletype"><text:span text:style-name="T14">}</text:span></text:span></text:p>
      <text:p text:style-name="Листинг"><text:span text:style-name="Teletype"><text:span text:style-name="T14"/></text:span></text:p>
      <text:p text:style-name="Листинг"><text:span text:style-name="Teletype"><text:span text:style-name="T14">double matrix::get_val(size_t i, size_t j) {</text:span></text:span></text:p>
      <text:p text:style-name="Листинг"><text:span text:style-name="Teletype"><text:span text:style-name="T14"><text:s text:c="2"/>// получить значение элемента матрицы в позиции [i,j]</text:span></text:span></text:p>
      <text:p text:style-name="Листинг"><text:span text:style-name="Teletype"><text:span text:style-name="T14"><text:s text:c="2"/>return m[i*width+j];</text:span></text:span></text:p>
      <text:p text:style-name="Листинг"><text:span text:style-name="Teletype"><text:span text:style-name="T14">}</text:span></text:span></text:p>
      <text:p text:style-name="Листинг"><text:span text:style-name="Teletype"><text:span text:style-name="T14"/></text:span></text:p>
      <text:p text:style-name="Листинг"><text:span text:style-name="Teletype"><text:span text:style-name="T14">void matrix::set_val(size_t i, size_t j, double val) {</text:span></text:span></text:p>
      <text:p text:style-name="Листинг"><text:span text:style-name="Teletype"><text:span text:style-name="T14"><text:s text:c="2"/>// устанавливаем значение элемента матрицы в позиции [i,j]...</text:span></text:span></text:p>
      <text:p text:style-name="Листинг"><text:span text:style-name="Teletype"><text:span text:style-name="T14"><text:s text:c="2"/>// ...если координаты не превышают размер матрицы</text:span></text:span></text:p>
      <text:p text:style-name="Листинг"><text:span text:style-name="Teletype"><text:span text:style-name="T14"><text:s text:c="2"/>if ((i&lt;width)&amp;&amp;(j&lt;height)) m[i*width+j]=val;</text:span></text:span></text:p>
      <text:p text:style-name="Листинг"><text:span text:style-name="Teletype"><text:span text:style-name="T14">}<text:tab/></text:span></text:span></text:p>
      <text:p text:style-name="Листинг"><text:span text:style-name="Teletype"><text:span text:style-name="T14"/></text:span></text:p>
      <text:p text:style-name="Листинг"><text:span text:style-name="Teletype"><text:span text:style-name="T14">main() {</text:span></text:span></text:p>
      <text:p text:style-name="Листинг"><text:span text:style-name="Teletype"><text:span text:style-name="T14"><text:s text:c="2"/>matrix a(2, 2); // объявляем матрицу размерности 2 х 2</text:span></text:span></text:p>
      <text:p text:style-name="Листинг"><text:span text:style-name="Teletype"><text:span text:style-name="T14"><text:s text:c="2"/>a.set_val(0,0,100); // устанавливаем a[0,0] = 100</text:span></text:span></text:p>
      <text:p text:style-name="Листинг"><text:span text:style-name="Teletype"><text:span text:style-name="T14"><text:s text:c="2"/>matrix b=a; // присваиваем матрицу</text:span></text:span></text:p>
      <text:p text:style-name="Листинг"><text:span text:style-name="Teletype"><text:span text:style-name="T14"><text:s text:c="2"/>b.set_val(0,0,200); // устанавливаем b[0,0] = 200</text:span></text:span></text:p>
      <text:p text:style-name="Листинг"><text:span text:style-name="Teletype"><text:span text:style-name="T14"><text:s text:c="2"/>cout &lt;&lt; "a[0,0] = " &lt;&lt; a.get_val(0,0) &lt;&lt; "; " &lt;&lt; "b[0,0] = " &lt;&lt; a.get_val(0,0) &lt;&lt; endl;</text:span></text:span></text:p>
      <text:p text:style-name="Листинг"><text:span text:style-name="Teletype"><text:span text:style-name="T14">}</text:span></text:span></text:p>
      <text:p text:style-name="Text_20_body"><text:span text:style-name="Teletype"><text:span text:style-name="T54">Внимательный читатель может заметить в коде примера необычную особенность. И конструктор копирования, и оператор присваивания получают доступ к закрытой части переданного объекта </text:span></text:span><text:span text:style-name="Source_20_Text">m1</text:span><text:span text:style-name="Teletype"><text:span text:style-name="T54">. На самом деле это вполне естественно. Вспомним: <text:s/>переменные, объявленные в закрытой секции класса, доступны только для методов этого же класса (а не «этого же объекта»). Иными словами, объекты одного класса могут получать доступ к закрытым членам друг друга, хотя используется это не так часто.</text:span></text:span></text:p>
      <text:h text:style-name="Heading_20_3" text:outline-level="3"><text:bookmark-start text:name="__RefHeading__9827_1633763593"/>Пример: класс spatial_vector в сборе<text:bookmark-end text:name="__RefHeading__9827_1633763593"/></text:h>
      <text:p text:style-name="Text_20_body"><text:span text:style-name="Teletype"><text:span text:style-name="T54">Прежде чем закончить разговор о перегрузке операторов и передаче объектов, приведем еще один пример, наглядно иллюстрирующий, что иногда передача объекта по значению может нести практическую пользу. Рассмотрим финальный вид класса </text:span></text:span><text:span text:style-name="Teletype"><text:span text:style-name="Source_20_Text">spatial_vector</text:span></text:span><text:span text:style-name="Teletype"><text:span text:style-name="T54"> с перегруженными операторами ввода-вывода, инкремента и декремента обеих форм, а также операторами сложения и вычитания. </text:span></text:span></text:p>
      <text:p text:style-name="Листинг"><text:span text:style-name="Teletype"><text:span text:style-name="T75">#include &lt;iostream&gt;</text:span></text:span></text:p>
      <text:p text:style-name="Листинг"><text:soft-page-break/><text:span text:style-name="Teletype"><text:span text:style-name="T75">#include &lt;math.h&gt;</text:span></text:span></text:p>
      <text:p text:style-name="Листинг"><text:span text:style-name="Teletype"><text:span text:style-name="T75">using namespace std;</text:span></text:span></text:p>
      <text:p text:style-name="Листинг"><text:span text:style-name="Teletype"><text:span text:style-name="T75"/></text:span></text:p>
      <text:p text:style-name="Листинг"><text:span text:style-name="Teletype"><text:span text:style-name="T75">class spatial_vector {</text:span></text:span></text:p>
      <text:p text:style-name="Листинг"><text:span text:style-name="Teletype"><text:span text:style-name="T75"><text:s text:c="2"/>double x, y, z;</text:span></text:span></text:p>
      <text:p text:style-name="Листинг"><text:span text:style-name="Teletype"><text:span text:style-name="T75">public:</text:span></text:span></text:p>
      <text:p text:style-name="Листинг"><text:span text:style-name="Teletype"><text:span text:style-name="T75"><text:s text:c="2"/>spatial_vector(double x=0, double y=0, double z=0);</text:span></text:span></text:p>
      <text:p text:style-name="Листинг"><text:span text:style-name="Teletype"><text:span text:style-name="T75"><text:s text:c="2"/>double abs() { return sqrt (x*x + y*y + z*z); }</text:span></text:span></text:p>
      <text:p text:style-name="Листинг"><text:span text:style-name="Teletype"><text:span text:style-name="T75"><text:s text:c="2"/>double get_x() { return x; }</text:span></text:span></text:p>
      <text:p text:style-name="Листинг"><text:span text:style-name="Teletype"><text:span text:style-name="T75"><text:s text:c="2"/>double get_y() { return y; }</text:span></text:span></text:p>
      <text:p text:style-name="Листинг"><text:span text:style-name="Teletype"><text:span text:style-name="T75"><text:s text:c="2"/>double get_z() { return z; }</text:span></text:span></text:p>
      <text:p text:style-name="Листинг"><text:span text:style-name="Teletype"><text:span text:style-name="T75"><text:s text:c="2"/>void set_x(double x) { this-&gt;x=x; }</text:span></text:span></text:p>
      <text:p text:style-name="Листинг"><text:span text:style-name="Teletype"><text:span text:style-name="T75"><text:s text:c="2"/>void set_y(double y) { this-&gt;y=y; }</text:span></text:span></text:p>
      <text:p text:style-name="Листинг"><text:span text:style-name="Teletype"><text:span text:style-name="T75"><text:s text:c="2"/>void set_z(double z) { this-&gt;z=z; }</text:span></text:span></text:p>
      <text:p text:style-name="Листинг"><text:span text:style-name="Teletype"><text:span text:style-name="T75"><text:s text:c="2"/>void info(); </text:span></text:span></text:p>
      <text:p text:style-name="Листинг"><text:span text:style-name="Teletype"><text:span text:style-name="T75"><text:s text:c="2"/>spatial_vector&amp; operator++(); <text:s text:c="3"/>//префиксная форма</text:span></text:span></text:p>
      <text:p text:style-name="Листинг"><text:span text:style-name="Teletype"><text:span text:style-name="T75"><text:s text:c="2"/>spatial_vector&amp; operator--();</text:span></text:span></text:p>
      <text:p text:style-name="Листинг"><text:span text:style-name="Teletype"><text:span text:style-name="T75"><text:s text:c="2"/>spatial_vector operator++(int); //постфиксная форма</text:span></text:span></text:p>
      <text:p text:style-name="Листинг"><text:span text:style-name="Teletype"><text:span text:style-name="T75"><text:s text:c="2"/>spatial_vector operator--(int);</text:span></text:span></text:p>
      <text:p text:style-name="Листинг"><text:span text:style-name="Teletype"><text:span text:style-name="T75"><text:s text:c="2"/>friend spatial_vector operator+(spatial_vector a, const spatial_vector&amp; b);</text:span></text:span></text:p>
      <text:p text:style-name="Листинг"><text:span text:style-name="Teletype"><text:span text:style-name="T75"><text:s text:c="2"/>friend spatial_vector operator-(spatial_vector a, const spatial_vector&amp; b);</text:span></text:span></text:p>
      <text:p text:style-name="Листинг"><text:span text:style-name="Teletype"><text:span text:style-name="T75"><text:s text:c="2"/>friend ostream&amp; operator&lt;&lt;(ostream&amp; stream, const spatial_vector&amp; b);</text:span></text:span></text:p>
      <text:p text:style-name="Листинг"><text:span text:style-name="Teletype"><text:span text:style-name="T75"><text:s text:c="2"/>friend istream&amp; operator&gt;&gt;(istream&amp; stream, spatial_vector&amp; b); <text:s/></text:span></text:span></text:p>
      <text:p text:style-name="Листинг"><text:span text:style-name="Teletype"><text:span text:style-name="T75">};</text:span></text:span></text:p>
      <text:p text:style-name="Листинг"><text:span text:style-name="Teletype"><text:span text:style-name="T75"/></text:span></text:p>
      <text:p text:style-name="Листинг"><text:span text:style-name="Teletype"><text:span text:style-name="T75">spatial_vector::spatial_vector(double x1, double y1, double z1) {</text:span></text:span></text:p>
      <text:p text:style-name="Листинг"><text:span text:style-name="Teletype"><text:span text:style-name="T75"><text:s text:c="2"/>x = x1;</text:span></text:span></text:p>
      <text:p text:style-name="Листинг"><text:span text:style-name="Teletype"><text:span text:style-name="T75"><text:s text:c="2"/>y = y1;</text:span></text:span></text:p>
      <text:p text:style-name="Листинг"><text:span text:style-name="Teletype"><text:span text:style-name="T75"><text:s text:c="2"/>z = z1;</text:span></text:span></text:p>
      <text:p text:style-name="Листинг"><text:span text:style-name="Teletype"><text:span text:style-name="T75">}</text:span></text:span></text:p>
      <text:p text:style-name="Листинг"><text:span text:style-name="Teletype"><text:span text:style-name="T75"/></text:span></text:p>
      <text:p text:style-name="Листинг"><text:span text:style-name="Teletype"><text:span text:style-name="T75">void spatial_vector::info() {</text:span></text:span></text:p>
      <text:p text:style-name="Листинг"><text:span text:style-name="Teletype"><text:span text:style-name="T75"><text:s/>cout &lt;&lt; "Координаты вектора: x=" &lt;&lt; x &lt;&lt; "; y=" &lt;&lt; y &lt;&lt; "; z=" &lt;&lt; z &lt;&lt; endl; </text:span></text:span></text:p>
      <text:p text:style-name="Листинг"><text:span text:style-name="Teletype"><text:span text:style-name="T75"><text:s/>cout &lt;&lt; "Модуль вектора равен " &lt;&lt; abs() &lt;&lt; endl;</text:span></text:span></text:p>
      <text:p text:style-name="Листинг"><text:span text:style-name="Teletype"><text:span text:style-name="T75">}</text:span></text:span></text:p>
      <text:p text:style-name="Листинг"><text:span text:style-name="Teletype"><text:span text:style-name="T75"/></text:span></text:p>
      <text:p text:style-name="Листинг"><text:span text:style-name="Teletype"><text:span text:style-name="T75">spatial_vector&amp; spatial_vector::operator++() {</text:span></text:span></text:p>
      <text:p text:style-name="Листинг"><text:span text:style-name="Teletype"><text:span text:style-name="T75"><text:s text:c="3"/>x++; y++; z++;</text:span></text:span></text:p>
      <text:p text:style-name="Листинг"><text:span text:style-name="Teletype"><text:span text:style-name="T75"><text:s text:c="3"/>return *this;</text:span></text:span></text:p>
      <text:p text:style-name="Листинг"><text:span text:style-name="Teletype"><text:span text:style-name="T75">} </text:span></text:span></text:p>
      <text:p text:style-name="Листинг"><text:span text:style-name="Teletype"><text:span text:style-name="T75"/></text:span></text:p>
      <text:p text:style-name="Листинг"><text:span text:style-name="Teletype"><text:span text:style-name="T75">spatial_vector&amp; spatial_vector::operator--() {</text:span></text:span></text:p>
      <text:p text:style-name="Листинг"><text:span text:style-name="Teletype"><text:span text:style-name="T75"><text:s text:c="3"/>x--; y--; z--;</text:span></text:span></text:p>
      <text:p text:style-name="Листинг"><text:span text:style-name="Teletype"><text:span text:style-name="T75"><text:s text:c="3"/>return *this;</text:span></text:span></text:p>
      <text:p text:style-name="Листинг"><text:span text:style-name="Teletype"><text:span text:style-name="T75">} </text:span></text:span></text:p>
      <text:p text:style-name="Листинг"><text:soft-page-break/><text:span text:style-name="Teletype"><text:span text:style-name="T75"/></text:span></text:p>
      <text:p text:style-name="Листинг"><text:span text:style-name="Teletype"><text:span text:style-name="T75">spatial_vector spatial_vector::operator++(int) {</text:span></text:span></text:p>
      <text:p text:style-name="Листинг"><text:span text:style-name="Teletype"><text:span text:style-name="T75"><text:s text:c="2"/>spatial_vector temp=*this;</text:span></text:span></text:p>
      <text:p text:style-name="Листинг"><text:span text:style-name="Teletype"><text:span text:style-name="T75"><text:s text:c="2"/>++(*this);</text:span></text:span></text:p>
      <text:p text:style-name="Листинг"><text:span text:style-name="Teletype"><text:span text:style-name="T75"><text:s text:c="2"/>return temp;</text:span></text:span></text:p>
      <text:p text:style-name="Листинг"><text:span text:style-name="Teletype"><text:span text:style-name="T75">} </text:span></text:span></text:p>
      <text:p text:style-name="Листинг"><text:span text:style-name="Teletype"><text:span text:style-name="T75"/></text:span></text:p>
      <text:p text:style-name="Листинг"><text:span text:style-name="Teletype"><text:span text:style-name="T75">spatial_vector spatial_vector::operator--(int) {</text:span></text:span></text:p>
      <text:p text:style-name="Листинг"><text:span text:style-name="Teletype"><text:span text:style-name="T75"><text:s text:c="2"/>spatial_vector temp=*this;</text:span></text:span></text:p>
      <text:p text:style-name="Листинг"><text:span text:style-name="Teletype"><text:span text:style-name="T75"><text:s text:c="2"/>--(*this);</text:span></text:span></text:p>
      <text:p text:style-name="Листинг"><text:span text:style-name="Teletype"><text:span text:style-name="T75"><text:s text:c="2"/>return temp;</text:span></text:span></text:p>
      <text:p text:style-name="Листинг"><text:span text:style-name="Teletype"><text:span text:style-name="T75">} </text:span></text:span></text:p>
      <text:p text:style-name="Листинг"><text:span text:style-name="Teletype"><text:span text:style-name="T75"/></text:span></text:p>
      <text:p text:style-name="Листинг"><text:span text:style-name="Teletype"><text:span text:style-name="T75">spatial_vector operator+ (spatial_vector a, const spatial_vector&amp; b) {</text:span></text:span></text:p>
      <text:p text:style-name="Листинг"><text:span text:style-name="Teletype"><text:span text:style-name="T75"><text:s text:c="2"/>// передаем первый аргумент по значению,</text:span></text:span></text:p>
      <text:p text:style-name="Листинг"><text:span text:style-name="Teletype"><text:span text:style-name="T75"><text:s text:c="2"/>// поэтому можем изменять его, не влияя на исходный объект:</text:span></text:span></text:p>
      <text:p text:style-name="Листинг"><text:span text:style-name="Teletype"><text:span text:style-name="T75"><text:s text:c="2"/>a.x += b.x;</text:span></text:span></text:p>
      <text:p text:style-name="Листинг"><text:span text:style-name="Teletype"><text:span text:style-name="T75"><text:s text:c="2"/>a.y += b.y;</text:span></text:span></text:p>
      <text:p text:style-name="Листинг"><text:span text:style-name="Teletype"><text:span text:style-name="T75"><text:s text:c="2"/>a.z += b.z;</text:span></text:span></text:p>
      <text:p text:style-name="Листинг"><text:span text:style-name="Teletype"><text:span text:style-name="T75"><text:s text:c="2"/>// возвращаем измененную копию первого аргумента: </text:span></text:span></text:p>
      <text:p text:style-name="Листинг"><text:span text:style-name="Teletype"><text:span text:style-name="T75"><text:s text:c="2"/>return a;</text:span></text:span></text:p>
      <text:p text:style-name="Листинг"><text:span text:style-name="Teletype"><text:span text:style-name="T75">}</text:span></text:span></text:p>
      <text:p text:style-name="Листинг"><text:span text:style-name="Teletype"><text:span text:style-name="T75"/></text:span></text:p>
      <text:p text:style-name="Листинг"><text:span text:style-name="Teletype"><text:span text:style-name="T75">spatial_vector operator-(spatial_vector a, const spatial_vector&amp; b) {</text:span></text:span></text:p>
      <text:p text:style-name="Листинг"><text:span text:style-name="Teletype"><text:span text:style-name="T75"><text:s text:c="2"/>a.x -= b.x;</text:span></text:span></text:p>
      <text:p text:style-name="Листинг"><text:span text:style-name="Teletype"><text:span text:style-name="T75"><text:s text:c="2"/>a.y -= b.y;</text:span></text:span></text:p>
      <text:p text:style-name="Листинг"><text:span text:style-name="Teletype"><text:span text:style-name="T75"><text:s text:c="2"/>a.z -= b.z;</text:span></text:span></text:p>
      <text:p text:style-name="Листинг"><text:span text:style-name="Teletype"><text:span text:style-name="T75"><text:s text:c="2"/>return a;</text:span></text:span></text:p>
      <text:p text:style-name="Листинг"><text:span text:style-name="Teletype"><text:span text:style-name="T75">}</text:span></text:span></text:p>
      <text:p text:style-name="Листинг"><text:span text:style-name="Teletype"><text:span text:style-name="T75"/></text:span></text:p>
      <text:p text:style-name="Листинг"><text:span text:style-name="Teletype"><text:span text:style-name="T75">ostream&amp; operator&lt;&lt;(ostream&amp; stream, const spatial_vector&amp; b) {</text:span></text:span></text:p>
      <text:p text:style-name="Листинг"><text:span text:style-name="Teletype"><text:span text:style-name="T75"><text:s text:c="2"/>stream &lt;&lt; "x=" &lt;&lt; b.x &lt;&lt; "; y=" &lt;&lt; b.y &lt;&lt; "; z=" &lt;&lt; b.z &lt;&lt; endl;</text:span></text:span></text:p>
      <text:p text:style-name="Листинг"><text:span text:style-name="Teletype"><text:span text:style-name="T75"><text:s text:c="2"/>return stream;</text:span></text:span></text:p>
      <text:p text:style-name="Листинг"><text:span text:style-name="Teletype"><text:span text:style-name="T75">} </text:span></text:span></text:p>
      <text:p text:style-name="Листинг"><text:span text:style-name="Teletype"><text:span text:style-name="T75"/></text:span></text:p>
      <text:p text:style-name="Листинг"><text:span text:style-name="Teletype"><text:span text:style-name="T75">istream&amp; operator&gt;&gt;(istream&amp; stream, spatial_vector&amp; b) {</text:span></text:span></text:p>
      <text:p text:style-name="Листинг"><text:span text:style-name="Teletype"><text:span text:style-name="T75"><text:s text:c="2"/>stream &gt;&gt; b.x &gt;&gt; b.y &gt;&gt; b.z;</text:span></text:span></text:p>
      <text:p text:style-name="Листинг"><text:span text:style-name="Teletype"><text:span text:style-name="T75"><text:s text:c="2"/>return stream;</text:span></text:span></text:p>
      <text:p text:style-name="Листинг"><text:span text:style-name="Teletype"><text:span text:style-name="T75">} </text:span></text:span></text:p>
      <text:p text:style-name="Листинг"><text:span text:style-name="Teletype"><text:span text:style-name="T75"/></text:span></text:p>
      <text:p text:style-name="Листинг"><text:span text:style-name="Teletype"><text:span text:style-name="T75">main() {</text:span></text:span></text:p>
      <text:p text:style-name="Листинг"><text:span text:style-name="Teletype"><text:span text:style-name="T75"><text:s text:c="2"/>spatial_vector a, b(1,2,3);</text:span></text:span></text:p>
      <text:p text:style-name="Листинг"><text:span text:style-name="Teletype"><text:span text:style-name="T75"><text:s text:c="2"/>cout &lt;&lt; "\n1. Заполнение вектора через стандартный ввод\n";</text:span></text:span></text:p>
      <text:p text:style-name="Листинг"><text:span text:style-name="Teletype"><text:span text:style-name="T75"><text:s text:c="2"/>cout &lt;&lt; "Введите координаты вектора: ";</text:span></text:span></text:p>
      <text:p text:style-name="Листинг"><text:span text:style-name="Teletype"><text:span text:style-name="T75"><text:s text:c="2"/>cin &gt;&gt; a;</text:span></text:span></text:p>
      <text:p text:style-name="Листинг"><text:span text:style-name="Teletype"><text:span text:style-name="T75"><text:s text:c="2"/>a.info();</text:span></text:span></text:p>
      <text:p text:style-name="Листинг"><text:span text:style-name="Teletype"><text:span text:style-name="T75"><text:s text:c="2"/>cout &lt;&lt; "\n2. Вычитание векторов\n";</text:span></text:span></text:p>
      <text:p text:style-name="Листинг"><text:soft-page-break/><text:span text:style-name="Teletype"><text:span text:style-name="T75"><text:s text:c="2"/>spatial_vector c = a-b;</text:span></text:span></text:p>
      <text:p text:style-name="Листинг"><text:span text:style-name="Teletype"><text:span text:style-name="T75"><text:s text:c="2"/>cout &lt;&lt; "Координаты вектора с=a-b(1,2,3): " &lt;&lt; c;</text:span></text:span></text:p>
      <text:p text:style-name="Листинг"><text:span text:style-name="Teletype"><text:span text:style-name="T75"><text:s text:c="2"/>cout &lt;&lt; "\n3. Изменение координаты вектора с помощью геттеров и сеттеров\n";</text:span></text:span></text:p>
      <text:p text:style-name="Листинг"><text:span text:style-name="Teletype"><text:span text:style-name="T75"><text:s text:c="2"/>c.set_x(c.get_x()+1);</text:span></text:span></text:p>
      <text:p text:style-name="Листинг"><text:span text:style-name="Teletype"><text:span text:style-name="T75"><text:s text:c="2"/>cout &lt;&lt; "После инкремента координаты x, координаты вектора c: " &lt;&lt; c;</text:span></text:span></text:p>
      <text:p text:style-name="Листинг"><text:span text:style-name="Teletype"><text:span text:style-name="T75"><text:s text:c="2"/>cout &lt;&lt; "\n4. Инкремент:\nвывод с++: " &lt;&lt; c++;</text:span></text:span></text:p>
      <text:p text:style-name="Листинг"><text:span text:style-name="Teletype"><text:span text:style-name="T75"><text:s text:c="2"/>cout &lt;&lt; "Вывод ++с: " &lt;&lt; ++c;</text:span></text:span></text:p>
      <text:p text:style-name="Листинг"><text:span text:style-name="Teletype"><text:span text:style-name="T75">} </text:span></text:span></text:p>
      <text:p text:style-name="Text_20_body"><text:span text:style-name="Teletype"><text:span text:style-name="T54"/></text:span></text:p>
      <text:p text:style-name="Text_20_body"><text:span text:style-name="Teletype"><text:span text:style-name="T54">Функция </text:span></text:span><text:span text:style-name="Source_20_Text">main()</text:span><text:span text:style-name="Teletype"><text:span text:style-name="T54"> просит пользователя ввести с клавиатуры три координаты вектора, а затем выполняет несколько тестов, демонстрирующих работу методов класса. Например, при вводе значений «1 2 3» выводится следующий результат:</text:span></text:span></text:p>
      <text:p text:style-name="P46">1. Заполнение вектора через стандартный ввод </text:p>
      <text:p text:style-name="P46">Введите координаты вектора: 1 2 3 </text:p>
      <text:p text:style-name="P46">Координаты вектора: x=1; y=2; z=3 </text:p>
      <text:p text:style-name="P46">Модуль вектора равен 3.74166 </text:p>
      <text:p text:style-name="P46"/>
      <text:p text:style-name="P46">2. Вычитание векторов </text:p>
      <text:p text:style-name="P46">Координаты вектора с=a-b(1,2,3): x=0; y=0; z=0 </text:p>
      <text:p text:style-name="P46"/>
      <text:p text:style-name="P46">3. Изменение координаты вектора с помощью геттеров и сеттеров </text:p>
      <text:p text:style-name="P46">После инкремента координаты x, координаты вектора c: x=1; y=0; z=0 </text:p>
      <text:p text:style-name="P46"/>
      <text:p text:style-name="P46">4. Инкремент: </text:p>
      <text:p text:style-name="P46">вывод с++: x=1; y=0; z=0 </text:p>
      <text:p text:style-name="P46">Вывод ++с: x=3; y=2; z=2</text:p>
      <text:p text:style-name="Text_20_body"><text:span text:style-name="Teletype"><text:span text:style-name="T54"/></text:span></text:p>
      <text:p text:style-name="Text_20_body"><text:span text:style-name="Teletype"><text:span text:style-name="T54">Как можно заметить, в программе не перегружен оператор присваивания, а в классе </text:span></text:span><text:span text:style-name="Source_20_Text">spatial_vector</text:span><text:span text:style-name="Teletype"><text:span text:style-name="T54"> не задан конструктор копирования. В данном случае класс не работает с динамической памятью и не нуждается в какой-то особой предварительной инициализации и деинициализации, поэтому выполняемое по умолчанию побитовое копирование объектов оказывается полностью приемлемым. Более того, передача параметра по значению активно используется в перегруженных операторах сложения и вычитания, а также в постфиксной форме инкремента и декремента. В первых двух случаях первый параметр (левый операнд) передается по значению, чтобы можно было изменить его и вернуть, не затронув исходный объект. В перегруженных постфиксных операторах используется возврат исходной побитовой копии объекта, снятой до того, как оригинальный объект был изменен.</text:span></text:span></text:p>
      <text:p text:style-name="Text_20_body"><text:span text:style-name="Teletype"><text:span text:style-name="T54">Комбинирование в выражениях перегруженных операторов, некоторые из которых используют передачу по ссылке, а некоторые — по значению, требует тщательности в оформлении списка параметров. Если возвращенный по значению результат работы одного оператора может быть принят другим по ссылке, во избежание конфликтов соответствующий аргумент следует явно объявить константным (см. например, второй параметр оператора потокового вывода). На самом деле использование модификатора </text:span></text:span><text:span text:style-name="Source_20_Text">const</text:span><text:span text:style-name="Teletype"><text:span text:style-name="T54"> в подобных случаях боле чем логично, поскольку оператор не изменяет принятый аргумент, а передача по ссылке используется исключительно для уменьшения накладных расходов на копирование объекта.</text:span></text:span></text:p>
      <text:h text:style-name="Heading_20_2" text:outline-level="2"><text:bookmark-start text:name="__RefHeading__7500_1028596053"/><text:soft-page-break/>Наследование<text:bookmark-end text:name="__RefHeading__7500_1028596053"/></text:h>
      <text:p text:style-name="P17"><text:alphabetical-index-mark text:string-value="наследование" text:key1="Класс"/>Наследование классов позволяет строить иерархию, наверху которой находятся более общие классы, а внизу — более специализированные. Попробуем привести наглядный пример иерархии наследования. Предположим, мы создаем объектно-ориентированную систему работы с графикой, и предусмотрели класс <text:span text:style-name="Source_20_Text">point</text:span>, описывающий отдельную двумерную точку на экране. В этом классе хранятся координаты точки, ее цвет, а также методы для управления этими данными. При необходимости можно легко создать на базе класса <text:span text:style-name="Source_20_Text">point</text:span> производный класс, хранящий трехмерную вершину (например, <text:span text:style-name="Source_20_Text">vertex</text:span>): добавить в нем третью координату, соответствующие конструкторы, модифицировать некоторые методы. Однако не следует путать отношение наследования с отношением включения. Например, будет нелогичным строить на базе класса <text:span text:style-name="Source_20_Text">point</text:span> или класса <text:span text:style-name="Source_20_Text">vertex</text:span> класс <text:span text:style-name="Source_20_Text">region</text:span>, описывающий объекты с произвольным количеством вершин: скорее, это должен быть класс-контейнер, содержащий в себе массив объектов <text:span text:style-name="Source_20_Text">point</text:span> или <text:span text:style-name="Source_20_Text">vertex</text:span>.</text:p>
      <text:p text:style-name="P17">Таким образом, есть смысл создавать на базе существующего класса производный, если мы хотим получить частный случай с модифицированной функциональностью. </text:p>
      <text:p text:style-name="P17">В С++ новый класс строится на базе уже существующего с помощью конструкции следующего вида:</text:p>
      <text:p text:style-name="P48"/>
      <text:p text:style-name="Листинг"><text:span text:style-name="Teletype"><text:span text:style-name="T14">class parent {.....};</text:span></text:span></text:p>
      <text:p text:style-name="Листинг"><text:span text:style-name="Teletype"><text:span text:style-name="T14">class child : [модификатор наследования] parent {.....};</text:span></text:span></text:p>
      <text:p text:style-name="P48"/>
      <text:p text:style-name="P27"><text:span text:style-name="T19">При определении класса-потомка, за его именем следует разделитель-двоеточие «</text:span><text:span text:style-name="Source_20_Text"><text:span text:style-name="T19">:</text:span></text:span><text:span text:style-name="T19">», <text:s/>затем необязательный </text:span><text:span text:style-name="Emphasis"><text:span text:style-name="T29">модификатор наследования</text:span></text:span><text:span text:style-name="T26"> </text:span><text:span text:style-name="T19">и имя родительского класса. Модификатор наследования определяет видимость наследуемых переменных и методов для класса-потомка и его возможных потомков. Таким способом определяется, какие права доступа к переменным и методам класса-родителя будут «делегированы» классу-потомку. </text:span></text:p>
      <text:p text:style-name="P27"><text:span text:style-name="T19">При реализации наследования область видимости принадлежащих классу данных и методов можно определять выбором одного из следующих </text:span><text:span text:style-name="Emphasis"><text:span text:style-name="T29">модификаторов доступа</text:span></text:span><text:span text:style-name="T19">:</text:span></text:p>
      <text:list xml:id="list1808940255283512732" text:style-name="L67">
        <text:list-item>
          <text:p text:style-name="P70"><text:span text:style-name="Source_20_Text"><text:span text:style-name="T22">private</text:span></text:span><text:span text:style-name="T23"> </text:span><text:span text:style-name="T19">(закрытый);</text:span></text:p>
        </text:list-item>
        <text:list-item>
          <text:p text:style-name="P70"><text:span text:style-name="Source_20_Text"><text:span text:style-name="T22">public</text:span></text:span><text:span text:style-name="T23"> </text:span><text:span text:style-name="T19">(общедоступный); </text:span></text:p>
        </text:list-item>
        <text:list-item>
          <text:p text:style-name="P70"><text:span text:style-name="Source_20_Text"><text:span text:style-name="T22">protected</text:span></text:span><text:span text:style-name="T23"> </text:span><text:span text:style-name="T19">(защищенный).</text:span></text:p>
        </text:list-item>
      </text:list>
      <text:p text:style-name="P24">Эти модификаторы могут произвольно чередоваться внутри описания класса и уже использовались нами для обозначения открытых и закрытых секций класса. </text:p>
      <text:p text:style-name="Text_20_body"><text:span text:style-name="T19">Модификатор </text:span><text:span text:style-name="Source_20_Text"><text:span text:style-name="T19">private</text:span></text:span><text:span text:style-name="T19"> описывает закрытые члены класса, доступ к которым имеют только методы-члены этого класса. Модификатор </text:span><text:span text:style-name="Source_20_Text"><text:span text:style-name="T19">public</text:span></text:span><text:span text:style-name="T19"> предназначен для описания общедоступных элементов, доступ к которым возможен из любого места в программе, где доступен объект данного класса. Модификатор </text:span><text:span text:style-name="Source_20_Text"><text:span text:style-name="T19">protected</text:span></text:span><text:span text:style-name="T19"> используется тогда, когда необходимо, чтобы некоторые члены базового класса оставались закрытыми, но были бы доступны из класса-потомка. </text:span></text:p>
      <text:p text:style-name="P17">Иными словами, одни и те же ключевые слова могут использоваться и в качестве модификаторов наследования, и в качестве модификаторов доступа:</text:p>
      <text:p text:style-name="P45">Таблица <text:sequence text:ref-name="refTable0" text:name="Table" text:formula="ooow:Table+1" style:num-format="1">10.1</text:sequence>: Разница между модификаторами наследования и доступа</text:p>
      <table:table table:name="Таблица4" table:style-name="Таблица4">
        <table:table-column table:style-name="Таблица4.A"/>
        <table:table-column table:style-name="Таблица4.B"/>
        <table:table-row>
          <table:table-cell table:style-name="Таблица4.A1" office:value-type="string">
            <text:p text:style-name="P77"><text:alphabetical-index-mark text:string-value="модификаторы наследования" text:key1="Класс"/><text:span text:style-name="T53">Модификаторы наследования</text:span>:</text:p>
            <text:list xml:id="list2870136370718802206" text:style-name="L68">
              <text:list-item>
                <text:p text:style-name="P68"><text:span text:style-name="Source_20_Text">public</text:span> </text:p>
              </text:list-item>
              <text:list-item>
                <text:p text:style-name="P68"><text:span text:style-name="Source_20_Text">protected</text:span></text:p>
              </text:list-item>
              <text:list-item>
                <text:p text:style-name="P68"><text:span text:style-name="Source_20_Text">private</text:span> </text:p>
              </text:list-item>
            </text:list>
          </table:table-cell>
          <table:table-cell table:style-name="Таблица4.B1" office:value-type="string">
            <text:p text:style-name="P77"><text:alphabetical-index-mark text:string-value="модификаторы доступа" text:key1="Класс"/><text:span text:style-name="T53">Модификаторы доступа</text:span>:</text:p>
            <text:list xml:id="list5725504401797001541" text:style-name="L69">
              <text:list-item>
                <text:p text:style-name="P69"><text:span text:style-name="Source_20_Text">public</text:span> </text:p>
              </text:list-item>
              <text:list-item>
                <text:p text:style-name="P69"><text:span text:style-name="Source_20_Text">protected</text:span></text:p>
              </text:list-item>
              <text:list-item>
                <text:p text:style-name="P69"><text:span text:style-name="Source_20_Text">private</text:span> </text:p>
              </text:list-item>
            </text:list>
          </table:table-cell>
        </table:table-row>
        <text:soft-page-break/>
        <table:table-row table:style-name="Таблица4.2">
          <table:table-cell table:style-name="Таблица4.A2" office:value-type="string">
            <text:p text:style-name="P78"><text:span text:style-name="Source_20_Text">class point {...};</text:span></text:p>
            <text:p text:style-name="Text_20_body"><text:span text:style-name="Source_20_Text"><text:span text:style-name="T66">class vertex: </text:span></text:span><text:span text:style-name="Strong_20_Emphasis"><text:span text:style-name="Source_20_Text"><text:span text:style-name="T67">public</text:span></text:span></text:span><text:span text:style-name="Source_20_Text"><text:span text:style-name="T66"> point </text:span></text:span></text:p>
            <text:p text:style-name="Text_20_body"><text:span text:style-name="Source_20_Text"><text:span text:style-name="T66">{...};</text:span></text:span></text:p>
          </table:table-cell>
          <table:table-cell table:style-name="Таблица4.B2" office:value-type="string">
            <text:p text:style-name="P79"><text:span text:style-name="Source_20_Text">class point {</text:span></text:p>
            <text:p text:style-name="P29"><text:span text:style-name="Source_20_Text"><text:span text:style-name="T53">public</text:span></text:span><text:span text:style-name="Source_20_Text">:</text:span></text:p>
            <text:p text:style-name="P29"><text:span text:style-name="Source_20_Text"><text:span text:style-name="T7"><text:s text:c="2"/></text:span></text:span><text:span text:style-name="Source_20_Text"><text:span text:style-name="T11">int</text:span></text:span><text:span text:style-name="Source_20_Text"><text:span text:style-name="T60"> color;</text:span></text:span></text:p>
            <text:p text:style-name="P29"><text:span text:style-name="Source_20_Text"><text:s/></text:span><text:span text:style-name="Source_20_Text"><text:span text:style-name="T6"><text:s/></text:span></text:span><text:span text:style-name="Source_20_Text">... </text:span></text:p>
            <text:p text:style-name="P29"><text:span text:style-name="Source_20_Text">};</text:span></text:p>
          </table:table-cell>
        </table:table-row>
      </table:table>
      <text:p text:style-name="P17"/>
      <text:p text:style-name="P27"><text:span text:style-name="T19">То, как изменяется доступ к элементам базового класса из методов производного класса в зависимости от значения модификаторов наследования, показано в таблице </text:span><text:span text:style-name="T19"><text:sequence-ref text:reference-format="value" text:ref-name="refTable1">10.2</text:sequence-ref></text:span><text:span text:style-name="T19">.</text:span></text:p>
      <text:p text:style-name="P45">Таблица <text:sequence text:ref-name="refTable1" text:name="Table" text:formula="ooow:Table+1" style:num-format="1">10.2</text:sequence>: Сочетание модификаторов наследования и доступа</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
          </table:table-cell>
          <table:table-cell table:style-name="Таблица3.B1" table:number-columns-spanned="3" office:value-type="string">
            <text:p text:style-name="P36">Модификатор наследования:</text:p>
          </table:table-cell>
          <table:covered-table-cell/>
          <table:covered-table-cell/>
        </table:table-row>
        <table:table-row>
          <table:table-cell table:style-name="Таблица3.A2" office:value-type="string">
            <text:p text:style-name="P15">Модификатор</text:p>
            <text:p text:style-name="P15">доступа:</text:p>
          </table:table-cell>
          <table:table-cell table:style-name="Таблица3.B2" office:value-type="string">
            <text:p text:style-name="Table_20_Contents">public</text:p>
          </table:table-cell>
          <table:table-cell table:style-name="Таблица3.B2" office:value-type="string">
            <text:p text:style-name="Table_20_Contents">protected</text:p>
          </table:table-cell>
          <table:table-cell table:style-name="Таблица3.D2" office:value-type="string">
            <text:p text:style-name="Table_20_Contents">private</text:p>
          </table:table-cell>
        </table:table-row>
        <table:table-row>
          <table:table-cell table:style-name="Таблица3.A3" office:value-type="string">
            <text:p text:style-name="Table_20_Contents">public</text:p>
          </table:table-cell>
          <table:table-cell table:style-name="Таблица3.B5" office:value-type="string">
            <text:p text:style-name="Table_20_Contents">public</text:p>
          </table:table-cell>
          <table:table-cell table:style-name="Таблица3.C5" office:value-type="string">
            <text:p text:style-name="Table_20_Contents">protected</text:p>
          </table:table-cell>
          <table:table-cell table:style-name="Таблица3.D5" office:value-type="string">
            <text:p text:style-name="Table_20_Contents">private</text:p>
          </table:table-cell>
        </table:table-row>
        <table:table-row>
          <table:table-cell table:style-name="Таблица3.A3" office:value-type="string">
            <text:p text:style-name="Table_20_Contents">protected</text:p>
          </table:table-cell>
          <table:table-cell table:style-name="Таблица3.B5" office:value-type="string">
            <text:p text:style-name="Table_20_Contents">protected</text:p>
          </table:table-cell>
          <table:table-cell table:style-name="Таблица3.C5" office:value-type="string">
            <text:p text:style-name="Table_20_Contents">protected</text:p>
          </table:table-cell>
          <table:table-cell table:style-name="Таблица3.D5" office:value-type="string">
            <text:p text:style-name="Table_20_Contents">private</text:p>
          </table:table-cell>
        </table:table-row>
        <table:table-row>
          <table:table-cell table:style-name="Таблица3.A3" office:value-type="string">
            <text:p text:style-name="Table_20_Contents">private</text:p>
          </table:table-cell>
          <table:table-cell table:style-name="Таблица3.B5" office:value-type="string">
            <text:p text:style-name="Table_20_Contents">нет</text:p>
            <text:p text:style-name="Table_20_Contents">доступа</text:p>
          </table:table-cell>
          <table:table-cell table:style-name="Таблица3.C5" office:value-type="string">
            <text:p text:style-name="Table_20_Contents">нет</text:p>
            <text:p text:style-name="Table_20_Contents">доступа</text:p>
          </table:table-cell>
          <table:table-cell table:style-name="Таблица3.D5" office:value-type="string">
            <text:p text:style-name="Table_20_Contents">нет</text:p>
            <text:p text:style-name="Table_20_Contents">доступа</text:p>
          </table:table-cell>
        </table:table-row>
      </table:table>
      <text:p text:style-name="Text_20_body"/>
      <text:p text:style-name="P17">Из таблицы видно, в производном классе доступ к элементам базового класса может быть сделан более ограниченным, но никогда нельзя сделать его менее ограниченным.</text:p>
      <text:h text:style-name="Heading_20_3" text:outline-level="3"><text:bookmark-start text:name="__RefHeading__7502_1028596053"/>Конструкторы и деструкторы при наследовании<text:bookmark-end text:name="__RefHeading__7502_1028596053"/></text:h>
      <text:p text:style-name="P17">Базовый класс, производный класс или оба могут иметь конструкторы и деструкторы. Если и у базового и у производного классов есть конструкторы и деструкторы, то они срабатывают по-очереди: конструкторы выполняются в порядке наследования, а деструкторы — в обратном порядке.</text:p>
      <text:p text:style-name="P50">#include&lt;iostream&gt;</text:p>
      <text:p text:style-name="P50">using namespace std;</text:p>
      <text:p text:style-name="P50"/>
      <text:p text:style-name="P50">class parent {</text:p>
      <text:p text:style-name="P50">public:</text:p>
      <text:p text:style-name="P50"><text:s/>parent() { cout &lt;&lt; "Работа конструктора базового класса\n"; }</text:p>
      <text:p text:style-name="P50"><text:s/>~parent() { cout &lt;&lt; "Работа деструктора базового класса\n"; }</text:p>
      <text:p text:style-name="P50">};</text:p>
      <text:p text:style-name="P50"/>
      <text:p text:style-name="P50">class child: public parent {</text:p>
      <text:p text:style-name="P50">public:</text:p>
      <text:p text:style-name="P50"><text:s/>child() {cout&lt;&lt;"Работа конструктора производного класса\n"; }</text:p>
      <text:p text:style-name="P50"><text:s/>~child() {cout&lt;&lt;"Работа деструктора производного класса\n"; }</text:p>
      <text:p text:style-name="P50">};</text:p>
      <text:p text:style-name="P50"/>
      <text:p text:style-name="P50">main() {</text:p>
      <text:p text:style-name="P50"><text:s text:c="2"/>child c1;</text:p>
      <text:p text:style-name="P50">}</text:p>
      <text:p text:style-name="P17"/>
      <text:p text:style-name="P17">Выполнение этой предельно простой программы иллюстрирует порядок срабатывания конструкторов и деструкторов. Результат ее работы следующим образом отображается на экране :</text:p>
      <text:p text:style-name="P46"><text:soft-page-break/>Работа конструктора базового класса </text:p>
      <text:p text:style-name="P46">Работа конструктора производного класса </text:p>
      <text:p text:style-name="P46">Работа деструктора производного класса </text:p>
      <text:p text:style-name="P46">Работа деструктора базового класса</text:p>
      <text:p text:style-name="P41"><text:span text:style-name="Teletype"><text:span text:style-name="T6"/></text:span></text:p>
      <text:p text:style-name="P17">При реализации наследования может возникнуть ситуация, когда конструктор базового или производного класса требует параметры. Если параметры нужно передать только конструктору производного класса, они передаются обычным способом. Если требуется передать какие-либо аргументы родительскому конструктору, для этого используется расширенная запись конструктора производного класса:</text:p>
      <text:p text:style-name="P17"/>
      <text:p text:style-name="Листинг"><text:span text:style-name="Teletype"><text:span text:style-name="T14">конструктор_производного_класса (список формальных параметров)</text:span></text:span></text:p>
      <text:p text:style-name="Листинг"><text:span text:style-name="Teletype"><text:span text:style-name="T14"> : конструктор_базового_класса (список фактических параметров)</text:span></text:span></text:p>
      <text:p text:style-name="Листинг"><text:span text:style-name="Teletype"><text:span text:style-name="T14">{</text:span></text:span></text:p>
      <text:p text:style-name="Листинг"><text:span text:style-name="Teletype"><text:span text:style-name="T14"> ... // тело конструктора производного класса</text:span></text:span></text:p>
      <text:p text:style-name="Листинг"><text:span text:style-name="Teletype"><text:span text:style-name="T14">}</text:span></text:span></text:p>
      <text:p text:style-name="P48"/>
      <text:p text:style-name="P17">Списки параметров родительского и дочернего конструкторов могут совпадать, а могут и различаться. Например, конструктор производного класса часто принимает некоторые аргументы только для того, чтобы передать их конструктору базового класса. Приведем пример с уже обсуждавшимися классами <text:span text:style-name="Source_20_Text">point</text:span> и <text:span text:style-name="Source_20_Text">vertex</text:span>.</text:p>
      <text:p text:style-name="P17"/>
      <text:p text:style-name="Листинг">#include&lt;iostream&gt;</text:p>
      <text:p text:style-name="Листинг">using namespace std;</text:p>
      <text:p text:style-name="Листинг"/>
      <text:p text:style-name="Листинг">class point {</text:p>
      <text:p text:style-name="Листинг">protected:</text:p>
      <text:p text:style-name="Листинг"><text:s text:c="2"/>int x, y, color;</text:p>
      <text:p text:style-name="Листинг">public:</text:p>
      <text:p text:style-name="Листинг"><text:s text:c="2"/>point (int p1, int p2, int c);</text:p>
      <text:p text:style-name="Листинг">};</text:p>
      <text:p text:style-name="Листинг"/>
      <text:p text:style-name="Листинг">point::point(int p1, int p2, int c) {</text:p>
      <text:p text:style-name="Листинг"><text:s text:c="2"/>x=p1; </text:p>
      <text:p text:style-name="Листинг"><text:s text:c="2"/>y=p2;</text:p>
      <text:p text:style-name="Листинг"><text:s text:c="2"/>color=c;</text:p>
      <text:p text:style-name="Листинг">}</text:p>
      <text:p text:style-name="Листинг"/>
      <text:p text:style-name="Листинг"/>
      <text:p text:style-name="Листинг">class vertex: public point {</text:p>
      <text:p text:style-name="Листинг"><text:s text:c="2"/>int z;</text:p>
      <text:p text:style-name="Листинг">public:</text:p>
      <text:p text:style-name="Листинг"><text:s text:c="2"/>vertex (int p1, int p2, int p3, int c);</text:p>
      <text:p text:style-name="Листинг">};</text:p>
      <text:p text:style-name="Листинг"/>
      <text:p text:style-name="Листинг">vertex::vertex(int p1, int p2, int p3, int c)</text:p>
      <text:p text:style-name="Листинг"><text:s text:c="2"/>:point(p1, p2, c) { </text:p>
      <text:p text:style-name="Листинг"><text:s text:c="2"/>z=p3; </text:p>
      <text:p text:style-name="Листинг">}</text:p>
      <text:p text:style-name="Листинг"/>
      <text:p text:style-name="Листинг">main() {</text:p>
      <text:p text:style-name="Листинг"><text:soft-page-break/><text:s text:c="2"/>vertex c1(2,3,4,0);</text:p>
      <text:p text:style-name="Листинг">}</text:p>
      <text:p text:style-name="P17"/>
      <text:p text:style-name="P17">Допускается также использовать эту краткую запись передачи параметров родительскому конструктору, чтобы компактно проинициализировать переменные дочернего класса. Например, мы могли бы написать в предыдущем примере:</text:p>
      <text:p text:style-name="Preformatted_20_Text"><text:span text:style-name="Teletype"><text:span text:style-name="T6"/></text:span></text:p>
      <text:p text:style-name="Preformatted_20_Text"><text:span text:style-name="Teletype"><text:span text:style-name="T6"/></text:span></text:p>
      <text:p text:style-name="P48">vertex::vertex(int p1, int p2, int p3)</text:p>
      <text:p text:style-name="P48"><text:s text:c="2"/>:point(p1, p2), z(p3) { </text:p>
      <text:p text:style-name="P48"><text:tab/><text:span text:style-name="T5">// z=p3;</text:span></text:p>
      <text:p text:style-name="Листинг"><text:span text:style-name="Teletype"><text:span text:style-name="T14"><text:s text:c="2"/>}</text:span></text:span></text:p>
      <text:p text:style-name="Листинг"><text:span text:style-name="Teletype"><text:span text:style-name="T14"/></text:span></text:p>
      <text:p text:style-name="Preformatted_20_Text"><text:span text:style-name="Teletype"><text:span text:style-name="T6"/></text:span></text:p>
      <text:p text:style-name="Text_20_body">С наследованием конструкторов класса связана еще одна специфическая особенность: если в базовом классе есть перегруженный оператор присваивания, он не наследуется производными классами. Если оператор присваивания был перегружен в родительском классе, а в производном — нет, то присваивание объектов производного класса не будет вызывать ошибку, однако выполняться при этом будет не перегруженный оператор, а присваивание по умолчанию, т. е. побитовое копирование свойств объекта.</text:p>
      <text:h text:style-name="P89" text:outline-level="3"><text:bookmark-start text:name="__RefHeading__7504_1028596053"/>Раннее и позднее связывание<text:bookmark-end text:name="__RefHeading__7504_1028596053"/></text:h>
      <text:p text:style-name="P17">Обрабатывая вызов метода какого-либо класса, компилятор сначала ищет метод с указанным именем внутри данного класса. Если метод с таким именем не определен внутри класса, то компилятор обращается к базовому классу и ищет его там. Если найдет, то подставит в точки вызова адрес метода из родительского класса. Если не найдет, то поднимается все выше по иерархии наследования.</text:p>
      <text:p text:style-name="P17">Методы, которые вызываются так, являются статическими — в том смысле, что компилятор разбирает ссылки на них во время компиляции. Этот подход экономит ресурсы в момент выполнения программы, однако иногда приводит к нежелательным результатам. Рассмотрим для примера иерархию из двух классов: класса <text:span text:style-name="Source_20_Text">vector</text:span>, представляющего собой двумерный вектор, и производный от него класс <text:span text:style-name="Source_20_Text">spatial_vector</text:span>, уже знакомый нам по прежним примерам. Нам будут нужны два метода у каждого из классов: метод <text:span text:style-name="Source_20_Text">info()</text:span>, выводящий текстовое сообщение и сообщающий, чему равен модуль вектора, и метод <text:span text:style-name="Source_20_Text">abs()</text:span>, собственно вычисляющий значение модуля. Наследование одного класса от другого в данном случае представляется вполне логичным: в производном классе достаточно будет добавить еще одну переменную, модифицировать конструктор и функцию вычисления модуля.</text:p>
      <text:p text:style-name="P17"/>
      <text:p text:style-name="Листинг">#include &lt;iostream&gt;</text:p>
      <text:p text:style-name="Листинг">#include &lt;math.h&gt;</text:p>
      <text:p text:style-name="Листинг">using namespace std;</text:p>
      <text:p text:style-name="Листинг"/>
      <text:p text:style-name="Листинг">class vector {</text:p>
      <text:p text:style-name="Листинг">protected:</text:p>
      <text:p text:style-name="Листинг"><text:s text:c="2"/>double x, y;</text:p>
      <text:p text:style-name="Листинг">public:</text:p>
      <text:p text:style-name="Листинг"><text:s text:c="2"/>vector(double x, double y) { this-&gt;x=x; this-&gt;y=y; }</text:p>
      <text:p text:style-name="Листинг"><text:s text:c="2"/>double abs() { return sqrt (x*x + y*y); }</text:p>
      <text:p text:style-name="Листинг"><text:s text:c="2"/>void info() { cout &lt;&lt; "Модуль вектора равен " &lt;&lt; abs() &lt;&lt; <text:soft-page-break/>endl; }</text:p>
      <text:p text:style-name="Листинг">};</text:p>
      <text:p text:style-name="Листинг"/>
      <text:p text:style-name="Листинг">class spatial_vector : public vector {</text:p>
      <text:p text:style-name="Листинг"><text:s text:c="2"/>protected:</text:p>
      <text:p text:style-name="Листинг"><text:s text:c="2"/>double z;</text:p>
      <text:p text:style-name="Листинг">public:</text:p>
      <text:p text:style-name="Листинг"><text:s text:c="2"/>spatial_vector(double x, double y, double z);</text:p>
      <text:p text:style-name="Листинг"><text:s text:c="2"/>double abs() { return sqrt (x*x + y*y + z*z); }</text:p>
      <text:p text:style-name="Листинг">};</text:p>
      <text:p text:style-name="Листинг"/>
      <text:p text:style-name="Листинг">spatial_vector::spatial_vector(double x, double y, double z) </text:p>
      <text:p text:style-name="Листинг"><text:s text:c="2"/>:vector(x, y) {</text:p>
      <text:p text:style-name="Листинг"><text:s text:c="2"/>this-&gt;z=z;</text:p>
      <text:p text:style-name="Листинг">}</text:p>
      <text:p text:style-name="Листинг"/>
      <text:p text:style-name="Листинг">main() {</text:p>
      <text:p text:style-name="Листинг"><text:s text:c="2"/>cout &lt;&lt; "Создаем вектор на плоскости с координатами 1,2\n";</text:p>
      <text:p text:style-name="Листинг"><text:s text:c="2"/>vector a(1,2);</text:p>
      <text:p text:style-name="Листинг"><text:s text:c="2"/>a.info();</text:p>
      <text:p text:style-name="Листинг"><text:s text:c="2"/>cout &lt;&lt; "Создаем пространственный вектор с координатами 1,2,3\n";</text:p>
      <text:p text:style-name="Листинг"><text:s text:c="2"/>spatial_vector b(1,2,3);</text:p>
      <text:p text:style-name="Листинг"><text:s text:c="2"/>b.info();</text:p>
      <text:p text:style-name="Листинг">}</text:p>
      <text:p text:style-name="P17">В действительности же данный код генерирует весьма странный результат:</text:p>
      <text:p text:style-name="P46">Создаем вектор на плоскости с координатами 1,2 </text:p>
      <text:p text:style-name="P46">Модуль вектора равен 2.23607 </text:p>
      <text:p text:style-name="P46">Создаем пространственный вектор с координатами 1,2,3 </text:p>
      <text:p text:style-name="P46">Модуль вектора равен 2.23607</text:p>
      <text:p text:style-name="P27"><text:span text:style-name="T19">Мы корректно переопределили метод </text:span><text:span text:style-name="Source_20_Text"><text:span text:style-name="T19">abs()</text:span></text:span><text:span text:style-name="T19"> в производном классе (можно легко в этом убедиться, вызвав его непосредственно), однако для производного класса функция </text:span><text:span text:style-name="Source_20_Text"><text:span text:style-name="T19">info()</text:span></text:span><text:span text:style-name="T19"> выдала явно неверное значение, не посчитав в модуле третью координату. Проблема в том, что родительский метод </text:span><text:span text:style-name="Source_20_Text"><text:span text:style-name="T19">info()</text:span></text:span><text:span text:style-name="T19"> «не знает», что функция </text:span><text:span text:style-name="Source_20_Text"><text:span text:style-name="T19">abs()</text:span></text:span><text:span text:style-name="T19"> переопределена в классе-потомке.</text:span></text:p>
      <text:p text:style-name="P27"><text:span text:style-name="T19">Для того чтобы это стало возможным нужен специальный механизм, и в языке С++ это — </text:span><text:alphabetical-index-mark text:string-value="Позднее связывание"/><text:span text:style-name="Emphasis"><text:span text:style-name="T29">позднее связывание</text:span></text:span><text:span text:style-name="T20">, </text:span><text:span text:style-name="T19">реализующее механизм </text:span><text:span text:style-name="Emphasis"><text:span text:style-name="T29">виртуальных методов</text:span></text:span><text:span text:style-name="T19">. Виртуальные методы реализуют полиморфизм.</text:span></text:p>
      <text:p text:style-name="P19"><text:alphabetical-index-mark text:string-value="виртуальный метод"/><text:span text:style-name="Emphasis">Виртуальный метод — это метод, который, будучи описан в потомках, замещает собой соответствующий метод везде, даже в методах, описанных для предка, если он вызывается для потомка.</text:span></text:p>
      <text:p text:style-name="P17">Адрес виртуального метода известен только в момент выполнения программы. Когда происходит вызов виртуального метода, его адрес берется из таблицы виртуальных методов своего класса. Таким образом, вызывается то, что нужно.</text:p>
      <text:p text:style-name="P17">Виртуальные методы описываются с помощью ключевого слова <text:span text:style-name="Source_20_Text">virtual</text:span> в базовом классе. Это означает, что в производном классе этот метод может быть замещен методом, более подходящим для этого производного класса. Объявленный виртуальным в базовом классе, метод остается виртуальным для всех производных классов. Если в производном классе виртуальный метод не будет переопределен, то при вызове будет найден метод с таким именем вверх по иерархии классов (т. е. в базовом классе).</text:p>
      <text:p text:style-name="Листинг"><text:soft-page-break/>#include &lt;iostream&gt;</text:p>
      <text:p text:style-name="Листинг">#include &lt;math.h&gt;</text:p>
      <text:p text:style-name="Листинг">using namespace std;</text:p>
      <text:p text:style-name="Листинг"/>
      <text:p text:style-name="Листинг">class vector {</text:p>
      <text:p text:style-name="Листинг">protected:</text:p>
      <text:p text:style-name="Листинг"><text:s text:c="2"/>double x, y;</text:p>
      <text:p text:style-name="Листинг">public:</text:p>
      <text:p text:style-name="Листинг"><text:s text:c="2"/>vector(double x, double y) { this-&gt;x=x; this-&gt;y=y; }</text:p>
      <text:p text:style-name="Листинг"><text:s text:c="2"/>virtual double abs() { return sqrt (x*x + y*y); }</text:p>
      <text:p text:style-name="Листинг"><text:s text:c="2"/>void info() { cout &lt;&lt; "Модуль вектора равен " &lt;&lt; abs() &lt;&lt; endl; }</text:p>
      <text:p text:style-name="Листинг">};</text:p>
      <text:p text:style-name="Листинг"/>
      <text:p text:style-name="Листинг">class spatial_vector : public vector {</text:p>
      <text:p text:style-name="Листинг"><text:s text:c="2"/>protected:</text:p>
      <text:p text:style-name="Листинг"><text:s text:c="2"/>double z;</text:p>
      <text:p text:style-name="Листинг">public:</text:p>
      <text:p text:style-name="Листинг"><text:s text:c="2"/>spatial_vector(double x, double y, double z);</text:p>
      <text:p text:style-name="Листинг"><text:s text:c="2"/>double abs() { return sqrt (x*x + y*y + z*z); }</text:p>
      <text:p text:style-name="Листинг">};</text:p>
      <text:p text:style-name="Листинг"/>
      <text:p text:style-name="Листинг">spatial_vector::spatial_vector(double x, double y, double z) </text:p>
      <text:p text:style-name="Листинг"><text:s text:c="2"/>:vector(x, y) {</text:p>
      <text:p text:style-name="Листинг"><text:s text:c="2"/>this-&gt;z=z;</text:p>
      <text:p text:style-name="Листинг">}</text:p>
      <text:p text:style-name="Листинг"/>
      <text:p text:style-name="Листинг">main() {</text:p>
      <text:p text:style-name="Листинг"><text:s text:c="2"/>cout &lt;&lt; "Создаем вектор на плоскости с координатами 1,2\n";</text:p>
      <text:p text:style-name="Листинг"><text:s text:c="2"/>vector a(1,2);</text:p>
      <text:p text:style-name="Листинг"><text:s text:c="2"/>a.info();</text:p>
      <text:p text:style-name="Листинг"><text:s text:c="2"/>cout &lt;&lt; "Создаем пространственный вектор с координатами 1,2,3\n";</text:p>
      <text:p text:style-name="Листинг"><text:s text:c="2"/>spatial_vector b(1,2,3);</text:p>
      <text:p text:style-name="Листинг"><text:s text:c="2"/>b.info();</text:p>
      <text:p text:style-name="Листинг">}</text:p>
      <text:p text:style-name="Text_20_body"><text:span text:style-name="Teletype"><text:span text:style-name="T46"/></text:span></text:p>
      <text:p text:style-name="P17">Будучи выполнен, пример наконец выдает ожидаемый ответ:</text:p>
      <text:p text:style-name="P46">Создаем вектор на плоскости с координатами 1,2 </text:p>
      <text:p text:style-name="P46">Модуль вектора равен 2.23607 </text:p>
      <text:p text:style-name="P46">Создаем пространственный вектор с координатами 1,2,3 </text:p>
      <text:p text:style-name="P46">Модуль вектора равен 3.74166 </text:p>
      <text:p text:style-name="Text_20_body"><text:span text:style-name="Teletype"><text:span text:style-name="T46"/></text:span></text:p>
      <text:h text:style-name="Heading_20_3" text:outline-level="3"><text:bookmark-start text:name="__RefHeading__7506_1028596053"/><text:alphabetical-index-mark text:string-value="множественное наследование" text:key1="наследование"/>Множественное наследование<text:bookmark-end text:name="__RefHeading__7506_1028596053"/></text:h>
      <text:p text:style-name="Text_20_body">В списке базовых классов можно указывать несколько классов-родителей, через запятую, каждого со своим модификатором наследования:</text:p>
      <text:p text:style-name="P4"/>
      <text:p text:style-name="Листинг">class A {...};</text:p>
      <text:p text:style-name="Листинг">class B {...};</text:p>
      <text:p text:style-name="Листинг">class C: public A, public B {...};</text:p>
      <text:p text:style-name="Preformatted_20_Text"><text:soft-page-break/></text:p>
      <text:p text:style-name="Text_20_body">При этом класс <text:span text:style-name="Source_20_Text">C</text:span> унаследует как содержимое класса <text:span text:style-name="Source_20_Text">А</text:span>, так и класса <text:span text:style-name="Source_20_Text">B</text:span>. При вызове конструктора будут сначала вызваны конструкторы базовых классов (в порядке следования). Деструкторы, как всегда, имеют противоположный порядок вызова.</text:p>
      <text:p text:style-name="Text_20_body">При множественном наследовании автоматически включается позднее связывание.</text:p>
      <text:h text:style-name="P90" text:outline-level="3"><text:bookmark-start text:name="__RefHeading__7508_1028596053"/>Указатели на базовые классы<text:bookmark-end text:name="__RefHeading__7508_1028596053"/></text:h>
      <text:p text:style-name="P17">Другая сфера приложения виртуальных функций связана с использованием указателей на объекты. Указатель, объявленный в качестве указателя на базовый класс, также может использоваться как указатель на любой класс, производный от этого базового:</text:p>
      <text:p text:style-name="Листинг">point * p = new vertex();</text:p>
      <text:p text:style-name="P22">По указателю на объект базового класса можно вполне корректно вызвать те методы класса-потомка, которые уже существовали в описании базового класса. </text:p>
      <text:p text:style-name="P32">Вызвать по такому указателю метод, присутствующий лишь в производном классе напрямую нельзя, но можно косвенно, с использованием приведения типов:</text:p>
      <text:p text:style-name="Листинг">class parent {</text:p>
      <text:p text:style-name="Листинг">public:</text:p>
      <text:p text:style-name="Листинг"><text:s text:c="3"/>void parent_method() {}</text:p>
      <text:p text:style-name="Листинг">};</text:p>
      <text:p text:style-name="Листинг">class child : public parent {</text:p>
      <text:p text:style-name="Листинг">public:</text:p>
      <text:p text:style-name="Листинг"><text:s text:c="3"/>void child_method() {}</text:p>
      <text:p text:style-name="Листинг">};</text:p>
      <text:p text:style-name="Листинг">main() {</text:p>
      <text:p text:style-name="Листинг"><text:s text:c="3"/>parent *p = new child();</text:p>
      <text:p text:style-name="Листинг"><text:s text:c="3"/>p-&gt;parent_method();</text:p>
      <text:p text:style-name="Листинг"><text:s text:c="3"/>((child*)p)-&gt;child_method();</text:p>
      <text:p text:style-name="Листинг">} </text:p>
      <text:p text:style-name="P42"/>
      <text:p text:style-name="Text_20_body"><text:span text:style-name="T2">Типичное использование указателя на базовый класс, которому присвоен адрес объекта производного класса — хранение либо передача нескольких разнотипных объектов, имеющих общий класс-предок. Например, во многих библиотеках виджетов (графических элементов управления) инструментальная панель, которая <text:s/>может содержать в себе кнопки, надписи, выпадающие списки и т. д., является универсальным контейнером, хранящим указатели на объект базового класса (например, класса </text:span><text:span text:style-name="Source_20_Text"><text:span text:style-name="T2">widget</text:span></text:span><text:span text:style-name="T2">), <text:s/>от которого унаследованы конкретные элементы управления (классы </text:span><text:span text:style-name="Source_20_Text"><text:span text:style-name="T2">button</text:span></text:span><text:span text:style-name="T2">, </text:span><text:span text:style-name="Source_20_Text"><text:span text:style-name="T2">text</text:span></text:span><text:span text:style-name="T2">, </text:span><text:span text:style-name="Source_20_Text"><text:span text:style-name="T2">list</text:span></text:span><text:span text:style-name="T2"> и т. д.). Благодаря возможности использовать указатель на базовый класс, панель реализует один единственный набор методов для добавления и удаления разнотипных элементов, а также для обращения к ним.</text:span></text:p>
      <text:p text:style-name="Text_20_body">Однако при использовании указателей на базовый класс требуется соблюдать осторожность в отношении разрушения объектов. Если объект-потомок выйдет из области видимости и будет разрушен по указателю на базовый класс, то без дополнительных мер вызовется деструктор базового класса. Если деструкторы базового и производного классов имеют важные различия в своем поведении (например, когда деструктор-потомок должен освободить дополнительные блоки памяти) — такое поведение является недопустимым. В этом случае деструктор родительского класса необходимо объявлять виртуальным — так же, как это делается с любым другим методом.</text:p>
      <text:h text:style-name="Heading_20_3" text:outline-level="3"><text:bookmark-start text:name="__RefHeading__7510_1028596053"/><text:soft-page-break/><text:alphabetical-index-mark text:string-value="абстрактный" text:key1="класс"/>Абстрактные классы<text:bookmark-end text:name="__RefHeading__7510_1028596053"/></text:h>
      <text:p text:style-name="P30"><text:span text:style-name="T19">Иногда, когда функция объявляется в базовом классе, она не выполняет никаких значимых действий, поскольку часто базовый класс не определяет законченный тип, а нужен чтобы построить иерархию. Например, метод </text:span><text:span text:style-name="Source_20_Text"><text:span text:style-name="T21">paint()</text:span></text:span><text:span text:style-name="T19">, объявленный в классе </text:span><text:span text:style-name="Source_20_Text"><text:span text:style-name="T21">widget</text:span></text:span><text:span text:style-name="T19"> и <text:s/>выполняющий отрисовку виджета на экране, должен переопределяться в классах-потомках, с тем, чтобы выводить на экран изображение кнопки в классе </text:span><text:span text:style-name="Source_20_Text"><text:span text:style-name="T21">button</text:span></text:span><text:span text:style-name="T27"> </text:span><text:span text:style-name="T19">или текстовую надпись в классе </text:span><text:span text:style-name="Source_20_Text"><text:span text:style-name="T21">text</text:span></text:span><text:span text:style-name="T19">. Изображение же абстрактного виджета тоже абстрактно, и метод в базовом классе не несет практической нагрузки.</text:span></text:p>
      <text:p text:style-name="P30"><text:span text:style-name="T19">Методы, которые нужны только для того, чтобы их обязательно переопределили в производных классах, называются </text:span><text:span text:style-name="Emphasis"><text:span text:style-name="T29">чисто виртуальными</text:span></text:span><text:span text:style-name="T19"> методами.</text:span></text:p>
      <text:p text:style-name="P22">Чисто виртуальные методы не определяются в базовом классе. У них нет тела, а есть только декларации об их существовании.</text:p>
      <text:p text:style-name="P22">Чисто виртуальная функция выглядит в описании класса следующим образом:</text:p>
      <text:p text:style-name="Листинг">virtual тип имя_функции (список параметров) = 0;</text:p>
      <text:p text:style-name="P17">Как можно заметить, функцию делает чисто виртуальной приравнивание ее описания к нулю.</text:p>
      <text:p text:style-name="P17">Класс, содержащий хотя бы один <text:alphabetical-index-mark-start text:id="IMark180770952"/>чисто виртуальный метод<text:alphabetical-index-mark-end text:id="IMark180770952"/>, называется абстрактным классом. Поскольку у чисто виртуального метода нет тела, то создать объект абстрактного класса невозможно.</text:p>
      <text:h text:style-name="P87" text:outline-level="3"><text:bookmark-start text:name="__RefHeading__11533_1017978997"/>Пример иерархии классов — библиотека потокового ввода-вывода<text:bookmark-end text:name="__RefHeading__11533_1017978997"/></text:h>
      <text:p text:style-name="P23">В заключение рассмотрим, как используется наследование для решения реальных задач программирования.</text:p>
      <text:p text:style-name="P23">Технологии наследования классов, входящие в стандарт С++, предсказуемо были использованы и при разработке библиотек, входящих в стандарт этого языка. Включенная в стандарт реализация сама по себе является прекрасным примером, т. к. в данном случае не приходится сомневаться в грамотном и целесообразном проектировании как иерархии классов, так и их внутренней реализации. По этой причине рассмотрим в качестве примера сложной структуры классов, созданных для решения конкретных практических задач, <text:s/>объектно-ориентированную библиотеку потокового ввода-вывода. </text:p>
      <text:p text:style-name="Text_20_body"><text:span text:style-name="T17">В предыдущих разделах мы касались использования операторов </text:span><text:span text:style-name="Source_20_Text"><text:span text:style-name="T30">&lt;&lt;</text:span></text:span><text:span text:style-name="T28"> </text:span><text:span text:style-name="T17">и </text:span><text:span text:style-name="Source_20_Text"><text:span text:style-name="T30">&gt;&gt;</text:span></text:span><text:span text:style-name="T28"> </text:span><text:span text:style-name="T30">вместе с объектами </text:span><text:span text:style-name="T17"><text:s/></text:span><text:span text:style-name="Source_20_Text"><text:span text:style-name="T30">cin</text:span></text:span><text:span text:style-name="T17"> и </text:span><text:span text:style-name="Source_20_Text"><text:span text:style-name="T30">cout</text:span></text:span><text:span text:style-name="T17">, а также отметили, что эти объекты на самом деле являются экземплярами классов </text:span><text:span text:style-name="Source_20_Text"><text:span text:style-name="T30">istream</text:span></text:span><text:span text:style-name="T17"> </text:span><text:span text:style-name="T30">и </text:span><text:span text:style-name="Source_20_Text"><text:span text:style-name="T30">ostream</text:span></text:span><text:span text:style-name="T17">.</text:span><text:span text:style-name="T42"> Однако прежде чем рассматривать внутреннее устройство этих и других классов, вовлеченных в реализацию ввода-вывода, необходимо разобраться в самой предметной области. Поэтому рассмотрим подробнее, какие стадии включает в себя принятая в С++ кросс-платформенная реализация ввода-вывода. </text:span></text:p>
      <text:p text:style-name="Text_20_body"><text:span text:style-name="T42">При разработке средств потокового ввода-вывода в С++ была использована следующая двухуровневая модель (см. рис. </text:span><text:span text:style-name="T42"><text:sequence-ref text:reference-format="value" text:ref-name="refDrawing2">10.3</text:sequence-ref></text:span><text:span text:style-name="T42">), предназначенная для передачи символьных данных между программой и каким-либо внешним устройством. </text:span></text:p>
      <text:p text:style-name="P20"><draw:frame draw:style-name="fr2" draw:name="Врезка3" text:anchor-type="as-char" svg:width="12.834cm" draw:z-index="8"><draw:text-box fo:min-height="3.179cm"><text:p text:style-name="Drawing"><draw:g text:anchor-type="as-char" draw:z-index="9" draw:style-name="gr11"><draw:custom-shape draw:style-name="gr2" draw:text-style-name="P97" svg:width="2.082cm" svg:height="1.862cm" svg:x="0cm" svg:y="0.194cm"><text:p text:style-name="P91"><text:span text:style-name="T84">Программа</text:span></text:p><draw:enhanced-geometry svg:viewBox="0 0 21600 21600" draw:mirror-horizontal="true" draw:glue-points="10800 0 3163 3163 0 10800 3163 18437 10800 21600 18437 18437 21600 10800 18437 3163" draw:text-areas="3180 3180 18420 18420" draw:type="flowchart-connector" draw:enhanced-path="U 10800 10800 10800 10800 0 360 Z N"/></draw:custom-shape><draw:custom-shape draw:style-name="gr2" draw:text-style-name="P97" svg:width="2.109cm" svg:height="1.862cm" svg:x="4.796cm" svg:y="0.194cm"><text:p text:style-name="P91"><text:span text:style-name="T84">Буфер</text:span></text:p><draw:enhanced-geometry svg:viewBox="0 0 21600 21600" draw:mirror-horizontal="true" draw:glue-points="10800 0 3163 3163 0 10800 3163 18437 10800 21600 18437 18437 21600 10800 18437 3163" draw:text-areas="3180 3180 18420 18420" draw:type="flowchart-connector" draw:enhanced-path="U 10800 10800 10800 10800 0 360 Z N"/></draw:custom-shape><draw:custom-shape draw:style-name="gr2" draw:text-style-name="P97" svg:width="1.913cm" svg:height="1.862cm" svg:x="9.92cm" svg:y="0.194cm"><text:p text:style-name="P91"><text:span text:style-name="T84">Внешнее</text:span></text:p><text:p text:style-name="P91"><text:span text:style-name="T84">устройство</text:span></text:p><draw:enhanced-geometry svg:viewBox="0 0 21600 21600" draw:mirror-horizontal="true" draw:glue-points="10800 0 3163 3163 0 10800 3163 18437 10800 21600 18437 18437 21600 10800 18437 3163" draw:text-areas="3180 3180 18420 18420" draw:type="flowchart-connector" draw:enhanced-path="U 10800 10800 10800 10800 0 360 Z N"/></draw:custom-shape><draw:custom-shape draw:style-name="gr12" draw:text-style-name="P97" svg:width="2.862cm" svg:height="1.064cm" svg:x="2.081cm" svg:y="0.593cm"><text:p text:style-name="P91"><text:span text:style-name="T84">Форматирование </text:span><text:span text:style-name="T84"><text:line-break/></text:span><text:span text:style-name="T84">и буферизация</text:span></text:p><draw:enhanced-geometry svg:viewBox="0 0 21600 21600" draw:text-areas="?f5 ?f1 ?f6 ?f3" draw:type="left-right-arrow" draw:modifiers="2738.2454469706 4384.7595252966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97" svg:width="2.876cm" svg:height="1.064cm" svg:x="7.045cm" svg:y="0.593cm"><text:p text:style-name="P91"><text:span text:style-name="T84">Кодирование</text:span><text:span text:style-name="T84"><text:line-break/></text:span><text:span text:style-name="T84"> и передача</text:span></text:p><draw:enhanced-geometry svg:viewBox="0 0 21600 21600" draw:text-areas="?f5 ?f1 ?f6 ?f3" draw:type="left-right-arrow" draw:modifiers="2738.2454469706 4384.7595252966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3" draw:text-style-name="P98" svg:width="8.362cm" svg:height="0.556cm" svg:x="1.796cm" svg:y="0cm"><draw:text-box><text:p><text:span text:style-name="T85">Уровень форматирования</text:span><text:span text:style-name="T85"><text:tab/></text:span><text:span text:style-name="T85"><text:tab/></text:span><text:span text:style-name="T85">Транспортный уровень</text:span></text:p></draw:text-box></draw:frame></draw:g></text:p><text:p text:style-name="Drawing">Рис. <text:sequence text:ref-name="refDrawing2" text:name="Drawing" text:formula="ooow:Drawing+1" style:num-format="1">10.3</text:sequence>: Модель потокового ввода-вывода в С++</text:p></draw:text-box></draw:frame></text:p>
      <text:p text:style-name="Text_20_body"><text:span text:style-name="T42">При этом представление данных в программе и на внешнем устройстве может <text:s/>отличаться: по необходимости данные могут отображаться в форме, удобной для восприятия </text:span><text:soft-page-break/><text:span text:style-name="T42">человеком, либо преобразовываться в какой-либо формат обмена данными. Как видно из рисунка, собственно обработка текстовых данных выполняется на двух уровнях: </text:span><text:span text:style-name="Emphasis"><text:span text:style-name="T42">форматирования</text:span></text:span><text:span text:style-name="T42"> и </text:span><text:span text:style-name="Emphasis"><text:span text:style-name="T42">транспортном</text:span></text:span><text:span text:style-name="T42">. Под форматированием понимается преобразование внутренних данных программы в человеко-читаемую последовательность символов. Например, значение целочисленной или вещественной переменной на этом этапе должно быть преобразовано в последовательность цифр, а управляющие символы в строковых данных должны быть заменены соответствующими им символьными последовательностями (например, код табуляции «</text:span><text:span text:style-name="Source_20_Text"><text:span text:style-name="T32">\t</text:span></text:span><text:span text:style-name="T42">» превращается в заданное число пробелов). Под кодированием понимается трансляция из одной кодировки символов в другую. Например, транспортный уровень может выполнять преобразование символов в кодировку Unicode для их использования за пределами программы (данная кодировка является стандартом де-факто, но неудобна для непосредственного использования в программе, <text:s/>т. к. символы разных языков имеют в ней различное количество байт).</text:span></text:p>
      <text:p text:style-name="P20">В рамках двухуровневой модели ввода-вывода, принятой в С++, уровень форматирования делает возможным выполнение следующих процедур:</text:p>
      <text:list xml:id="list7367914797635532702" text:style-name="L70">
        <text:list-item>
          <text:p text:style-name="P71">преобразование вещественных значений в последовательность цифр с заданной точность и формой представления;</text:p>
        </text:list-item>
        <text:list-item>
          <text:p text:style-name="P71">преобразование целочисленных значений в последовательность цифр в шестнадцатиричной, восьмиричной либо десятичной системе счисления;</text:p>
        </text:list-item>
        <text:list-item>
          <text:p text:style-name="P71">исключение лишних пробелов из входных данных;</text:p>
        </text:list-item>
        <text:list-item>
          <text:p text:style-name="P71">задание ширины поля (т. е. максимального количества знаков) для выводимых данных;</text:p>
        </text:list-item>
        <text:list-item>
          <text:p text:style-name="P71">адаптация представления чисел к конкретной локали (т. е. учет национальной специфики их отображения).</text:p>
        </text:list-item>
      </text:list>
      <text:p text:style-name="P20">Транспортный уровень отвечает непосредственно за получение и выдачу символов. На этом уровне инкапсулируется специфика конкретных внешних устройств. К числу таковых помимо возможности преобразования в многобайтные кодировки относится также блочный вывод в файлы с использованием системных вызовов операционной системы, под которую компилируется программа.</text:p>
      <text:p text:style-name="P20"><text:s/>Для уменьшения числа обращений к внешнему устройству используется потоковый буфер. При выводе последовательность символов после форматирования попадает в потоковый буфер, а реальная передача данных внешнему устройству выполняется, когда буфер оказывается заполнен, или когда принудительно вызвана операция опустошения буфера. При вводе данных транспортный уровень считывает последовательность символов из внешнего устройства в буфер, после чего уровень форматирования извлекает данные из буфера. Когда буфер оказывается пуст, задачей транспортного уровня является его повторное наполнение данными.</text:p>
      <text:p text:style-name="P20">Реализованный в С++ форматированный потоковый ввод-вывод можно разделить на две группы: <text:span text:style-name="Emphasis">файловый <text:s/>ввод-вывод</text:span> и <text:span text:style-name="Emphasis">ввод-вывод в памяти</text:span>. Файловый ввод-вывод предполагает передачу данных между программой и внешним устройством. При этом внешнее устройство только представлено файлом; помимо обычного файла на диске оно может в действительности быть каналом обмена данными или любым реальным устройством, файловая абстракция которого реализована в операционной системе. </text:p>
      <text:p text:style-name="P20">Ввод-вывод в памяти в действительности не задействует никакого внешнего устройства. Благодаря этому отпадает необходимость в уровне кодирования и передачи, а уровень форматирования просто формирует строку символов. </text:p>
      <text:p text:style-name="P20">Расширяемость библиотеки потокового ввода-вывода позволяет программисту добавлять свои элементы на любом из ее уровней. Например, операторы ввода-вывода могут быть перегружены для новых типов данных, программист может создавать собственные элементы, управляющие форматированием (т. н. манипуляторы). Можно создавать собственные локали для специфического представления чисел и т. д. </text:p>
      <text:p text:style-name="P20"><text:soft-page-break/>Теперь мы можем рассмотреть, как выглядит иерархия классов потокового ввода-вывода с точки зрения программиста. </text:p>
      <text:p text:style-name="P31"><text:span text:style-name="T42">Мы будем рассматривать упрощенное представление для случая, когда символы представлены в программе в однобайтной кодировке с использованием типа </text:span><text:span text:style-name="Source_20_Text"><text:span text:style-name="T32">char</text:span></text:span><text:span text:style-name="T42">. В реальности библиотека </text:span><text:span text:style-name="Source_20_Text"><text:span text:style-name="T32">iostream</text:span></text:span><text:span text:style-name="T42"> реализует более универсальное представление данных на основе </text:span><text:span text:style-name="Emphasis"><text:span text:style-name="T44">шаблонов</text:span></text:span><text:span text:style-name="T42">, позволяющее не указывать заранее при описании классов тип данных, используемый для хранения символа. Благодаря этому подходу тот же самый код может применяться, например, для многобайтных кодировок, представленных специальным типом </text:span><text:span text:style-name="Source_20_Text"><text:span text:style-name="T32">wchar_t</text:span></text:span><text:span text:style-name="T42">. Также мы на данном этапе опустим специальные средства обработки ошибок и других исключительных ситуаций, примененные в данной библиотеке. Подробнее о шаблонах и обработке исключительных ситуаций можно будет узнать в следующих разделах; там же будут пояснены опущенные на данном этапе элементы, и в т. ч. то, как на самом деле объявлены типы библиотеки </text:span><text:span text:style-name="Source_20_Text"><text:span text:style-name="T32">iostream</text:span></text:span><text:span text:style-name="T42">. </text:span></text:p>
      <text:p text:style-name="P31"><text:span text:style-name="T42">Пока достаточно знать, что иерархия классов </text:span><text:span text:style-name="Source_20_Text"><text:span text:style-name="T32">iostream</text:span></text:span><text:span text:style-name="T42"> </text:span><text:span text:style-name="Emphasis"><text:span text:style-name="T44">выглядит</text:span></text:span><text:span text:style-name="T43"> </text:span><text:span text:style-name="T44">для программиста, использующего обычные символы типа </text:span><text:span text:style-name="Source_20_Text"><text:span text:style-name="T31">char</text:span></text:span><text:span text:style-name="T44">, следующим образом (см. рис. </text:span><text:span text:style-name="T44"><text:sequence-ref text:reference-format="value" text:ref-name="refDrawing3">10.4</text:sequence-ref></text:span><text:span text:style-name="T44">).</text:span></text:p>
      <text:p text:style-name="P20">Из приведенной иерархии можно заметить, что структура классов уровня форматирования заметно более разветвленная, хотя основные отличия между файловыми потоками и потоками в памяти кроются на транспортном уровне. Кажущийся дисбаланс легко объясним, если вспомнить, что программист, пользующийся библиотекой <text:span text:style-name="Source_20_Text">iostream</text:span>, непосредственно взаимодействует в основном с уровнем форматирования. Использование универсальных классов, которые после существенной предварительной настройки выполняли бы ввод-вывод с любыми объектами транспортного уровня, менее удобно, чем специализированные классы для каждого типа ввода-вывода, не требующие или почти не требующие настройки для выполнения требуемых операций.</text:p>
      <text:p text:style-name="P21"><text:span text:style-name="T57">Будучи базовым для всех потоковых классов уровня форматирования, класс </text:span><text:span text:style-name="Source_20_Text"><text:span text:style-name="T57">ios</text:span></text:span><text:span text:style-name="T57"> содержит информацию, присущую любым потокам: управляющую информацию для разбора и форматирования, возможности для расширения иерархии собственными потоками пользователя, а также локали. Здесь же объявляются некоторые типы, используемые остальными классами: флаги форматирования, биты состояния, режим открытия и т. д. Здесь же содержится указатель на потоковый буфер (который в свою очередь включает собственно символьный буфер и служебную информацию, отражающую состояние буфера и обеспечивающую целостность информации).</text:span></text:p>
      <text:p text:style-name="P21"><text:span text:style-name="T57">Как читатель успел заметить из собственной практики программирования на С++, активнее всего потоки используются для стандартного ввода-вывода (т. е. ввода с клавиатуры и вывода на дисплей). Для обработки стандартного ввода предусмотрен класс </text:span><text:span text:style-name="Source_20_Text"><text:span text:style-name="T57">istream</text:span></text:span><text:span text:style-name="T57">, <text:s/>а для обработки стандартного вывода — </text:span><text:span text:style-name="Source_20_Text"><text:span text:style-name="T57">ostream</text:span></text:span><text:span text:style-name="T57">; оба класса наследуются от </text:span><text:span text:style-name="Source_20_Text"><text:span text:style-name="T57">ios</text:span></text:span><text:span text:style-name="T57">, приобретая благодаря этому всю специфику, связанную с форматированием, и указатель на потоковый буфер. Для взаимодействия с потоковым буфером в классе </text:span><text:span text:style-name="Source_20_Text"><text:span text:style-name="T57">istream</text:span></text:span><text:span text:style-name="T57"> объявлен перегруженный оператор потокового ввода </text:span><text:span text:style-name="Source_20_Text"><text:span text:style-name="T57">&gt;&gt;</text:span></text:span><text:span text:style-name="T57">, а в классе </text:span><text:span text:style-name="Source_20_Text"><text:span text:style-name="T57">ostream</text:span></text:span><text:span text:style-name="T57"> — перегруженный оператор потокового вывода </text:span><text:span text:style-name="Source_20_Text"><text:span text:style-name="T57">&lt;&lt;</text:span></text:span><text:span text:style-name="T57">. Для возможности неформатированного ввода и вывода в этих классах объявлен также ряд методов — таких как <text:s/></text:span><text:span text:style-name="Source_20_Text"><text:span text:style-name="T57">read()</text:span></text:span><text:span text:style-name="T57"> и </text:span><text:span text:style-name="Source_20_Text"><text:span text:style-name="T57">write()</text:span></text:span><text:span text:style-name="T57">. Наконец, для случаев, когда необходим <text:s/>двунаправленный ввод-вывод (по аналогии с тем, как файл может открываться одновременно для чтения и записи) с помощью множественного наследования от этих двух классов порожден класс </text:span><text:span text:style-name="Source_20_Text"><text:span text:style-name="T57">iostream</text:span></text:span><text:span text:style-name="T57">, автоматически приобретающий свойства как входных, так и выходных потоков и используемый как базовый для классов, в которых двунаправленный ввод-вывод действительно востребован.</text:span></text:p>
      <text:p text:style-name="P6"><text:soft-page-break/><draw:frame draw:style-name="fr3" draw:name="Врезка4" text:anchor-type="as-char" svg:width="16.686cm" draw:z-index="4"><draw:text-box fo:min-height="7.019cm"><text:p text:style-name="Drawing"><draw:g text:anchor-type="paragraph" draw:z-index="5" draw:style-name="gr1"><draw:frame draw:style-name="gr8" draw:text-style-name="P94" svg:width="11.893cm" svg:height="5.977cm" svg:x="0cm" svg:y="1.041cm"><draw:image xlink:href="Pictures/200000020000018A000000C676A60287.eps" xlink:type="simple" xlink:show="embed" xlink:actuate="onLoad"><text:p/></draw:image></draw:frame><draw:frame draw:style-name="gr8" draw:text-style-name="P94" svg:width="3.774cm" svg:height="2.595cm" svg:x="12.492cm" svg:y="0.991cm"><draw:image xlink:href="Pictures/200000020000007D00000056F986FD0F.eps" xlink:type="simple" xlink:show="embed" xlink:actuate="onLoad"><text:p/></draw:image></draw:frame><draw:frame draw:style-name="gr9" draw:text-style-name="P96" svg:width="9.924cm" svg:height="1.343cm" svg:x="6.761cm" svg:y="0.081cm"><draw:text-box><text:p text:style-name="P95"><text:span text:style-name="T83">Уровень форматирования</text:span><text:span text:style-name="T83"><text:tab/></text:span><text:span text:style-name="T83">Транспортный уровень</text:span></text:p></draw:text-box></draw:frame><draw:line draw:style-name="gr10" draw:text-style-name="P94" svg:x1="11.893cm" svg:y1="0.001cm" svg:x2="11.893cm" svg:y2="6.846cm"><text:p/></draw:line></draw:g></text:p><text:p text:style-name="Drawing"><draw:frame draw:style-name="fr5" draw:name="Графический объект1" text:anchor-type="paragraph" svg:width="16.686cm" svg:height="6.588cm" draw:z-index="10"><draw:image xlink:href="Pictures/200000020000021E000000D681EA1142.eps" xlink:type="simple" xlink:show="embed" xlink:actuate="onLoad"/></draw:frame>Рис. <text:sequence text:ref-name="refDrawing3" text:name="Drawing" text:formula="ooow:Drawing+1" style:num-format="1">10.4</text:sequence>: Иерархия классов потокового ввода-вывода</text:p></draw:text-box></draw:frame></text:p>
      <text:p text:style-name="Text_20_body"><text:span text:style-name="T65">Строковые потоки, осуществляющие ввод-вывод в памяти, представлены классами </text:span><text:span text:style-name="Source_20_Text"><text:span text:style-name="T65">istringstream</text:span></text:span><text:span text:style-name="T65"> и </text:span><text:span text:style-name="Source_20_Text"><text:span text:style-name="T65">ostringtstream</text:span></text:span><text:span text:style-name="T65">, порожденными соответственно от </text:span><text:span text:style-name="Source_20_Text"><text:span text:style-name="T65">istream</text:span></text:span><text:span text:style-name="T65"> и </text:span><text:span text:style-name="Source_20_Text"><text:span text:style-name="T65">ostream</text:span></text:span><text:span text:style-name="T65">, а также универсальным классом двунаправленного ввода-вывода </text:span><text:span text:style-name="Source_20_Text"><text:span text:style-name="T65">stringtream</text:span></text:span><text:span text:style-name="T65">, порожденным от </text:span><text:span text:style-name="Source_20_Text"><text:span text:style-name="T65">iostream</text:span></text:span><text:span text:style-name="T65">. Эти классы включают функции (геттеры и сеттеры) для использования строки в качестве буфера</text:span><text:span text:style-name="T68">.</text:span></text:p>
      <text:p text:style-name="Text_20_body">Файловый ввод-вывод осуществляют классы <text:span text:style-name="Source_20_Text">ifstream</text:span> и <text:span text:style-name="Source_20_Text">oftstream</text:span>, порожденные соответственно от <text:span text:style-name="Source_20_Text">istream</text:span> и <text:span text:style-name="Source_20_Text">ostream</text:span>, а также универсальный класс <text:span text:style-name="Source_20_Text">fstream</text:span>, порожденный от <text:span text:style-name="Source_20_Text">iostream</text:span>. Эти классы содержат методы для открытия и закрытия файлов, аналогичные функциям <text:span text:style-name="Source_20_Text"><text:span text:style-name="T59">fopen()</text:span></text:span><text:span text:style-name="T59"> и </text:span><text:span text:style-name="Source_20_Text"><text:span text:style-name="T59">fclose()</text:span></text:span><text:span text:style-name="T59"> языка С.</text:span></text:p>
      <text:p text:style-name="P20">Очевидно, что значительная часть различий между стандартным вводом-выводом, файловыми и строковыми потоками скрыта на транспортном уровне.</text:p>
      <text:p text:style-name="Text_20_body"><text:span text:style-name="T42">Базовый класс </text:span><text:span text:style-name="Source_20_Text"><text:span text:style-name="T32">streambuffer</text:span></text:span><text:span text:style-name="T42"> олицетворяет собой универсальный потоковый буфер. Будучи абстрактным классом, он не содержит в себе специфики конкретных оконечных устройств; однако в нем объявлены две чисто виртуальных функции: </text:span><text:span text:style-name="Source_20_Text"><text:span text:style-name="T32">overflow()</text:span></text:span><text:span text:style-name="T42"> и </text:span><text:span text:style-name="Source_20_Text"><text:span text:style-name="T32">underflow()</text:span></text:span><text:span text:style-name="T42">, которые должны быть перегружены в производных классах, чтобы выполнять действительную передачу символов между символьным буфером и конкретными оконечными устройствами.</text:span></text:p>
      <text:p text:style-name="Text_20_body"><text:span text:style-name="T42">Класс потокового буфера поддерживает две символьные последовательности: область получения (</text:span><text:span text:style-name="Source_20_Text"><text:span text:style-name="T32">get</text:span></text:span><text:span text:style-name="T42">), представляющую последовательность символов, получаемых из </text:span><text:soft-page-break/><text:span text:style-name="T42">оконечного устройства, и область выдачи (</text:span><text:span text:style-name="Source_20_Text"><text:span text:style-name="T32">put</text:span></text:span><text:span text:style-name="T42">), т. е. выходную последовательность для записи на устройство. Также в классе предусмотрены функции, извлекающие очередной символ из буфера (</text:span><text:span text:style-name="Source_20_Text"><text:span text:style-name="T32">sgetc()</text:span></text:span><text:span text:style-name="T42"> и т. д.) и помещающие очередной символ в буфер (</text:span><text:span text:style-name="Source_20_Text"><text:span text:style-name="T32">sputc()</text:span></text:span><text:span text:style-name="T42"> и т. д.), которые обычно используются уровнем форматирования. Дополнительно потоковый буфер содержит также объект локали.</text:span></text:p>
      <text:p text:style-name="P20">Производный от <text:span text:style-name="Source_20_Text">streambuf</text:span> класс <text:span text:style-name="Source_20_Text">filebuf</text:span> используется для работы с файлами и содержит для этого ряд функций, таких как <text:span text:style-name="Source_20_Text">open()</text:span> и <text:span text:style-name="Source_20_Text">close()</text:span>. Он также наследует объект локали от базового класса для перекодирования между внешней и внутренней кодировками (например, как уже упоминалось, между кодировкой Unicode и внутренним представлением мультиязычных символов значениями типа <text:span text:style-name="Source_20_Text">wchar_t</text:span>).</text:p>
      <text:p text:style-name="P20">Класс <text:span text:style-name="Source_20_Text">stringbuf</text:span> также является производным от <text:span text:style-name="Source_20_Text">streambuf</text:span>. Поскольку он предназначен для работы со строками, внутренний буфер одновременно является и оконечным устройством. <text:s/>По мере необходимости внутренний буфер может динамически изменять свой размер, чтобы принять все записанные в него символы. Класс позволяет получить копию внутреннего буфера, а также скопировать в него строку.</text:p>
      <text:p text:style-name="P20">Взаимодействие между уровнем форматирования и транспортным уровнем осуществляется следующим образом. Класс <text:span text:style-name="Source_20_Text">ios</text:span>, как мы уже упоминали, содержит в себе указатель на потоковый буфер. В производных от него классах (таких как <text:span text:style-name="Source_20_Text">fstream</text:span> или <text:span text:style-name="Source_20_Text">stringstream</text:span>) содержатся указатели на объекты соответствующих классов транспортного уровня (<text:span text:style-name="Source_20_Text">filebuf</text:span> или <text:span text:style-name="Source_20_Text">stringbuf</text:span>). Классы транспортного уровня можно также использовать и непосредственно, для неформатированного ввода-вывода — точно так же, как их использует уровень форматирования.</text:p>
      <text:p text:style-name="P20">Представленная на рисунке иерархия могла бы быть описана следующим образом: </text:p>
      <text:p text:style-name="Листинг"><text:bookmark-start text:name="__DdeLink__6986_1358183490"/>class ios {...};</text:p>
      <text:p text:style-name="Листинг">class ostream : public ios{...};</text:p>
      <text:p text:style-name="Листинг">class istream : public ios{...};</text:p>
      <text:p text:style-name="Листинг">class ofstream : public ostream{...};</text:p>
      <text:p text:style-name="Листинг">class ifstream : public istream{...};</text:p>
      <text:p text:style-name="Листинг">class ostringstream : public ostream{...};</text:p>
      <text:p text:style-name="Листинг">class istringstream : public istream{...};</text:p>
      <text:p text:style-name="Листинг">class iostream : public ostream, public istream {...};</text:p>
      <text:p text:style-name="Листинг">class fstream : public iostream{...};</text:p>
      <text:p text:style-name="Листинг">class stringstream : public iostream{...};<text:bookmark-end text:name="__DdeLink__6986_1358183490"/></text:p>
      <text:h text:style-name="Heading_20_2" text:outline-level="2"><text:bookmark-start text:name="__RefHeading__7512_1028596053"/>Обработка исключений<text:bookmark-end text:name="__RefHeading__7512_1028596053"/></text:h>
      <text:h text:style-name="Heading_20_3" text:outline-level="3"><text:bookmark-start text:name="__RefHeading__7514_1028596053"/>Общие понятия<text:bookmark-end text:name="__RefHeading__7514_1028596053"/></text:h>
      <text:p text:style-name="P17">Классический подход к обработке ошибок в программе, разработанной в рамках процедурного подхода, предполагает анализ значений, возвращаемых функциями. Например, многие библиотечные функции в случае возникновения ошибки или какой-либо непредвиденной ситуации возвращают нулевое значение, интерпретируемое как «ложно», а в случае успешной работы — ненулевое, т. е. «истина». При необходимости передачи более детальной информации об ошибке, код ошибки может сохраняться в некую глобальную переменную (библиотечные функции, унаследованные из языка С, <text:s/>для этой цели используют глобальную переменную <text:span text:style-name="Source_20_Text">errno</text:span>).</text:p>
      <text:p text:style-name="P17">У этого подхода есть два существенных недостатка. Во-первых, он не поощряет программиста проверять, была ли корректной работа вызванной функции. Фактически, наоборот: программа, в которой половина вызовов функции обернуты условным оператором, анализирующим возвращаемое значение, выглядит менее стройной и хуже читается из-за <text:soft-page-break/>насыщенности однотипными конструкциями, не имеющими отношения к основному алгоритму работы. По этой причине программисту инстинктивно хочется выполнять проверку корректности работы как можно реже, что повышает вероятность неотслеживаемых сбоев в работе создаваемого программного продукта. </text:p>
      <text:p text:style-name="P17">Второй недостаток связан с крайней лаконичностью информации об ошибке, передаваемой стандартными средствами. Например, по коду ошибки, возникшей где-то на одном из внутренних уровней вложенности, программа определяет проблему с открытием файла, и выдает пользователю сообщение «файл не найден». Однако если бы механизм обработки ошибок позволял программисту для каждого типа ошибочной ситуации стандартными средствами передавать произвольную дополнительную информацию, было бы гораздо проще организовать информативные сообщения в духе «не найден файл такой-то», или «не удалось создать файл такого-то размера», или «выделение в памяти такого-то количества байт завершилась неудачей». </text:p>
      <text:p text:style-name="P17">Для решения этих проблем в С++ был включен новый механизм — <text:span text:style-name="Emphasis">обработка исключительных ситуаций</text:span>.</text:p>
      <text:p text:style-name="P17">Исключительная ситуация (англ. «exception») или <text:alphabetical-index-mark-start text:id="IMark189908392"/><text:span text:style-name="Emphasis">исключение</text:span><text:alphabetical-index-mark-end text:id="IMark189908392"/> — это что-то особенное или ненормальное, случившееся в работе программы. Чаще всего исключение — это какая-то возникшая ошибка, но не обязательно: например, это может быть нестандартное стечение обстоятельств или просто ситуация, требующая нетиповой обработки.</text:p>
      <text:p text:style-name="P27"><text:span text:style-name="T19">Если в программе (или в библиотечной функции, которую использует программа) возникает какая-то неразрешимая ситуация, то </text:span><text:span text:style-name="Emphasis"><text:span text:style-name="T29">генерируется исключение</text:span></text:span><text:span text:style-name="T19">. Это означает, что вместо нормального продолжения программы управление передается на другую ветку алгоритма, специально предназначенную для обработки такой исключительной ситуации. Эта другая ветвь программы — </text:span><text:alphabetical-index-mark-start text:id="IMark171433912"/><text:span text:style-name="Emphasis"><text:span text:style-name="T29">обработчик исключения</text:span></text:span><text:alphabetical-index-mark-end text:id="IMark171433912"/><text:span text:style-name="T17"> —</text:span><text:span text:style-name="T19"> может просто прервать программу, а может что-то изменить, чтобы программа могла продолжить выполнение. Причем, даже если исключение возникает в библиотечной функции, <text:s/>обработчик исключения все равно находится в программе, использующей эту библиотеку — в той части кода, <text:s/>которая непосредственно вызвала конкретную нестандартную ситуацию и потому лучше может справиться с ее обработкой.</text:span></text:p>
      <text:p text:style-name="P27"><text:span text:style-name="T19">Чтобы исключение, сгенерированное в одном блоке кода, могло найти нужный обработчик, находящийся в другом блоке, при генерации исключения </text:span><text:span text:style-name="Emphasis"><text:span text:style-name="T29">выбрасывается </text:span></text:span><text:alphabetical-index-mark-start text:id="IMark118396056"/><text:span text:style-name="Emphasis"><text:span text:style-name="T29">индикатор</text:span></text:span><text:span text:style-name="T25"> исключения</text:span><text:alphabetical-index-mark-end text:id="IMark118396056"/><text:span text:style-name="T19">. Индикатором служит объект или переменная некоторого конкретного типа. При возникновении исключения будет выбран тот обработчик, в описании которого указан тот же тип ожидаемого индикатора. Обработчики различают исключения по типам данных индикатора, и поэтому в наиболее распространенном случае в качестве индикатора указывают объект некоторого класса, специально предусмотренного для этой цели.</text:span></text:p>
      <text:p text:style-name="P17">Программист, желающий использовать исключения, должен поместить вызов кода, в котором исключение может возникнуть, в специальный блок <text:span text:style-name="Source_20_Text">try{}</text:span>. Следом за этим блоком должен следовать блок <text:span text:style-name="Source_20_Text">catch(){}</text:span>, внутрь которого помещают код, обрабатывающий исключительную ситуацию. Например, если исключение может возникнуть в некой функции <text:span text:style-name="Source_20_Text">f()</text:span>, для его обработки нужно написать следующую конструкцию:</text:p>
      <text:p text:style-name="Листинг">f() {</text:p>
      <text:p text:style-name="Листинг">//генерируем исключение, если возникла соответствующая</text:p>
      <text:p text:style-name="Листинг">// ситуация</text:p>
      <text:p text:style-name="Листинг">  if (....) throw <text:span text:style-name="T5">индикатор</text:span><text:span text:style-name="T74">;</text:span></text:p>
      <text:p text:style-name="Листинг">  .....</text:p>
      <text:p text:style-name="Листинг">}<text:tab/></text:p>
      <text:p text:style-name="Листинг">.....</text:p>
      <text:p text:style-name="Листинг">try {</text:p>
      <text:p text:style-name="Листинг"><text:span text:style-name="T17">  </text:span><text:span text:style-name="T6">//вызываем код, который может сгенерировать исключение:</text:span></text:p>
      <text:p text:style-name="Листинг"><text:soft-page-break/><text:span text:style-name="T17">  </text:span><text:span text:style-name="T6">f();</text:span></text:p>
      <text:p text:style-name="Листинг">}</text:p>
      <text:p text:style-name="Листинг">catch(<text:span text:style-name="T5">индикатор</text:span>) {</text:p>
      <text:p text:style-name="Листинг"><text:span text:style-name="T17">  </text:span><text:span text:style-name="T6">// обрабатываем исключение</text:span></text:p>
      <text:p text:style-name="Листинг"><text:span text:style-name="T17">  </text:span><text:span text:style-name="T9">.....</text:span></text:p>
      <text:p text:style-name="Листинг">}</text:p>
      <text:p text:style-name="P17">Обработчик исключения всегда следует сразу за блоком <text:span text:style-name="Source_20_Text">try{}</text:span>. В круглых скобках после <text:span text:style-name="Source_20_Text">catch</text:span> указывается индикатор исключения, которое этот блок обрабатывает. Чтобы сгенерировать исключение, нужно использовать специальную конструкцию <text:span text:style-name="Source_20_Text">throw</text:span>, после которой указывается индикатор. </text:p>
      <text:p text:style-name="P17">В следующем примере, показывающем, как можно применить обработку исключений для организации диалогового режима работы, мы объявим два пустых класса для использования в качестве индикаторов: класс <text:span text:style-name="Source_20_Text">unknown_exception</text:span>, означающий получение неизвестного ответа от пользователя, и класс <text:span text:style-name="Source_20_Text">abort_exception</text:span>, сигнализирующей о необходимости немедленного выхода из программы. <text:s/>Сама программа задает пользователю вопрос о выполнении последовательно 100 неких абстрактных пронумерованных команд. Диалог реализуется функцией <text:span text:style-name="Source_20_Text">confirm()</text:span>, спрашивающей у пользователя подтверждение на выполнение команды с заданным номером и анализирующей ответ ('<text:span text:style-name="Source_20_Text">y</text:span>' — подтверждение, '<text:span text:style-name="Source_20_Text">n</text:span>' — отказ, '<text:span text:style-name="Source_20_Text">a</text:span>' — немедленный выход).</text:p>
      <text:p text:style-name="Листинг">#include &lt;iostream&gt;</text:p>
      <text:p text:style-name="Листинг">#include &lt;math.h&gt;</text:p>
      <text:p text:style-name="Листинг">using namespace std;</text:p>
      <text:p text:style-name="Листинг"/>
      <text:p text:style-name="Листинг">class unknown_exception{};</text:p>
      <text:p text:style-name="Листинг">class abort_exception{};</text:p>
      <text:p text:style-name="Листинг">bool confirm(int i) {</text:p>
      <text:p text:style-name="Листинг"><text:s text:c="2"/>char c;</text:p>
      <text:p text:style-name="Листинг"><text:s text:c="2"/>cout &lt;&lt; </text:p>
      <text:p text:style-name="Листинг">"Подтвердите команду " &lt;&lt; i &lt;&lt; " (y/n/a - да/нет/выход): ";</text:p>
      <text:p text:style-name="Листинг"><text:s text:c="2"/>cin &gt;&gt; c;</text:p>
      <text:p text:style-name="Листинг"><text:s text:c="2"/>cin.ignore(); // очищаем буфер если введены лишние символы</text:p>
      <text:p text:style-name="Листинг"><text:s text:c="2"/>switch (c) {</text:p>
      <text:p text:style-name="Листинг"><text:s text:c="2"/>case 'y': return true;</text:p>
      <text:p text:style-name="Листинг"><text:s text:c="2"/>case 'n': return false;</text:p>
      <text:p text:style-name="Листинг"><text:s text:c="2"/>case 'a': throw abort_exception();</text:p>
      <text:p text:style-name="Листинг"><text:s text:c="2"/>default: throw unknown_exception();</text:p>
      <text:p text:style-name="Листинг"><text:s text:c="2"/>}</text:p>
      <text:p text:style-name="Листинг">}</text:p>
      <text:p text:style-name="Листинг"/>
      <text:p text:style-name="Листинг">main() {</text:p>
      <text:p text:style-name="Листинг"><text:s text:c="2"/>cout &lt;&lt; "Демонстрация диалога подтверждения при выполнении"&lt;&lt;" 100 команд\n";</text:p>
      <text:p text:style-name="Листинг"><text:s text:c="2"/>for (int i=1;i&lt;=100;i++) {</text:p>
      <text:p text:style-name="Листинг"><text:s text:c="2"/>try{ </text:p>
      <text:p text:style-name="Листинг"><text:s text:c="4"/>if (confirm(i)) cout &lt;&lt; "КОМАНДА "&lt;&lt; i &lt;&lt;" ВЫПОЛНЕНА\n";</text:p>
      <text:p text:style-name="Листинг"><text:s text:c="4"/>else cout &lt;&lt; "КОМАНДА " &lt;&lt; i &lt;&lt; " ОТМЕНЕНА\n";</text:p>
      <text:p text:style-name="Листинг"><text:s text:c="2"/>}</text:p>
      <text:p text:style-name="Листинг"><text:s text:c="2"/>catch(unknown_exception) {</text:p>
      <text:p text:style-name="Листинг"><text:s text:c="4"/>cout &lt;&lt; "Неизвестный ответ пользователя\n";</text:p>
      <text:p text:style-name="Листинг"><text:s text:c="4"/>i--; // возвращаемся к предыдущей команде</text:p>
      <text:p text:style-name="Листинг"><text:soft-page-break/><text:s text:c="2"/>}</text:p>
      <text:p text:style-name="Листинг"><text:s text:c="2"/>catch(abort_exception) {</text:p>
      <text:p text:style-name="Листинг"><text:s text:c="4"/>cout &lt;&lt; "Выполняется немедленный выход из программы\n";</text:p>
      <text:p text:style-name="Листинг"><text:s text:c="4"/>return 0;</text:p>
      <text:p text:style-name="Листинг"><text:s text:c="2"/>}</text:p>
      <text:p text:style-name="Листинг"><text:s text:c="2"/>cout &lt;&lt; "Продолжение демонстрации диалога\n";</text:p>
      <text:p text:style-name="Листинг"><text:s text:c="2"/>}</text:p>
      <text:p text:style-name="Листинг">}</text:p>
      <text:p text:style-name="P17">Как видно из примера, обработчики исключений должны следовать друг за другом каждый в своем блоке <text:span text:style-name="Source_20_Text">catch()</text:span>. После того, как отработает один из обработчиков, управление <text:s/>передастся на код, следующий за последним блоком <text:span text:style-name="Source_20_Text">catch()</text:span> в данной цепочке.</text:p>
      <text:p text:style-name="Text_20_body">Обратите внимание, что в блоке <text:span text:style-name="Source_20_Text">catch() </text:span>мы указали в качестве параметра только тип данных — класс-индикатор. Это допустимо с учетом того, что обработчик исключения не собирается извлекать никаких данных из переданного индикатора, да и сами классы-индикаторы, созданные в программе, являются пустыми и используются только для того, чтобы различать исключительные ситуации.</text:p>
      <text:h text:style-name="P89" text:outline-level="3"><text:bookmark-start text:name="__RefHeading__10228_1557760469"/>Передача информации в обработчик<text:bookmark-end text:name="__RefHeading__10228_1557760469"/></text:h>
      <text:p text:style-name="P17">Как уже упоминалось, чтобы <text:s/>передать в обработчик дополнительную информацию, нужно принимать в блоке <text:span text:style-name="Source_20_Text">catch() </text:span>не тип данных, а переменную. Перед выбрасыванием исключения можно ее проинициализировать конкретными данными, а потом прочитать эти данные в обработчике. </text:p>
      <text:p text:style-name="P17">Приведем в качестве иллюстрации еще один пример, в котором реализован класс <text:span text:style-name="Source_20_Text">array</text:span>, предоставляющий пользователю массив с возможностью добавления и удаления элементов в стиле работы со стеком. Для этого класса будет перегружен оператор индекса <text:span text:style-name="Source_20_Text">[]</text:span>, возвращающий значение элемента с заданным номером, а также две функции для изменения размера массива: <text:span text:style-name="Source_20_Text">push()</text:span>, позволяющая добавить новый элемент в конец массива, и <text:span text:style-name="Source_20_Text">pop()</text:span>, забирающая из массива последний добавленный элемент. При создании объекта для массива будет резервироваться память, для чего конструктору будет передаваться параметр <text:span text:style-name="Source_20_Text">capacity</text:span> <text:s/>— емкость массива, т. е. максимально допустимое число элементов. </text:p>
      <text:p text:style-name="Листинг">#include &lt;iostream&gt;</text:p>
      <text:p text:style-name="Листинг">#include &lt;math.h&gt;</text:p>
      <text:p text:style-name="Листинг">using namespace std;</text:p>
      <text:p text:style-name="Листинг"/>
      <text:p text:style-name="Листинг">class general_error {</text:p>
      <text:p text:style-name="Листинг">public:</text:p>
      <text:p text:style-name="Листинг"><text:s text:c="2"/>char *message;</text:p>
      <text:p text:style-name="Листинг"><text:s text:c="2"/>general_error(char* message) { this-&gt;message=message; }</text:p>
      <text:p text:style-name="Листинг">};</text:p>
      <text:p text:style-name="Листинг">class out_of_range {</text:p>
      <text:p text:style-name="Листинг">public:</text:p>
      <text:p text:style-name="Листинг"><text:s text:c="2"/>size_t i;</text:p>
      <text:p text:style-name="Листинг"><text:s text:c="2"/>out_of_range(size_t i) { this-&gt;i=i; }</text:p>
      <text:p text:style-name="Листинг">};</text:p>
      <text:p text:style-name="Листинг">class overflow {};</text:p>
      <text:p text:style-name="Листинг">class underflow {};</text:p>
      <text:p text:style-name="Листинг"/>
      <text:p text:style-name="Листинг">class array {</text:p>
      <text:p text:style-name="Листинг"><text:s text:c="2"/>size_t size; // реальный размер массива </text:p>
      <text:p text:style-name="Листинг"><text:s text:c="2"/>size_t capacity; // максимально-допустимый размер</text:p>
      <text:p text:style-name="Листинг"><text:soft-page-break/><text:s text:c="2"/>double *data;</text:p>
      <text:p text:style-name="Листинг">public:</text:p>
      <text:p text:style-name="Листинг"><text:s text:c="2"/>array(size_t capacity);</text:p>
      <text:p text:style-name="Листинг"><text:s text:c="2"/>~array();</text:p>
      <text:p text:style-name="Листинг"><text:s text:c="2"/>double operator[](size_t i); // получить значение i-го элемента</text:p>
      <text:p text:style-name="Листинг"><text:s text:c="2"/>void push(double v); // добавить элемент</text:p>
      <text:p text:style-name="Листинг"><text:s text:c="2"/>double pop(); // убрать последний добавленный элемент </text:p>
      <text:p text:style-name="Листинг">};</text:p>
      <text:p text:style-name="Листинг"/>
      <text:p text:style-name="Листинг">array::array(size_t capacity) {</text:p>
      <text:p text:style-name="Листинг"><text:s text:c="2"/>if (capacity==0) </text:p>
      <text:p text:style-name="Листинг">throw general_error("массив нулевой вместимости");</text:p>
      <text:p text:style-name="Листинг"><text:s text:c="2"/>this-&gt;capacity=capacity;</text:p>
      <text:p text:style-name="Листинг"><text:s text:c="2"/>size=0;</text:p>
      <text:p text:style-name="Листинг"><text:s text:c="2"/>data = new double[capacity];</text:p>
      <text:p text:style-name="Листинг">}</text:p>
      <text:p text:style-name="Листинг"/>
      <text:p text:style-name="Листинг">array::~array() {</text:p>
      <text:p text:style-name="Листинг"><text:s text:c="2"/>delete[] data;</text:p>
      <text:p text:style-name="Листинг">}</text:p>
      <text:p text:style-name="Листинг"/>
      <text:p text:style-name="Листинг">double array::operator[](size_t i) {</text:p>
      <text:p text:style-name="Листинг"><text:s text:c="2"/>if (i &lt; size) return data[i];</text:p>
      <text:p text:style-name="Листинг"><text:s text:c="2"/>else throw out_of_range(i);</text:p>
      <text:p text:style-name="Листинг">}</text:p>
      <text:p text:style-name="Листинг"/>
      <text:p text:style-name="Листинг">void array::push(double v) {</text:p>
      <text:p text:style-name="Листинг"><text:s text:c="2"/>if (size &lt; capacity) data[size++]=v;</text:p>
      <text:p text:style-name="Листинг"><text:s text:c="2"/>else throw overflow();</text:p>
      <text:p text:style-name="Листинг">}</text:p>
      <text:p text:style-name="Листинг"/>
      <text:p text:style-name="Листинг">double array::pop() {</text:p>
      <text:p text:style-name="Листинг"><text:s text:c="2"/>if (size &gt; 0) return data[--size];</text:p>
      <text:p text:style-name="Листинг"><text:s text:c="2"/>else throw underflow();</text:p>
      <text:p text:style-name="Листинг">}</text:p>
      <text:p text:style-name="Листинг"/>
      <text:p text:style-name="Листинг">main() {</text:p>
      <text:p text:style-name="Листинг"><text:s text:c="2"/>char c;</text:p>
      <text:p text:style-name="Листинг"><text:s text:c="2"/>size_t i;</text:p>
      <text:p text:style-name="Листинг"><text:s text:c="2"/>double v;</text:p>
      <text:p text:style-name="Листинг"><text:s text:c="2"/>cout &lt;&lt; "Введите емкость массива: ";</text:p>
      <text:p text:style-name="Листинг"><text:s text:c="2"/>cin &gt;&gt; v;</text:p>
      <text:p text:style-name="Листинг"><text:s text:c="2"/>array a(v);</text:p>
      <text:p text:style-name="Листинг"/>
      <text:p text:style-name="Листинг"><text:s text:c="2"/>for (;;) {</text:p>
      <text:p text:style-name="Листинг"><text:s text:c="4"/>cout &lt;&lt; "Введите \"+\" для добавления элемента,"</text:p>
      <text:p text:style-name="Листинг"><text:s text:c="6"/>" \"-\" для извлечения, \"i\" для просмотра "</text:p>
      <text:p text:style-name="Листинг"><text:s text:c="6"/>"i-го элемента, \"a\" для выхода: ";</text:p>
      <text:p text:style-name="Листинг"><text:s text:c="4"/>cin &gt;&gt; c;</text:p>
      <text:p text:style-name="Листинг"><text:s text:c="4"/>try {</text:p>
      <text:p text:style-name="Листинг"><text:soft-page-break/><text:s text:c="6"/>switch (c) {</text:p>
      <text:p text:style-name="Листинг"><text:s text:c="6"/>case '+':</text:p>
      <text:p text:style-name="Листинг"><text:tab/>cout &lt;&lt; "Введите добавляемое число: ";</text:p>
      <text:p text:style-name="Листинг"><text:tab/>cin &gt;&gt; v;</text:p>
      <text:p text:style-name="Листинг"><text:tab/>a.push(v);</text:p>
      <text:p text:style-name="Листинг"><text:tab/>break;</text:p>
      <text:p text:style-name="Листинг"><text:s text:c="6"/>case '-':</text:p>
      <text:p text:style-name="Листинг"><text:tab/>v=a.pop();</text:p>
      <text:p text:style-name="Листинг"><text:tab/>cout &lt;&lt; "Извлечено число " &lt;&lt; v &lt;&lt; endl;</text:p>
      <text:p text:style-name="Листинг"><text:tab/>break;</text:p>
      <text:p text:style-name="Листинг"><text:s text:c="6"/>case 'i':</text:p>
      <text:p text:style-name="Листинг"><text:tab/>cout &lt;&lt; "Введите индекс: ";</text:p>
      <text:p text:style-name="Листинг"><text:tab/>cin &gt;&gt; i;</text:p>
      <text:p text:style-name="Листинг"><text:tab/>v=a[i];</text:p>
      <text:p text:style-name="Листинг"><text:tab/>cout &lt;&lt; "Искомый элемент равен " &lt;&lt; v &lt;&lt; endl; </text:p>
      <text:p text:style-name="Листинг"><text:tab/>break;</text:p>
      <text:p text:style-name="Листинг"><text:s text:c="6"/>case 'a':</text:p>
      <text:p text:style-name="Листинг"><text:tab/>return 0;</text:p>
      <text:p text:style-name="Листинг"><text:tab/>break;</text:p>
      <text:p text:style-name="Листинг"><text:s text:c="6"/>}</text:p>
      <text:p text:style-name="Листинг"><text:s text:c="4"/>}</text:p>
      <text:p text:style-name="Листинг"><text:s text:c="4"/>catch(const out_of_range&amp; e) {</text:p>
      <text:p text:style-name="Листинг"><text:s text:c="6"/>cout &lt;&lt; "Попытка доступа к элементу с недопустимым индексом " &lt;&lt; e.i &lt;&lt; endl;</text:p>
      <text:p text:style-name="Листинг"><text:s text:c="4"/>}</text:p>
      <text:p text:style-name="Листинг"><text:s text:c="4"/>catch(overflow) {</text:p>
      <text:p text:style-name="Листинг"><text:s text:c="6"/>cout &lt;&lt; "Операция не выполнена, так как массив переполнен\n";</text:p>
      <text:p text:style-name="Листинг"><text:s text:c="4"/>}</text:p>
      <text:p text:style-name="Листинг"><text:s text:c="4"/>catch(underflow) {</text:p>
      <text:p text:style-name="Листинг"><text:s text:c="6"/>cout &lt;&lt; "Операция не выполнена, так как массив пуст\n";</text:p>
      <text:p text:style-name="Листинг"><text:s text:c="4"/>}</text:p>
      <text:p text:style-name="Листинг"><text:s text:c="2"/>}</text:p>
      <text:p text:style-name="Листинг">}</text:p>
      <text:p text:style-name="P26"/>
      <text:p text:style-name="P17">В этом примере использованы четыре класса-индикатора исключений: <text:span text:style-name="Source_20_Text">general_error</text:span> для ошибок неопределенного типа (класс содержит строку <text:span text:style-name="Source_20_Text">message</text:span>, описывающую суть возникшей проблемы), <text:span text:style-name="Source_20_Text">out_of_range</text:span> для выхода индекса за границу массива (свойство <text:span text:style-name="Source_20_Text">i</text:span> предусмотрено для значения индекса), а также классы <text:span text:style-name="Source_20_Text">overflow</text:span> для ошибки переполнения емкости массива и <text:span text:style-name="Source_20_Text">underflow</text:span> для попыток удалить элемент из пустого массива. Обработчик <text:span text:style-name="Source_20_Text">out_of_range</text:span> принимает объект класса-индикатора и сообщает пользователю, какое именно значение индекса оказалось недопустимым. Диалог с пользователем ведется в бесконечном цикле, на каждой итерации которого предлагается выбрать одно из четырех действий: добавление элемента, удаление элемента, просмотр элемента с заданным индексом или выход из программы. </text:p>
      <text:h text:style-name="P89" text:outline-level="3"><text:bookmark-start text:name="__RefHeading__7516_1028596053"/>Иерархия исключений<text:bookmark-end text:name="__RefHeading__7516_1028596053"/></text:h>
      <text:p text:style-name="P17">Классы-индикаторы исключения могут принадлежать к общей иерархии наследования, т. е. быть в отношениях «родитель-потомок». При этом обработчики индикаторов-родительских классов могут перехватывать исключения с индикаторами-потомками (можно <text:soft-page-break/>считать такое поведение проявлением полиморфизма). Поэтому родительские обработчики нужно обязательно указывать <text:span text:style-name="Emphasis">после</text:span><text:span text:style-name="T4"> </text:span>дочерних в цепочке блоков <text:span text:style-name="Source_20_Text">catch</text:span> — иначе дочерний обработчик никогда не получит управление. В самом конце цепочки можно указать <text:span text:style-name="Source_20_Text">catch</text:span>, у которого в круглых скобках вместо индикатора три точки. Такой блок будет перехватывать абсолютно любые исключения:</text:p>
      <text:p text:style-name="Листинг">class general_error{};</text:p>
      <text:p text:style-name="Листинг">class out_of_range: public general_error {};</text:p>
      <text:p text:style-name="Листинг">..............</text:p>
      <text:p text:style-name="Листинг">try { ...............}</text:p>
      <text:p text:style-name="Листинг">catch (out_of_range) </text:p>
      <text:p text:style-name="Листинг">{ cout &lt;&lt; "Выход индекса за границу массива\n"; }</text:p>
      <text:p text:style-name="Листинг">catch (general_error) </text:p>
      <text:p text:style-name="Листинг">{ cout &lt;&lt; "Общий сбой в работе программы\n"; }</text:p>
      <text:p text:style-name="Листинг">catch (...) {cout &lt;&lt; "Неизвестная ошибка\n"; }</text:p>
      <text:p text:style-name="P39"/>
      <text:p text:style-name="P17">В приведенном схематичном примере мы объявили два различных класса-индикатора, один базовый, для исключений общего типа, и один производный от него, для исключительной ситуации типа «недопустимый индекс при обращении к в массиву». Если бы порядок следования обработчиков был другим, обработчик индикатора <text:span text:style-name="Source_20_Text">general_error</text:span> никогда не смог бы активироваться.</text:p>
      <text:p text:style-name="Text_20_body"><text:span text:style-name="T33">Если обработчик перехватил исключение, но обнаружил, что не сможет справиться с его обработкой, он может вызвать </text:span><text:span text:style-name="Source_20_Text"><text:span text:style-name="T11">throw</text:span></text:span><text:span text:style-name="T33"> без аргументов: это передаст исключение дальше по цепочке уровней вложенности, на случай если на более высоком уровне есть обработчик, способный так или иначе решить возникшую ситуацию. Проиллюстрируем повторное возбуждение исключения, изменив пример из п. </text:span><text:span text:style-name="T33"><text:bookmark-ref text:reference-format="number" text:ref-name="__RefHeading__10228_1557760469">10.4.2</text:bookmark-ref></text:span><text:span text:style-name="T33">. Цикл обработки событий мы поместим в отдельную функцию </text:span><text:span text:style-name="Source_20_Text"><text:span text:style-name="T11">main_loop()</text:span></text:span><text:span text:style-name="T33">, принимающую в качестве аргумента ссылку на массив. Соответственно, создание объекта массива и передачу его в цикл обработки событий поместим в еще один блок </text:span><text:span text:style-name="Source_20_Text"><text:span text:style-name="T11">try</text:span></text:span><text:span text:style-name="T33">, с обработчиком, принимающим исключение типа </text:span><text:span text:style-name="Source_20_Text"><text:span text:style-name="T11">general_error</text:span></text:span>. <text:s/>В первую очередь это позволит корректно обрабатывать ошибку нулевой емкости массива. Для иллюстрации передачи повторно сгенерированного исключения из внутреннего обработчика внешнему специально добавим инструкцию <text:span text:style-name="Source_20_Text">throw</text:span> без аргументов в обработчик события <text:s/><text:span text:style-name="Source_20_Text">out_of_range</text:span> (таким образом, выход индекса за границу массива станет фатальной ошибкой, приводящей к остановке программы). Чтобы исключение могло быть успешно перехвачено на внешнем уровне вложенности, сделаем класс <text:span text:style-name="Source_20_Text"><text:span text:style-name="T11">general_error</text:span></text:span> родительским для остальных классов-индикаторов исключений.</text:p>
      <text:p text:style-name="Листинг">#include &lt;iostream&gt;</text:p>
      <text:p text:style-name="Листинг">using namespace std;</text:p>
      <text:p text:style-name="Листинг"/>
      <text:p text:style-name="Листинг">class general_error {</text:p>
      <text:p text:style-name="Листинг">public:</text:p>
      <text:p text:style-name="Листинг"><text:s text:c="2"/>char *message;</text:p>
      <text:p text:style-name="Листинг"><text:s text:c="2"/>general_error(char* message) { this-&gt;message=message; }</text:p>
      <text:p text:style-name="Листинг">};</text:p>
      <text:p text:style-name="Листинг"/>
      <text:p text:style-name="Листинг">class out_of_range : public general_error {</text:p>
      <text:p text:style-name="Листинг">public:</text:p>
      <text:p text:style-name="Листинг"><text:s text:c="2"/>size_t i;</text:p>
      <text:p text:style-name="Листинг"><text:s text:c="2"/>out_of_range(size_t i);</text:p>
      <text:p text:style-name="Листинг">};</text:p>
      <text:p text:style-name="Листинг">out_of_range::out_of_range(size_t i)</text:p>
      <text:p text:style-name="Листинг"><text:soft-page-break/><text:s text:c="2"/>:general_error("Выход индекса за границу массива") </text:p>
      <text:p text:style-name="Листинг">{ this-&gt;i=i; }</text:p>
      <text:p text:style-name="Листинг"/>
      <text:p text:style-name="Листинг">class overflow : public general_error {</text:p>
      <text:p text:style-name="Листинг">public:</text:p>
      <text:p text:style-name="Листинг"><text:s text:c="2"/>overflow();</text:p>
      <text:p text:style-name="Листинг">};</text:p>
      <text:p text:style-name="Листинг">overflow::overflow():general_error("Переполнение массива") {}</text:p>
      <text:p text:style-name="Листинг"/>
      <text:p text:style-name="Листинг">class underflow : public general_error {</text:p>
      <text:p text:style-name="Листинг">public:</text:p>
      <text:p text:style-name="Листинг"><text:s text:c="2"/>underflow();</text:p>
      <text:p text:style-name="Листинг">};</text:p>
      <text:p text:style-name="Листинг">underflow::underflow():general_error("Массив пуст") {}</text:p>
      <text:p text:style-name="Листинг"/>
      <text:p text:style-name="Листинг"/>
      <text:p text:style-name="Листинг">class array {</text:p>
      <text:p text:style-name="Листинг"><text:s text:c="2"/>size_t size; // реальный размер массива </text:p>
      <text:p text:style-name="Листинг"><text:s text:c="2"/>size_t capacity; // максимально-допустимый размер</text:p>
      <text:p text:style-name="Листинг"><text:s text:c="2"/>double *data;</text:p>
      <text:p text:style-name="Листинг">public:</text:p>
      <text:p text:style-name="Листинг"><text:s text:c="2"/>array(size_t capacity) throw (general_error);</text:p>
      <text:p text:style-name="Листинг"><text:s text:c="2"/>~array();</text:p>
      <text:p text:style-name="Листинг"><text:s text:c="2"/>double operator[](size_t i) throw (out_of_range); // получить значение i-го элемента</text:p>
      <text:p text:style-name="Листинг"><text:s text:c="2"/>void push(double v) throw (overflow); // добавить элемент</text:p>
      <text:p text:style-name="Листинг"><text:s text:c="2"/>double pop() throw (underflow); // убрать последний добавленный элемент </text:p>
      <text:p text:style-name="Листинг">};</text:p>
      <text:p text:style-name="Листинг"/>
      <text:p text:style-name="Листинг">array::array(size_t capacity) throw (general_error) {</text:p>
      <text:p text:style-name="Листинг"><text:s text:c="2"/>if (capacity==0) throw </text:p>
      <text:p text:style-name="Листинг">general_error("массив нулевой вместимости");</text:p>
      <text:p text:style-name="Листинг"><text:s text:c="2"/>this-&gt;capacity=capacity;</text:p>
      <text:p text:style-name="Листинг"><text:s text:c="2"/>size=0;</text:p>
      <text:p text:style-name="Листинг"><text:s text:c="2"/>data = new double[capacity];</text:p>
      <text:p text:style-name="Листинг">}</text:p>
      <text:p text:style-name="Листинг"/>
      <text:p text:style-name="Листинг">array::~array() {</text:p>
      <text:p text:style-name="Листинг"><text:s text:c="2"/>delete[] data;</text:p>
      <text:p text:style-name="Листинг">}</text:p>
      <text:p text:style-name="Листинг"/>
      <text:p text:style-name="Листинг">double array::operator[](size_t i)throw (out_of_range) {</text:p>
      <text:p text:style-name="Листинг"><text:s text:c="2"/>if (i &lt; size) return data[i];</text:p>
      <text:p text:style-name="Листинг"><text:s text:c="2"/>else throw out_of_range(i);</text:p>
      <text:p text:style-name="Листинг">}</text:p>
      <text:p text:style-name="Листинг"/>
      <text:p text:style-name="Листинг">void array::push(double v) throw (overflow) {</text:p>
      <text:p text:style-name="Листинг"><text:s text:c="2"/>if (size &lt; capacity) data[size++]=v;</text:p>
      <text:p text:style-name="Листинг"><text:s text:c="2"/>else throw overflow();</text:p>
      <text:p text:style-name="Листинг">}</text:p>
      <text:p text:style-name="Листинг"><text:soft-page-break/></text:p>
      <text:p text:style-name="Листинг">double array::pop() throw (underflow) {</text:p>
      <text:p text:style-name="Листинг"><text:s text:c="2"/>if (size &gt; 0) return data[--size];</text:p>
      <text:p text:style-name="Листинг"><text:s text:c="2"/>else throw underflow();</text:p>
      <text:p text:style-name="Листинг">}</text:p>
      <text:p text:style-name="Листинг"/>
      <text:p text:style-name="Листинг">void main_loop(array&amp; a) {</text:p>
      <text:p text:style-name="Листинг"><text:s text:c="2"/>char c;</text:p>
      <text:p text:style-name="Листинг"><text:s text:c="2"/>double v;</text:p>
      <text:p text:style-name="Листинг"><text:s text:c="2"/>size_t i;</text:p>
      <text:p text:style-name="Листинг"><text:s text:c="2"/>for (;;) {</text:p>
      <text:p text:style-name="Листинг"><text:s text:c="4"/>cout &lt;&lt; "Введите \"+\" для добавления элемента,"</text:p>
      <text:p text:style-name="Листинг"><text:s text:c="6"/>" \"-\" для извлечения, \"i\" для просмотра "</text:p>
      <text:p text:style-name="Листинг"><text:s text:c="6"/>"i-го элемента, \"a\" для выхода: ";</text:p>
      <text:p text:style-name="Листинг"><text:s text:c="4"/>cin &gt;&gt; c;</text:p>
      <text:p text:style-name="Листинг"><text:s text:c="4"/>try {</text:p>
      <text:p text:style-name="Листинг"><text:s text:c="6"/>switch (c) {</text:p>
      <text:p text:style-name="Листинг"><text:s text:c="6"/>case '+':</text:p>
      <text:p text:style-name="Листинг"><text:tab/>cout &lt;&lt; "Введите добавляемое число: ";</text:p>
      <text:p text:style-name="Листинг"><text:tab/>cin &gt;&gt; v;</text:p>
      <text:p text:style-name="Листинг"><text:tab/>a.push(v);</text:p>
      <text:p text:style-name="Листинг"><text:tab/>break;</text:p>
      <text:p text:style-name="Листинг"><text:s text:c="6"/>case '-':</text:p>
      <text:p text:style-name="Листинг"><text:tab/>v=a.pop();</text:p>
      <text:p text:style-name="Листинг"><text:tab/>cout &lt;&lt; "Извлечено число " &lt;&lt; v &lt;&lt; endl;</text:p>
      <text:p text:style-name="Листинг"><text:tab/>break;</text:p>
      <text:p text:style-name="Листинг"><text:s text:c="6"/>case 'i':</text:p>
      <text:p text:style-name="Листинг"><text:tab/>cout &lt;&lt; "Введите индекс: ";</text:p>
      <text:p text:style-name="Листинг"><text:tab/>cin &gt;&gt; i;</text:p>
      <text:p text:style-name="Листинг"><text:tab/>v=a[i];</text:p>
      <text:p text:style-name="Листинг"><text:tab/>cout &lt;&lt; "Искомый элемент равен " &lt;&lt; v &lt;&lt; endl; </text:p>
      <text:p text:style-name="Листинг"><text:tab/>break;</text:p>
      <text:p text:style-name="Листинг"><text:s text:c="6"/>case 'a':</text:p>
      <text:p text:style-name="Листинг"><text:tab/>return;</text:p>
      <text:p text:style-name="Листинг"><text:tab/>break;</text:p>
      <text:p text:style-name="Листинг"><text:s text:c="6"/>}</text:p>
      <text:p text:style-name="Листинг"><text:s text:c="4"/>}</text:p>
      <text:p text:style-name="Листинг"><text:s text:c="4"/>catch(out_of_range&amp; e) {</text:p>
      <text:p text:style-name="Листинг"><text:s text:c="2"/>out &lt;&lt; "Попытка доступа к элементу с недопустимым индексом " &lt;&lt; e.i &lt;&lt; endl;</text:p>
      <text:p text:style-name="Листинг"><text:s text:c="6"/>throw;</text:p>
      <text:p text:style-name="Листинг"><text:s text:c="4"/>}</text:p>
      <text:p text:style-name="Листинг"><text:s text:c="4"/>catch(overflow) {</text:p>
      <text:p text:style-name="Листинг"><text:s text:c="2"/>cout&lt;&lt;"Операция не выполнена, так как массив переполнен\n";</text:p>
      <text:p text:style-name="Листинг"><text:s text:c="4"/>}</text:p>
      <text:p text:style-name="Листинг"><text:s text:c="4"/>catch(underflow) {</text:p>
      <text:p text:style-name="Листинг"><text:s text:c="6"/>cout &lt;&lt; "Операция не выполнена, так как массив пуст\n";</text:p>
      <text:p text:style-name="Листинг"><text:s text:c="4"/>}</text:p>
      <text:p text:style-name="Листинг"><text:s text:c="2"/>}</text:p>
      <text:p text:style-name="Листинг">}</text:p>
      <text:p text:style-name="Листинг">main() {</text:p>
      <text:p text:style-name="Листинг"><text:soft-page-break/><text:s text:c="2"/>double v;</text:p>
      <text:p text:style-name="Листинг"><text:s text:c="2"/>try {</text:p>
      <text:p text:style-name="Листинг"><text:s text:c="4"/>cout &lt;&lt; "Введите емкость массива: ";</text:p>
      <text:p text:style-name="Листинг"><text:s text:c="4"/>cin &gt;&gt; v;</text:p>
      <text:p text:style-name="Листинг"><text:s text:c="4"/>array a(v);</text:p>
      <text:p text:style-name="Листинг"><text:s text:c="4"/>main_loop(a);</text:p>
      <text:p text:style-name="Листинг"><text:s text:c="2"/>}</text:p>
      <text:p text:style-name="Листинг"><text:s text:c="2"/>catch(general_error&amp; e) {</text:p>
      <text:p text:style-name="Листинг"><text:s text:c="4"/>cout &lt;&lt; "Произошла неустранимая ошибка следующего типа: " &lt;&lt; e.message &lt;&lt; endl;</text:p>
      <text:p text:style-name="Листинг"><text:s text:c="2"/>}</text:p>
      <text:p text:style-name="Листинг">}</text:p>
      <text:h text:style-name="P89" text:outline-level="3"><text:bookmark-start text:name="__RefHeading__7518_1028596053"/>Спецификация исключений<text:bookmark-end text:name="__RefHeading__7518_1028596053"/></text:h>
      <text:p text:style-name="P16"><text:span text:style-name="T72">Если некоторая функция содержит инструкции </text:span><text:span text:style-name="Source_20_Text"><text:span text:style-name="T72">throw</text:span></text:span><text:span text:style-name="T72">, в ее заголовке можно явно прописать, какие исключения она может генерировать:</text:span></text:p>
      <text:p text:style-name="Листинг">void f() throw (x,y,z);</text:p>
      <text:p text:style-name="P17">В примере функция <text:span text:style-name="Source_20_Text">f()</text:span> может генерировать исключения с классами-индикаторами <text:span text:style-name="Source_20_Text">x, y, z</text:span> (и производными от них). Если заголовок описан как «<text:span text:style-name="Source_20_Text">void f() throw ()</text:span>» — функция не генерирует исключений вообще. И, наконец, если в заголовке функции ничего не указано, она может генерировать любые исключения (без этого последнего правила не смогли бы работать программы, не использующие обработку исключений).</text:p>
      <text:p text:style-name="P17">Если функция попытается сгенерировать исключение, отсутствующее в ее списке — вызовется специальная функция <text:span text:style-name="Source_20_Text">void unexpected()</text:span>, которая в свою очередь вызовет фунцкию <text:span text:style-name="Source_20_Text">void terminate()</text:span>, а та вызовет функцию <text:span text:style-name="Source_20_Text">abort()</text:span>, аварийно завершающую программу. Программист имеет возможность заменить функцию <text:span text:style-name="Source_20_Text">unexpected()</text:span> или функцию <text:span text:style-name="Source_20_Text">terminate()</text:span> — или сразу обе — на свои собственные, изменив таким образом обработку неспецифицированных исключений. Для такой замены нужно вызвать специальные библиотечные функции <text:span text:style-name="Source_20_Text">set_unexpected()</text:span> и <text:span text:style-name="Source_20_Text">set_terminate()</text:span>, передав им адреса новых функций в качестве аргументов. Наглядно можно увидеть действие этих функций в примере из раздела <text:bookmark-ref text:reference-format="number" text:ref-name="__RefHeading__10228_1557760469">10.4.2</text:bookmark-ref>, в котором не перехватывается исключение <text:span text:style-name="Source_20_Text">general_error</text:span>. Это исключение выбрасывается в примере конструктором класса <text:span text:style-name="Source_20_Text">array</text:span> в том случае, если пользователь попытается создать массив нулевой емкости. Оно оказывается необработанным, т. к. создание массива находится за пределом блока <text:span text:style-name="Source_20_Text">try</text:span>. К сожалению, стандартная функция не может знать о структуре класса-индикатора, и потому текстовое сообщение, оставленное конструктором, оказывается невостребованным. Программа сообщает имя неперехваченного класса-индикатора, после чего выполняет аварийное завершение работы.</text:p>
      <text:h text:style-name="P89" text:outline-level="3"><text:bookmark-start text:name="__RefHeading__7520_1028596053"/>Стандартные классы — индикаторы исключений<text:bookmark-end text:name="__RefHeading__7520_1028596053"/></text:h>
      <text:p text:style-name="Text_20_body"><text:span text:style-name="T33">Стандартная библиотека </text:span><text:span text:style-name="T51">C++ </text:span><text:span text:style-name="T33">содержит иерархию стандартных классов-индикаторов исключений (рис. </text:span><text:span text:style-name="T33"><text:sequence-ref text:reference-format="value" text:ref-name="refDrawing4">10.5</text:sequence-ref></text:span><text:span text:style-name="T33">), объявленных в заголовочном файле </text:span><text:span text:style-name="Source_20_Text"><text:span text:style-name="T11">stdexcept</text:span></text:span><text:span text:style-name="T33">. Эти индикаторы можно использовать в собственных программах.</text:span></text:p>
      <text:p text:style-name="P17"><draw:frame draw:style-name="fr4" draw:name="Врезка5" text:anchor-type="paragraph" svg:x="0.004cm" svg:y="0.002cm" svg:width="15cm" style:rel-width="100%" svg:height="1.713cm" style:rel-height="scale-min" draw:z-index="6"><draw:text-box><text:p text:style-name="Drawing"><draw:frame draw:style-name="fr6" draw:name="Графический объект3" text:anchor-type="paragraph" svg:width="15cm" style:rel-width="100%" svg:height="1.713cm" style:rel-height="scale" draw:z-index="7"><draw:image xlink:href="Pictures/10000201000004B00000008931C3B6DF.png" xlink:type="simple" xlink:show="embed" xlink:actuate="onLoad"/></draw:frame>Рис. <text:sequence text:ref-name="refDrawing4" text:name="Drawing" text:formula="ooow:Drawing+1" style:num-format="1">10.5</text:sequence>: Предопределенные индикаторы исключений</text:p></draw:text-box></draw:frame></text:p>
      <text:p text:style-name="P17"><text:soft-page-break/>Назначение каждого класса-индикатора представлено в табл. <text:sequence-ref text:reference-format="value" text:ref-name="refTable2">10.3</text:sequence-ref>.</text:p>
      <text:p text:style-name="P45">Таблица <text:sequence text:ref-name="refTable2" text:name="Table" text:formula="ooow:Table+1" style:num-format="1">10.3</text:sequence>: Стандартные классы-индикаторы исключений</text:p>
      <table:table table:name="Таблица8" table:style-name="Таблица8">
        <table:table-column table:style-name="Таблица8.A"/>
        <table:table-column table:style-name="Таблица8.B"/>
        <table:table-row>
          <table:table-cell table:style-name="Таблица8.A1" office:value-type="string">
            <text:p text:style-name="P14">Исключение</text:p>
          </table:table-cell>
          <table:table-cell table:style-name="Таблица8.A1" office:value-type="string">
            <text:p text:style-name="P14">Описание</text:p>
          </table:table-cell>
        </table:table-row>
        <table:table-row>
          <table:table-cell table:style-name="Таблица8.A1" office:value-type="string">
            <text:p text:style-name="P11"><text:span text:style-name="Source_20_Text">exception</text:span></text:p>
          </table:table-cell>
          <table:table-cell table:style-name="Таблица8.A1" office:value-type="string">
            <text:p text:style-name="P12">базовый класс для всех стандартных исключений C++ </text:p>
          </table:table-cell>
        </table:table-row>
        <table:table-row>
          <table:table-cell table:style-name="Таблица8.A1" office:value-type="string">
            <text:p text:style-name="P12"><text:span text:style-name="Source_20_Text">bad_alloc</text:span></text:p>
          </table:table-cell>
          <table:table-cell table:style-name="Таблица8.A1" office:value-type="string">
            <text:p text:style-name="P2">неудача выделения памяти; может генерироваться оператором <text:span text:style-name="Source_20_Text">new</text:span></text:p>
          </table:table-cell>
        </table:table-row>
        <table:table-row>
          <table:table-cell table:style-name="Таблица8.A1" office:value-type="string">
            <text:p text:style-name="P12"><text:span text:style-name="Source_20_Text">bad_cast</text:span></text:p>
          </table:table-cell>
          <table:table-cell table:style-name="Таблица8.A1" office:value-type="string">
            <text:p text:style-name="P10"><text:span text:style-name="T57">ошибка динамического приведения типов, генерируется </text:span><text:span text:style-name="Source_20_Text"><text:span text:style-name="T57">dynamic_cast</text:span></text:span></text:p>
          </table:table-cell>
        </table:table-row>
        <table:table-row>
          <table:table-cell table:style-name="Таблица8.A1" office:value-type="string">
            <text:p text:style-name="P12"><text:span text:style-name="Source_20_Text">bad_exception</text:span></text:p>
          </table:table-cell>
          <table:table-cell table:style-name="Таблица8.A1" office:value-type="string">
            <text:p text:style-name="P12">предназначено для обработки непредусмотренных исключений в программе</text:p>
          </table:table-cell>
        </table:table-row>
        <table:table-row>
          <table:table-cell table:style-name="Таблица8.A1" office:value-type="string">
            <text:p text:style-name="P12"><text:span text:style-name="Source_20_Text">bad_typeid</text:span></text:p>
          </table:table-cell>
          <table:table-cell table:style-name="Таблица8.A1" office:value-type="string">
            <text:p text:style-name="P10"><text:span text:style-name="T57">генерируется оператором </text:span><text:span text:style-name="Source_20_Text"><text:span text:style-name="T57">typeid </text:span></text:span><text:span text:style-name="T57">(оператор, возвращающий имя типа, которому принадлежит аргумент)</text:span>, если не удается определить тип объекта</text:p>
          </table:table-cell>
        </table:table-row>
        <table:table-row>
          <table:table-cell table:style-name="Таблица8.A1" office:value-type="string">
            <text:p text:style-name="P11"><text:span text:style-name="Source_20_Text">logic_error</text:span></text:p>
          </table:table-cell>
          <table:table-cell table:style-name="Таблица8.A1" office:value-type="string">
            <text:p text:style-name="P12">исключение, связанное с ошибкой в логике работы программы, которая, теоретически, может быть обнаружена при чтении кода</text:p>
          </table:table-cell>
        </table:table-row>
        <table:table-row>
          <table:table-cell table:style-name="Таблица8.A1" office:value-type="string">
            <text:p text:style-name="P12"><text:span text:style-name="Source_20_Text">domain_error</text:span></text:p>
          </table:table-cell>
          <table:table-cell table:style-name="Таблица8.A1" office:value-type="string">
            <text:p text:style-name="P12">генерируется при выходе из математической области допустимых значений</text:p>
          </table:table-cell>
        </table:table-row>
        <table:table-row>
          <table:table-cell table:style-name="Таблица8.A1" office:value-type="string">
            <text:p text:style-name="P12"><text:span text:style-name="Source_20_Text">invalid_argument</text:span></text:p>
          </table:table-cell>
          <table:table-cell table:style-name="Таблица8.A1" office:value-type="string">
            <text:p text:style-name="P12">генерируется при получении недопустимого аргумента</text:p>
          </table:table-cell>
        </table:table-row>
        <table:table-row>
          <table:table-cell table:style-name="Таблица8.A1" office:value-type="string">
            <text:p text:style-name="P12"><text:span text:style-name="Source_20_Text">length_error</text:span></text:p>
          </table:table-cell>
          <table:table-cell table:style-name="Таблица8.A1" office:value-type="string">
            <text:p text:style-name="P12">генерируется при попытке создания слишком длинной строки</text:p>
          </table:table-cell>
        </table:table-row>
        <table:table-row>
          <table:table-cell table:style-name="Таблица8.A1" office:value-type="string">
            <text:p text:style-name="P12"><text:span text:style-name="Source_20_Text">out_of_range</text:span></text:p>
          </table:table-cell>
          <table:table-cell table:style-name="Таблица8.A1" office:value-type="string">
            <text:p text:style-name="P12">выход индекса за допустимую границу</text:p>
          </table:table-cell>
        </table:table-row>
        <table:table-row>
          <table:table-cell table:style-name="Таблица8.A1" office:value-type="string">
            <text:p text:style-name="P11"><text:span text:style-name="Source_20_Text">runtime_error</text:span></text:p>
          </table:table-cell>
          <table:table-cell table:style-name="Таблица8.A1" office:value-type="string">
            <text:p text:style-name="P13">исключение, связанное с ошибкой, которая, теоретически, не может быть обнаружена при чтении кода</text:p>
          </table:table-cell>
        </table:table-row>
        <table:table-row>
          <table:table-cell table:style-name="Таблица8.A1" office:value-type="string">
            <text:p text:style-name="P12"><text:span text:style-name="Source_20_Text">overflow_error</text:span></text:p>
          </table:table-cell>
          <table:table-cell table:style-name="Таблица8.A1" office:value-type="string">
            <text:p text:style-name="P12">генерируется при обнаружении математического переполнения</text:p>
          </table:table-cell>
        </table:table-row>
        <table:table-row>
          <table:table-cell table:style-name="Таблица8.A1" office:value-type="string">
            <text:p text:style-name="P12"><text:span text:style-name="Source_20_Text">range_error</text:span></text:p>
          </table:table-cell>
          <table:table-cell table:style-name="Таблица8.A1" office:value-type="string">
            <text:p text:style-name="P12">генерируется при попытке сохранить значение, выходящее за границы допустимого диапазона</text:p>
          </table:table-cell>
        </table:table-row>
        <table:table-row>
          <table:table-cell table:style-name="Таблица8.A1" office:value-type="string">
            <text:p text:style-name="P12"><text:span text:style-name="Source_20_Text">underflow_error</text:span></text:p>
          </table:table-cell>
          <table:table-cell table:style-name="Таблица8.A1" office:value-type="string">
            <text:p text:style-name="P12">генерируется при математической ошибке исчезновения порядка</text:p>
          </table:table-cell>
        </table:table-row>
      </table:table>
      <text:p text:style-name="P17"/>
      <text:p text:style-name="Text_20_body"><text:span text:style-name="T33">Базовый класс </text:span><text:span text:style-name="Source_20_Text"><text:span text:style-name="T12">exception</text:span></text:span><text:span text:style-name="T33"> содержит конструктор по умолчанию, конструктор копирования, деструктор, перегруженный оператор присваивания, а также единственный метод </text:span><text:span text:style-name="Source_20_Text"><text:span text:style-name="T11">what()</text:span></text:span><text:span text:style-name="T33">, возвращающий ASCIIZ-строку с человеко-читаемым описанием исключительной ситуации. Классы-потомки могут добавлять к этому свой собственный функционал, в зависимости от типа ошибок, для обработки которых они предназначены. Однако стандартные классы-индикаторы по существу являются простыми обертками над </text:span><text:span text:style-name="Source_20_Text"><text:span text:style-name="T12">exception</text:span></text:span><text:span text:style-name="T33">, ограничиваясь возможностью указать конструктору класса-индикатора сообщение, которое должен возвращать метод </text:span><text:span text:style-name="Source_20_Text"><text:span text:style-name="T11">what()</text:span></text:span><text:span text:style-name="T33">. </text:span></text:p>
      <text:p text:style-name="P17">Воспользуемся в следующем примере двумя стандартными классами-индикаторами: </text:p>
      <text:list xml:id="list7026239341884108606" text:style-name="L71">
        <text:list-item>
          <text:p text:style-name="P72"><text:span text:style-name="T33">выбрасываемым автоматически при выходе индекса за пределы строки (воспользуемся классом <text:s/></text:span><text:span text:style-name="Source_20_Text"><text:span text:style-name="T11">string</text:span></text:span><text:span text:style-name="T33"> из стандартной библиотеки);</text:span></text:p>
        </text:list-item>
        <text:list-item>
          <text:p text:style-name="P62">выбрасываемым при ошибке в ходе выполнения (соответствующее исключение будем генерировать сами).</text:p>
        </text:list-item>
      </text:list>
      <text:p text:style-name="Листинг">#include &lt;string&gt;</text:p>
      <text:p text:style-name="Листинг">#include &lt;stdexcept&gt;</text:p>
      <text:p text:style-name="Листинг"><text:soft-page-break/>#include &lt;iostream&gt;</text:p>
      <text:p text:style-name="Листинг">using namespace std;</text:p>
      <text:p text:style-name="Листинг">int main () {</text:p>
      <text:p text:style-name="Листинг">// перехват выхода индекса за границу массива:</text:p>
      <text:p text:style-name="Листинг"><text:s text:c="2"/>try {</text:p>
      <text:p text:style-name="Листинг"><text:s text:c="5"/>string s("sdf");</text:p>
      <text:p text:style-name="Листинг"><text:s text:c="5"/>s.replace (100, 1, 1, 'c');</text:p>
      <text:p text:style-name="Листинг"><text:s text:c="2"/>}</text:p>
      <text:p text:style-name="Листинг"><text:s text:c="2"/>catch (out_of_range &amp;e) {</text:p>
      <text:p text:style-name="Листинг"><text:s text:c="2"/>cout &lt;&lt; "Обнаружен выход индекса за границу массива: "</text:p>
      <text:p text:style-name="Листинг"><text:s text:c="10"/>&lt;&lt; e.what () &lt;&lt; endl;</text:p>
      <text:p text:style-name="Листинг"><text:s text:c="2"/>}</text:p>
      <text:p text:style-name="Листинг"><text:s text:c="2"/>catch (exception &amp;e) {</text:p>
      <text:p text:style-name="Листинг"><text:s text:c="6"/>cout &lt;&lt; "Обнаружена ошибка неопределенного вида: "</text:p>
      <text:p text:style-name="Листинг"><text:s text:c="6"/>&lt;&lt; e.what () &lt;&lt; endl;</text:p>
      <text:p text:style-name="Листинг"><text:s text:c="2"/>}</text:p>
      <text:p text:style-name="Листинг"><text:s text:c="2"/>catch (...) {</text:p>
      <text:p text:style-name="Листинг"><text:s text:c="4"/>cout &lt;&lt; "Неизвестная ошибка\n";</text:p>
      <text:p text:style-name="Листинг"><text:s text:c="2"/>}</text:p>
      <text:p text:style-name="Листинг"><text:s text:c="8"/></text:p>
      <text:p text:style-name="Листинг"><text:s text:c="2"/>// перехват ошибки, возникающей в момент выполнения:</text:p>
      <text:p text:style-name="Листинг"><text:s text:c="2"/>try {</text:p>
      <text:p text:style-name="Листинг"><text:s text:c="4"/>throw runtime_error ("ошибка в ходе выполнения");</text:p>
      <text:p text:style-name="Листинг"><text:s text:c="2"/>}</text:p>
      <text:p text:style-name="Листинг"><text:s text:c="2"/>catch (runtime_error &amp;e) {</text:p>
      <text:p text:style-name="Листинг"><text:s text:c="4"/>cout &lt;&lt; "Обнаружена ошибка при выполнении программы: "</text:p>
      <text:p text:style-name="Листинг"><text:s text:c="7"/>&lt;&lt; e.what () &lt;&lt; endl;</text:p>
      <text:p text:style-name="Листинг"><text:s text:c="4"/>}</text:p>
      <text:p text:style-name="Листинг"><text:s text:c="2"/>catch (exception &amp;e) {</text:p>
      <text:p text:style-name="Листинг"><text:s text:c="5"/>cout &lt;&lt; "Обнаружена ошибка неопределенного вида: "</text:p>
      <text:p text:style-name="Листинг"><text:s text:c="6"/>&lt;&lt; e.what () &lt;&lt; endl;</text:p>
      <text:p text:style-name="Листинг"><text:s text:c="2"/>}</text:p>
      <text:p text:style-name="Листинг"><text:s text:c="2"/>catch (...) {</text:p>
      <text:p text:style-name="Листинг"><text:s text:c="4"/>cout &lt;&lt; "Неизвестная ошибка\n";</text:p>
      <text:p text:style-name="Листинг"><text:s text:c="2"/>} <text:s text:c="6"/></text:p>
      <text:p text:style-name="Листинг"><text:s text:c="2"/>return 0;</text:p>
      <text:p text:style-name="Листинг">}</text:p>
      <text:p text:style-name="Text_20_body"><text:span text:style-name="T33">В первом случае исключение с индикатором </text:span><text:span text:style-name="Source_20_Text"><text:span text:style-name="T12">out_of_range</text:span></text:span><text:span text:style-name="T33"> генерируется автоматически, когда мы допускаем выход индекса за границу строки (такая возможность реализована классом </text:span><text:span text:style-name="Source_20_Text"><text:span text:style-name="T11">string</text:span></text:span><text:span text:style-name="T33"> из стандартной библиотеки). Во втором случае исключительную ситуацию с индикатором </text:span><text:span text:style-name="Source_20_Text"><text:span text:style-name="T12">runtime_error</text:span></text:span><text:span text:style-name="T33"> (обозначающим ошибку, возникающую в момент выполнения программы) мы порождаем принудительно, передавая конструктору объекта — индикатора исключения строку с описанием подробностей. </text:span></text:p>
      <text:p text:style-name="P25"/>
      <text:h text:style-name="Heading_20_2" text:outline-level="2"><text:bookmark-start text:name="__RefHeading__7522_1028596053"/>Шаблоны классов<text:bookmark-end text:name="__RefHeading__7522_1028596053"/></text:h>
      <text:p text:style-name="Text_20_body"><text:alphabetical-index-mark text:string-value="шаблон класса"/><text:span text:style-name="T33">Шаблоны классов во многом похожи на шаблоны функций, рассмотренные ранее</text:span>. Точно также, как и в случае шаблонов функций, шаблоны классов позволяют отделить общий алгоритм<text:span text:style-name="Emphasis"> </text:span>от его реализации под конкретные типы данных. </text:p>
      <text:p text:style-name="P17">Классический пример ситуации, когда выгодно применять шаблоны классов — это так <text:soft-page-break/>называемые контейнеры, т. е. классы, содержащие наборы некоторых значений (динамические списки, массивы, множества). Закладывая тип данных элемента как параметр шаблона, можно создать универсальный класс-контейнер, а на его основе порождать объекты для хранения наборов элементов конкретного типа — контейнер целых чисел, контейнер строк и т. д.</text:p>
      <text:p text:style-name="Text_20_body"><text:span text:style-name="T33">Описание шаблона класса также имеет много общего с шаблоном функции. Описание класса точно также начинают с ключевого слова </text:span><text:span text:style-name="Source_20_Text">template</text:span><text:span text:style-name="T33">, за которым следует список формальных параметров шаблона в угловых скобках. Этот же заголовок повторяется и перед описанием методов класса. В качестве параметров шаблона можно передавать типы данных или константы, но перед идентификатором, обозначающим тип данных, в списке формальных параметров ставится ключевое слово </text:span><text:span text:style-name="Source_20_Text"><text:span text:style-name="T11">class</text:span></text:span><text:span text:style-name="T33">.</text:span></text:p>
      <text:p text:style-name="P17">В отличие от шаблонов функций, для которых фактические параметры шаблона (т. е. конкретные типы данных) определяются по типам аргументов, переданных функции, для шаблонов классов фактические параметры необходимо передавать явно. Список фактических параметров шаблона указывается после имени класса в угловых скобках во всех случаях, когда имя шаблонного класса используется в программе — например, при порождении объектов, или при указании принадлежности элемента-члена класса. Дальнейшее обращение с порожденными объектами не отличается от обычных классов.</text:p>
      <text:p text:style-name="P17">Рассмотрим в качестве простого примера уже знакомый класс <text:span text:style-name="Source_20_Text">point</text:span>, который хранит пару координат точки и на этот раз имеет метод <text:span text:style-name="Source_20_Text">info()</text:span>, выводящий координаты на экран.</text:p>
      <text:p text:style-name="Text_20_body"/>
      <text:p text:style-name="Листинг">#include&lt;iostream&gt;</text:p>
      <text:p text:style-name="Листинг">using namespace std;</text:p>
      <text:p text:style-name="Листинг"/>
      <text:p text:style-name="Листинг">template &lt;class Type&gt; </text:p>
      <text:p text:style-name="Листинг">class point {</text:p>
      <text:p text:style-name="Листинг"><text:s text:c="2"/>Type x, y;</text:p>
      <text:p text:style-name="Листинг"><text:s text:c="2"/>//...</text:p>
      <text:p text:style-name="Листинг"><text:s text:c="2"/>public:</text:p>
      <text:p text:style-name="Листинг"><text:s text:c="2"/>point(Type x, Type y) { this-&gt;x=x; this-&gt;y=y; }</text:p>
      <text:p text:style-name="Листинг"><text:s text:c="2"/>void info();</text:p>
      <text:p text:style-name="Листинг">};</text:p>
      <text:p text:style-name="Листинг"/>
      <text:p text:style-name="Листинг">template &lt;class Type&gt;</text:p>
      <text:p text:style-name="Листинг">void point&lt;Type&gt;::info() {</text:p>
      <text:p text:style-name="Листинг"><text:s text:c="2"/>cout &lt;&lt; "Координаты точки: x=" &lt;&lt; x &lt;&lt; ", y=" &lt;&lt; y &lt;&lt; endl; </text:p>
      <text:p text:style-name="Листинг">}</text:p>
      <text:p text:style-name="Листинг"/>
      <text:p text:style-name="Листинг">main(){</text:p>
      <text:p text:style-name="Листинг"><text:s text:c="2"/>point&lt;float&gt; f(10.1, 20.5);</text:p>
      <text:p text:style-name="Листинг"><text:s text:c="2"/>f.info();</text:p>
      <text:p text:style-name="Листинг">}</text:p>
      <text:p text:style-name="Text_20_body"><text:span text:style-name="Teletype"><text:span text:style-name="T6"/></text:span></text:p>
      <text:p text:style-name="Text_20_body"><text:span text:style-name="T33">Как видим, конкретный тип (в нашем случае </text:span><text:span text:style-name="Source_20_Text"><text:span text:style-name="T11">float</text:span></text:span><text:span text:style-name="T33">) мы указали при создании объекта в угловых скобках. Точно так же мы могли указать любой стандартный тип данных, а могли — пользовательский тип, объявленный в программе. Однако необходимо помнить, что шаблоны функций и шаблоны классов могут работать только для тех типов данных (в т. ч. классов), которые поддерживают необходимые операции. Например, если мы захотим создать экземпляр класса </text:span><text:span text:style-name="Source_20_Text"><text:span text:style-name="T12">point</text:span></text:span><text:span text:style-name="T40"> </text:span><text:span text:style-name="T33">для хранения пары объектов какого-то собственного класса </text:span><text:span text:style-name="Source_20_Text"><text:span text:style-name="T11">X</text:span></text:span><text:span text:style-name="T33">, этот класс должен содержать конструктор копирования, а также поддерживать перегрузку двух </text:span><text:soft-page-break/><text:span text:style-name="T33">использованных в </text:span><text:span text:style-name="Source_20_Text"><text:span text:style-name="T11">point</text:span></text:span><text:span text:style-name="T33"> операторов:</text:span></text:p>
      <text:p text:style-name="Листинг"><text:span text:style-name="Teletype"><text:span text:style-name="T14">class X {</text:span></text:span></text:p>
      <text:p text:style-name="Листинг"><text:span text:style-name="Teletype"><text:span text:style-name="T14">  ......</text:span></text:span></text:p>
      <text:p text:style-name="Листинг"><text:span text:style-name="Teletype"><text:span text:style-name="T14">public:</text:span></text:span></text:p>
      <text:p text:style-name="Листинг"><text:span text:style-name="Teletype"><text:span text:style-name="T14">  X(X &amp;); // конструктор копирования</text:span></text:span></text:p>
      <text:p text:style-name="Листинг"><text:span text:style-name="Teletype"><text:span text:style-name="T14">  friend ostream&amp; operator&lt;&lt;(X &amp;);</text:span></text:span></text:p>
      <text:p text:style-name="Листинг"><text:span text:style-name="Teletype"><text:span text:style-name="T14">  ......</text:span></text:span></text:p>
      <text:p text:style-name="Листинг"><text:span text:style-name="Teletype"><text:span text:style-name="T14">};</text:span></text:span></text:p>
      <text:p text:style-name="Text_20_body"><text:span text:style-name="T33">Как упоминалось, в качестве параметров шаблона можно передавать и константы. Рассмотрим пример, где константа передается шаблонному классу </text:span><text:span text:style-name="Source_20_Text"><text:span text:style-name="T11">square_matrix</text:span></text:span><text:span text:style-name="T33">, хранящему квадратную матрицу заданной размерности. Такой шаблон позволит легко создавать объекты типов «матрица 20х20 целых чисел», или «матрица 10х10 типа </text:span><text:span text:style-name="Source_20_Text"><text:span text:style-name="T11">double</text:span></text:span><text:span text:style-name="T33">».</text:span></text:p>
      <text:p text:style-name="P17"/>
      <text:p text:style-name="P50">#include &lt;iostream&gt; </text:p>
      <text:p text:style-name="P50">using namespace std; </text:p>
      <text:p text:style-name="P50"/>
      <text:p text:style-name="P50">template &lt;class Type, int n&gt; </text:p>
      <text:p text:style-name="P50">class square_matrix { </text:p>
      <text:p text:style-name="P50"><text:tab/>Type *data; </text:p>
      <text:p text:style-name="P50">public: </text:p>
      <text:p text:style-name="P50"><text:tab/>square_matrix(){ data = new Type[n*n]; } </text:p>
      <text:p text:style-name="P50"><text:tab/>void print(); </text:p>
      <text:p text:style-name="P50"><text:tab/>// ... </text:p>
      <text:p text:style-name="P50">}; </text:p>
      <text:p text:style-name="P50"/>
      <text:p text:style-name="P50">template &lt;class Type, int n&gt; </text:p>
      <text:p text:style-name="P50">void square_matrix&lt;Type, n&gt;::print() { </text:p>
      <text:p text:style-name="P50"><text:tab/>for (int i=0; i&lt;n; i++) { </text:p>
      <text:p text:style-name="P50"><text:tab/><text:tab/>for(int j=0; j&lt;n; j++) { </text:p>
      <text:p text:style-name="P50"><text:tab/><text:tab/><text:tab/>cout &lt;&lt; data[i*n+j] &lt;&lt; '\t'; </text:p>
      <text:p text:style-name="P50"><text:tab/><text:tab/>} </text:p>
      <text:p text:style-name="P50"><text:tab/><text:tab/>cout &lt;&lt; endl; </text:p>
      <text:p text:style-name="P50"><text:tab/>} </text:p>
      <text:p text:style-name="P50">} </text:p>
      <text:p text:style-name="P50">int main() { </text:p>
      <text:p text:style-name="P50"><text:tab/>cout &lt;&lt; "Матрица 5х5 целых чисел: \n"; </text:p>
      <text:p text:style-name="P50"><text:tab/>square_matrix&lt;int, 5&gt; m1; </text:p>
      <text:p text:style-name="P50"><text:tab/>m1.print(); </text:p>
      <text:p text:style-name="P50"><text:tab/>cout &lt;&lt; "Матрица 10х10 значений типа double: \n"; </text:p>
      <text:p text:style-name="P50"><text:tab/>square_matrix&lt;double, 10&gt; m2; </text:p>
      <text:p text:style-name="P50"><text:tab/>m2.print(); </text:p>
      <text:p text:style-name="P50"><text:tab/>return 0; </text:p>
      <text:p text:style-name="P50">} </text:p>
      <text:p text:style-name="Text_20_body"/>
      <text:p text:style-name="P17">Для простоты приведенный пример умеет только порождать матрицу заданного размера с нулевыми элементами, а также построчно выводить ее на экран.</text:p>
      <text:p text:style-name="P17">Шаблоны классов, как и классы, поддерживают механизм наследования. Все принципы наследования при этом остаются неизменными, что позволяет построить иерархическую структуру шаблонов, аналогичную иерархии классов.</text:p>
      <text:h text:style-name="Heading_20_3" text:outline-level="3"><text:bookmark-start text:name="__RefHeading__7524_1028596053"/><text:soft-page-break/>Типаж шаблона<text:bookmark-end text:name="__RefHeading__7524_1028596053"/></text:h>
      <text:p text:style-name="Text_20_body">Иногда шаблонная функция должна реализовать нестандартное поведение для какого-либо определенного типа данных. В этом случае в дополнение к шаблону объявляют отдельную перегруженную версию функции для нужного типа. Например, если функция, возвращающая минимальный из двух аргументов, не может нормально работать для строковых данных, переданных указателем на тип <text:span text:style-name="Source_20_Text">char</text:span>, проблема решается так:</text:p>
      <text:p text:style-name="Листинг">template&lt;class Type&gt;</text:p>
      <text:p text:style-name="Листинг">Type min(Type a, Type b) {</text:p>
      <text:p text:style-name="Листинг"><text:tab/>return a&lt;b?a:b;</text:p>
      <text:p text:style-name="Листинг">}</text:p>
      <text:p text:style-name="Листинг">char *min (char *a, char *b) {</text:p>
      <text:p text:style-name="Листинг"><text:tab/>strcmp(a,b)&lt;0?a:b;</text:p>
      <text:p text:style-name="Листинг">}</text:p>
      <text:p text:style-name="Text_20_body">С шаблонами классов может возникать аналогичная проблема, но решается она обычно несколько иначе.</text:p>
      <text:p text:style-name="Text_20_body">Предположим, при создании шаблонного класса <text:span text:style-name="Source_20_Text">matrix</text:span>, работающего с матрицами элементов произвольного типа, оказалось, что нет возможности создать код, одинаково обрабатывающий все нужные типы данных — т. е. работа некоторых методов класса <text:span text:style-name="Emphasis">должна</text:span> зависеть от типа элементов матрицы. В довершение ко всему, типы элементов матрицы могут быть встроенными типами данных С++, поэтому нет никакой возможности заставить тип элемента нести дополнительную информацию об особенностях его обработки. В результате написать единственный шаблонный класс оказывается невозможно, а его переписывание под каждый конкретный тип данных возможно, но по определению лишено смысла: </text:p>
      <text:p text:style-name="Листинг">template &lt;class Type&gt;</text:p>
      <text:p text:style-name="Листинг">class matrix {</text:p>
      <text:p text:style-name="Листинг"><text:s text:c="2"/>// ...</text:p>
      <text:p text:style-name="Листинг">};</text:p>
      <text:p text:style-name="Листинг">template&lt;&gt;</text:p>
      <text:p text:style-name="Листинг">class matrix&lt;long&gt; {</text:p>
      <text:p text:style-name="Листинг"><text:s text:c="2"/>// ...</text:p>
      <text:p text:style-name="Листинг">};</text:p>
      <text:p text:style-name="Листинг">template&lt;&gt;</text:p>
      <text:p text:style-name="Листинг">class matrix&lt;int&gt; {</text:p>
      <text:p text:style-name="Листинг"><text:s text:c="2"/>// ...</text:p>
      <text:p text:style-name="Листинг">};</text:p>
      <text:p text:style-name="Листинг">...</text:p>
      <text:p text:style-name="Text_20_body">Фактически это означает несколько раз переписать класс заново.</text:p>
      <text:p text:style-name="Text_20_body">Ситуация еще более осложняется, если разработчик класса хочет оставить возможность для использования в нем новых типов элементов (без переписывания класса с нуля).</text:p>
      <text:p text:style-name="Text_20_body">В такой ситуации все, что зависит от изменений типа данных, собирают в одном месте и называют <text:span text:style-name="T5">типажом </text:span>(англ. «trait»). Типаж передают классу как еще один параметр шаблона. <text:s/>Типаж является небольшим по объему классом, содержащим все операции, зависящие от типа данных, и при необходимости его несложно переписать под нужный тип. Более того, поскольку для большинства типов никакого специфического поведения не требуется, в типаж сам по себе может быть шаблоном класса. В этом случае как дополнительный параметр шаблона будет передаваться шаблонный класс, основанный на том же типе, что передан в качестве основного параметра — кроме тех редких случаев, когда требуется реализовать специфическое поведение:</text:p>
      <text:p text:style-name="Листинг">template&lt;class Type&gt;</text:p>
      <text:p text:style-name="Листинг">class MatrixTraits {</text:p>
      <text:p text:style-name="Листинг"><text:soft-page-break/><text:tab/>// …</text:p>
      <text:p text:style-name="Листинг">};</text:p>
      <text:p text:style-name="Листинг">template&lt;&gt;</text:p>
      <text:p text:style-name="Листинг">class MatrixTraits&lt;int&gt; {</text:p>
      <text:p text:style-name="Листинг"><text:s text:c="2"/>// … </text:p>
      <text:p text:style-name="Листинг">};</text:p>
      <text:p text:style-name="Листинг">template&lt;class Type, class Traits&gt;</text:p>
      <text:p text:style-name="Листинг">class matrix {</text:p>
      <text:p text:style-name="Листинг"><text:tab/>// …</text:p>
      <text:p text:style-name="Листинг">};</text:p>
      <text:p text:style-name="Листинг">…</text:p>
      <text:p text:style-name="Листинг">matrix &lt;int, MatrixTraits&lt;int&gt; &gt; m1;</text:p>
      <text:p text:style-name="P17">Как правило, члены класса-типажа являются статическими функциями, поэтому его обычно используют без создания объекта.</text:p>
      <text:h text:style-name="Heading_20_3" text:outline-level="3"><text:bookmark-start text:name="__RefHeading__7526_1028596053"/>Пример реальной иерархии шаблонов<text:bookmark-end text:name="__RefHeading__7526_1028596053"/></text:h>
      <text:p text:style-name="P17">Стандартная библиотека С++ практически полностью построена на шаблонах и потому представляет достаточно примеров профессионального использования данного механизма. <text:s/>Рассмотрим в качестве наглядной иерархии шаблонов уже знакомые нам классы потокового ввода-вывода.</text:p>
      <text:p text:style-name="P17">Изначально библиотека потокового ввода-вывода действительно представляла собой такую иерархию классов, которая изображена на рис. <text:sequence-ref text:reference-format="value" text:ref-name="refDrawing3">10.4</text:sequence-ref>. Однако по мере увеличения спроса на приложения, работающие с текстом сразу на нескольких языках, встал вопрос о поддержке кодировки Unicode, позволяющей совмещать в одной строке символы разных национальных алфавитов. <text:s/>В зависимости от языка, символ в Unicode может кодироваться различным количеством байт — от одного до четырех. В С++ для поддержки таких символов существует тип <text:span text:style-name="Source_20_Text">wchar_t</text:span> (от англ. wide characters — «широкие символы»). Фактически понадобилось создать иерархию классов, аналогичную классам <text:s/><text:span text:style-name="Source_20_Text">iostream</text:span>, но работающих с типом данных <text:span text:style-name="Source_20_Text">wchar_t</text:span> вместо <text:span text:style-name="Source_20_Text">char</text:span>. В итоге библиотека <text:span text:style-name="Source_20_Text">iostream</text:span> была переработана на основе механизма шаблонов.</text:p>
      <text:p text:style-name="P17">Классы, основанные на шаблонах, носят имена, аналогичные описанным в разделе <text:bookmark-ref text:reference-format="number" text:ref-name="__RefHeading__11533_1017978997">10.3.6</text:bookmark-ref>, с добавлением приставки «<text:span text:style-name="Source_20_Text">basic</text:span>» и знака подчеркивания: <text:span text:style-name="Source_20_Text">basic_ios</text:span>, <text:span text:style-name="Source_20_Text">basic_istream</text:span>, <text:span text:style-name="Source_20_Text">basic_ostream</text:span> <text:s/>и т. д. Привычные программисту имена классов для работы с символами типа <text:span text:style-name="Source_20_Text">char</text:span> (как, впрочем, и с <text:span text:style-name="Source_20_Text">wchar_t</text:span>) реализованы через подстановку имени типа в конструкции <text:span text:style-name="Source_20_Text">typedef</text:span>:</text:p>
      <text:p text:style-name="Листинг">typedef basic_ios&lt;char&gt; ios;</text:p>
      <text:p text:style-name="Листинг">typedef basic_ios&lt;wchar_t&gt; wios;</text:p>
      <text:p text:style-name="Листинг">typedef basic_istream&lt;char&gt; istream;</text:p>
      <text:p text:style-name="Листинг">typedef basic_istream&lt;wchar_t&gt; wistream;</text:p>
      <text:p text:style-name="Листинг">......</text:p>
      <text:p text:style-name="Листинг"><text:s/></text:p>
      <text:p text:style-name="Text_20_body">Используя базовые шаблоны библиотеки, можно реализовать потоковый ввод-вывод на любом собственном типе символьных данных вместо существующих, подставив его в качестве параметра шаблона и обеспечив работу соответствующих операторов.</text:p>
      <text:p text:style-name="Text_20_body">Хотя по виду конструкции <text:span text:style-name="Source_20_Text">typedef</text:span> может показаться, что шаблоны библиотеки потокового ввода-вывода имеют один параметр, на самом деле это не совсем так. <text:s/>Второй <text:s/>параметр — это как раз <text:span text:style-name="T5">типаж </text:span>символов, т. е. отдельный шаблонный класс, который реализует базовые операции с символами и строками для заданного типа символов. Эти базовые операции — присваивание символов, копирование и сравнение их <text:soft-page-break/>последовательностей, приведение <text:tab/>к целому типу и др. Данный параметр имеет значение по умолчанию, и потому может не использоваться при объявлении экземпляров шаблона. В оригинале же шаблоны классов потокового ввода-вывода выглядят следующим образом (в виду однотипности, приведем по одному примеру для стандартного ввода-вывода, работы с файлами и со строками):</text:p>
      <text:p text:style-name="Листинг"><text:bookmark text:name="idx658"/><text:bookmark text:name="idx659"/><text:bookmark text:name="idx660"/>template &lt;class charT, class traits=char_traits&lt;charT&gt; &gt;</text:p>
      <text:p text:style-name="Листинг">basic_istream;</text:p>
      <text:p text:style-name="Листинг"/>
      <text:p text:style-name="Листинг">template &lt;class charT, class traits=char_traits&lt;charT&gt; &gt;</text:p>
      <text:p text:style-name="Листинг">basic_ifstream;</text:p>
      <text:p text:style-name="Листинг"/>
      <text:p text:style-name="Листинг">template &lt;class charT, class traits = char_traits&lt;charT&gt;, </text:p>
      <text:p text:style-name="Листинг">class Allocator = allocator&lt;charT&gt; &gt; </text:p>
      <text:p text:style-name="Листинг">basic_istringstream;</text:p>
      <text:list xml:id="list8498758298197930260" text:style-name="L72">
        <text:list-header>
          <text:p text:style-name="P57"/>
        </text:list-header>
      </text:list>
      <text:p text:style-name="Text_20_body">Именно эти потоковые шаблоны определяют на самом деле методы для разбора и форматирования, являющиеся перегруженными версиями операторов ввода <text:span text:style-name="Example">operator&gt;&gt;</text:span> <text:s/>и вывода <text:span text:style-name="Example">operator&lt;&lt;</text:span>.</text:p>
      <text:p text:style-name="Text_20_body">Аналогично реализованы шаблоны для потоковых буферов:</text:p>
      <text:list xml:id="list4151749489253564679" text:style-name="L73">
        <text:list-header>
          <text:p text:style-name="P85"><text:bookmark text:name="idx680"/>template &lt;class charT, class traits = char_traits&lt;charT&gt; &gt;</text:p>
          <text:p text:style-name="P85">basic_streambuf;</text:p>
        </text:list-header>
      </text:list>
      <text:list xml:id="list9128571720597615870" text:style-name="L74">
        <text:list-header>
          <text:p text:style-name="P86"><text:bookmark text:name="idx683"/>template &lt;class charT, class traits = char_traits&lt;charT&gt; &gt;</text:p>
          <text:p text:style-name="P86">basic_filebuf;</text:p>
        </text:list-header>
      </text:list>
      <text:p text:style-name="P17"/>
      <text:h text:style-name="Heading_20_2" text:outline-level="2"><text:bookmark-start text:name="__RefHeading__7528_1028596053"/>Элементы стандартной библиотеки С++<text:bookmark-end text:name="__RefHeading__7528_1028596053"/></text:h>
      <text:h text:style-name="Heading_20_3" text:outline-level="3"><text:bookmark-start text:name="__RefHeading__7530_1028596053"/>Базовые понятия<text:bookmark-end text:name="__RefHeading__7530_1028596053"/></text:h>
      <text:p text:style-name="P17">Стандартная библиотека C++ — это общий набор шаблонов классов и алгоритмов, позволяющий программистам легко реализовывать стандартные структуры данных, такие как очереди, списки и стеки.</text:p>
      <text:p text:style-name="P17">В библиотеке выделяют пять основных компонентов:</text:p>
      <text:list xml:id="list6637560719851076122" text:style-name="L75">
        <text:list-item>
          <text:p text:style-name="P63">Контейнер (<text:span text:style-name="Emphasis">container</text:span>) — хранение набора объектов в памяти.</text:p>
        </text:list-item>
        <text:list-item>
          <text:p text:style-name="P63">Итератор (<text:span text:style-name="Emphasis">iterator</text:span>) — обеспечение средств доступа к содержимому контейнера.</text:p>
        </text:list-item>
        <text:list-item>
          <text:p text:style-name="P63">Алгоритм (<text:span text:style-name="Emphasis">algorithm</text:span>) — определение вычислительной процедуры.</text:p>
        </text:list-item>
        <text:list-item>
          <text:p text:style-name="P63">Адаптер (<text:span text:style-name="Emphasis">adaptor</text:span>) — адаптация компонентов для обеспечения различного интерфейса.</text:p>
        </text:list-item>
        <text:list-item>
          <text:p text:style-name="P63">Функциональный объект (<text:span text:style-name="Emphasis">functor</text:span>) — сокрытие функции в объекте для использования другими компонентами.</text:p>
        </text:list-item>
      </text:list>
      <text:p text:style-name="P7"/>
      <text:h text:style-name="Heading_20_3" text:outline-level="3"><text:bookmark-start text:name="__RefHeading__7532_1028596053"/><text:span text:style-name="Strong_20_Emphasis">Контейнеры</text:span><text:bookmark-end text:name="__RefHeading__7532_1028596053"/></text:h>
      <text:p text:style-name="P8"/>
      <text:p text:style-name="P30">Будем считать, что стандартная библиотека реализует следующие <text:alphabetical-index-mark-start text:id="IMark190780856"/>контейнер<text:alphabetical-index-mark-end text:id="IMark190780856"/>ы:</text:p>
      <text:list xml:id="list8517435975781481413" text:style-name="L76">
        <text:list-item>
          <text:p text:style-name="P73"><text:span text:style-name="Source_20_Text"><text:span text:style-name="T11">vector</text:span></text:span><text:span text:style-name="T60"> — линейный массив (особенно эффективен при добавлении элементов в конец);</text:span></text:p>
        </text:list-item>
        <text:list-item>
          <text:p text:style-name="P73"><text:span text:style-name="Source_20_Text"><text:span text:style-name="T11">list</text:span></text:span><text:span text:style-name="T60"> — двухсвязанный список (более эффективен при вставке и перестановке элементов);</text:span></text:p>
        </text:list-item>
        <text:list-item>
          <text:p text:style-name="P73"><text:span text:style-name="Source_20_Text"><text:span text:style-name="T11">set</text:span></text:span><text:span text:style-name="T60"> — ассоциативный массив уникальных ключей (математический тип множество);</text:span></text:p>
        </text:list-item>
        <text:list-item>
          <text:p text:style-name="P73"><text:span text:style-name="Source_20_Text"><text:span text:style-name="T11">multiset</text:span></text:span><text:span text:style-name="T60"> — ассоциативный массив с возможность дублирования ключей;</text:span></text:p>
        </text:list-item>
        <text:list-item>
          <text:p text:style-name="P84"><text:soft-page-break/><text:span text:style-name="Source_20_Text"><text:span text:style-name="T11">bitset</text:span></text:span><text:span text:style-name="T60"> — массив, обеспечивающий компактное хранение заданного количества битов;</text:span></text:p>
        </text:list-item>
        <text:list-item>
          <text:p text:style-name="P73"><text:span text:style-name="Source_20_Text"><text:span text:style-name="T11">map</text:span></text:span><text:span text:style-name="T60"> — ассоциативный массив с уникальными ключами и значениями (хорош при поиске по ключу);</text:span></text:p>
        </text:list-item>
        <text:list-item>
          <text:p text:style-name="P73"><text:span text:style-name="Source_20_Text"><text:span text:style-name="T11">multimap</text:span></text:span><text:span text:style-name="T60"> — ассоциативный массив с возможность дублирования ключей и значений;</text:span></text:p>
        </text:list-item>
        <text:list-item>
          <text:p text:style-name="P73"><text:span text:style-name="Source_20_Text"><text:span text:style-name="T11">stack</text:span></text:span><text:span text:style-name="T60"> — структура данных типа стек;</text:span></text:p>
        </text:list-item>
        <text:list-item>
          <text:p text:style-name="P73"><text:span text:style-name="Source_20_Text"><text:span text:style-name="T11">queue</text:span></text:span><text:span text:style-name="T60"> — структура данных типа очередь;</text:span></text:p>
        </text:list-item>
        <text:list-item>
          <text:p text:style-name="P73"><text:span text:style-name="Source_20_Text"><text:span text:style-name="T11">priorityqueue</text:span></text:span><text:span text:style-name="T60"> — очередь с приоритетами;</text:span></text:p>
        </text:list-item>
        <text:list-item>
          <text:p text:style-name="P73"><text:span text:style-name="Source_20_Text"><text:span text:style-name="T11">deque</text:span></text:span><text:span text:style-name="T60"> — очередь с двухсторонним доступом.</text:span></text:p>
        </text:list-item>
      </text:list>
      <text:p text:style-name="P9"/>
      <text:p text:style-name="Text_20_body">Например, стек целых чисел можно объявить так:</text:p>
      <text:p text:style-name="P7"/>
      <text:p text:style-name="Листинг">stack&lt;int&gt; s;</text:p>
      <text:p text:style-name="P7"/>
      <text:p text:style-name="Text_20_body">С чуть большими затратами можно заставить работать контейнеры с собственным типом данных.</text:p>
      <text:p text:style-name="Text_20_body">Основные методы, которые присутствуют почти во всех коллекциях стандартной библиотеки, приведены ниже.</text:p>
      <text:p text:style-name="P1"/>
      <text:list xml:id="list2724329837257212965" text:style-name="L77">
        <text:list-item>
          <text:p text:style-name="P74"><text:span text:style-name="Source_20_Text"><text:span text:style-name="T11">empty</text:span></text:span><text:span text:style-name="T60"> — определяет, является ли коллекция пустой.</text:span></text:p>
        </text:list-item>
        <text:list-item>
          <text:p text:style-name="P74"><text:span text:style-name="Source_20_Text"><text:span text:style-name="T11">size</text:span></text:span><text:span text:style-name="T60"> — определяет размер коллекции.</text:span></text:p>
        </text:list-item>
        <text:list-item>
          <text:p text:style-name="P74"><text:span text:style-name="Source_20_Text"><text:span text:style-name="T11">begin</text:span></text:span><text:span text:style-name="T60">, </text:span><text:span text:style-name="Source_20_Text"><text:span text:style-name="T11">end</text:span></text:span><text:span text:style-name="T60"> — указывают на начало и конец коллекции.</text:span></text:p>
        </text:list-item>
        <text:list-item>
          <text:p text:style-name="P74"><text:span text:style-name="Source_20_Text"><text:span text:style-name="T11">rbegin</text:span></text:span><text:span text:style-name="T60">, </text:span><text:span text:style-name="Source_20_Text"><text:span text:style-name="T11">rend</text:span></text:span><text:span text:style-name="T60"> — то же но для желающих пройти коллекцию от конца к началу</text:span></text:p>
        </text:list-item>
        <text:list-item>
          <text:p text:style-name="P74"><text:span text:style-name="Source_20_Text"><text:span text:style-name="T11">clear</text:span></text:span><text:span text:style-name="T60"> — удаляет все элементы коллекции (если в коллекции сохранены указатели, нужно еще удалить все элементы вручную вызовом </text:span><text:span text:style-name="Source_20_Text"><text:span text:style-name="T60">delete</text:span></text:span><text:span text:style-name="T60">).</text:span></text:p>
        </text:list-item>
        <text:list-item>
          <text:p text:style-name="P74"><text:span text:style-name="Source_20_Text"><text:span text:style-name="T11">erase</text:span></text:span><text:span text:style-name="T60"> — удаляет элемент или несколько элементов из коллекции.</text:span></text:p>
        </text:list-item>
        <text:list-item>
          <text:p text:style-name="P74"><text:span text:style-name="Source_20_Text"><text:span text:style-name="T11">capacity</text:span></text:span><text:span text:style-name="T60"> — вместимость коллекции определяет реальный размер - то есть размер буфера коллекции, а не то, сколько в нем хранится элементов. Когда вы создаете коллекцию, то выделяется некоторое количество памяти. Как только размер буфера оказывается меньшим, чем размер, необходимый для хранения всех элементов коллекции, происходит выделение памяти для нового буфера, а все элементы старого копируются в новый буфер.</text:span></text:p>
        </text:list-item>
        <text:list-item>
          <text:p text:style-name="P74"><text:span text:style-name="Source_20_Text"><text:span text:style-name="T11">insert</text:span></text:span><text:span text:style-name="T60"> — вставка элемента в произвольном месте последовательности</text:span></text:p>
        </text:list-item>
      </text:list>
      <text:p text:style-name="Text_20_body"><text:span text:style-name="T60">Есть также и необязательные операции: </text:span><text:span text:style-name="Source_20_Text"><text:span text:style-name="T11">front</text:span></text:span><text:span text:style-name="T60">, </text:span><text:span text:style-name="Source_20_Text"><text:span text:style-name="T11">back</text:span></text:span><text:span text:style-name="T60">, </text:span><text:span text:style-name="Source_20_Text"><text:span text:style-name="T11">push_front</text:span></text:span><text:span text:style-name="T60">, </text:span><text:span text:style-name="Source_20_Text"><text:span text:style-name="T11">push_back</text:span></text:span><text:span text:style-name="T60">, </text:span><text:span text:style-name="Source_20_Text"><text:span text:style-name="T11">pop_front</text:span></text:span><text:span text:style-name="T60">, </text:span><text:span text:style-name="Source_20_Text"><text:span text:style-name="T11">pop_back</text:span></text:span><text:span text:style-name="T60">, и оператор </text:span><text:span text:style-name="Source_20_Text"><text:span text:style-name="T11">[]</text:span></text:span><text:span text:style-name="T60">.</text:span></text:p>
      <text:h text:style-name="Heading_20_3" text:outline-level="3"><text:bookmark-start text:name="__RefHeading__7534_1028596053"/><text:span text:style-name="Strong_20_Emphasis">Итераторы</text:span><text:bookmark-end text:name="__RefHeading__7534_1028596053"/></text:h>
      <text:p text:style-name="P7"/>
      <text:p text:style-name="Text_20_body">Итератор (<text:span text:style-name="Emphasis">iterator</text:span>) согласно Википедии — объект, позволяющий программисту перебирать все элементы коллекции без учета особенностей ее реализации. В простейшем случае итератором в низкоуровневых языках является указатель.</text:p>
      <text:p text:style-name="Text_20_body">В С++ есть несколько разных типов <text:alphabetical-index-mark-start text:id="IMark118412936"/>итератор<text:alphabetical-index-mark-end text:id="IMark118412936"/>ов:</text:p>
      <table:table table:name="Таблица5" table:style-name="Таблица5">
        <table:table-column table:style-name="Таблица5.A"/>
        <table:table-column table:style-name="Таблица5.B"/>
        <table:table-row>
          <table:table-cell table:style-name="Таблица5.A1" office:value-type="string">
            <text:p text:style-name="P44">Итератор</text:p>
          </table:table-cell>
          <table:table-cell table:style-name="Таблица5.B1" office:value-type="string">
            <text:p text:style-name="Table_20_Heading">Описание</text:p>
          </table:table-cell>
        </table:table-row>
        <table:table-row>
          <table:table-cell table:style-name="Таблица5.A2" office:value-type="string">
            <text:p text:style-name="P43"><text:span text:style-name="Source_20_Text"><text:span text:style-name="T11">input_iterator</text:span></text:span><text:span text:style-name="T60"> (для чтения)</text:span></text:p>
          </table:table-cell>
          <table:table-cell table:style-name="Таблица5.B2" office:value-type="string">
            <text:p text:style-name="P38">Читают значения с движением вперед. Могут быть инкрементированы, сравнены и разыменованы.</text:p>
          </table:table-cell>
        </table:table-row>
        <text:soft-page-break/>
        <table:table-row>
          <table:table-cell table:style-name="Таблица5.A2" office:value-type="string">
            <text:p text:style-name="P43"><text:span text:style-name="Source_20_Text"><text:span text:style-name="T11">output_iterator</text:span></text:span><text:span text:style-name="T60"> (для записи)</text:span></text:p>
          </table:table-cell>
          <table:table-cell table:style-name="Таблица5.B2" office:value-type="string">
            <text:p text:style-name="P38">Пишут значения с движением вперед. Могут быть инкрементированы и разыменованы.</text:p>
          </table:table-cell>
        </table:table-row>
        <table:table-row>
          <table:table-cell table:style-name="Таблица5.A2" office:value-type="string">
            <text:p text:style-name="P43"><text:span text:style-name="Source_20_Text"><text:span text:style-name="T11">forward_iterator</text:span></text:span><text:span text:style-name="T60"> (однонаправленные)</text:span></text:p>
          </table:table-cell>
          <table:table-cell table:style-name="Таблица5.B2" office:value-type="string">
            <text:p text:style-name="P38">Читают или пишут значения с движением вперед. Комбинируют функциональность предыдущих двух типов с возможностью сохранять значение итератора.</text:p>
          </table:table-cell>
        </table:table-row>
        <table:table-row>
          <table:table-cell table:style-name="Таблица5.A2" office:value-type="string">
            <text:p text:style-name="P43"><text:span text:style-name="Source_20_Text"><text:span text:style-name="T11">bidirectional_iterator</text:span></text:span><text:span text:style-name="T60"> (двунаправленные)</text:span></text:p>
          </table:table-cell>
          <table:table-cell table:style-name="Таблица5.B2" office:value-type="string">
            <text:p text:style-name="P38">Читают и пишут значения с движением вперед или назад. Похожи на однонаправленные, но их также можно инкрементировать и декрементировать.</text:p>
          </table:table-cell>
        </table:table-row>
        <table:table-row>
          <table:table-cell table:style-name="Таблица5.A2" office:value-type="string">
            <text:p text:style-name="P43"><text:span text:style-name="Source_20_Text"><text:span text:style-name="T11">random_iterator</text:span></text:span><text:span text:style-name="T60"> (с произвольным доступом)</text:span></text:p>
          </table:table-cell>
          <table:table-cell table:style-name="Таблица5.B2" office:value-type="string">
            <text:p text:style-name="P38">Читают и пишут значения с произвольным доступом. Самые мощные итераторы, сочетающие функциональность двунаправленных итераторов и возможность выполнения арифметики указателей и сравнений указателей.</text:p>
          </table:table-cell>
        </table:table-row>
        <table:table-row>
          <table:table-cell table:style-name="Таблица5.A2" office:value-type="string">
            <text:p text:style-name="P43"><text:span text:style-name="Source_20_Text"><text:span text:style-name="T11">reverse_iterator</text:span></text:span><text:span text:style-name="T60"> (обратные)</text:span></text:p>
          </table:table-cell>
          <table:table-cell table:style-name="Таблица5.B2" office:value-type="string">
            <text:p text:style-name="P38">Или итераторы с произвольным доступом, или двунаправленные, движущиеся в обратном направлении.</text:p>
          </table:table-cell>
        </table:table-row>
      </table:table>
      <text:p text:style-name="P9"/>
      <text:p text:style-name="Text_20_body"><text:span text:style-name="T33">Итераторы обычно используются парами: один для указания текущей позиции, а второй <text:s/>для обозначения конца коллекции элементов. Итераторы создаются объектом-контейнером, используя стандартные методы </text:span><text:span text:style-name="Source_20_Text"><text:span text:style-name="T11">begin() </text:span></text:span><text:span text:style-name="T33">и </text:span><text:span text:style-name="Source_20_Text"><text:span text:style-name="T11">end()</text:span></text:span><text:span text:style-name="T33">. Функция </text:span><text:span text:style-name="Source_20_Text"><text:span text:style-name="T11">begin()</text:span></text:span><text:span text:style-name="T33">возвращает указатель на первый элемент, а </text:span><text:span text:style-name="Source_20_Text"><text:span text:style-name="T11">end() </text:span></text:span><text:span text:style-name="T33">— на воображаемый несуществующий элемент, следующий за последним.</text:span></text:p>
      <text:p text:style-name="P5">К элементом контейнера — например,<text:span text:style-name="Source_20_Text"><text:span text:style-name="T64"> </text:span></text:span><text:span text:style-name="Source_20_Text"><text:span text:style-name="T71">vector</text:span></text:span> — можно обращаться и по номерам, как к элементам классического массива — и с помощью итераторов:</text:p>
      <text:p text:style-name="P7"/>
      <table:table table:name="Таблица6" table:style-name="Таблица6">
        <table:table-column table:style-name="Таблица6.A"/>
        <table:table-column table:style-name="Таблица6.B"/>
        <table:table-row>
          <table:table-cell table:style-name="Таблица6.A1" office:value-type="string">
            <text:p text:style-name="P37">Необъектный подход</text:p>
          </table:table-cell>
          <table:table-cell table:style-name="Таблица6.B1" office:value-type="string">
            <text:p text:style-name="P37">Правильный (объектный) подход</text:p>
          </table:table-cell>
        </table:table-row>
        <table:table-row>
          <table:table-cell table:style-name="Таблица6.A2" office:value-type="string">
            <text:p text:style-name="Листинг">#include &lt;iostream&gt;</text:p>
            <text:p text:style-name="Листинг">#include &lt;vector&gt;</text:p>
            <text:p text:style-name="Листинг">using namespace std;</text:p>
            <text:p text:style-name="Листинг">main() {</text:p>
            <text:p text:style-name="Листинг"><text:s text:c="2"/>vector&lt;int&gt; a;</text:p>
            <text:p text:style-name="Листинг"/>
            <text:p text:style-name="Листинг"><text:s/></text:p>
            <text:p text:style-name="Листинг"><text:s text:c="2"/>// добавляем элементы</text:p>
            <text:p text:style-name="Листинг"><text:s text:c="2"/>a.push_back(1);</text:p>
            <text:p text:style-name="Листинг"><text:s text:c="2"/>a.push_back(4);</text:p>
            <text:p text:style-name="Листинг"><text:s text:c="2"/>a.push_back(8);</text:p>
            <text:p text:style-name="Листинг"/>
            <text:p text:style-name="Листинг"><text:s text:c="2"/>for(int y=0;</text:p>
            <text:p text:style-name="Листинг"><text:s text:c="4"/>y&lt;a.size(); y++) {</text:p>
            <text:p text:style-name="Листинг"><text:s text:c="4"/>//выводим 1 4 8</text:p>
            <text:p text:style-name="Листинг"><text:s text:c="4"/>cout&lt;&lt;a[y]&lt;&lt;" ";</text:p>
            <text:p text:style-name="Листинг"><text:s text:c="2"/>}</text:p>
            <text:p text:style-name="Листинг">}</text:p>
          </table:table-cell>
          <table:table-cell table:style-name="Таблица6.B2" office:value-type="string">
            <text:p text:style-name="Листинг">#include &lt;iostream&gt;</text:p>
            <text:p text:style-name="Листинг">#include &lt;vector&gt;</text:p>
            <text:p text:style-name="Листинг">using namespace std;</text:p>
            <text:p text:style-name="Листинг">main() {</text:p>
            <text:p text:style-name="Листинг"><text:s text:c="2"/>vector&lt;int&gt; a;</text:p>
            <text:p text:style-name="Листинг"><text:s text:c="2"/>vector&lt;int&gt;::iterator it;</text:p>
            <text:p text:style-name="Листинг"/>
            <text:p text:style-name="Листинг"><text:s text:c="2"/>// добавляем элементы</text:p>
            <text:p text:style-name="Листинг"><text:s text:c="2"/>a.push_back(1);</text:p>
            <text:p text:style-name="Листинг"><text:s text:c="2"/>a.push_back(4);</text:p>
            <text:p text:style-name="Листинг"><text:s text:c="2"/>a.push_back(8);</text:p>
            <text:p text:style-name="Листинг"/>
            <text:p text:style-name="Листинг"><text:s text:c="2"/>for(it=a.begin();</text:p>
            <text:p text:style-name="Листинг"><text:s text:c="6"/>it!=a.end(); it++) {</text:p>
            <text:p text:style-name="Листинг"><text:s text:c="4"/>//выводим 1 4 8</text:p>
            <text:p text:style-name="Листинг"><text:s text:c="4"/>cout&lt;&lt;*it&lt;&lt;" ";</text:p>
            <text:p text:style-name="Листинг"><text:s text:c="2"/>}</text:p>
            <text:p text:style-name="Листинг">}</text:p>
          </table:table-cell>
        </table:table-row>
      </table:table>
      <text:p text:style-name="P7"/>
      <text:p text:style-name="Text_20_body"><text:span text:style-name="T60">В отличие от счетчика цикла, итератор обеспечивает доступ к элементу, а не только его перебор. В отличие от операции индексации, итератор «не портится» при добавлении в контейнер новых элементов. Кроме того, индексация иногда вообще неприменима — например, в коллекциях с медленным произвольным доступом, таких как списки (</text:span><text:span text:style-name="Source_20_Text"><text:span text:style-name="T60">list</text:span></text:span><text:span text:style-name="T60">).</text:span></text:p>
      <text:p text:style-name="Text_20_body"><text:span text:style-name="T60">Рассмотрим, как использовать контейнеры на примере класса </text:span><text:span text:style-name="Source_20_Text"><text:span text:style-name="T60">vector</text:span></text:span><text:span text:style-name="T60">:</text:span></text:p>
      <text:p text:style-name="P30"><text:soft-page-break/></text:p>
      <text:p text:style-name="P51">#include &lt;iostream&gt;</text:p>
      <text:p text:style-name="P51">#include &lt;vector&gt;</text:p>
      <text:p text:style-name="P51">#include &lt;algorithm&gt;</text:p>
      <text:p text:style-name="P51">using namespace std;</text:p>
      <text:p text:style-name="P51"/>
      <text:p text:style-name="P51">main() {</text:p>
      <text:p text:style-name="P51"><text:s text:c="2"/>// Объявляем вектор из целых чисел</text:p>
      <text:p text:style-name="P51"><text:s text:c="2"/>vector &lt;int&gt; k;</text:p>
      <text:p text:style-name="P51"/>
      <text:p text:style-name="P51"><text:s text:c="2"/>// Добавляем элементы в конец вектора</text:p>
      <text:p text:style-name="P51"><text:s text:c="2"/>k.push_back(22);</text:p>
      <text:p text:style-name="P51"><text:s text:c="2"/>k.push_back(11);</text:p>
      <text:p text:style-name="P51"><text:s text:c="2"/>k.push_back(4);</text:p>
      <text:p text:style-name="P51"><text:s text:c="2"/>k.push_back(100);</text:p>
      <text:p text:style-name="P51"><text:s text:c="2"/>vector &lt;int&gt;::iterator p;</text:p>
      <text:p text:style-name="P51"/>
      <text:p text:style-name="P51"><text:s text:c="2"/>cout &lt;&lt; "Вывод неотсортированного вектора:\n";</text:p>
      <text:p text:style-name="P51"><text:s text:c="2"/>for (p = k.begin(); p&lt;k.end(); p++) {</text:p>
      <text:p text:style-name="P51"><text:s text:c="4"/>cout &lt;&lt; *p &lt;&lt; ' ';</text:p>
      <text:p text:style-name="P51"><text:s text:c="2"/>}</text:p>
      <text:p text:style-name="P51"/>
      <text:p text:style-name="P51"><text:s text:c="2"/>// Сортировка вектора.</text:p>
      <text:p text:style-name="P51"><text:s text:c="2"/>sort(k.begin(), k.end());</text:p>
      <text:p text:style-name="P51"/>
      <text:p text:style-name="P51"><text:s text:c="2"/>cout &lt;&lt; "\nВывод отсортированного вектора:\n";</text:p>
      <text:p text:style-name="P51"><text:s text:c="2"/>for (p = k.begin(); p&lt;k.end(); p++) {</text:p>
      <text:p text:style-name="P51"><text:s text:c="6"/>cout &lt;&lt; *p &lt;&lt; ' ';</text:p>
      <text:p text:style-name="P51"><text:s text:c="2"/>}</text:p>
      <text:p text:style-name="P51"><text:s text:c="2"/>cout &lt;&lt; endl;</text:p>
      <text:p text:style-name="P51">}</text:p>
      <text:p text:style-name="Text_20_body"/>
      <text:p text:style-name="Text_20_body">Как видно, пример сначала заполняет вектор целых чисел четырьмя значениями, затем поэлементно выводит содержимое вектора на экран, сортирует с использованием <text:span text:style-name="Emphasis">алгоритма</text:span> <text:span text:style-name="Source_20_Text">sort</text:span>, а затем снова выводит на экран. Вывод программы выглядит следующим образом:</text:p>
      <text:p text:style-name="P46">Вывод неотсортированного вектора: </text:p>
      <text:p text:style-name="P46">22 11 4 100 </text:p>
      <text:p text:style-name="P46">Вывод отсортированного вектора: </text:p>
      <text:p text:style-name="P46">4 11 22 100 </text:p>
      <text:p text:style-name="Preformatted_20_Text"/>
      <text:h text:style-name="Heading_20_3" text:outline-level="3"><text:bookmark-start text:name="__RefHeading__7536_1028596053"/><text:span text:style-name="Strong_20_Emphasis">Алгоритмы</text:span><text:bookmark-end text:name="__RefHeading__7536_1028596053"/></text:h>
      <text:p text:style-name="P7"/>
      <text:p text:style-name="P17">В состав стандартной библиотеки входит группа функций, выполняющих некоторые стандартные действия, например поиск, преобразование, сортировку, поштучный перебор элементов, копирование и т. д. Они называются <text:alphabetical-index-mark-start text:id="IMark120363944"/><text:span text:style-name="Emphasis">алгоритм</text:span><text:alphabetical-index-mark-end text:id="IMark120363944"/><text:span text:style-name="Emphasis">ами</text:span>. Параметрами для алгоритмов, как правило, служат итераторы. Алгоритму нет никакого дела до типа переданного ему итератора, лишь бы итератор подпадал под определенную категорию. Так, если параметром алгоритма должен быть однонаправленный итератор, то подставляемый итератор должен быть либо однонаправленным, либо двунаправленным, либо итератором произвольного <text:soft-page-break/>доступа. </text:p>
      <text:p text:style-name="P17">Например, алгоритм простого поиска <text:span text:style-name="Source_20_Text">find</text:span> просматривает элементы подряд, пока нужный не будет найден. Для такой процедуры вполне достаточно итератора ввода. С другой стороны, алгоритм более быстрого бинарного поиска <text:span text:style-name="Source_20_Text">binary_search</text:span> должен иметь возможность переходить к любому элементу последовательности, и поэтому требует итератора с произвольным доступом.</text:p>
      <text:p text:style-name="Text_20_body"><text:span text:style-name="T33">Многие алгоритмы получают в качестве параметра различные функции. Эти функции используются для сравнения элементов, их преобразования и т. д. Однако вызов функции по указателю — ресурсоемкая операция. Вместо указателя на функцию можно передать объект любого класса с перегруженным оператором вызова функции </text:span><text:span text:style-name="Source_20_Text"><text:span text:style-name="T47">operator()</text:span></text:span><text:span text:style-name="T33">. Одно из преимуществ обращения к переопределенному оператору вызова функции вместо собственно ее вызова заключается в том, что переопределенный оператор может быть реализован в классе как встроенная функция, т. е. код оператора будет подставлен вместо вызова.</text:span></text:p>
      <text:p text:style-name="Text_20_body">Рассмотрим пример <text:span text:style-name="T69">алгоритма </text:span><text:span text:style-name="Source_20_Text"><text:span text:style-name="T70">find</text:span></text:span>, который <text:span text:style-name="T69">находит первое вхождение заданного значения в коллекцию. Алгоритм принимает в качестве аргументов пару итераторов и искомое значение; соответственно возвращается итератор, указывающий на первое вхождение заданного значения. Благодаря универсальности механизма итераторов, алгоритм будет работать со структурой любого типа, в том числе и с обычными массивами языка C. Например, чтобы найти первое вхождение числа </text:span><text:span text:style-name="T63">7</text:span><text:span text:style-name="T69"> в массив целых, требуется выполнить следующий код, использующий в качестве итераторов обычные указатели:</text:span></text:p>
      <text:p text:style-name="Листинг">int data[100];</text:p>
      <text:p text:style-name="Листинг">...</text:p>
      <text:p text:style-name="Листинг">int *where;</text:p>
      <text:p text:style-name="Листинг">where = find(data, data+100, 7);</text:p>
      <text:p text:style-name="P35"/>
      <text:p text:style-name="P35">Поиск первого значения в целочисленном векторе выглядит приблизительно так же:</text:p>
      <text:p text:style-name="Листинг">vector&lt;int&gt; a;</text:p>
      <text:p text:style-name="Листинг">...</text:p>
      <text:p text:style-name="Листинг">vector&lt;int&gt;::iterator where;</text:p>
      <text:p text:style-name="Листинг">where = find(a.begin(), a.end(), 7);</text:p>
      <text:p text:style-name="Text_20_body"/>
      <text:p text:style-name="Text_20_body"/>
      <text:h text:style-name="Heading_20_2" text:outline-level="2"><text:bookmark-start text:name="__RefHeading__7538_1028596053"/>Задачи для самостоятельного решения<text:bookmark-end text:name="__RefHeading__7538_1028596053"/></text:h>
      <text:h text:style-name="Heading_20_3" text:outline-level="3"><text:bookmark-start text:name="__RefHeading__9254_1358600855"/>Иерархия классов<text:bookmark-end text:name="__RefHeading__9254_1358600855"/></text:h>
      <text:p text:style-name="P34">Определить иерархию наследования из двух классов в соответствии с номером задания. Каждый класс снабдить свойствами и методами в соответствии с предметной областью, указанной в варианте задания. В базовом классе предусмотреть метод info(), выводящий на экран информацию об объекте. Предусмотреть конструкторы, инициализирующие свойства объектов переданными данными либо значениями по умолчанию. Написать демонстрационную программу, создающую 4-5 объектов и выводящую на экран информацию о них. Варианты классов:</text:p>
      <text:list xml:id="list2279744413210446077" text:style-name="L78">
        <text:list-item>
          <text:p text:style-name="P75">«Водный транспорт», «Грузовое судно»</text:p>
        </text:list-item>
        <text:list-item>
          <text:p text:style-name="P75">«Летательный аппарат», «Дирижабль»</text:p>
        </text:list-item>
        <text:list-item>
          <text:p text:style-name="P75">«Здание», «Коттедж»</text:p>
        </text:list-item>
        <text:list-item>
          <text:p text:style-name="P75">«Двигатель», «Двигатель внутреннего сгорания»</text:p>
        </text:list-item>
        <text:list-item>
          <text:p text:style-name="P75"><text:soft-page-break/>«Устройство печати», «Струйный принтер»</text:p>
        </text:list-item>
        <text:list-item>
          <text:p text:style-name="P75">«Устройство ввода», «Цифровая камера»</text:p>
        </text:list-item>
        <text:list-item>
          <text:p text:style-name="P75">«Растровое изображение», «Репродукция картины»</text:p>
        </text:list-item>
        <text:list-item>
          <text:p text:style-name="P75">«Млекопитающее», «Собака»</text:p>
        </text:list-item>
        <text:list-item>
          <text:p text:style-name="P75">«Транспортное средство», «Легковой автомобиль»</text:p>
        </text:list-item>
        <text:list-item>
          <text:p text:style-name="P75">«Печатное издание», «Номер журнала»</text:p>
        </text:list-item>
        <text:list-item>
          <text:p text:style-name="P75">«Документ», «Квитанция об оплате»</text:p>
        </text:list-item>
        <text:list-item>
          <text:p text:style-name="P75">«Пищевой продукт», «Йогурт»</text:p>
        </text:list-item>
        <text:list-item>
          <text:p text:style-name="P75">«Корпусная мебель», «Книжный шкаф»</text:p>
        </text:list-item>
        <text:list-item>
          <text:p text:style-name="P75">«Проверка знаний», «Экзамен»</text:p>
        </text:list-item>
        <text:list-item>
          <text:p text:style-name="P75">«Носитель информации», «Компакт-диск»</text:p>
        </text:list-item>
        <text:list-item>
          <text:p text:style-name="P75">«Аудиозапись», «файл в формате MP3»</text:p>
        </text:list-item>
        <text:list-item>
          <text:p text:style-name="P75">«Видеозапись», «Художественный фильм»</text:p>
        </text:list-item>
        <text:list-item>
          <text:p text:style-name="P75">«Транспортное средство», «Маршрутный автобус»</text:p>
        </text:list-item>
        <text:list-item>
          <text:p text:style-name="P75">«Средство связи», «Сотовый телефон»</text:p>
        </text:list-item>
        <text:list-item>
          <text:p text:style-name="P75">«Человек», «Член клуба»</text:p>
        </text:list-item>
        <text:list-item>
          <text:p text:style-name="P75">«Птица», «Почтовый голубь»</text:p>
        </text:list-item>
        <text:list-item>
          <text:p text:style-name="P75">«Электронная карта», «Абонемент на проезд»</text:p>
        </text:list-item>
        <text:list-item>
          <text:p text:style-name="P75">«Дата», «День рождения»</text:p>
        </text:list-item>
        <text:list-item>
          <text:p text:style-name="P75">«Удостоверение», «Паспорт»</text:p>
        </text:list-item>
        <text:list-item>
          <text:p text:style-name="P75">«Сотрудник компании», «Начальник отдела»</text:p>
        </text:list-item>
      </text:list>
      <text:h text:style-name="Heading_20_3" text:outline-level="3"><text:bookmark-start text:name="__RefHeading__7540_1028596053"/>Перегрузка операторов<text:bookmark-end text:name="__RefHeading__7540_1028596053"/></text:h>
      <text:p text:style-name="Text_20_body">Реализовать класс, содержащий коллекцию объектов, методы для включения и удаления элементов, вывода содержимого коллекции на экран, а также перегруженный в соответствии с заданием оператор. Написать <text:s/>программу, заполняющую коллекцию несколькими элементами и демонстрирующую пользователю работу перегруженного оператора для элементов коллекции:</text:p>
      <text:p text:style-name="Text_20_body"/>
      <text:list xml:id="list7571123847209441294" text:style-name="L79">
        <text:list-item>
          <text:p text:style-name="P76">«–» (вычитание одной коллекции из другой), класс «множество символов»</text:p>
        </text:list-item>
        <text:list-item>
          <text:p text:style-name="P76">«+» (объединение коллекций), класс «множество целых чисел»</text:p>
        </text:list-item>
        <text:list-item>
          <text:p text:style-name="P76">«*» (пересечение коллекций), класс «множество целых чисел»</text:p>
        </text:list-item>
        <text:list-item>
          <text:p text:style-name="P76">«!=» (сравнение коллекций на неравенство), класс «неупорядоченный массив вещественных чисел»</text:p>
        </text:list-item>
        <text:list-item>
          <text:p text:style-name="P76">«==» (сравнение коллекций на неравенство), класс «упорядоченный массив символов»</text:p>
        </text:list-item>
        <text:list-item>
          <text:p text:style-name="P76">«[]» (получение элемента по его номеру в коллекции), класс «неупорядоченный массив целых чисел»</text:p>
        </text:list-item>
        <text:list-item>
          <text:p text:style-name="P76">«[]» (получение элемента по его номеру в коллекции), класс «упорядоченный массив вещественных чисел»</text:p>
        </text:list-item>
        <text:list-item>
          <text:p text:style-name="P76">«%» (проверка элемента на принадлежность коллекции), класс «множество целых чисел»</text:p>
        </text:list-item>
        <text:list-item>
          <text:p text:style-name="P76">«%» (проверка элемента на принадлежность коллекции), класс «упорядоченный массив символов»</text:p>
        </text:list-item>
        <text:list-item>
          <text:p text:style-name="P76">«&lt;&lt;» (удаление элемента из коллекции с его выводом на экран), класс «множество целых чисел»</text:p>
        </text:list-item>
        <text:list-item>
          <text:p text:style-name="P76">«&gt;&gt;» <text:s/>(добавление введенного с клавиатуры элемента в коллекцию), класс «множество символов»</text:p>
        </text:list-item>
        <text:list-item>
          <text:p text:style-name="P76">«&gt;=» (проверка на включение коллекции, заданной вторым аргументом, в начальную часть коллекции, заданной первым аргументом), класс «упорядоченный массив символов»</text:p>
        </text:list-item>
        <text:list-item>
          <text:p text:style-name="P76"><text:soft-page-break/>«&lt;=» (проверка на включение коллекции, заданной первым аргументом, в начальную часть коллекции, заданной вторым аргументом), класс «неупорядоченный массив символов»</text:p>
        </text:list-item>
        <text:list-item>
          <text:p text:style-name="P76">«++» (добавление элемента со значением, на единицу больше последнего добавленного элемента), класс «упорядоченный массив целых чисел»</text:p>
        </text:list-item>
        <text:list-item>
          <text:p text:style-name="P76">«++» (добавление элемента со значением, на единицу больше последнего добавленного элемента), класс «стек целых чисел»</text:p>
        </text:list-item>
        <text:list-item>
          <text:p text:style-name="P76">«--» (удаление последнего добавленного элемента), класс «упорядоченный массив целых чисел»</text:p>
        </text:list-item>
        <text:list-item>
          <text:p text:style-name="P76">«--» (удаление элемента), класс «очередь вещественных чисел»</text:p>
        </text:list-item>
        <text:list-item>
          <text:p text:style-name="P76">«--» (опустошение коллекции), класс «множество вещественных чисел»</text:p>
        </text:list-item>
        <text:list-item>
          <text:p text:style-name="P76">«&gt;&gt;» <text:s/>(добавление введенного с клавиатуры элемента в коллекцию), класс «очередь целых чисел»</text:p>
        </text:list-item>
        <text:list-item>
          <text:p text:style-name="P76">«&lt;&lt;» (удаление элемента из коллекции с его выводом на экран), класс «очередь вещественных чисел»</text:p>
        </text:list-item>
        <text:list-item>
          <text:p text:style-name="P76">«&gt;&gt;» <text:s/>(добавление введенного с клавиатуры элемента в коллекцию), класс «стек символов»</text:p>
        </text:list-item>
        <text:list-item>
          <text:p text:style-name="P76">«&lt;&lt;» (удаление элемента из коллекции с его выводом на экран), класс «стек целых чисел»</text:p>
        </text:list-item>
        <text:list-item>
          <text:p text:style-name="P76">«*» (умножение всех элементов коллекции на заданное число), класс «неупорядоченный массив вещественных чисел»</text:p>
        </text:list-item>
        <text:list-item>
          <text:p text:style-name="P76">«/» (деление всех элементов коллекции на заданное число), класс «множество вещественных чисел»</text:p>
        </text:list-item>
        <text:list-item>
          <text:p text:style-name="P76">«~» (смена регистра), класс «множество символов»</text:p>
        </text:list-item>
      </text:list>
      <text:p text:style-name="Text_20_body"/>
      <text:h text:style-name="Heading_20_3" text:outline-level="3"><text:bookmark-start text:name="__RefHeading__7542_1028596053"/>Обработка исключительных ситуаций<text:bookmark-end text:name="__RefHeading__7542_1028596053"/></text:h>
      <text:p text:style-name="Text_20_body">Снабдить класс из задания п. <text:bookmark-ref text:reference-format="number" text:ref-name="__RefHeading__9254_1358600855">10.7.1</text:bookmark-ref> проверкой на допустимость значений, передаваемых в конструктору. В случае передачи недопустимых значений генерировать исключительную ситуацию. Предусмотреть не менее двух различных классов-индикаторов исключения, позволяющих передать обработчику необходимую информацию. Расширить демонстрационную программу показом обработки некорретной инициализации объектов. </text:p>
      <text:p text:style-name="P52"/>
      <text:alphabetical-index text:style-name="Sect1" text:protected="true" text:name="Алфавитный указатель1">
        <text:alphabetical-index-source text:main-entry-style-name="Main_20_index_20_entry" text:sort-algorithm="alphanumeric" fo:language="be" fo:country="BY">
          <text:index-title-template text:style-name="Index_20_Heading">Алфавитный указатель</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Алфавитный указатель1_Head">
            <text:p text:style-name="Index_20_Heading">Алфавитный указатель</text:p>
          </text:index-title>
          <text:p text:style-name="P82">алгоритм<text:tab/>57</text:p>
          <text:p text:style-name="P82">виртуальный метод<text:tab/>31</text:p>
          <text:p text:style-name="P82">класс<text:tab/></text:p>
          <text:p text:style-name="P54">абстрактный<text:tab/>34</text:p>
          <text:p text:style-name="P54">дочерний<text:tab/>4</text:p>
          <text:p text:style-name="P82">Класс<text:tab/>4</text:p>
          <text:p text:style-name="P54">базовый<text:tab/>4</text:p>
          <text:p text:style-name="P54">деструктор<text:tab/>8</text:p>
          <text:p text:style-name="P54">конструктор<text:tab/>7</text:p>
          <text:p text:style-name="P54">метод<text:tab/>5</text:p>
          <text:p text:style-name="P54">модификаторы доступа<text:tab/>27</text:p>
          <text:p text:style-name="P54">модификаторы наследования<text:tab/>27</text:p>
          <text:p text:style-name="P54">наследование<text:tab/>27</text:p>
          <text:p text:style-name="P54">переменная-член класса<text:tab/>5</text:p>
          <text:p text:style-name="P54">производный<text:tab/>4</text:p>
          <text:p text:style-name="P54">родительский<text:tab/>4</text:p>
          <text:p text:style-name="P82">конструктор<text:tab/></text:p>
          <text:p text:style-name="P54">копирования<text:tab/>20</text:p>
          <text:p text:style-name="P82">контейнер<text:tab/>54</text:p>
          <text:p text:style-name="P82">наследование<text:tab/>4</text:p>
          <text:p text:style-name="P54">множественное наследование<text:tab/>32</text:p>
          <text:p text:style-name="P82">обработчик исключения<text:tab/>39</text:p>
          <text:p text:style-name="P82">Объект<text:tab/>3</text:p>
          <text:p text:style-name="P82">Перегрузка операторов<text:tab/>13</text:p>
          <text:p text:style-name="P82">Позднее связывание<text:tab/>31</text:p>
          <text:p text:style-name="P82">Полиморфизм<text:tab/>4</text:p>
          <text:p text:style-name="P82">Свойство<text:tab/>5</text:p>
          <text:p text:style-name="P82">скрытый указатель<text:tab/>21</text:p>
          <text:p text:style-name="P82">чисто виртуальный метод<text:tab/>34</text:p>
          <text:p text:style-name="P82">шаблон класса<text:tab/>49</text:p>
          <text:p text:style-name="P82">индикатор исключения<text:tab/>39</text:p>
          <text:p text:style-name="P82">Инкапсуляция<text:tab/>3</text:p>
          <text:p text:style-name="P82">исключение<text:tab/>39</text:p>
          <text:p text:style-name="P82">итератор<text:tab/>5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Tahoma, Helvetica, FreeSans, sans-serif"/>
    <style:font-face style:name="Helvetica" svg:font-family="Helvetica, Arial, sans-serif"/>
    <style:font-face style:name="StarSymbol" svg:font-family="StarSymbol"/>
    <style:font-face style:name="Times" svg:font-family="Times"/>
    <style:font-face style:name="Times New Roman3" svg:font-family="'Times New Roman', serif"/>
    <style:font-face style:name="arial" svg:font-family="arial, helvetica, sans-serif"/>
    <style:font-face style:name="Arial4" svg:font-family="Arial" style:font-family-generic="roman"/>
    <style:font-face style:name="Times1" svg:font-family="Times" style:font-family-generic="roman"/>
    <style:font-face style:name="Arial5" svg:font-family="Arial" style:font-family-generic="swiss"/>
    <style:font-face style:name="Times2" svg:font-family="Times" style:font-family-generic="swiss"/>
    <style:font-face style:name="Andale Mono" svg:font-family="'Andale Mono'"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Courier New1" svg:font-family="'Courier New'" style:font-adornments="Обычный" style:font-family-generic="modern" style:font-pitch="fixed"/>
    <style:font-face style:name="DejaVu Sans Mono" svg:font-family="'DejaVu Sans Mono'" style:font-family-generic="modern" style:font-pitch="fixed"/>
    <style:font-face style:name="Droid Sans Devanagari1" svg:font-family="'Droid Sans Devanagari'" style:font-family-generic="modern" style:font-pitch="fixed"/>
    <style:font-face style:name="Droid Sans Fallback1" svg:font-family="'Droid Sans Fallback'" style:font-family-generic="modern" style:font-pitch="fixed"/>
    <style:font-face style:name="Arial3" svg:font-family="Arial" style:font-family-generic="roman" style:font-pitch="variable"/>
    <style:font-face style:name="Times New Roman2" svg:font-family="'Times New Roman'"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10 30h20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text-align="justify" style:justify-single-word="false" fo:text-indent="1cm" style:auto-text-indent="false" style:page-number="auto" fo:background-color="transparent" style:shadow="none">
        <style:tab-stops/>
        <style:background-image/>
      </style:paragraph-properties>
      <style:text-properties style:font-name="Times New Roman" fo:font-family="'Times New Roman'" style:font-style-name="Обычный" style:font-family-generic="roman" style:font-pitch="variable" style:font-size-asian="10.5pt"/>
    </style:style>
    <style:style style:name="Text_20_body" style:display-name="Text body" style:family="paragraph" style:parent-style-name="Standard" style:class="text">
      <style:paragraph-properties fo:margin-top="0cm" fo:margin-bottom="0cm" style:contextual-spacing="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style-name="Обычный"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fo:font-family="Times" style:font-size-asian="12pt"/>
    </style:style>
    <style:style style:name="List_20_1" style:display-name="List 1" style:family="paragraph" style:parent-style-name="List" style:list-style-name="List_20_1"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499cm" style:auto-text-indent="false" style:page-number="auto"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able" style:family="paragraph" style:parent-style-name="Caption" style:class="extra">
      <style:paragraph-properties fo:text-align="end" style:justify-single-word="false"/>
      <style:text-properties style:font-name="Times New Roman1" fo:font-family="'Times New Roman'" style:font-style-name="Курсив" style:font-family-generic="roman" style:font-pitch="variable"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Times New Roman1" fo:font-family="'Times New Roman'" style:font-style-name="Курсив" style:font-family-generic="roman" style:font-pitch="variable" style:font-weight-asian="normal" style:font-weight-complex="normal"/>
    </style:style>
    <style:style style:name="Index" style:family="paragraph" style:parent-style-name="Standard" style:class="index">
      <style:paragraph-properties text:number-lines="false" text:line-number="0"/>
      <style:text-properties style:font-name="Times" fo:font-family="Times" style:font-size-asian="12pt"/>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cm" style:contextual-spacing="false" fo:text-indent="0cm" style:auto-text-indent="false"/>
      <style:text-properties style:font-name="Andale Mono" fo:font-family="'Andale Mono'" style:font-family-generic="modern" style:font-pitch="fixed" fo:font-size="12pt" style:font-name-asian="Andale Mono" style:font-family-asian="'Andale Mono'" style:font-family-generic-asian="modern" style:font-pitch-asian="fixed" style:font-size-asian="10pt" style:font-name-complex="Andale Mono" style:font-family-complex="'Andale Mono'" style:font-family-generic-complex="modern" style:font-pitch-complex="fixed" style:font-size-complex="10pt"/>
    </style:style>
    <style:style style:name="Формула" style:family="paragraph" style:parent-style-name="Standard" style:next-style-name="Standard" style:class="text" style:master-page-name="">
      <style:paragraph-properties fo:margin-top="0.499cm" fo:margin-bottom="0.499cm" style:contextual-spacing="false" fo:text-align="start" style:justify-single-word="false" style:page-number="auto" fo:background-color="transparent" style:shadow="none">
        <style:tab-stops>
          <style:tab-stop style:position="3cm"/>
          <style:tab-stop style:position="15cm"/>
        </style:tab-stops>
        <style:background-image/>
      </style:paragraph-properties>
      <style:text-properties style:font-size-asian="10.5pt"/>
    </style:style>
    <style:style style:name="Базовый_20_без_20_отступа" style:display-name="Базовый без отступа" style:family="paragraph" style:parent-style-name="Standard" style:next-style-name="Standard">
      <style:paragraph-properties fo:margin-left="0cm" fo:margin-right="0cm" fo:margin-top="0cm" fo:margin-bottom="0cm" style:contextual-spacing="false" fo:text-indent="0cm" style:auto-text-indent="false"/>
    </style:style>
    <style:style style:name="ЗАДАЧА" style:family="paragraph" style:parent-style-name="Standard" style:next-style-name="Standard" style:class="text">
      <style:paragraph-properties fo:background-color="transparent" style:shadow="none">
        <style:background-image/>
      </style:paragraph-properties>
      <style:text-properties fo:font-size="14pt" style:font-size-asian="10.5pt"/>
    </style:style>
    <style:style style:name="Листинг" style:family="paragraph" style:parent-style-name="Standard" style:next-style-name="Standard"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Normal" style:font-family-generic="modern" style:font-pitch="fixed" fo:font-style="normal" style:font-size-asian="10.5pt"/>
    </style:style>
    <style:style style:name="Безымянный1" style:family="paragraph" style:parent-style-name="Standard" style:class="text">
      <style:paragraph-properties fo:padding="0.049cm" fo:border="0.06pt solid #000000" style:shadow="none"/>
      <style:text-properties style:font-size-asian="10.5pt"/>
    </style:style>
    <style:style style:name="Формулировка_20_задачи" style:display-name="Формулировка задачи" style:family="paragraph" style:parent-style-name="ЗАДАЧА" style:next-style-name="Standard" style:class="text">
      <style:paragraph-properties fo:padding="0.049cm" fo:border="0.06pt solid #000000" style:shadow="none"/>
      <style:text-properties fo:font-size="13pt" fo:font-weight="normal" style:font-size-asian="10.5pt"/>
    </style:style>
    <style:style style:name="Рис." style:family="paragraph" style:parent-style-name="Caption"/>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Title" style:next-style-name="Text_20_body" style:default-outline-level="4" style:list-style-name="" style:class="text">
      <style:text-properties style:font-name="Times New Roman2" fo:font-family="'Times New Roman'"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_3f__3f__3f__3f__3f__3f__3f_" style:display-name="???????" style:family="paragraph">
      <style:paragraph-properties fo:hyphenation-ladder-count="no-limit" style:text-autospace="none"/>
      <style:text-properties fo:font-size="12pt" fo:language="en" fo:country="US" style:font-size-asian="12pt" style:font-size-complex="12pt"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fo:font-family="'Courier New'" style:font-style-name="Обычный" style:font-family-generic="modern" style:font-pitch="fixed" fo:font-size="12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Верхний_20_индекс" style:display-name="Верхний индекс" style:family="text">
      <style:text-properties style:text-position="super 58%" style:font-size-asian="10.5pt"/>
    </style:style>
    <style:style style:name="Source_20_Text" style:display-name="Source Text" style:family="text">
      <style:text-properties style:font-name="Courier New" fo:font-family="'Courier New'" style:font-style-name="Normal" style:font-family-generic="modern" style:font-pitch="fixed" fo:background-color="transparent" style:font-name-asian="Droid Sans Fallback1" style:font-family-asian="'Droid Sans Fallback'" style:font-family-generic-asian="modern" style:font-pitch-asian="fixed" style:font-size-asian="10.5pt" style:font-name-complex="Droid Sans Devanagari1" style:font-family-complex="'Droid Sans Devanagari'" style:font-family-generic-complex="modern" style:font-pitch-complex="fixe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_3f__3f__3f__3f__3f__3f__20__3f__3f__3f__3f__3f__3f__3f__3f__3f_" style:display-name="?????? ?????????" style:family="text"/>
    <style:style style:name="Безымянный1" style:family="text">
      <style:text-properties style:font-size-asian="10.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text:start-value="10">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 style:num-format="1" text:start-value="10">
        <style:list-level-properties/>
      </text:list-level-style-number>
      <text:list-level-style-number text:level="2" text:style-name="RTF_5f_Num_20_2_20_2" style:num-suffix=" " style:num-format="1" text:display-levels="2">
        <style:list-level-properties/>
      </text:list-level-style-number>
      <text:list-level-style-number text:level="3" text:style-name="RTF_5f_Num_20_2_20_3" style:num-suffix=" " style:num-format="1" text:display-levels="3">
        <style:list-level-properties/>
      </text:list-level-style-number>
      <text:list-level-style-number text:level="4" text:style-name="RTF_5f_Num_20_2_20_4" style:num-prefix="&#9;" style:num-suffix=" " style:num-format="1" text:display-levels="4">
        <style:list-level-properties/>
      </text:list-level-style-number>
      <text:list-level-style-number text:level="5" text:style-name="RTF_5f_Num_20_2_20_5" style:num-suffix=" " style:num-format="1" text:display-levels="5">
        <style:list-level-properties/>
      </text:list-level-style-number>
      <text:list-level-style-number text:level="6" text:style-name="RTF_5f_Num_20_2_20_6" style:num-prefix="&#13;" style:num-suffix=" " style:num-format="1" text:display-levels="6">
        <style:list-level-properties/>
      </text:list-level-style-number>
      <text:list-level-style-number text:level="7" text:style-name="RTF_5f_Num_20_2_20_7" style:num-suffix=" " style:num-format="1" text:display-levels="7">
        <style:list-level-properties/>
      </text:list-level-style-number>
      <text:list-level-style-number text:level="8" text:style-name="RTF_5f_Num_20_2_20_8" style:num-suffix=" " style:num-format="1" text:display-levels="8">
        <style:list-level-properties/>
      </text:list-level-style-number>
      <text:list-level-style-number text:level="9" text:style-name="RTF_5f_Num_20_2_20_9" style:num-suffix=" "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text:page-number text:select-page="current">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m0$Build-2</meta:generator>
    <meta:creation-date>2013-12-09T17:25:28.42</meta:creation-date>
    <meta:editing-cycles>7</meta:editing-cycles>
    <meta:editing-duration>PT13M17S</meta:editing-duration>
    <dc:date>2014-02-19T09:41:48.117438698</dc:date>
    <meta:document-statistic meta:table-count="8" meta:image-count="2" meta:object-count="0" meta:page-count="61" meta:paragraph-count="1701" meta:word-count="17252" meta:character-count="130248" meta:non-whitespace-character-count="112928"/>
    <meta:user-defined meta:name="Info 1"/>
    <meta:user-defined meta:name="Info 2"/>
    <meta:user-defined meta:name="Info 3"/>
    <meta:user-defined meta:name="Info 4"/>
  </office:meta>
</office:document-meta>
</file>